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77.7pt"/>
    </style:style>
    <style:style style:name="co2" style:family="table-column">
      <style:table-column-properties fo:break-before="auto" style:column-width="73.84pt"/>
    </style:style>
    <style:style style:name="co3" style:family="table-column">
      <style:table-column-properties fo:break-before="auto" style:column-width="117.44pt"/>
    </style:style>
    <style:style style:name="co4" style:family="table-column">
      <style:table-column-properties fo:break-before="auto" style:column-width="85.44pt"/>
    </style:style>
    <style:style style:name="co5" style:family="table-column">
      <style:table-column-properties fo:break-before="auto" style:column-width="91.5pt"/>
    </style:style>
    <style:style style:name="co6" style:family="table-column">
      <style:table-column-properties fo:break-before="auto" style:column-width="53.4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 style:data-style-name="N50"/>
    <style:style style:name="ce2" style:family="table-cell" style:parent-style-name="Default" style:data-style-name="N122"/>
    <style:style style:name="ce3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enso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2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Count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kWh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dE (Ws)</text:p>
          </table:table-cell>
          <table:table-cell office:value-type="string" calcext:value-type="string">
            <text:p>dt (s)</text:p>
          </table:table-cell>
          <table:table-cell office:value-type="string" calcext:value-type="string">
            <text:p>P (W)</text:p>
          </table:table-cell>
        </table:table-row>
        <table:table-row table:style-name="ro1">
          <table:table-cell office:value-type="float" office:value="1559678213" calcext:value-type="float">
            <text:p>1559678213</text:p>
          </table:table-cell>
          <table:table-cell office:value-type="float" office:value="4374699" calcext:value-type="float">
            <text:p>4374699</text:p>
          </table:table-cell>
          <table:table-cell table:formula="of:=[.A2]/86400+25569" office:value-type="date" office:date-value="2019-06-04T19:56:53" calcext:value-type="date">
            <text:p>06/04/19 07:56 PM</text:p>
          </table:table-cell>
          <table:table-cell table:formula="of:=[.B2]/75" office:value-type="float" office:value="58329.32" calcext:value-type="float">
            <text:p>58329.320</text:p>
          </table:table-cell>
          <table:table-cell table:style-name="ce3" table:formula="of:=[.D2]*1000*3600" office:value-type="float" office:value="209985552000" calcext:value-type="float">
            <text:p>209985552000</text:p>
          </table:table-cell>
          <table:table-cell table:style-name="ce3" table:number-columns-repeated="2"/>
          <table:table-cell/>
        </table:table-row>
        <table:table-row table:style-name="ro1">
          <table:table-cell office:value-type="float" office:value="1559678257" calcext:value-type="float">
            <text:p>1559678257</text:p>
          </table:table-cell>
          <table:table-cell office:value-type="float" office:value="4374700" calcext:value-type="float">
            <text:p>4374700</text:p>
          </table:table-cell>
          <table:table-cell table:formula="of:=[.A3]/86400+25569" office:value-type="date" office:date-value="2019-06-04T19:57:37" calcext:value-type="date">
            <text:p>06/04/19 07:57 PM</text:p>
          </table:table-cell>
          <table:table-cell table:formula="of:=[.B3]/75" office:value-type="float" office:value="58329.3333333333" calcext:value-type="float">
            <text:p>58329.333</text:p>
          </table:table-cell>
          <table:table-cell table:style-name="ce3" table:formula="of:=[.D3]*1000*3600" office:value-type="float" office:value="209985600000" calcext:value-type="float">
            <text:p>209985600000</text:p>
          </table:table-cell>
          <table:table-cell table:style-name="ce3" table:formula="of:=[.E3]-[.E2]" office:value-type="float" office:value="48000" calcext:value-type="float">
            <text:p>48000</text:p>
          </table:table-cell>
          <table:table-cell table:style-name="ce3" table:formula="of:=[.A3]-[.A2]" office:value-type="float" office:value="44" calcext:value-type="float">
            <text:p>44</text:p>
          </table:table-cell>
          <table:table-cell table:style-name="ce3" table:formula="of:=[.F3]/[.G3]" office:value-type="float" office:value="1090.90909090909" calcext:value-type="float">
            <text:p>1091</text:p>
          </table:table-cell>
        </table:table-row>
        <table:table-row table:style-name="ro1">
          <table:table-cell office:value-type="float" office:value="1559678420" calcext:value-type="float">
            <text:p>1559678420</text:p>
          </table:table-cell>
          <table:table-cell office:value-type="float" office:value="4374701" calcext:value-type="float">
            <text:p>4374701</text:p>
          </table:table-cell>
          <table:table-cell table:formula="of:=[.A4]/86400+25569" office:value-type="date" office:date-value="2019-06-04T20:00:20" calcext:value-type="date">
            <text:p>06/04/19 08:00 PM</text:p>
          </table:table-cell>
          <table:table-cell table:formula="of:=[.B4]/75" office:value-type="float" office:value="58329.3466666667" calcext:value-type="float">
            <text:p>58329.347</text:p>
          </table:table-cell>
          <table:table-cell table:style-name="ce3" table:formula="of:=[.D4]*1000*3600" office:value-type="float" office:value="209985648000" calcext:value-type="float">
            <text:p>209985648000</text:p>
          </table:table-cell>
          <table:table-cell table:style-name="ce3" table:formula="of:=[.E4]-[.E3]" office:value-type="float" office:value="48000" calcext:value-type="float">
            <text:p>48000</text:p>
          </table:table-cell>
          <table:table-cell table:style-name="ce3" table:formula="of:=[.A4]-[.A3]" office:value-type="float" office:value="163" calcext:value-type="float">
            <text:p>163</text:p>
          </table:table-cell>
          <table:table-cell table:style-name="ce3" table:formula="of:=[.F4]/[.G4]" office:value-type="float" office:value="294.478527607362" calcext:value-type="float">
            <text:p>294</text:p>
          </table:table-cell>
        </table:table-row>
        <table:table-row table:style-name="ro1">
          <table:table-cell office:value-type="float" office:value="1559678570" calcext:value-type="float">
            <text:p>1559678570</text:p>
          </table:table-cell>
          <table:table-cell office:value-type="float" office:value="4374702" calcext:value-type="float">
            <text:p>4374702</text:p>
          </table:table-cell>
          <table:table-cell table:formula="of:=[.A5]/86400+25569" office:value-type="date" office:date-value="2019-06-04T20:02:50" calcext:value-type="date">
            <text:p>06/04/19 08:02 PM</text:p>
          </table:table-cell>
          <table:table-cell table:formula="of:=[.B5]/75" office:value-type="float" office:value="58329.36" calcext:value-type="float">
            <text:p>58329.360</text:p>
          </table:table-cell>
          <table:table-cell table:style-name="ce3" table:formula="of:=[.D5]*1000*3600" office:value-type="float" office:value="209985696000" calcext:value-type="float">
            <text:p>209985696000</text:p>
          </table:table-cell>
          <table:table-cell table:style-name="ce3" table:formula="of:=[.E5]-[.E4]" office:value-type="float" office:value="48000" calcext:value-type="float">
            <text:p>48000</text:p>
          </table:table-cell>
          <table:table-cell table:style-name="ce3" table:formula="of:=[.A5]-[.A4]" office:value-type="float" office:value="150" calcext:value-type="float">
            <text:p>150</text:p>
          </table:table-cell>
          <table:table-cell table:style-name="ce3" table:formula="of:=[.F5]/[.G5]"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1559678698" calcext:value-type="float">
            <text:p>1559678698</text:p>
          </table:table-cell>
          <table:table-cell office:value-type="float" office:value="4374703" calcext:value-type="float">
            <text:p>4374703</text:p>
          </table:table-cell>
          <table:table-cell table:formula="of:=[.A6]/86400+25569" office:value-type="date" office:date-value="2019-06-04T20:04:58" calcext:value-type="date">
            <text:p>06/04/19 08:04 PM</text:p>
          </table:table-cell>
          <table:table-cell table:formula="of:=[.B6]/75" office:value-type="float" office:value="58329.3733333333" calcext:value-type="float">
            <text:p>58329.373</text:p>
          </table:table-cell>
          <table:table-cell table:style-name="ce3" table:formula="of:=[.D6]*1000*3600" office:value-type="float" office:value="209985744000" calcext:value-type="float">
            <text:p>209985744000</text:p>
          </table:table-cell>
          <table:table-cell table:style-name="ce3" table:formula="of:=[.E6]-[.E5]" office:value-type="float" office:value="48000" calcext:value-type="float">
            <text:p>48000</text:p>
          </table:table-cell>
          <table:table-cell table:style-name="ce3" table:formula="of:=[.A6]-[.A5]" office:value-type="float" office:value="128" calcext:value-type="float">
            <text:p>128</text:p>
          </table:table-cell>
          <table:table-cell table:style-name="ce3" table:formula="of:=[.F6]/[.G6]"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1559678827" calcext:value-type="float">
            <text:p>1559678827</text:p>
          </table:table-cell>
          <table:table-cell office:value-type="float" office:value="4374704" calcext:value-type="float">
            <text:p>4374704</text:p>
          </table:table-cell>
          <table:table-cell table:formula="of:=[.A7]/86400+25569" office:value-type="date" office:date-value="2019-06-04T20:07:07" calcext:value-type="date">
            <text:p>06/04/19 08:07 PM</text:p>
          </table:table-cell>
          <table:table-cell table:formula="of:=[.B7]/75" office:value-type="float" office:value="58329.3866666667" calcext:value-type="float">
            <text:p>58329.387</text:p>
          </table:table-cell>
          <table:table-cell table:style-name="ce3" table:formula="of:=[.D7]*1000*3600" office:value-type="float" office:value="209985792000" calcext:value-type="float">
            <text:p>209985792000</text:p>
          </table:table-cell>
          <table:table-cell table:style-name="ce3" table:formula="of:=[.E7]-[.E6]" office:value-type="float" office:value="48000" calcext:value-type="float">
            <text:p>48000</text:p>
          </table:table-cell>
          <table:table-cell table:style-name="ce3" table:formula="of:=[.A7]-[.A6]" office:value-type="float" office:value="129" calcext:value-type="float">
            <text:p>129</text:p>
          </table:table-cell>
          <table:table-cell table:style-name="ce3" table:formula="of:=[.F7]/[.G7]" office:value-type="float" office:value="372.093023255814" calcext:value-type="float">
            <text:p>372</text:p>
          </table:table-cell>
        </table:table-row>
        <table:table-row table:style-name="ro1">
          <table:table-cell office:value-type="float" office:value="1559678957" calcext:value-type="float">
            <text:p>1559678957</text:p>
          </table:table-cell>
          <table:table-cell office:value-type="float" office:value="4374705" calcext:value-type="float">
            <text:p>4374705</text:p>
          </table:table-cell>
          <table:table-cell table:formula="of:=[.A8]/86400+25569" office:value-type="date" office:date-value="2019-06-04T20:09:17" calcext:value-type="date">
            <text:p>06/04/19 08:09 PM</text:p>
          </table:table-cell>
          <table:table-cell table:formula="of:=[.B8]/75" office:value-type="float" office:value="58329.4" calcext:value-type="float">
            <text:p>58329.400</text:p>
          </table:table-cell>
          <table:table-cell table:style-name="ce3" table:formula="of:=[.D8]*1000*3600" office:value-type="float" office:value="209985840000" calcext:value-type="float">
            <text:p>209985840000</text:p>
          </table:table-cell>
          <table:table-cell table:style-name="ce3" table:formula="of:=[.E8]-[.E7]" office:value-type="float" office:value="48000" calcext:value-type="float">
            <text:p>48000</text:p>
          </table:table-cell>
          <table:table-cell table:style-name="ce3" table:formula="of:=[.A8]-[.A7]" office:value-type="float" office:value="130" calcext:value-type="float">
            <text:p>130</text:p>
          </table:table-cell>
          <table:table-cell table:style-name="ce3" table:formula="of:=[.F8]/[.G8]" office:value-type="float" office:value="369.230769230769" calcext:value-type="float">
            <text:p>369</text:p>
          </table:table-cell>
        </table:table-row>
        <table:table-row table:style-name="ro1">
          <table:table-cell office:value-type="float" office:value="1559679117" calcext:value-type="float">
            <text:p>1559679117</text:p>
          </table:table-cell>
          <table:table-cell office:value-type="float" office:value="4374706" calcext:value-type="float">
            <text:p>4374706</text:p>
          </table:table-cell>
          <table:table-cell table:formula="of:=[.A9]/86400+25569" office:value-type="date" office:date-value="2019-06-04T20:11:57" calcext:value-type="date">
            <text:p>06/04/19 08:11 PM</text:p>
          </table:table-cell>
          <table:table-cell table:formula="of:=[.B9]/75" office:value-type="float" office:value="58329.4133333333" calcext:value-type="float">
            <text:p>58329.413</text:p>
          </table:table-cell>
          <table:table-cell table:style-name="ce3" table:formula="of:=[.D9]*1000*3600" office:value-type="float" office:value="209985888000" calcext:value-type="float">
            <text:p>209985888000</text:p>
          </table:table-cell>
          <table:table-cell table:style-name="ce3" table:formula="of:=[.E9]-[.E8]" office:value-type="float" office:value="47999.9999694824" calcext:value-type="float">
            <text:p>48000</text:p>
          </table:table-cell>
          <table:table-cell table:style-name="ce3" table:formula="of:=[.A9]-[.A8]" office:value-type="float" office:value="160" calcext:value-type="float">
            <text:p>160</text:p>
          </table:table-cell>
          <table:table-cell table:style-name="ce3" table:formula="of:=[.F9]/[.G9]" office:value-type="float" office:value="299.999999809265" calcext:value-type="float">
            <text:p>300</text:p>
          </table:table-cell>
        </table:table-row>
        <table:table-row table:style-name="ro1">
          <table:table-cell office:value-type="float" office:value="1559679291" calcext:value-type="float">
            <text:p>1559679291</text:p>
          </table:table-cell>
          <table:table-cell office:value-type="float" office:value="4374707" calcext:value-type="float">
            <text:p>4374707</text:p>
          </table:table-cell>
          <table:table-cell table:formula="of:=[.A10]/86400+25569" office:value-type="date" office:date-value="2019-06-04T20:14:51" calcext:value-type="date">
            <text:p>06/04/19 08:14 PM</text:p>
          </table:table-cell>
          <table:table-cell table:formula="of:=[.B10]/75" office:value-type="float" office:value="58329.4266666667" calcext:value-type="float">
            <text:p>58329.427</text:p>
          </table:table-cell>
          <table:table-cell table:style-name="ce3" table:formula="of:=[.D10]*1000*3600" office:value-type="float" office:value="209985936000" calcext:value-type="float">
            <text:p>209985936000</text:p>
          </table:table-cell>
          <table:table-cell table:style-name="ce3" table:formula="of:=[.E10]-[.E9]" office:value-type="float" office:value="48000.0000305176" calcext:value-type="float">
            <text:p>48000</text:p>
          </table:table-cell>
          <table:table-cell table:style-name="ce3" table:formula="of:=[.A10]-[.A9]" office:value-type="float" office:value="174" calcext:value-type="float">
            <text:p>174</text:p>
          </table:table-cell>
          <table:table-cell table:style-name="ce3" table:formula="of:=[.F10]/[.G10]" office:value-type="float" office:value="275.862069140906" calcext:value-type="float">
            <text:p>276</text:p>
          </table:table-cell>
        </table:table-row>
        <table:table-row table:style-name="ro1">
          <table:table-cell office:value-type="float" office:value="1559679470" calcext:value-type="float">
            <text:p>1559679470</text:p>
          </table:table-cell>
          <table:table-cell office:value-type="float" office:value="4374708" calcext:value-type="float">
            <text:p>4374708</text:p>
          </table:table-cell>
          <table:table-cell table:formula="of:=[.A11]/86400+25569" office:value-type="date" office:date-value="2019-06-04T20:17:50" calcext:value-type="date">
            <text:p>06/04/19 08:17 PM</text:p>
          </table:table-cell>
          <table:table-cell table:formula="of:=[.B11]/75" office:value-type="float" office:value="58329.44" calcext:value-type="float">
            <text:p>58329.440</text:p>
          </table:table-cell>
          <table:table-cell table:style-name="ce3" table:formula="of:=[.D11]*1000*3600" office:value-type="float" office:value="209985984000" calcext:value-type="float">
            <text:p>209985984000</text:p>
          </table:table-cell>
          <table:table-cell table:style-name="ce3" table:formula="of:=[.E11]-[.E10]" office:value-type="float" office:value="48000" calcext:value-type="float">
            <text:p>48000</text:p>
          </table:table-cell>
          <table:table-cell table:style-name="ce3" table:formula="of:=[.A11]-[.A10]" office:value-type="float" office:value="179" calcext:value-type="float">
            <text:p>179</text:p>
          </table:table-cell>
          <table:table-cell table:style-name="ce3" table:formula="of:=[.F11]/[.G11]" office:value-type="float" office:value="268.156424581006" calcext:value-type="float">
            <text:p>268</text:p>
          </table:table-cell>
        </table:table-row>
        <table:table-row table:style-name="ro1">
          <table:table-cell office:value-type="float" office:value="1559679648" calcext:value-type="float">
            <text:p>1559679648</text:p>
          </table:table-cell>
          <table:table-cell office:value-type="float" office:value="4374709" calcext:value-type="float">
            <text:p>4374709</text:p>
          </table:table-cell>
          <table:table-cell table:formula="of:=[.A12]/86400+25569" office:value-type="date" office:date-value="2019-06-04T20:20:48" calcext:value-type="date">
            <text:p>06/04/19 08:20 PM</text:p>
          </table:table-cell>
          <table:table-cell table:formula="of:=[.B12]/75" office:value-type="float" office:value="58329.4533333333" calcext:value-type="float">
            <text:p>58329.453</text:p>
          </table:table-cell>
          <table:table-cell table:style-name="ce3" table:formula="of:=[.D12]*1000*3600" office:value-type="float" office:value="209986032000" calcext:value-type="float">
            <text:p>209986032000</text:p>
          </table:table-cell>
          <table:table-cell table:style-name="ce3" table:formula="of:=[.E12]-[.E11]" office:value-type="float" office:value="47999.9999694824" calcext:value-type="float">
            <text:p>48000</text:p>
          </table:table-cell>
          <table:table-cell table:style-name="ce3" table:formula="of:=[.A12]-[.A11]" office:value-type="float" office:value="178" calcext:value-type="float">
            <text:p>178</text:p>
          </table:table-cell>
          <table:table-cell table:style-name="ce3" table:formula="of:=[.F12]/[.G12]" office:value-type="float" office:value="269.662921176868" calcext:value-type="float">
            <text:p>270</text:p>
          </table:table-cell>
        </table:table-row>
        <table:table-row table:style-name="ro1">
          <table:table-cell office:value-type="float" office:value="1559679828" calcext:value-type="float">
            <text:p>1559679828</text:p>
          </table:table-cell>
          <table:table-cell office:value-type="float" office:value="4374710" calcext:value-type="float">
            <text:p>4374710</text:p>
          </table:table-cell>
          <table:table-cell table:formula="of:=[.A13]/86400+25569" office:value-type="date" office:date-value="2019-06-04T20:23:48" calcext:value-type="date">
            <text:p>06/04/19 08:23 PM</text:p>
          </table:table-cell>
          <table:table-cell table:formula="of:=[.B13]/75" office:value-type="float" office:value="58329.4666666667" calcext:value-type="float">
            <text:p>58329.467</text:p>
          </table:table-cell>
          <table:table-cell table:style-name="ce3" table:formula="of:=[.D13]*1000*3600" office:value-type="float" office:value="209986080000" calcext:value-type="float">
            <text:p>209986080000</text:p>
          </table:table-cell>
          <table:table-cell table:style-name="ce3" table:formula="of:=[.E13]-[.E12]" office:value-type="float" office:value="48000.0000305176" calcext:value-type="float">
            <text:p>48000</text:p>
          </table:table-cell>
          <table:table-cell table:style-name="ce3" table:formula="of:=[.A13]-[.A12]" office:value-type="float" office:value="180" calcext:value-type="float">
            <text:p>180</text:p>
          </table:table-cell>
          <table:table-cell table:style-name="ce3" table:formula="of:=[.F13]/[.G13]" office:value-type="float" office:value="266.666666836209" calcext:value-type="float">
            <text:p>267</text:p>
          </table:table-cell>
        </table:table-row>
        <table:table-row table:style-name="ro1">
          <table:table-cell office:value-type="float" office:value="1559679999" calcext:value-type="float">
            <text:p>1559679999</text:p>
          </table:table-cell>
          <table:table-cell office:value-type="float" office:value="4374711" calcext:value-type="float">
            <text:p>4374711</text:p>
          </table:table-cell>
          <table:table-cell table:formula="of:=[.A14]/86400+25569" office:value-type="date" office:date-value="2019-06-04T20:26:39" calcext:value-type="date">
            <text:p>06/04/19 08:26 PM</text:p>
          </table:table-cell>
          <table:table-cell table:formula="of:=[.B14]/75" office:value-type="float" office:value="58329.48" calcext:value-type="float">
            <text:p>58329.480</text:p>
          </table:table-cell>
          <table:table-cell table:style-name="ce3" table:formula="of:=[.D14]*1000*3600" office:value-type="float" office:value="209986128000" calcext:value-type="float">
            <text:p>209986128000</text:p>
          </table:table-cell>
          <table:table-cell table:style-name="ce3" table:formula="of:=[.E14]-[.E13]" office:value-type="float" office:value="48000" calcext:value-type="float">
            <text:p>48000</text:p>
          </table:table-cell>
          <table:table-cell table:style-name="ce3" table:formula="of:=[.A14]-[.A13]" office:value-type="float" office:value="171" calcext:value-type="float">
            <text:p>171</text:p>
          </table:table-cell>
          <table:table-cell table:style-name="ce3" table:formula="of:=[.F14]/[.G14]" office:value-type="float" office:value="280.701754385965" calcext:value-type="float">
            <text:p>281</text:p>
          </table:table-cell>
        </table:table-row>
        <table:table-row table:style-name="ro1">
          <table:table-cell office:value-type="float" office:value="1559680152" calcext:value-type="float">
            <text:p>1559680152</text:p>
          </table:table-cell>
          <table:table-cell office:value-type="float" office:value="4374712" calcext:value-type="float">
            <text:p>4374712</text:p>
          </table:table-cell>
          <table:table-cell table:formula="of:=[.A15]/86400+25569" office:value-type="date" office:date-value="2019-06-04T20:29:12" calcext:value-type="date">
            <text:p>06/04/19 08:29 PM</text:p>
          </table:table-cell>
          <table:table-cell table:formula="of:=[.B15]/75" office:value-type="float" office:value="58329.4933333333" calcext:value-type="float">
            <text:p>58329.493</text:p>
          </table:table-cell>
          <table:table-cell table:style-name="ce3" table:formula="of:=[.D15]*1000*3600" office:value-type="float" office:value="209986176000" calcext:value-type="float">
            <text:p>209986176000</text:p>
          </table:table-cell>
          <table:table-cell table:style-name="ce3" table:formula="of:=[.E15]-[.E14]" office:value-type="float" office:value="47999.9999694824" calcext:value-type="float">
            <text:p>48000</text:p>
          </table:table-cell>
          <table:table-cell table:style-name="ce3" table:formula="of:=[.A15]-[.A14]" office:value-type="float" office:value="153" calcext:value-type="float">
            <text:p>153</text:p>
          </table:table-cell>
          <table:table-cell table:style-name="ce3" table:formula="of:=[.F15]/[.G15]" office:value-type="float" office:value="313.725489996617" calcext:value-type="float">
            <text:p>314</text:p>
          </table:table-cell>
        </table:table-row>
        <table:table-row table:style-name="ro1">
          <table:table-cell office:value-type="float" office:value="1559680305" calcext:value-type="float">
            <text:p>1559680305</text:p>
          </table:table-cell>
          <table:table-cell office:value-type="float" office:value="4374713" calcext:value-type="float">
            <text:p>4374713</text:p>
          </table:table-cell>
          <table:table-cell table:formula="of:=[.A16]/86400+25569" office:value-type="date" office:date-value="2019-06-04T20:31:45" calcext:value-type="date">
            <text:p>06/04/19 08:31 PM</text:p>
          </table:table-cell>
          <table:table-cell table:formula="of:=[.B16]/75" office:value-type="float" office:value="58329.5066666667" calcext:value-type="float">
            <text:p>58329.507</text:p>
          </table:table-cell>
          <table:table-cell table:style-name="ce3" table:formula="of:=[.D16]*1000*3600" office:value-type="float" office:value="209986224000" calcext:value-type="float">
            <text:p>209986224000</text:p>
          </table:table-cell>
          <table:table-cell table:style-name="ce3" table:formula="of:=[.E16]-[.E15]" office:value-type="float" office:value="48000.0000610352" calcext:value-type="float">
            <text:p>48000</text:p>
          </table:table-cell>
          <table:table-cell table:style-name="ce3" table:formula="of:=[.A16]-[.A15]" office:value-type="float" office:value="153" calcext:value-type="float">
            <text:p>153</text:p>
          </table:table-cell>
          <table:table-cell table:style-name="ce3" table:formula="of:=[.F16]/[.G16]" office:value-type="float" office:value="313.725490595001" calcext:value-type="float">
            <text:p>314</text:p>
          </table:table-cell>
        </table:table-row>
        <table:table-row table:style-name="ro1">
          <table:table-cell office:value-type="float" office:value="1559680560" calcext:value-type="float">
            <text:p>1559680560</text:p>
          </table:table-cell>
          <table:table-cell office:value-type="float" office:value="4374714" calcext:value-type="float">
            <text:p>4374714</text:p>
          </table:table-cell>
          <table:table-cell table:formula="of:=[.A17]/86400+25569" office:value-type="date" office:date-value="2019-06-04T20:36:00" calcext:value-type="date">
            <text:p>06/04/19 08:36 PM</text:p>
          </table:table-cell>
          <table:table-cell table:formula="of:=[.B17]/75" office:value-type="float" office:value="58329.52" calcext:value-type="float">
            <text:p>58329.520</text:p>
          </table:table-cell>
          <table:table-cell table:style-name="ce3" table:formula="of:=[.D17]*1000*3600" office:value-type="float" office:value="209986272000" calcext:value-type="float">
            <text:p>209986272000</text:p>
          </table:table-cell>
          <table:table-cell table:style-name="ce3" table:formula="of:=[.E17]-[.E16]" office:value-type="float" office:value="47999.9999694824" calcext:value-type="float">
            <text:p>48000</text:p>
          </table:table-cell>
          <table:table-cell table:style-name="ce3" table:formula="of:=[.A17]-[.A16]" office:value-type="float" office:value="255" calcext:value-type="float">
            <text:p>255</text:p>
          </table:table-cell>
          <table:table-cell table:style-name="ce3" table:formula="of:=[.F17]/[.G17]" office:value-type="float" office:value="188.23529399797" calcext:value-type="float">
            <text:p>188</text:p>
          </table:table-cell>
        </table:table-row>
        <table:table-row table:style-name="ro1">
          <table:table-cell office:value-type="float" office:value="1559680857" calcext:value-type="float">
            <text:p>1559680857</text:p>
          </table:table-cell>
          <table:table-cell office:value-type="float" office:value="4374715" calcext:value-type="float">
            <text:p>4374715</text:p>
          </table:table-cell>
          <table:table-cell table:formula="of:=[.A18]/86400+25569" office:value-type="date" office:date-value="2019-06-04T20:40:57" calcext:value-type="date">
            <text:p>06/04/19 08:40 PM</text:p>
          </table:table-cell>
          <table:table-cell table:formula="of:=[.B18]/75" office:value-type="float" office:value="58329.5333333333" calcext:value-type="float">
            <text:p>58329.533</text:p>
          </table:table-cell>
          <table:table-cell table:style-name="ce3" table:formula="of:=[.D18]*1000*3600" office:value-type="float" office:value="209986320000" calcext:value-type="float">
            <text:p>209986320000</text:p>
          </table:table-cell>
          <table:table-cell table:style-name="ce3" table:formula="of:=[.E18]-[.E17]" office:value-type="float" office:value="48000" calcext:value-type="float">
            <text:p>48000</text:p>
          </table:table-cell>
          <table:table-cell table:style-name="ce3" table:formula="of:=[.A18]-[.A17]" office:value-type="float" office:value="297" calcext:value-type="float">
            <text:p>297</text:p>
          </table:table-cell>
          <table:table-cell table:style-name="ce3" table:formula="of:=[.F18]/[.G18]" office:value-type="float" office:value="161.616161616162" calcext:value-type="float">
            <text:p>162</text:p>
          </table:table-cell>
        </table:table-row>
        <table:table-row table:style-name="ro1">
          <table:table-cell office:value-type="float" office:value="1559681155" calcext:value-type="float">
            <text:p>1559681155</text:p>
          </table:table-cell>
          <table:table-cell office:value-type="float" office:value="4374716" calcext:value-type="float">
            <text:p>4374716</text:p>
          </table:table-cell>
          <table:table-cell table:formula="of:=[.A19]/86400+25569" office:value-type="date" office:date-value="2019-06-04T20:45:55" calcext:value-type="date">
            <text:p>06/04/19 08:45 PM</text:p>
          </table:table-cell>
          <table:table-cell table:formula="of:=[.B19]/75" office:value-type="float" office:value="58329.5466666667" calcext:value-type="float">
            <text:p>58329.547</text:p>
          </table:table-cell>
          <table:table-cell table:style-name="ce3" table:formula="of:=[.D19]*1000*3600" office:value-type="float" office:value="209986368000" calcext:value-type="float">
            <text:p>209986368000</text:p>
          </table:table-cell>
          <table:table-cell table:style-name="ce3" table:formula="of:=[.E19]-[.E18]" office:value-type="float" office:value="48000.0000305176" calcext:value-type="float">
            <text:p>48000</text:p>
          </table:table-cell>
          <table:table-cell table:style-name="ce3" table:formula="of:=[.A19]-[.A18]" office:value-type="float" office:value="298" calcext:value-type="float">
            <text:p>298</text:p>
          </table:table-cell>
          <table:table-cell table:style-name="ce3" table:formula="of:=[.F19]/[.G19]" office:value-type="float" office:value="161.073825605764" calcext:value-type="float">
            <text:p>161</text:p>
          </table:table-cell>
        </table:table-row>
        <table:table-row table:style-name="ro1">
          <table:table-cell office:value-type="float" office:value="1559681404" calcext:value-type="float">
            <text:p>1559681404</text:p>
          </table:table-cell>
          <table:table-cell office:value-type="float" office:value="4374717" calcext:value-type="float">
            <text:p>4374717</text:p>
          </table:table-cell>
          <table:table-cell table:formula="of:=[.A20]/86400+25569" office:value-type="date" office:date-value="2019-06-04T20:50:04" calcext:value-type="date">
            <text:p>06/04/19 08:50 PM</text:p>
          </table:table-cell>
          <table:table-cell table:formula="of:=[.B20]/75" office:value-type="float" office:value="58329.56" calcext:value-type="float">
            <text:p>58329.560</text:p>
          </table:table-cell>
          <table:table-cell table:style-name="ce3" table:formula="of:=[.D20]*1000*3600" office:value-type="float" office:value="209986416000" calcext:value-type="float">
            <text:p>209986416000</text:p>
          </table:table-cell>
          <table:table-cell table:style-name="ce3" table:formula="of:=[.E20]-[.E19]" office:value-type="float" office:value="47999.9999694824" calcext:value-type="float">
            <text:p>48000</text:p>
          </table:table-cell>
          <table:table-cell table:style-name="ce3" table:formula="of:=[.A20]-[.A19]" office:value-type="float" office:value="249" calcext:value-type="float">
            <text:p>249</text:p>
          </table:table-cell>
          <table:table-cell table:style-name="ce3" table:formula="of:=[.F20]/[.G20]" office:value-type="float" office:value="192.771084214789" calcext:value-type="float">
            <text:p>193</text:p>
          </table:table-cell>
        </table:table-row>
        <table:table-row table:style-name="ro1">
          <table:table-cell office:value-type="float" office:value="1559681604" calcext:value-type="float">
            <text:p>1559681604</text:p>
          </table:table-cell>
          <table:table-cell office:value-type="float" office:value="4374718" calcext:value-type="float">
            <text:p>4374718</text:p>
          </table:table-cell>
          <table:table-cell table:formula="of:=[.A21]/86400+25569" office:value-type="date" office:date-value="2019-06-04T20:53:24" calcext:value-type="date">
            <text:p>06/04/19 08:53 PM</text:p>
          </table:table-cell>
          <table:table-cell table:formula="of:=[.B21]/75" office:value-type="float" office:value="58329.5733333333" calcext:value-type="float">
            <text:p>58329.573</text:p>
          </table:table-cell>
          <table:table-cell table:style-name="ce3" table:formula="of:=[.D21]*1000*3600" office:value-type="float" office:value="209986464000" calcext:value-type="float">
            <text:p>209986464000</text:p>
          </table:table-cell>
          <table:table-cell table:style-name="ce3" table:formula="of:=[.E21]-[.E20]" office:value-type="float" office:value="48000" calcext:value-type="float">
            <text:p>48000</text:p>
          </table:table-cell>
          <table:table-cell table:style-name="ce3" table:formula="of:=[.A21]-[.A20]" office:value-type="float" office:value="200" calcext:value-type="float">
            <text:p>200</text:p>
          </table:table-cell>
          <table:table-cell table:style-name="ce3" table:formula="of:=[.F21]/[.G21]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559681822" calcext:value-type="float">
            <text:p>1559681822</text:p>
          </table:table-cell>
          <table:table-cell office:value-type="float" office:value="4374719" calcext:value-type="float">
            <text:p>4374719</text:p>
          </table:table-cell>
          <table:table-cell table:formula="of:=[.A22]/86400+25569" office:value-type="date" office:date-value="2019-06-04T20:57:02" calcext:value-type="date">
            <text:p>06/04/19 08:57 PM</text:p>
          </table:table-cell>
          <table:table-cell table:formula="of:=[.B22]/75" office:value-type="float" office:value="58329.5866666667" calcext:value-type="float">
            <text:p>58329.587</text:p>
          </table:table-cell>
          <table:table-cell table:style-name="ce3" table:formula="of:=[.D22]*1000*3600" office:value-type="float" office:value="209986512000" calcext:value-type="float">
            <text:p>209986512000</text:p>
          </table:table-cell>
          <table:table-cell table:style-name="ce3" table:formula="of:=[.E22]-[.E21]" office:value-type="float" office:value="48000.0000305176" calcext:value-type="float">
            <text:p>48000</text:p>
          </table:table-cell>
          <table:table-cell table:style-name="ce3" table:formula="of:=[.A22]-[.A21]" office:value-type="float" office:value="218" calcext:value-type="float">
            <text:p>218</text:p>
          </table:table-cell>
          <table:table-cell table:style-name="ce3" table:formula="of:=[.F22]/[.G22]" office:value-type="float" office:value="220.183486378521" calcext:value-type="float">
            <text:p>220</text:p>
          </table:table-cell>
        </table:table-row>
        <table:table-row table:style-name="ro1">
          <table:table-cell office:value-type="float" office:value="1559682120" calcext:value-type="float">
            <text:p>1559682120</text:p>
          </table:table-cell>
          <table:table-cell office:value-type="float" office:value="4374720" calcext:value-type="float">
            <text:p>4374720</text:p>
          </table:table-cell>
          <table:table-cell table:formula="of:=[.A23]/86400+25569" office:value-type="date" office:date-value="2019-06-04T21:02:00" calcext:value-type="date">
            <text:p>06/04/19 09:02 PM</text:p>
          </table:table-cell>
          <table:table-cell table:formula="of:=[.B23]/75" office:value-type="float" office:value="58329.6" calcext:value-type="float">
            <text:p>58329.600</text:p>
          </table:table-cell>
          <table:table-cell table:style-name="ce3" table:formula="of:=[.D23]*1000*3600" office:value-type="float" office:value="209986560000" calcext:value-type="float">
            <text:p>209986560000</text:p>
          </table:table-cell>
          <table:table-cell table:style-name="ce3" table:formula="of:=[.E23]-[.E22]" office:value-type="float" office:value="47999.9999694824" calcext:value-type="float">
            <text:p>48000</text:p>
          </table:table-cell>
          <table:table-cell table:style-name="ce3" table:formula="of:=[.A23]-[.A22]" office:value-type="float" office:value="298" calcext:value-type="float">
            <text:p>298</text:p>
          </table:table-cell>
          <table:table-cell table:style-name="ce3" table:formula="of:=[.F23]/[.G23]" office:value-type="float" office:value="161.073825400948" calcext:value-type="float">
            <text:p>161</text:p>
          </table:table-cell>
        </table:table-row>
        <table:table-row table:style-name="ro1">
          <table:table-cell office:value-type="float" office:value="1559682449" calcext:value-type="float">
            <text:p>1559682449</text:p>
          </table:table-cell>
          <table:table-cell office:value-type="float" office:value="4374721" calcext:value-type="float">
            <text:p>4374721</text:p>
          </table:table-cell>
          <table:table-cell table:formula="of:=[.A24]/86400+25569" office:value-type="date" office:date-value="2019-06-04T21:07:29" calcext:value-type="date">
            <text:p>06/04/19 09:07 PM</text:p>
          </table:table-cell>
          <table:table-cell table:formula="of:=[.B24]/75" office:value-type="float" office:value="58329.6133333333" calcext:value-type="float">
            <text:p>58329.613</text:p>
          </table:table-cell>
          <table:table-cell table:style-name="ce3" table:formula="of:=[.D24]*1000*3600" office:value-type="float" office:value="209986608000" calcext:value-type="float">
            <text:p>209986608000</text:p>
          </table:table-cell>
          <table:table-cell table:style-name="ce3" table:formula="of:=[.E24]-[.E23]" office:value-type="float" office:value="48000" calcext:value-type="float">
            <text:p>48000</text:p>
          </table:table-cell>
          <table:table-cell table:style-name="ce3" table:formula="of:=[.A24]-[.A23]" office:value-type="float" office:value="329" calcext:value-type="float">
            <text:p>329</text:p>
          </table:table-cell>
          <table:table-cell table:style-name="ce3" table:formula="of:=[.F24]/[.G24]" office:value-type="float" office:value="145.896656534954" calcext:value-type="float">
            <text:p>146</text:p>
          </table:table-cell>
        </table:table-row>
        <table:table-row table:style-name="ro1">
          <table:table-cell office:value-type="float" office:value="1559682751" calcext:value-type="float">
            <text:p>1559682751</text:p>
          </table:table-cell>
          <table:table-cell office:value-type="float" office:value="4374722" calcext:value-type="float">
            <text:p>4374722</text:p>
          </table:table-cell>
          <table:table-cell table:formula="of:=[.A25]/86400+25569" office:value-type="date" office:date-value="2019-06-04T21:12:31" calcext:value-type="date">
            <text:p>06/04/19 09:12 PM</text:p>
          </table:table-cell>
          <table:table-cell table:formula="of:=[.B25]/75" office:value-type="float" office:value="58329.6266666667" calcext:value-type="float">
            <text:p>58329.627</text:p>
          </table:table-cell>
          <table:table-cell table:style-name="ce3" table:formula="of:=[.D25]*1000*3600" office:value-type="float" office:value="209986656000" calcext:value-type="float">
            <text:p>209986656000</text:p>
          </table:table-cell>
          <table:table-cell table:style-name="ce3" table:formula="of:=[.E25]-[.E24]" office:value-type="float" office:value="48000" calcext:value-type="float">
            <text:p>48000</text:p>
          </table:table-cell>
          <table:table-cell table:style-name="ce3" table:formula="of:=[.A25]-[.A24]" office:value-type="float" office:value="302" calcext:value-type="float">
            <text:p>302</text:p>
          </table:table-cell>
          <table:table-cell table:style-name="ce3" table:formula="of:=[.F25]/[.G25]" office:value-type="float" office:value="158.940397350993" calcext:value-type="float">
            <text:p>159</text:p>
          </table:table-cell>
        </table:table-row>
        <table:table-row table:style-name="ro1">
          <table:table-cell office:value-type="float" office:value="1559682963" calcext:value-type="float">
            <text:p>1559682963</text:p>
          </table:table-cell>
          <table:table-cell office:value-type="float" office:value="4374723" calcext:value-type="float">
            <text:p>4374723</text:p>
          </table:table-cell>
          <table:table-cell table:formula="of:=[.A26]/86400+25569" office:value-type="date" office:date-value="2019-06-04T21:16:03" calcext:value-type="date">
            <text:p>06/04/19 09:16 PM</text:p>
          </table:table-cell>
          <table:table-cell table:formula="of:=[.B26]/75" office:value-type="float" office:value="58329.64" calcext:value-type="float">
            <text:p>58329.640</text:p>
          </table:table-cell>
          <table:table-cell table:style-name="ce3" table:formula="of:=[.D26]*1000*3600" office:value-type="float" office:value="209986704000" calcext:value-type="float">
            <text:p>209986704000</text:p>
          </table:table-cell>
          <table:table-cell table:style-name="ce3" table:formula="of:=[.E26]-[.E25]" office:value-type="float" office:value="48000" calcext:value-type="float">
            <text:p>48000</text:p>
          </table:table-cell>
          <table:table-cell table:style-name="ce3" table:formula="of:=[.A26]-[.A25]" office:value-type="float" office:value="212" calcext:value-type="float">
            <text:p>212</text:p>
          </table:table-cell>
          <table:table-cell table:style-name="ce3" table:formula="of:=[.F26]/[.G26]" office:value-type="float" office:value="226.415094339623" calcext:value-type="float">
            <text:p>226</text:p>
          </table:table-cell>
        </table:table-row>
        <table:table-row table:style-name="ro1">
          <table:table-cell office:value-type="float" office:value="1559683186" calcext:value-type="float">
            <text:p>1559683186</text:p>
          </table:table-cell>
          <table:table-cell office:value-type="float" office:value="4374724" calcext:value-type="float">
            <text:p>4374724</text:p>
          </table:table-cell>
          <table:table-cell table:formula="of:=[.A27]/86400+25569" office:value-type="date" office:date-value="2019-06-04T21:19:46" calcext:value-type="date">
            <text:p>06/04/19 09:19 PM</text:p>
          </table:table-cell>
          <table:table-cell table:formula="of:=[.B27]/75" office:value-type="float" office:value="58329.6533333333" calcext:value-type="float">
            <text:p>58329.653</text:p>
          </table:table-cell>
          <table:table-cell table:style-name="ce3" table:formula="of:=[.D27]*1000*3600" office:value-type="float" office:value="209986752000" calcext:value-type="float">
            <text:p>209986752000</text:p>
          </table:table-cell>
          <table:table-cell table:style-name="ce3" table:formula="of:=[.E27]-[.E26]" office:value-type="float" office:value="48000" calcext:value-type="float">
            <text:p>48000</text:p>
          </table:table-cell>
          <table:table-cell table:style-name="ce3" table:formula="of:=[.A27]-[.A26]" office:value-type="float" office:value="223" calcext:value-type="float">
            <text:p>223</text:p>
          </table:table-cell>
          <table:table-cell table:style-name="ce3" table:formula="of:=[.F27]/[.G27]" office:value-type="float" office:value="215.2466367713" calcext:value-type="float">
            <text:p>215</text:p>
          </table:table-cell>
        </table:table-row>
        <table:table-row table:style-name="ro1">
          <table:table-cell office:value-type="float" office:value="1559683509" calcext:value-type="float">
            <text:p>1559683509</text:p>
          </table:table-cell>
          <table:table-cell office:value-type="float" office:value="4374725" calcext:value-type="float">
            <text:p>4374725</text:p>
          </table:table-cell>
          <table:table-cell table:formula="of:=[.A28]/86400+25569" office:value-type="date" office:date-value="2019-06-04T21:25:09" calcext:value-type="date">
            <text:p>06/04/19 09:25 PM</text:p>
          </table:table-cell>
          <table:table-cell table:formula="of:=[.B28]/75" office:value-type="float" office:value="58329.6666666667" calcext:value-type="float">
            <text:p>58329.667</text:p>
          </table:table-cell>
          <table:table-cell table:style-name="ce3" table:formula="of:=[.D28]*1000*3600" office:value-type="float" office:value="209986800000" calcext:value-type="float">
            <text:p>209986800000</text:p>
          </table:table-cell>
          <table:table-cell table:style-name="ce3" table:formula="of:=[.E28]-[.E27]" office:value-type="float" office:value="48000" calcext:value-type="float">
            <text:p>48000</text:p>
          </table:table-cell>
          <table:table-cell table:style-name="ce3" table:formula="of:=[.A28]-[.A27]" office:value-type="float" office:value="323" calcext:value-type="float">
            <text:p>323</text:p>
          </table:table-cell>
          <table:table-cell table:style-name="ce3" table:formula="of:=[.F28]/[.G28]" office:value-type="float" office:value="148.606811145511" calcext:value-type="float">
            <text:p>149</text:p>
          </table:table-cell>
        </table:table-row>
        <table:table-row table:style-name="ro1">
          <table:table-cell office:value-type="float" office:value="1559683835" calcext:value-type="float">
            <text:p>1559683835</text:p>
          </table:table-cell>
          <table:table-cell office:value-type="float" office:value="4374726" calcext:value-type="float">
            <text:p>4374726</text:p>
          </table:table-cell>
          <table:table-cell table:formula="of:=[.A29]/86400+25569" office:value-type="date" office:date-value="2019-06-04T21:30:35" calcext:value-type="date">
            <text:p>06/04/19 09:30 PM</text:p>
          </table:table-cell>
          <table:table-cell table:formula="of:=[.B29]/75" office:value-type="float" office:value="58329.68" calcext:value-type="float">
            <text:p>58329.680</text:p>
          </table:table-cell>
          <table:table-cell table:style-name="ce3" table:formula="of:=[.D29]*1000*3600" office:value-type="float" office:value="209986848000" calcext:value-type="float">
            <text:p>209986848000</text:p>
          </table:table-cell>
          <table:table-cell table:style-name="ce3" table:formula="of:=[.E29]-[.E28]" office:value-type="float" office:value="48000" calcext:value-type="float">
            <text:p>48000</text:p>
          </table:table-cell>
          <table:table-cell table:style-name="ce3" table:formula="of:=[.A29]-[.A28]" office:value-type="float" office:value="326" calcext:value-type="float">
            <text:p>326</text:p>
          </table:table-cell>
          <table:table-cell table:style-name="ce3" table:formula="of:=[.F29]/[.G29]" office:value-type="float" office:value="147.239263803681" calcext:value-type="float">
            <text:p>147</text:p>
          </table:table-cell>
        </table:table-row>
        <table:table-row table:style-name="ro1">
          <table:table-cell office:value-type="float" office:value="1559684141" calcext:value-type="float">
            <text:p>1559684141</text:p>
          </table:table-cell>
          <table:table-cell office:value-type="float" office:value="4374727" calcext:value-type="float">
            <text:p>4374727</text:p>
          </table:table-cell>
          <table:table-cell table:formula="of:=[.A30]/86400+25569" office:value-type="date" office:date-value="2019-06-04T21:35:41" calcext:value-type="date">
            <text:p>06/04/19 09:35 PM</text:p>
          </table:table-cell>
          <table:table-cell table:formula="of:=[.B30]/75" office:value-type="float" office:value="58329.6933333333" calcext:value-type="float">
            <text:p>58329.693</text:p>
          </table:table-cell>
          <table:table-cell table:style-name="ce3" table:formula="of:=[.D30]*1000*3600" office:value-type="float" office:value="209986896000" calcext:value-type="float">
            <text:p>209986896000</text:p>
          </table:table-cell>
          <table:table-cell table:style-name="ce3" table:formula="of:=[.E30]-[.E29]" office:value-type="float" office:value="48000" calcext:value-type="float">
            <text:p>48000</text:p>
          </table:table-cell>
          <table:table-cell table:style-name="ce3" table:formula="of:=[.A30]-[.A29]" office:value-type="float" office:value="306" calcext:value-type="float">
            <text:p>306</text:p>
          </table:table-cell>
          <table:table-cell table:style-name="ce3" table:formula="of:=[.F30]/[.G30]" office:value-type="float" office:value="156.862745098039" calcext:value-type="float">
            <text:p>157</text:p>
          </table:table-cell>
        </table:table-row>
        <table:table-row table:style-name="ro1">
          <table:table-cell office:value-type="float" office:value="1559684353" calcext:value-type="float">
            <text:p>1559684353</text:p>
          </table:table-cell>
          <table:table-cell office:value-type="float" office:value="4374728" calcext:value-type="float">
            <text:p>4374728</text:p>
          </table:table-cell>
          <table:table-cell table:formula="of:=[.A31]/86400+25569" office:value-type="date" office:date-value="2019-06-04T21:39:13" calcext:value-type="date">
            <text:p>06/04/19 09:39 PM</text:p>
          </table:table-cell>
          <table:table-cell table:formula="of:=[.B31]/75" office:value-type="float" office:value="58329.7066666667" calcext:value-type="float">
            <text:p>58329.707</text:p>
          </table:table-cell>
          <table:table-cell table:style-name="ce3" table:formula="of:=[.D31]*1000*3600" office:value-type="float" office:value="209986944000" calcext:value-type="float">
            <text:p>209986944000</text:p>
          </table:table-cell>
          <table:table-cell table:style-name="ce3" table:formula="of:=[.E31]-[.E30]" office:value-type="float" office:value="48000" calcext:value-type="float">
            <text:p>48000</text:p>
          </table:table-cell>
          <table:table-cell table:style-name="ce3" table:formula="of:=[.A31]-[.A30]" office:value-type="float" office:value="212" calcext:value-type="float">
            <text:p>212</text:p>
          </table:table-cell>
          <table:table-cell table:style-name="ce3" table:formula="of:=[.F31]/[.G31]" office:value-type="float" office:value="226.415094339623" calcext:value-type="float">
            <text:p>226</text:p>
          </table:table-cell>
        </table:table-row>
        <table:table-row table:style-name="ro1">
          <table:table-cell office:value-type="float" office:value="1559684575" calcext:value-type="float">
            <text:p>1559684575</text:p>
          </table:table-cell>
          <table:table-cell office:value-type="float" office:value="4374729" calcext:value-type="float">
            <text:p>4374729</text:p>
          </table:table-cell>
          <table:table-cell table:formula="of:=[.A32]/86400+25569" office:value-type="date" office:date-value="2019-06-04T21:42:55" calcext:value-type="date">
            <text:p>06/04/19 09:42 PM</text:p>
          </table:table-cell>
          <table:table-cell table:formula="of:=[.B32]/75" office:value-type="float" office:value="58329.72" calcext:value-type="float">
            <text:p>58329.720</text:p>
          </table:table-cell>
          <table:table-cell table:style-name="ce3" table:formula="of:=[.D32]*1000*3600" office:value-type="float" office:value="209986992000" calcext:value-type="float">
            <text:p>209986992000</text:p>
          </table:table-cell>
          <table:table-cell table:style-name="ce3" table:formula="of:=[.E32]-[.E31]" office:value-type="float" office:value="48000" calcext:value-type="float">
            <text:p>48000</text:p>
          </table:table-cell>
          <table:table-cell table:style-name="ce3" table:formula="of:=[.A32]-[.A31]" office:value-type="float" office:value="222" calcext:value-type="float">
            <text:p>222</text:p>
          </table:table-cell>
          <table:table-cell table:style-name="ce3" table:formula="of:=[.F32]/[.G32]" office:value-type="float" office:value="216.216216216216" calcext:value-type="float">
            <text:p>216</text:p>
          </table:table-cell>
        </table:table-row>
        <table:table-row table:style-name="ro1">
          <table:table-cell office:value-type="float" office:value="1559684903" calcext:value-type="float">
            <text:p>1559684903</text:p>
          </table:table-cell>
          <table:table-cell office:value-type="float" office:value="4374730" calcext:value-type="float">
            <text:p>4374730</text:p>
          </table:table-cell>
          <table:table-cell table:formula="of:=[.A33]/86400+25569" office:value-type="date" office:date-value="2019-06-04T21:48:23" calcext:value-type="date">
            <text:p>06/04/19 09:48 PM</text:p>
          </table:table-cell>
          <table:table-cell table:formula="of:=[.B33]/75" office:value-type="float" office:value="58329.7333333333" calcext:value-type="float">
            <text:p>58329.733</text:p>
          </table:table-cell>
          <table:table-cell table:style-name="ce3" table:formula="of:=[.D33]*1000*3600" office:value-type="float" office:value="209987040000" calcext:value-type="float">
            <text:p>209987040000</text:p>
          </table:table-cell>
          <table:table-cell table:style-name="ce3" table:formula="of:=[.E33]-[.E32]" office:value-type="float" office:value="47999.9999694824" calcext:value-type="float">
            <text:p>48000</text:p>
          </table:table-cell>
          <table:table-cell table:style-name="ce3" table:formula="of:=[.A33]-[.A32]" office:value-type="float" office:value="328" calcext:value-type="float">
            <text:p>328</text:p>
          </table:table-cell>
          <table:table-cell table:style-name="ce3" table:formula="of:=[.F33]/[.G33]" office:value-type="float" office:value="146.341463321593" calcext:value-type="float">
            <text:p>146</text:p>
          </table:table-cell>
        </table:table-row>
        <table:table-row table:style-name="ro1">
          <table:table-cell office:value-type="float" office:value="1559685181" calcext:value-type="float">
            <text:p>1559685181</text:p>
          </table:table-cell>
          <table:table-cell office:value-type="float" office:value="4374731" calcext:value-type="float">
            <text:p>4374731</text:p>
          </table:table-cell>
          <table:table-cell table:formula="of:=[.A34]/86400+25569" office:value-type="date" office:date-value="2019-06-04T21:53:01" calcext:value-type="date">
            <text:p>06/04/19 09:53 PM</text:p>
          </table:table-cell>
          <table:table-cell table:formula="of:=[.B34]/75" office:value-type="float" office:value="58329.7466666667" calcext:value-type="float">
            <text:p>58329.747</text:p>
          </table:table-cell>
          <table:table-cell table:style-name="ce3" table:formula="of:=[.D34]*1000*3600" office:value-type="float" office:value="209987088000" calcext:value-type="float">
            <text:p>209987088000</text:p>
          </table:table-cell>
          <table:table-cell table:style-name="ce3" table:formula="of:=[.E34]-[.E33]" office:value-type="float" office:value="48000.0000305176" calcext:value-type="float">
            <text:p>48000</text:p>
          </table:table-cell>
          <table:table-cell table:style-name="ce3" table:formula="of:=[.A34]-[.A33]" office:value-type="float" office:value="278" calcext:value-type="float">
            <text:p>278</text:p>
          </table:table-cell>
          <table:table-cell table:style-name="ce3" table:formula="of:=[.F34]/[.G34]" office:value-type="float" office:value="172.661870613373" calcext:value-type="float">
            <text:p>173</text:p>
          </table:table-cell>
        </table:table-row>
        <table:table-row table:style-name="ro1">
          <table:table-cell office:value-type="float" office:value="1559685382" calcext:value-type="float">
            <text:p>1559685382</text:p>
          </table:table-cell>
          <table:table-cell office:value-type="float" office:value="4374732" calcext:value-type="float">
            <text:p>4374732</text:p>
          </table:table-cell>
          <table:table-cell table:formula="of:=[.A35]/86400+25569" office:value-type="date" office:date-value="2019-06-04T21:56:22" calcext:value-type="date">
            <text:p>06/04/19 09:56 PM</text:p>
          </table:table-cell>
          <table:table-cell table:formula="of:=[.B35]/75" office:value-type="float" office:value="58329.76" calcext:value-type="float">
            <text:p>58329.760</text:p>
          </table:table-cell>
          <table:table-cell table:style-name="ce3" table:formula="of:=[.D35]*1000*3600" office:value-type="float" office:value="209987136000" calcext:value-type="float">
            <text:p>209987136000</text:p>
          </table:table-cell>
          <table:table-cell table:style-name="ce3" table:formula="of:=[.E35]-[.E34]" office:value-type="float" office:value="48000" calcext:value-type="float">
            <text:p>48000</text:p>
          </table:table-cell>
          <table:table-cell table:style-name="ce3" table:formula="of:=[.A35]-[.A34]" office:value-type="float" office:value="201" calcext:value-type="float">
            <text:p>201</text:p>
          </table:table-cell>
          <table:table-cell table:style-name="ce3" table:formula="of:=[.F35]/[.G35]" office:value-type="float" office:value="238.805970149254" calcext:value-type="float">
            <text:p>239</text:p>
          </table:table-cell>
        </table:table-row>
        <table:table-row table:style-name="ro1">
          <table:table-cell office:value-type="float" office:value="1559685563" calcext:value-type="float">
            <text:p>1559685563</text:p>
          </table:table-cell>
          <table:table-cell office:value-type="float" office:value="4374733" calcext:value-type="float">
            <text:p>4374733</text:p>
          </table:table-cell>
          <table:table-cell table:formula="of:=[.A36]/86400+25569" office:value-type="date" office:date-value="2019-06-04T21:59:23" calcext:value-type="date">
            <text:p>06/04/19 09:59 PM</text:p>
          </table:table-cell>
          <table:table-cell table:formula="of:=[.B36]/75" office:value-type="float" office:value="58329.7733333333" calcext:value-type="float">
            <text:p>58329.773</text:p>
          </table:table-cell>
          <table:table-cell table:style-name="ce3" table:formula="of:=[.D36]*1000*3600" office:value-type="float" office:value="209987184000" calcext:value-type="float">
            <text:p>209987184000</text:p>
          </table:table-cell>
          <table:table-cell table:style-name="ce3" table:formula="of:=[.E36]-[.E35]" office:value-type="float" office:value="47999.9999694824" calcext:value-type="float">
            <text:p>48000</text:p>
          </table:table-cell>
          <table:table-cell table:style-name="ce3" table:formula="of:=[.A36]-[.A35]" office:value-type="float" office:value="181" calcext:value-type="float">
            <text:p>181</text:p>
          </table:table-cell>
          <table:table-cell table:style-name="ce3" table:formula="of:=[.F36]/[.G36]" office:value-type="float" office:value="265.19336999714" calcext:value-type="float">
            <text:p>265</text:p>
          </table:table-cell>
        </table:table-row>
        <table:table-row table:style-name="ro1">
          <table:table-cell office:value-type="float" office:value="1559685716" calcext:value-type="float">
            <text:p>1559685716</text:p>
          </table:table-cell>
          <table:table-cell office:value-type="float" office:value="4374734" calcext:value-type="float">
            <text:p>4374734</text:p>
          </table:table-cell>
          <table:table-cell table:formula="of:=[.A37]/86400+25569" office:value-type="date" office:date-value="2019-06-04T22:01:56" calcext:value-type="date">
            <text:p>06/04/19 10:01 PM</text:p>
          </table:table-cell>
          <table:table-cell table:formula="of:=[.B37]/75" office:value-type="float" office:value="58329.7866666667" calcext:value-type="float">
            <text:p>58329.787</text:p>
          </table:table-cell>
          <table:table-cell table:style-name="ce3" table:formula="of:=[.D37]*1000*3600" office:value-type="float" office:value="209987232000" calcext:value-type="float">
            <text:p>209987232000</text:p>
          </table:table-cell>
          <table:table-cell table:style-name="ce3" table:formula="of:=[.E37]-[.E36]" office:value-type="float" office:value="48000.0000305176" calcext:value-type="float">
            <text:p>48000</text:p>
          </table:table-cell>
          <table:table-cell table:style-name="ce3" table:formula="of:=[.A37]-[.A36]" office:value-type="float" office:value="153" calcext:value-type="float">
            <text:p>153</text:p>
          </table:table-cell>
          <table:table-cell table:style-name="ce3" table:formula="of:=[.F37]/[.G37]" office:value-type="float" office:value="313.72549039554" calcext:value-type="float">
            <text:p>314</text:p>
          </table:table-cell>
        </table:table-row>
        <table:table-row table:style-name="ro1">
          <table:table-cell office:value-type="float" office:value="1559685871" calcext:value-type="float">
            <text:p>1559685871</text:p>
          </table:table-cell>
          <table:table-cell office:value-type="float" office:value="4374735" calcext:value-type="float">
            <text:p>4374735</text:p>
          </table:table-cell>
          <table:table-cell table:formula="of:=[.A38]/86400+25569" office:value-type="date" office:date-value="2019-06-04T22:04:31" calcext:value-type="date">
            <text:p>06/04/19 10:04 PM</text:p>
          </table:table-cell>
          <table:table-cell table:formula="of:=[.B38]/75" office:value-type="float" office:value="58329.8" calcext:value-type="float">
            <text:p>58329.800</text:p>
          </table:table-cell>
          <table:table-cell table:style-name="ce3" table:formula="of:=[.D38]*1000*3600" office:value-type="float" office:value="209987280000" calcext:value-type="float">
            <text:p>209987280000</text:p>
          </table:table-cell>
          <table:table-cell table:style-name="ce3" table:formula="of:=[.E38]-[.E37]" office:value-type="float" office:value="48000" calcext:value-type="float">
            <text:p>48000</text:p>
          </table:table-cell>
          <table:table-cell table:style-name="ce3" table:formula="of:=[.A38]-[.A37]" office:value-type="float" office:value="155" calcext:value-type="float">
            <text:p>155</text:p>
          </table:table-cell>
          <table:table-cell table:style-name="ce3" table:formula="of:=[.F38]/[.G38]" office:value-type="float" office:value="309.677419354839" calcext:value-type="float">
            <text:p>310</text:p>
          </table:table-cell>
        </table:table-row>
        <table:table-row table:style-name="ro1">
          <table:table-cell office:value-type="float" office:value="1559686054" calcext:value-type="float">
            <text:p>1559686054</text:p>
          </table:table-cell>
          <table:table-cell office:value-type="float" office:value="4374736" calcext:value-type="float">
            <text:p>4374736</text:p>
          </table:table-cell>
          <table:table-cell table:formula="of:=[.A39]/86400+25569" office:value-type="date" office:date-value="2019-06-04T22:07:34" calcext:value-type="date">
            <text:p>06/04/19 10:07 PM</text:p>
          </table:table-cell>
          <table:table-cell table:formula="of:=[.B39]/75" office:value-type="float" office:value="58329.8133333333" calcext:value-type="float">
            <text:p>58329.813</text:p>
          </table:table-cell>
          <table:table-cell table:style-name="ce3" table:formula="of:=[.D39]*1000*3600" office:value-type="float" office:value="209987328000" calcext:value-type="float">
            <text:p>209987328000</text:p>
          </table:table-cell>
          <table:table-cell table:style-name="ce3" table:formula="of:=[.E39]-[.E38]" office:value-type="float" office:value="47999.9999694824" calcext:value-type="float">
            <text:p>48000</text:p>
          </table:table-cell>
          <table:table-cell table:style-name="ce3" table:formula="of:=[.A39]-[.A38]" office:value-type="float" office:value="183" calcext:value-type="float">
            <text:p>183</text:p>
          </table:table-cell>
          <table:table-cell table:style-name="ce3" table:formula="of:=[.F39]/[.G39]" office:value-type="float" office:value="262.29508180045" calcext:value-type="float">
            <text:p>262</text:p>
          </table:table-cell>
        </table:table-row>
        <table:table-row table:style-name="ro1">
          <table:table-cell office:value-type="float" office:value="1559686265" calcext:value-type="float">
            <text:p>1559686265</text:p>
          </table:table-cell>
          <table:table-cell office:value-type="float" office:value="4374737" calcext:value-type="float">
            <text:p>4374737</text:p>
          </table:table-cell>
          <table:table-cell table:formula="of:=[.A40]/86400+25569" office:value-type="date" office:date-value="2019-06-04T22:11:05" calcext:value-type="date">
            <text:p>06/04/19 10:11 PM</text:p>
          </table:table-cell>
          <table:table-cell table:formula="of:=[.B40]/75" office:value-type="float" office:value="58329.8266666667" calcext:value-type="float">
            <text:p>58329.827</text:p>
          </table:table-cell>
          <table:table-cell table:style-name="ce3" table:formula="of:=[.D40]*1000*3600" office:value-type="float" office:value="209987376000" calcext:value-type="float">
            <text:p>209987376000</text:p>
          </table:table-cell>
          <table:table-cell table:style-name="ce3" table:formula="of:=[.E40]-[.E39]" office:value-type="float" office:value="48000.0000305176" calcext:value-type="float">
            <text:p>48000</text:p>
          </table:table-cell>
          <table:table-cell table:style-name="ce3" table:formula="of:=[.A40]-[.A39]" office:value-type="float" office:value="211" calcext:value-type="float">
            <text:p>211</text:p>
          </table:table-cell>
          <table:table-cell table:style-name="ce3" table:formula="of:=[.F40]/[.G40]" office:value-type="float" office:value="227.488151803401" calcext:value-type="float">
            <text:p>227</text:p>
          </table:table-cell>
        </table:table-row>
        <table:table-row table:style-name="ro1">
          <table:table-cell office:value-type="float" office:value="1559686478" calcext:value-type="float">
            <text:p>1559686478</text:p>
          </table:table-cell>
          <table:table-cell office:value-type="float" office:value="4374738" calcext:value-type="float">
            <text:p>4374738</text:p>
          </table:table-cell>
          <table:table-cell table:formula="of:=[.A41]/86400+25569" office:value-type="date" office:date-value="2019-06-04T22:14:38" calcext:value-type="date">
            <text:p>06/04/19 10:14 PM</text:p>
          </table:table-cell>
          <table:table-cell table:formula="of:=[.B41]/75" office:value-type="float" office:value="58329.84" calcext:value-type="float">
            <text:p>58329.840</text:p>
          </table:table-cell>
          <table:table-cell table:style-name="ce3" table:formula="of:=[.D41]*1000*3600" office:value-type="float" office:value="209987424000" calcext:value-type="float">
            <text:p>209987424000</text:p>
          </table:table-cell>
          <table:table-cell table:style-name="ce3" table:formula="of:=[.E41]-[.E40]" office:value-type="float" office:value="48000" calcext:value-type="float">
            <text:p>48000</text:p>
          </table:table-cell>
          <table:table-cell table:style-name="ce3" table:formula="of:=[.A41]-[.A40]" office:value-type="float" office:value="213" calcext:value-type="float">
            <text:p>213</text:p>
          </table:table-cell>
          <table:table-cell table:style-name="ce3" table:formula="of:=[.F41]/[.G41]" office:value-type="float" office:value="225.352112676056" calcext:value-type="float">
            <text:p>225</text:p>
          </table:table-cell>
        </table:table-row>
        <table:table-row table:style-name="ro1">
          <table:table-cell office:value-type="float" office:value="1559686691" calcext:value-type="float">
            <text:p>1559686691</text:p>
          </table:table-cell>
          <table:table-cell office:value-type="float" office:value="4374739" calcext:value-type="float">
            <text:p>4374739</text:p>
          </table:table-cell>
          <table:table-cell table:formula="of:=[.A42]/86400+25569" office:value-type="date" office:date-value="2019-06-04T22:18:11" calcext:value-type="date">
            <text:p>06/04/19 10:18 PM</text:p>
          </table:table-cell>
          <table:table-cell table:formula="of:=[.B42]/75" office:value-type="float" office:value="58329.8533333333" calcext:value-type="float">
            <text:p>58329.853</text:p>
          </table:table-cell>
          <table:table-cell table:style-name="ce3" table:formula="of:=[.D42]*1000*3600" office:value-type="float" office:value="209987472000" calcext:value-type="float">
            <text:p>209987472000</text:p>
          </table:table-cell>
          <table:table-cell table:style-name="ce3" table:formula="of:=[.E42]-[.E41]" office:value-type="float" office:value="48000" calcext:value-type="float">
            <text:p>48000</text:p>
          </table:table-cell>
          <table:table-cell table:style-name="ce3" table:formula="of:=[.A42]-[.A41]" office:value-type="float" office:value="213" calcext:value-type="float">
            <text:p>213</text:p>
          </table:table-cell>
          <table:table-cell table:style-name="ce3" table:formula="of:=[.F42]/[.G42]" office:value-type="float" office:value="225.352112676056" calcext:value-type="float">
            <text:p>225</text:p>
          </table:table-cell>
        </table:table-row>
        <table:table-row table:style-name="ro1">
          <table:table-cell office:value-type="float" office:value="1559686901" calcext:value-type="float">
            <text:p>1559686901</text:p>
          </table:table-cell>
          <table:table-cell office:value-type="float" office:value="4374740" calcext:value-type="float">
            <text:p>4374740</text:p>
          </table:table-cell>
          <table:table-cell table:formula="of:=[.A43]/86400+25569" office:value-type="date" office:date-value="2019-06-04T22:21:41" calcext:value-type="date">
            <text:p>06/04/19 10:21 PM</text:p>
          </table:table-cell>
          <table:table-cell table:formula="of:=[.B43]/75" office:value-type="float" office:value="58329.8666666667" calcext:value-type="float">
            <text:p>58329.867</text:p>
          </table:table-cell>
          <table:table-cell table:style-name="ce3" table:formula="of:=[.D43]*1000*3600" office:value-type="float" office:value="209987520000" calcext:value-type="float">
            <text:p>209987520000</text:p>
          </table:table-cell>
          <table:table-cell table:style-name="ce3" table:formula="of:=[.E43]-[.E42]" office:value-type="float" office:value="48000.0000305176" calcext:value-type="float">
            <text:p>48000</text:p>
          </table:table-cell>
          <table:table-cell table:style-name="ce3" table:formula="of:=[.A43]-[.A42]" office:value-type="float" office:value="210" calcext:value-type="float">
            <text:p>210</text:p>
          </table:table-cell>
          <table:table-cell table:style-name="ce3" table:formula="of:=[.F43]/[.G43]" office:value-type="float" office:value="228.57142871675" calcext:value-type="float">
            <text:p>229</text:p>
          </table:table-cell>
        </table:table-row>
        <table:table-row table:style-name="ro1">
          <table:table-cell office:value-type="float" office:value="1559687058" calcext:value-type="float">
            <text:p>1559687058</text:p>
          </table:table-cell>
          <table:table-cell office:value-type="float" office:value="4374741" calcext:value-type="float">
            <text:p>4374741</text:p>
          </table:table-cell>
          <table:table-cell table:formula="of:=[.A44]/86400+25569" office:value-type="date" office:date-value="2019-06-04T22:24:18" calcext:value-type="date">
            <text:p>06/04/19 10:24 PM</text:p>
          </table:table-cell>
          <table:table-cell table:formula="of:=[.B44]/75" office:value-type="float" office:value="58329.88" calcext:value-type="float">
            <text:p>58329.880</text:p>
          </table:table-cell>
          <table:table-cell table:style-name="ce3" table:formula="of:=[.D44]*1000*3600" office:value-type="float" office:value="209987568000" calcext:value-type="float">
            <text:p>209987568000</text:p>
          </table:table-cell>
          <table:table-cell table:style-name="ce3" table:formula="of:=[.E44]-[.E43]" office:value-type="float" office:value="47999.9999694824" calcext:value-type="float">
            <text:p>48000</text:p>
          </table:table-cell>
          <table:table-cell table:style-name="ce3" table:formula="of:=[.A44]-[.A43]" office:value-type="float" office:value="157" calcext:value-type="float">
            <text:p>157</text:p>
          </table:table-cell>
          <table:table-cell table:style-name="ce3" table:formula="of:=[.F44]/[.G44]" office:value-type="float" office:value="305.732483882054" calcext:value-type="float">
            <text:p>306</text:p>
          </table:table-cell>
        </table:table-row>
        <table:table-row table:style-name="ro1">
          <table:table-cell office:value-type="float" office:value="1559687218" calcext:value-type="float">
            <text:p>1559687218</text:p>
          </table:table-cell>
          <table:table-cell office:value-type="float" office:value="4374742" calcext:value-type="float">
            <text:p>4374742</text:p>
          </table:table-cell>
          <table:table-cell table:formula="of:=[.A45]/86400+25569" office:value-type="date" office:date-value="2019-06-04T22:26:58" calcext:value-type="date">
            <text:p>06/04/19 10:26 PM</text:p>
          </table:table-cell>
          <table:table-cell table:formula="of:=[.B45]/75" office:value-type="float" office:value="58329.8933333333" calcext:value-type="float">
            <text:p>58329.893</text:p>
          </table:table-cell>
          <table:table-cell table:style-name="ce3" table:formula="of:=[.D45]*1000*3600" office:value-type="float" office:value="209987616000" calcext:value-type="float">
            <text:p>209987616000</text:p>
          </table:table-cell>
          <table:table-cell table:style-name="ce3" table:formula="of:=[.E45]-[.E44]" office:value-type="float" office:value="48000" calcext:value-type="float">
            <text:p>48000</text:p>
          </table:table-cell>
          <table:table-cell table:style-name="ce3" table:formula="of:=[.A45]-[.A44]" office:value-type="float" office:value="160" calcext:value-type="float">
            <text:p>160</text:p>
          </table:table-cell>
          <table:table-cell table:style-name="ce3" table:formula="of:=[.F45]/[.G45]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559687389" calcext:value-type="float">
            <text:p>1559687389</text:p>
          </table:table-cell>
          <table:table-cell office:value-type="float" office:value="4374743" calcext:value-type="float">
            <text:p>4374743</text:p>
          </table:table-cell>
          <table:table-cell table:formula="of:=[.A46]/86400+25569" office:value-type="date" office:date-value="2019-06-04T22:29:49" calcext:value-type="date">
            <text:p>06/04/19 10:29 PM</text:p>
          </table:table-cell>
          <table:table-cell table:formula="of:=[.B46]/75" office:value-type="float" office:value="58329.9066666667" calcext:value-type="float">
            <text:p>58329.907</text:p>
          </table:table-cell>
          <table:table-cell table:style-name="ce3" table:formula="of:=[.D46]*1000*3600" office:value-type="float" office:value="209987664000" calcext:value-type="float">
            <text:p>209987664000</text:p>
          </table:table-cell>
          <table:table-cell table:style-name="ce3" table:formula="of:=[.E46]-[.E45]" office:value-type="float" office:value="48000.0000305176" calcext:value-type="float">
            <text:p>48000</text:p>
          </table:table-cell>
          <table:table-cell table:style-name="ce3" table:formula="of:=[.A46]-[.A45]" office:value-type="float" office:value="171" calcext:value-type="float">
            <text:p>171</text:p>
          </table:table-cell>
          <table:table-cell table:style-name="ce3" table:formula="of:=[.F46]/[.G46]" office:value-type="float" office:value="280.70175456443" calcext:value-type="float">
            <text:p>281</text:p>
          </table:table-cell>
        </table:table-row>
        <table:table-row table:style-name="ro1">
          <table:table-cell office:value-type="float" office:value="1559687606" calcext:value-type="float">
            <text:p>1559687606</text:p>
          </table:table-cell>
          <table:table-cell office:value-type="float" office:value="4374744" calcext:value-type="float">
            <text:p>4374744</text:p>
          </table:table-cell>
          <table:table-cell table:formula="of:=[.A47]/86400+25569" office:value-type="date" office:date-value="2019-06-04T22:33:26" calcext:value-type="date">
            <text:p>06/04/19 10:33 PM</text:p>
          </table:table-cell>
          <table:table-cell table:formula="of:=[.B47]/75" office:value-type="float" office:value="58329.92" calcext:value-type="float">
            <text:p>58329.920</text:p>
          </table:table-cell>
          <table:table-cell table:style-name="ce3" table:formula="of:=[.D47]*1000*3600" office:value-type="float" office:value="209987712000" calcext:value-type="float">
            <text:p>209987712000</text:p>
          </table:table-cell>
          <table:table-cell table:style-name="ce3" table:formula="of:=[.E47]-[.E46]" office:value-type="float" office:value="47999.9999694824" calcext:value-type="float">
            <text:p>48000</text:p>
          </table:table-cell>
          <table:table-cell table:style-name="ce3" table:formula="of:=[.A47]-[.A46]" office:value-type="float" office:value="217" calcext:value-type="float">
            <text:p>217</text:p>
          </table:table-cell>
          <table:table-cell table:style-name="ce3" table:formula="of:=[.F47]/[.G47]" office:value-type="float" office:value="221.198156541394" calcext:value-type="float">
            <text:p>221</text:p>
          </table:table-cell>
        </table:table-row>
        <table:table-row table:style-name="ro1">
          <table:table-cell office:value-type="float" office:value="1559687824" calcext:value-type="float">
            <text:p>1559687824</text:p>
          </table:table-cell>
          <table:table-cell office:value-type="float" office:value="4374745" calcext:value-type="float">
            <text:p>4374745</text:p>
          </table:table-cell>
          <table:table-cell table:formula="of:=[.A48]/86400+25569" office:value-type="date" office:date-value="2019-06-04T22:37:04" calcext:value-type="date">
            <text:p>06/04/19 10:37 PM</text:p>
          </table:table-cell>
          <table:table-cell table:formula="of:=[.B48]/75" office:value-type="float" office:value="58329.9333333333" calcext:value-type="float">
            <text:p>58329.933</text:p>
          </table:table-cell>
          <table:table-cell table:style-name="ce3" table:formula="of:=[.D48]*1000*3600" office:value-type="float" office:value="209987760000" calcext:value-type="float">
            <text:p>209987760000</text:p>
          </table:table-cell>
          <table:table-cell table:style-name="ce3" table:formula="of:=[.E48]-[.E47]" office:value-type="float" office:value="48000" calcext:value-type="float">
            <text:p>48000</text:p>
          </table:table-cell>
          <table:table-cell table:style-name="ce3" table:formula="of:=[.A48]-[.A47]" office:value-type="float" office:value="218" calcext:value-type="float">
            <text:p>218</text:p>
          </table:table-cell>
          <table:table-cell table:style-name="ce3" table:formula="of:=[.F48]/[.G48]" office:value-type="float" office:value="220.183486238532" calcext:value-type="float">
            <text:p>220</text:p>
          </table:table-cell>
        </table:table-row>
        <table:table-row table:style-name="ro1">
          <table:table-cell office:value-type="float" office:value="1559688039" calcext:value-type="float">
            <text:p>1559688039</text:p>
          </table:table-cell>
          <table:table-cell office:value-type="float" office:value="4374746" calcext:value-type="float">
            <text:p>4374746</text:p>
          </table:table-cell>
          <table:table-cell table:formula="of:=[.A49]/86400+25569" office:value-type="date" office:date-value="2019-06-04T22:40:39" calcext:value-type="date">
            <text:p>06/04/19 10:40 PM</text:p>
          </table:table-cell>
          <table:table-cell table:formula="of:=[.B49]/75" office:value-type="float" office:value="58329.9466666667" calcext:value-type="float">
            <text:p>58329.947</text:p>
          </table:table-cell>
          <table:table-cell table:style-name="ce3" table:formula="of:=[.D49]*1000*3600" office:value-type="float" office:value="209987808000" calcext:value-type="float">
            <text:p>209987808000</text:p>
          </table:table-cell>
          <table:table-cell table:style-name="ce3" table:formula="of:=[.E49]-[.E48]" office:value-type="float" office:value="48000" calcext:value-type="float">
            <text:p>48000</text:p>
          </table:table-cell>
          <table:table-cell table:style-name="ce3" table:formula="of:=[.A49]-[.A48]" office:value-type="float" office:value="215" calcext:value-type="float">
            <text:p>215</text:p>
          </table:table-cell>
          <table:table-cell table:style-name="ce3" table:formula="of:=[.F49]/[.G49]" office:value-type="float" office:value="223.255813953488" calcext:value-type="float">
            <text:p>223</text:p>
          </table:table-cell>
        </table:table-row>
        <table:table-row table:style-name="ro1">
          <table:table-cell office:value-type="float" office:value="1559688264" calcext:value-type="float">
            <text:p>1559688264</text:p>
          </table:table-cell>
          <table:table-cell office:value-type="float" office:value="4374747" calcext:value-type="float">
            <text:p>4374747</text:p>
          </table:table-cell>
          <table:table-cell table:formula="of:=[.A50]/86400+25569" office:value-type="date" office:date-value="2019-06-04T22:44:24" calcext:value-type="date">
            <text:p>06/04/19 10:44 PM</text:p>
          </table:table-cell>
          <table:table-cell table:formula="of:=[.B50]/75" office:value-type="float" office:value="58329.96" calcext:value-type="float">
            <text:p>58329.960</text:p>
          </table:table-cell>
          <table:table-cell table:style-name="ce3" table:formula="of:=[.D50]*1000*3600" office:value-type="float" office:value="209987856000" calcext:value-type="float">
            <text:p>209987856000</text:p>
          </table:table-cell>
          <table:table-cell table:style-name="ce3" table:formula="of:=[.E50]-[.E49]" office:value-type="float" office:value="48000" calcext:value-type="float">
            <text:p>48000</text:p>
          </table:table-cell>
          <table:table-cell table:style-name="ce3" table:formula="of:=[.A50]-[.A49]" office:value-type="float" office:value="225" calcext:value-type="float">
            <text:p>225</text:p>
          </table:table-cell>
          <table:table-cell table:style-name="ce3" table:formula="of:=[.F50]/[.G50]" office:value-type="float" office:value="213.333333333333" calcext:value-type="float">
            <text:p>213</text:p>
          </table:table-cell>
        </table:table-row>
        <table:table-row table:style-name="ro1">
          <table:table-cell office:value-type="float" office:value="1559688486" calcext:value-type="float">
            <text:p>1559688486</text:p>
          </table:table-cell>
          <table:table-cell office:value-type="float" office:value="4374748" calcext:value-type="float">
            <text:p>4374748</text:p>
          </table:table-cell>
          <table:table-cell table:formula="of:=[.A51]/86400+25569" office:value-type="date" office:date-value="2019-06-04T22:48:06" calcext:value-type="date">
            <text:p>06/04/19 10:48 PM</text:p>
          </table:table-cell>
          <table:table-cell table:formula="of:=[.B51]/75" office:value-type="float" office:value="58329.9733333333" calcext:value-type="float">
            <text:p>58329.973</text:p>
          </table:table-cell>
          <table:table-cell table:style-name="ce3" table:formula="of:=[.D51]*1000*3600" office:value-type="float" office:value="209987904000" calcext:value-type="float">
            <text:p>209987904000</text:p>
          </table:table-cell>
          <table:table-cell table:style-name="ce3" table:formula="of:=[.E51]-[.E50]" office:value-type="float" office:value="48000" calcext:value-type="float">
            <text:p>48000</text:p>
          </table:table-cell>
          <table:table-cell table:style-name="ce3" table:formula="of:=[.A51]-[.A50]" office:value-type="float" office:value="222" calcext:value-type="float">
            <text:p>222</text:p>
          </table:table-cell>
          <table:table-cell table:style-name="ce3" table:formula="of:=[.F51]/[.G51]" office:value-type="float" office:value="216.216216216216" calcext:value-type="float">
            <text:p>216</text:p>
          </table:table-cell>
        </table:table-row>
        <table:table-row table:style-name="ro1">
          <table:table-cell office:value-type="float" office:value="1559688700" calcext:value-type="float">
            <text:p>1559688700</text:p>
          </table:table-cell>
          <table:table-cell office:value-type="float" office:value="4374749" calcext:value-type="float">
            <text:p>4374749</text:p>
          </table:table-cell>
          <table:table-cell table:formula="of:=[.A52]/86400+25569" office:value-type="date" office:date-value="2019-06-04T22:51:40" calcext:value-type="date">
            <text:p>06/04/19 10:51 PM</text:p>
          </table:table-cell>
          <table:table-cell table:formula="of:=[.B52]/75" office:value-type="float" office:value="58329.9866666667" calcext:value-type="float">
            <text:p>58329.987</text:p>
          </table:table-cell>
          <table:table-cell table:style-name="ce3" table:formula="of:=[.D52]*1000*3600" office:value-type="float" office:value="209987952000" calcext:value-type="float">
            <text:p>209987952000</text:p>
          </table:table-cell>
          <table:table-cell table:style-name="ce3" table:formula="of:=[.E52]-[.E51]" office:value-type="float" office:value="48000" calcext:value-type="float">
            <text:p>48000</text:p>
          </table:table-cell>
          <table:table-cell table:style-name="ce3" table:formula="of:=[.A52]-[.A51]" office:value-type="float" office:value="214" calcext:value-type="float">
            <text:p>214</text:p>
          </table:table-cell>
          <table:table-cell table:style-name="ce3" table:formula="of:=[.F52]/[.G52]" office:value-type="float" office:value="224.299065420561" calcext:value-type="float">
            <text:p>224</text:p>
          </table:table-cell>
        </table:table-row>
        <table:table-row table:style-name="ro1">
          <table:table-cell office:value-type="float" office:value="1559689002" calcext:value-type="float">
            <text:p>1559689002</text:p>
          </table:table-cell>
          <table:table-cell office:value-type="float" office:value="4374750" calcext:value-type="float">
            <text:p>4374750</text:p>
          </table:table-cell>
          <table:table-cell table:formula="of:=[.A53]/86400+25569" office:value-type="date" office:date-value="2019-06-04T22:56:42" calcext:value-type="date">
            <text:p>06/04/19 10:56 PM</text:p>
          </table:table-cell>
          <table:table-cell table:formula="of:=[.B53]/75" office:value-type="float" office:value="58330" calcext:value-type="float">
            <text:p>58330.000</text:p>
          </table:table-cell>
          <table:table-cell table:style-name="ce3" table:formula="of:=[.D53]*1000*3600" office:value-type="float" office:value="209988000000" calcext:value-type="float">
            <text:p>209988000000</text:p>
          </table:table-cell>
          <table:table-cell table:style-name="ce3" table:formula="of:=[.E53]-[.E52]" office:value-type="float" office:value="48000" calcext:value-type="float">
            <text:p>48000</text:p>
          </table:table-cell>
          <table:table-cell table:style-name="ce3" table:formula="of:=[.A53]-[.A52]" office:value-type="float" office:value="302" calcext:value-type="float">
            <text:p>302</text:p>
          </table:table-cell>
          <table:table-cell table:style-name="ce3" table:formula="of:=[.F53]/[.G53]" office:value-type="float" office:value="158.940397350993" calcext:value-type="float">
            <text:p>159</text:p>
          </table:table-cell>
        </table:table-row>
        <table:table-row table:style-name="ro1">
          <table:table-cell office:value-type="float" office:value="1559689330" calcext:value-type="float">
            <text:p>1559689330</text:p>
          </table:table-cell>
          <table:table-cell office:value-type="float" office:value="4374751" calcext:value-type="float">
            <text:p>4374751</text:p>
          </table:table-cell>
          <table:table-cell table:formula="of:=[.A54]/86400+25569" office:value-type="date" office:date-value="2019-06-04T23:02:10" calcext:value-type="date">
            <text:p>06/04/19 11:02 PM</text:p>
          </table:table-cell>
          <table:table-cell table:formula="of:=[.B54]/75" office:value-type="float" office:value="58330.0133333333" calcext:value-type="float">
            <text:p>58330.013</text:p>
          </table:table-cell>
          <table:table-cell table:style-name="ce3" table:formula="of:=[.D54]*1000*3600" office:value-type="float" office:value="209988048000" calcext:value-type="float">
            <text:p>209988048000</text:p>
          </table:table-cell>
          <table:table-cell table:style-name="ce3" table:formula="of:=[.E54]-[.E53]" office:value-type="float" office:value="48000" calcext:value-type="float">
            <text:p>48000</text:p>
          </table:table-cell>
          <table:table-cell table:style-name="ce3" table:formula="of:=[.A54]-[.A53]" office:value-type="float" office:value="328" calcext:value-type="float">
            <text:p>328</text:p>
          </table:table-cell>
          <table:table-cell table:style-name="ce3" table:formula="of:=[.F54]/[.G54]" office:value-type="float" office:value="146.341463414634" calcext:value-type="float">
            <text:p>146</text:p>
          </table:table-cell>
        </table:table-row>
        <table:table-row table:style-name="ro1">
          <table:table-cell office:value-type="float" office:value="1559689658" calcext:value-type="float">
            <text:p>1559689658</text:p>
          </table:table-cell>
          <table:table-cell office:value-type="float" office:value="4374752" calcext:value-type="float">
            <text:p>4374752</text:p>
          </table:table-cell>
          <table:table-cell table:formula="of:=[.A55]/86400+25569" office:value-type="date" office:date-value="2019-06-04T23:07:38" calcext:value-type="date">
            <text:p>06/04/19 11:07 PM</text:p>
          </table:table-cell>
          <table:table-cell table:formula="of:=[.B55]/75" office:value-type="float" office:value="58330.0266666667" calcext:value-type="float">
            <text:p>58330.027</text:p>
          </table:table-cell>
          <table:table-cell table:style-name="ce3" table:formula="of:=[.D55]*1000*3600" office:value-type="float" office:value="209988096000" calcext:value-type="float">
            <text:p>209988096000</text:p>
          </table:table-cell>
          <table:table-cell table:style-name="ce3" table:formula="of:=[.E55]-[.E54]" office:value-type="float" office:value="48000" calcext:value-type="float">
            <text:p>48000</text:p>
          </table:table-cell>
          <table:table-cell table:style-name="ce3" table:formula="of:=[.A55]-[.A54]" office:value-type="float" office:value="328" calcext:value-type="float">
            <text:p>328</text:p>
          </table:table-cell>
          <table:table-cell table:style-name="ce3" table:formula="of:=[.F55]/[.G55]" office:value-type="float" office:value="146.341463414634" calcext:value-type="float">
            <text:p>146</text:p>
          </table:table-cell>
        </table:table-row>
        <table:table-row table:style-name="ro1">
          <table:table-cell office:value-type="float" office:value="1559689882" calcext:value-type="float">
            <text:p>1559689882</text:p>
          </table:table-cell>
          <table:table-cell office:value-type="float" office:value="4374753" calcext:value-type="float">
            <text:p>4374753</text:p>
          </table:table-cell>
          <table:table-cell table:formula="of:=[.A56]/86400+25569" office:value-type="date" office:date-value="2019-06-04T23:11:22" calcext:value-type="date">
            <text:p>06/04/19 11:11 PM</text:p>
          </table:table-cell>
          <table:table-cell table:formula="of:=[.B56]/75" office:value-type="float" office:value="58330.04" calcext:value-type="float">
            <text:p>58330.040</text:p>
          </table:table-cell>
          <table:table-cell table:style-name="ce3" table:formula="of:=[.D56]*1000*3600" office:value-type="float" office:value="209988144000" calcext:value-type="float">
            <text:p>209988144000</text:p>
          </table:table-cell>
          <table:table-cell table:style-name="ce3" table:formula="of:=[.E56]-[.E55]" office:value-type="float" office:value="48000" calcext:value-type="float">
            <text:p>48000</text:p>
          </table:table-cell>
          <table:table-cell table:style-name="ce3" table:formula="of:=[.A56]-[.A55]" office:value-type="float" office:value="224" calcext:value-type="float">
            <text:p>224</text:p>
          </table:table-cell>
          <table:table-cell table:style-name="ce3" table:formula="of:=[.F56]/[.G56]" office:value-type="float" office:value="214.285714285714" calcext:value-type="float">
            <text:p>214</text:p>
          </table:table-cell>
        </table:table-row>
        <table:table-row table:style-name="ro1">
          <table:table-cell office:value-type="float" office:value="1559690096" calcext:value-type="float">
            <text:p>1559690096</text:p>
          </table:table-cell>
          <table:table-cell office:value-type="float" office:value="4374754" calcext:value-type="float">
            <text:p>4374754</text:p>
          </table:table-cell>
          <table:table-cell table:formula="of:=[.A57]/86400+25569" office:value-type="date" office:date-value="2019-06-04T23:14:56" calcext:value-type="date">
            <text:p>06/04/19 11:14 PM</text:p>
          </table:table-cell>
          <table:table-cell table:formula="of:=[.B57]/75" office:value-type="float" office:value="58330.0533333333" calcext:value-type="float">
            <text:p>58330.053</text:p>
          </table:table-cell>
          <table:table-cell table:style-name="ce3" table:formula="of:=[.D57]*1000*3600" office:value-type="float" office:value="209988192000" calcext:value-type="float">
            <text:p>209988192000</text:p>
          </table:table-cell>
          <table:table-cell table:style-name="ce3" table:formula="of:=[.E57]-[.E56]" office:value-type="float" office:value="48000" calcext:value-type="float">
            <text:p>48000</text:p>
          </table:table-cell>
          <table:table-cell table:style-name="ce3" table:formula="of:=[.A57]-[.A56]" office:value-type="float" office:value="214" calcext:value-type="float">
            <text:p>214</text:p>
          </table:table-cell>
          <table:table-cell table:style-name="ce3" table:formula="of:=[.F57]/[.G57]" office:value-type="float" office:value="224.299065420561" calcext:value-type="float">
            <text:p>224</text:p>
          </table:table-cell>
        </table:table-row>
        <table:table-row table:style-name="ro1">
          <table:table-cell office:value-type="float" office:value="1559690394" calcext:value-type="float">
            <text:p>1559690394</text:p>
          </table:table-cell>
          <table:table-cell office:value-type="float" office:value="4374755" calcext:value-type="float">
            <text:p>4374755</text:p>
          </table:table-cell>
          <table:table-cell table:formula="of:=[.A58]/86400+25569" office:value-type="date" office:date-value="2019-06-04T23:19:54" calcext:value-type="date">
            <text:p>06/04/19 11:19 PM</text:p>
          </table:table-cell>
          <table:table-cell table:formula="of:=[.B58]/75" office:value-type="float" office:value="58330.0666666667" calcext:value-type="float">
            <text:p>58330.067</text:p>
          </table:table-cell>
          <table:table-cell table:style-name="ce3" table:formula="of:=[.D58]*1000*3600" office:value-type="float" office:value="209988240000" calcext:value-type="float">
            <text:p>209988240000</text:p>
          </table:table-cell>
          <table:table-cell table:style-name="ce3" table:formula="of:=[.E58]-[.E57]" office:value-type="float" office:value="48000" calcext:value-type="float">
            <text:p>48000</text:p>
          </table:table-cell>
          <table:table-cell table:style-name="ce3" table:formula="of:=[.A58]-[.A57]" office:value-type="float" office:value="298" calcext:value-type="float">
            <text:p>298</text:p>
          </table:table-cell>
          <table:table-cell table:style-name="ce3" table:formula="of:=[.F58]/[.G58]" office:value-type="float" office:value="161.073825503356" calcext:value-type="float">
            <text:p>161</text:p>
          </table:table-cell>
        </table:table-row>
        <table:table-row table:style-name="ro1">
          <table:table-cell office:value-type="float" office:value="1559690723" calcext:value-type="float">
            <text:p>1559690723</text:p>
          </table:table-cell>
          <table:table-cell office:value-type="float" office:value="4374756" calcext:value-type="float">
            <text:p>4374756</text:p>
          </table:table-cell>
          <table:table-cell table:formula="of:=[.A59]/86400+25569" office:value-type="date" office:date-value="2019-06-04T23:25:23" calcext:value-type="date">
            <text:p>06/04/19 11:25 PM</text:p>
          </table:table-cell>
          <table:table-cell table:formula="of:=[.B59]/75" office:value-type="float" office:value="58330.08" calcext:value-type="float">
            <text:p>58330.080</text:p>
          </table:table-cell>
          <table:table-cell table:style-name="ce3" table:formula="of:=[.D59]*1000*3600" office:value-type="float" office:value="209988288000" calcext:value-type="float">
            <text:p>209988288000</text:p>
          </table:table-cell>
          <table:table-cell table:style-name="ce3" table:formula="of:=[.E59]-[.E58]" office:value-type="float" office:value="48000" calcext:value-type="float">
            <text:p>48000</text:p>
          </table:table-cell>
          <table:table-cell table:style-name="ce3" table:formula="of:=[.A59]-[.A58]" office:value-type="float" office:value="329" calcext:value-type="float">
            <text:p>329</text:p>
          </table:table-cell>
          <table:table-cell table:style-name="ce3" table:formula="of:=[.F59]/[.G59]" office:value-type="float" office:value="145.896656534954" calcext:value-type="float">
            <text:p>146</text:p>
          </table:table-cell>
        </table:table-row>
        <table:table-row table:style-name="ro1">
          <table:table-cell office:value-type="float" office:value="1559691052" calcext:value-type="float">
            <text:p>1559691052</text:p>
          </table:table-cell>
          <table:table-cell office:value-type="float" office:value="4374757" calcext:value-type="float">
            <text:p>4374757</text:p>
          </table:table-cell>
          <table:table-cell table:formula="of:=[.A60]/86400+25569" office:value-type="date" office:date-value="2019-06-04T23:30:52" calcext:value-type="date">
            <text:p>06/04/19 11:30 PM</text:p>
          </table:table-cell>
          <table:table-cell table:formula="of:=[.B60]/75" office:value-type="float" office:value="58330.0933333333" calcext:value-type="float">
            <text:p>58330.093</text:p>
          </table:table-cell>
          <table:table-cell table:style-name="ce3" table:formula="of:=[.D60]*1000*3600" office:value-type="float" office:value="209988336000" calcext:value-type="float">
            <text:p>209988336000</text:p>
          </table:table-cell>
          <table:table-cell table:style-name="ce3" table:formula="of:=[.E60]-[.E59]" office:value-type="float" office:value="47999.9999694824" calcext:value-type="float">
            <text:p>48000</text:p>
          </table:table-cell>
          <table:table-cell table:style-name="ce3" table:formula="of:=[.A60]-[.A59]" office:value-type="float" office:value="329" calcext:value-type="float">
            <text:p>329</text:p>
          </table:table-cell>
          <table:table-cell table:style-name="ce3" table:formula="of:=[.F60]/[.G60]" office:value-type="float" office:value="145.896656442196" calcext:value-type="float">
            <text:p>146</text:p>
          </table:table-cell>
        </table:table-row>
        <table:table-row table:style-name="ro1">
          <table:table-cell office:value-type="float" office:value="1559691282" calcext:value-type="float">
            <text:p>1559691282</text:p>
          </table:table-cell>
          <table:table-cell office:value-type="float" office:value="4374758" calcext:value-type="float">
            <text:p>4374758</text:p>
          </table:table-cell>
          <table:table-cell table:formula="of:=[.A61]/86400+25569" office:value-type="date" office:date-value="2019-06-04T23:34:42" calcext:value-type="date">
            <text:p>06/04/19 11:34 PM</text:p>
          </table:table-cell>
          <table:table-cell table:formula="of:=[.B61]/75" office:value-type="float" office:value="58330.1066666667" calcext:value-type="float">
            <text:p>58330.107</text:p>
          </table:table-cell>
          <table:table-cell table:style-name="ce3" table:formula="of:=[.D61]*1000*3600" office:value-type="float" office:value="209988384000" calcext:value-type="float">
            <text:p>209988384000</text:p>
          </table:table-cell>
          <table:table-cell table:style-name="ce3" table:formula="of:=[.E61]-[.E60]" office:value-type="float" office:value="48000.0000305176" calcext:value-type="float">
            <text:p>48000</text:p>
          </table:table-cell>
          <table:table-cell table:style-name="ce3" table:formula="of:=[.A61]-[.A60]" office:value-type="float" office:value="230" calcext:value-type="float">
            <text:p>230</text:p>
          </table:table-cell>
          <table:table-cell table:style-name="ce3" table:formula="of:=[.F61]/[.G61]" office:value-type="float" office:value="208.695652306598" calcext:value-type="float">
            <text:p>209</text:p>
          </table:table-cell>
        </table:table-row>
        <table:table-row table:style-name="ro1">
          <table:table-cell office:value-type="float" office:value="1559691496" calcext:value-type="float">
            <text:p>1559691496</text:p>
          </table:table-cell>
          <table:table-cell office:value-type="float" office:value="4374759" calcext:value-type="float">
            <text:p>4374759</text:p>
          </table:table-cell>
          <table:table-cell table:formula="of:=[.A62]/86400+25569" office:value-type="date" office:date-value="2019-06-04T23:38:16" calcext:value-type="date">
            <text:p>06/04/19 11:38 PM</text:p>
          </table:table-cell>
          <table:table-cell table:formula="of:=[.B62]/75" office:value-type="float" office:value="58330.12" calcext:value-type="float">
            <text:p>58330.120</text:p>
          </table:table-cell>
          <table:table-cell table:style-name="ce3" table:formula="of:=[.D62]*1000*3600" office:value-type="float" office:value="209988432000" calcext:value-type="float">
            <text:p>209988432000</text:p>
          </table:table-cell>
          <table:table-cell table:style-name="ce3" table:formula="of:=[.E62]-[.E61]" office:value-type="float" office:value="48000" calcext:value-type="float">
            <text:p>48000</text:p>
          </table:table-cell>
          <table:table-cell table:style-name="ce3" table:formula="of:=[.A62]-[.A61]" office:value-type="float" office:value="214" calcext:value-type="float">
            <text:p>214</text:p>
          </table:table-cell>
          <table:table-cell table:style-name="ce3" table:formula="of:=[.F62]/[.G62]" office:value-type="float" office:value="224.299065420561" calcext:value-type="float">
            <text:p>224</text:p>
          </table:table-cell>
        </table:table-row>
        <table:table-row table:style-name="ro1">
          <table:table-cell office:value-type="float" office:value="1559691588" calcext:value-type="float">
            <text:p>1559691588</text:p>
          </table:table-cell>
          <table:table-cell office:value-type="float" office:value="4374760" calcext:value-type="float">
            <text:p>4374760</text:p>
          </table:table-cell>
          <table:table-cell table:formula="of:=[.A63]/86400+25569" office:value-type="date" office:date-value="2019-06-04T23:39:48" calcext:value-type="date">
            <text:p>06/04/19 11:39 PM</text:p>
          </table:table-cell>
          <table:table-cell table:formula="of:=[.B63]/75" office:value-type="float" office:value="58330.1333333333" calcext:value-type="float">
            <text:p>58330.133</text:p>
          </table:table-cell>
          <table:table-cell table:style-name="ce3" table:formula="of:=[.D63]*1000*3600" office:value-type="float" office:value="209988480000" calcext:value-type="float">
            <text:p>209988480000</text:p>
          </table:table-cell>
          <table:table-cell table:style-name="ce3" table:formula="of:=[.E63]-[.E62]" office:value-type="float" office:value="47999.9999694824" calcext:value-type="float">
            <text:p>48000</text:p>
          </table:table-cell>
          <table:table-cell table:style-name="ce3" table:formula="of:=[.A63]-[.A62]" office:value-type="float" office:value="92" calcext:value-type="float">
            <text:p>92</text:p>
          </table:table-cell>
          <table:table-cell table:style-name="ce3" table:formula="of:=[.F63]/[.G63]" office:value-type="float" office:value="521.73913010307" calcext:value-type="float">
            <text:p>522</text:p>
          </table:table-cell>
        </table:table-row>
        <table:table-row table:style-name="ro1">
          <table:table-cell office:value-type="float" office:value="1559691610" calcext:value-type="float">
            <text:p>1559691610</text:p>
          </table:table-cell>
          <table:table-cell office:value-type="float" office:value="4374761" calcext:value-type="float">
            <text:p>4374761</text:p>
          </table:table-cell>
          <table:table-cell table:formula="of:=[.A64]/86400+25569" office:value-type="date" office:date-value="2019-06-04T23:40:10" calcext:value-type="date">
            <text:p>06/04/19 11:40 PM</text:p>
          </table:table-cell>
          <table:table-cell table:formula="of:=[.B64]/75" office:value-type="float" office:value="58330.1466666667" calcext:value-type="float">
            <text:p>58330.147</text:p>
          </table:table-cell>
          <table:table-cell table:style-name="ce3" table:formula="of:=[.D64]*1000*3600" office:value-type="float" office:value="209988528000" calcext:value-type="float">
            <text:p>209988528000</text:p>
          </table:table-cell>
          <table:table-cell table:style-name="ce3" table:formula="of:=[.E64]-[.E63]" office:value-type="float" office:value="48000.0000305176" calcext:value-type="float">
            <text:p>48000</text:p>
          </table:table-cell>
          <table:table-cell table:style-name="ce3" table:formula="of:=[.A64]-[.A63]" office:value-type="float" office:value="22" calcext:value-type="float">
            <text:p>22</text:p>
          </table:table-cell>
          <table:table-cell table:style-name="ce3" table:formula="of:=[.F64]/[.G64]" office:value-type="float" office:value="2181.81818320534" calcext:value-type="float">
            <text:p>2182</text:p>
          </table:table-cell>
        </table:table-row>
        <table:table-row table:style-name="ro1">
          <table:table-cell office:value-type="float" office:value="1559691701" calcext:value-type="float">
            <text:p>1559691701</text:p>
          </table:table-cell>
          <table:table-cell office:value-type="float" office:value="4374762" calcext:value-type="float">
            <text:p>4374762</text:p>
          </table:table-cell>
          <table:table-cell table:formula="of:=[.A65]/86400+25569" office:value-type="date" office:date-value="2019-06-04T23:41:41" calcext:value-type="date">
            <text:p>06/04/19 11:41 PM</text:p>
          </table:table-cell>
          <table:table-cell table:formula="of:=[.B65]/75" office:value-type="float" office:value="58330.16" calcext:value-type="float">
            <text:p>58330.160</text:p>
          </table:table-cell>
          <table:table-cell table:style-name="ce3" table:formula="of:=[.D65]*1000*3600" office:value-type="float" office:value="209988576000" calcext:value-type="float">
            <text:p>209988576000</text:p>
          </table:table-cell>
          <table:table-cell table:style-name="ce3" table:formula="of:=[.E65]-[.E64]" office:value-type="float" office:value="48000" calcext:value-type="float">
            <text:p>48000</text:p>
          </table:table-cell>
          <table:table-cell table:style-name="ce3" table:formula="of:=[.A65]-[.A64]" office:value-type="float" office:value="91" calcext:value-type="float">
            <text:p>91</text:p>
          </table:table-cell>
          <table:table-cell table:style-name="ce3" table:formula="of:=[.F65]/[.G65]" office:value-type="float" office:value="527.472527472527" calcext:value-type="float">
            <text:p>527</text:p>
          </table:table-cell>
        </table:table-row>
        <table:table-row table:style-name="ro1">
          <table:table-cell office:value-type="float" office:value="1559692030" calcext:value-type="float">
            <text:p>1559692030</text:p>
          </table:table-cell>
          <table:table-cell office:value-type="float" office:value="4374763" calcext:value-type="float">
            <text:p>4374763</text:p>
          </table:table-cell>
          <table:table-cell table:formula="of:=[.A66]/86400+25569" office:value-type="date" office:date-value="2019-06-04T23:47:10" calcext:value-type="date">
            <text:p>06/04/19 11:47 PM</text:p>
          </table:table-cell>
          <table:table-cell table:formula="of:=[.B66]/75" office:value-type="float" office:value="58330.1733333333" calcext:value-type="float">
            <text:p>58330.173</text:p>
          </table:table-cell>
          <table:table-cell table:style-name="ce3" table:formula="of:=[.D66]*1000*3600" office:value-type="float" office:value="209988624000" calcext:value-type="float">
            <text:p>209988624000</text:p>
          </table:table-cell>
          <table:table-cell table:style-name="ce3" table:formula="of:=[.E66]-[.E65]" office:value-type="float" office:value="48000" calcext:value-type="float">
            <text:p>48000</text:p>
          </table:table-cell>
          <table:table-cell table:style-name="ce3" table:formula="of:=[.A66]-[.A65]" office:value-type="float" office:value="329" calcext:value-type="float">
            <text:p>329</text:p>
          </table:table-cell>
          <table:table-cell table:style-name="ce3" table:formula="of:=[.F66]/[.G66]" office:value-type="float" office:value="145.896656534954" calcext:value-type="float">
            <text:p>146</text:p>
          </table:table-cell>
        </table:table-row>
        <table:table-row table:style-name="ro1">
          <table:table-cell office:value-type="float" office:value="1559692358" calcext:value-type="float">
            <text:p>1559692358</text:p>
          </table:table-cell>
          <table:table-cell office:value-type="float" office:value="4374764" calcext:value-type="float">
            <text:p>4374764</text:p>
          </table:table-cell>
          <table:table-cell table:formula="of:=[.A67]/86400+25569" office:value-type="date" office:date-value="2019-06-04T23:52:38" calcext:value-type="date">
            <text:p>06/04/19 11:52 PM</text:p>
          </table:table-cell>
          <table:table-cell table:formula="of:=[.B67]/75" office:value-type="float" office:value="58330.1866666667" calcext:value-type="float">
            <text:p>58330.187</text:p>
          </table:table-cell>
          <table:table-cell table:style-name="ce3" table:formula="of:=[.D67]*1000*3600" office:value-type="float" office:value="209988672000" calcext:value-type="float">
            <text:p>209988672000</text:p>
          </table:table-cell>
          <table:table-cell table:style-name="ce3" table:formula="of:=[.E67]-[.E66]" office:value-type="float" office:value="48000.0000305176" calcext:value-type="float">
            <text:p>48000</text:p>
          </table:table-cell>
          <table:table-cell table:style-name="ce3" table:formula="of:=[.A67]-[.A66]" office:value-type="float" office:value="328" calcext:value-type="float">
            <text:p>328</text:p>
          </table:table-cell>
          <table:table-cell table:style-name="ce3" table:formula="of:=[.F67]/[.G67]" office:value-type="float" office:value="146.341463507676" calcext:value-type="float">
            <text:p>146</text:p>
          </table:table-cell>
        </table:table-row>
        <table:table-row table:style-name="ro1">
          <table:table-cell office:value-type="float" office:value="1559692624" calcext:value-type="float">
            <text:p>1559692624</text:p>
          </table:table-cell>
          <table:table-cell office:value-type="float" office:value="4374765" calcext:value-type="float">
            <text:p>4374765</text:p>
          </table:table-cell>
          <table:table-cell table:formula="of:=[.A68]/86400+25569" office:value-type="date" office:date-value="2019-06-04T23:57:04" calcext:value-type="date">
            <text:p>06/04/19 11:57 PM</text:p>
          </table:table-cell>
          <table:table-cell table:formula="of:=[.B68]/75" office:value-type="float" office:value="58330.2" calcext:value-type="float">
            <text:p>58330.200</text:p>
          </table:table-cell>
          <table:table-cell table:style-name="ce3" table:formula="of:=[.D68]*1000*3600" office:value-type="float" office:value="209988720000" calcext:value-type="float">
            <text:p>209988720000</text:p>
          </table:table-cell>
          <table:table-cell table:style-name="ce3" table:formula="of:=[.E68]-[.E67]" office:value-type="float" office:value="47999.9999694824" calcext:value-type="float">
            <text:p>48000</text:p>
          </table:table-cell>
          <table:table-cell table:style-name="ce3" table:formula="of:=[.A68]-[.A67]" office:value-type="float" office:value="266" calcext:value-type="float">
            <text:p>266</text:p>
          </table:table-cell>
          <table:table-cell table:style-name="ce3" table:formula="of:=[.F68]/[.G68]" office:value-type="float" office:value="180.451127704821" calcext:value-type="float">
            <text:p>180</text:p>
          </table:table-cell>
        </table:table-row>
        <table:table-row table:style-name="ro1">
          <table:table-cell office:value-type="float" office:value="1559692838" calcext:value-type="float">
            <text:p>1559692838</text:p>
          </table:table-cell>
          <table:table-cell office:value-type="float" office:value="4374766" calcext:value-type="float">
            <text:p>4374766</text:p>
          </table:table-cell>
          <table:table-cell table:formula="of:=[.A69]/86400+25569" office:value-type="date" office:date-value="2019-06-05T00:00:38" calcext:value-type="date">
            <text:p>06/05/19 12:00 AM</text:p>
          </table:table-cell>
          <table:table-cell table:formula="of:=[.B69]/75" office:value-type="float" office:value="58330.2133333333" calcext:value-type="float">
            <text:p>58330.213</text:p>
          </table:table-cell>
          <table:table-cell table:style-name="ce3" table:formula="of:=[.D69]*1000*3600" office:value-type="float" office:value="209988768000" calcext:value-type="float">
            <text:p>209988768000</text:p>
          </table:table-cell>
          <table:table-cell table:style-name="ce3" table:formula="of:=[.E69]-[.E68]" office:value-type="float" office:value="48000" calcext:value-type="float">
            <text:p>48000</text:p>
          </table:table-cell>
          <table:table-cell table:style-name="ce3" table:formula="of:=[.A69]-[.A68]" office:value-type="float" office:value="214" calcext:value-type="float">
            <text:p>214</text:p>
          </table:table-cell>
          <table:table-cell table:style-name="ce3" table:formula="of:=[.F69]/[.G69]" office:value-type="float" office:value="224.299065420561" calcext:value-type="float">
            <text:p>224</text:p>
          </table:table-cell>
        </table:table-row>
        <table:table-row table:style-name="ro1">
          <table:table-cell office:value-type="float" office:value="1559693113" calcext:value-type="float">
            <text:p>1559693113</text:p>
          </table:table-cell>
          <table:table-cell office:value-type="float" office:value="4374767" calcext:value-type="float">
            <text:p>4374767</text:p>
          </table:table-cell>
          <table:table-cell table:formula="of:=[.A70]/86400+25569" office:value-type="date" office:date-value="2019-06-05T00:05:13" calcext:value-type="date">
            <text:p>06/05/19 12:05 AM</text:p>
          </table:table-cell>
          <table:table-cell table:formula="of:=[.B70]/75" office:value-type="float" office:value="58330.2266666667" calcext:value-type="float">
            <text:p>58330.227</text:p>
          </table:table-cell>
          <table:table-cell table:style-name="ce3" table:formula="of:=[.D70]*1000*3600" office:value-type="float" office:value="209988816000" calcext:value-type="float">
            <text:p>209988816000</text:p>
          </table:table-cell>
          <table:table-cell table:style-name="ce3" table:formula="of:=[.E70]-[.E69]" office:value-type="float" office:value="48000.0000305176" calcext:value-type="float">
            <text:p>48000</text:p>
          </table:table-cell>
          <table:table-cell table:style-name="ce3" table:formula="of:=[.A70]-[.A69]" office:value-type="float" office:value="275" calcext:value-type="float">
            <text:p>275</text:p>
          </table:table-cell>
          <table:table-cell table:style-name="ce3" table:formula="of:=[.F70]/[.G70]" office:value-type="float" office:value="174.545454656428" calcext:value-type="float">
            <text:p>175</text:p>
          </table:table-cell>
        </table:table-row>
        <table:table-row table:style-name="ro1">
          <table:table-cell office:value-type="float" office:value="1559693442" calcext:value-type="float">
            <text:p>1559693442</text:p>
          </table:table-cell>
          <table:table-cell office:value-type="float" office:value="4374768" calcext:value-type="float">
            <text:p>4374768</text:p>
          </table:table-cell>
          <table:table-cell table:formula="of:=[.A71]/86400+25569" office:value-type="date" office:date-value="2019-06-05T00:10:42" calcext:value-type="date">
            <text:p>06/05/19 12:10 AM</text:p>
          </table:table-cell>
          <table:table-cell table:formula="of:=[.B71]/75" office:value-type="float" office:value="58330.24" calcext:value-type="float">
            <text:p>58330.240</text:p>
          </table:table-cell>
          <table:table-cell table:style-name="ce3" table:formula="of:=[.D71]*1000*3600" office:value-type="float" office:value="209988864000" calcext:value-type="float">
            <text:p>209988864000</text:p>
          </table:table-cell>
          <table:table-cell table:style-name="ce3" table:formula="of:=[.E71]-[.E70]" office:value-type="float" office:value="47999.9999694824" calcext:value-type="float">
            <text:p>48000</text:p>
          </table:table-cell>
          <table:table-cell table:style-name="ce3" table:formula="of:=[.A71]-[.A70]" office:value-type="float" office:value="329" calcext:value-type="float">
            <text:p>329</text:p>
          </table:table-cell>
          <table:table-cell table:style-name="ce3" table:formula="of:=[.F71]/[.G71]" office:value-type="float" office:value="145.896656442196" calcext:value-type="float">
            <text:p>146</text:p>
          </table:table-cell>
        </table:table-row>
        <table:table-row table:style-name="ro1">
          <table:table-cell office:value-type="float" office:value="1559693709" calcext:value-type="float">
            <text:p>1559693709</text:p>
          </table:table-cell>
          <table:table-cell office:value-type="float" office:value="4374769" calcext:value-type="float">
            <text:p>4374769</text:p>
          </table:table-cell>
          <table:table-cell table:formula="of:=[.A72]/86400+25569" office:value-type="date" office:date-value="2019-06-05T00:15:09" calcext:value-type="date">
            <text:p>06/05/19 12:15 AM</text:p>
          </table:table-cell>
          <table:table-cell table:formula="of:=[.B72]/75" office:value-type="float" office:value="58330.2533333333" calcext:value-type="float">
            <text:p>58330.253</text:p>
          </table:table-cell>
          <table:table-cell table:style-name="ce3" table:formula="of:=[.D72]*1000*3600" office:value-type="float" office:value="209988912000" calcext:value-type="float">
            <text:p>209988912000</text:p>
          </table:table-cell>
          <table:table-cell table:style-name="ce3" table:formula="of:=[.E72]-[.E71]" office:value-type="float" office:value="48000" calcext:value-type="float">
            <text:p>48000</text:p>
          </table:table-cell>
          <table:table-cell table:style-name="ce3" table:formula="of:=[.A72]-[.A71]" office:value-type="float" office:value="267" calcext:value-type="float">
            <text:p>267</text:p>
          </table:table-cell>
          <table:table-cell table:style-name="ce3" table:formula="of:=[.F72]/[.G72]" office:value-type="float" office:value="179.775280898876" calcext:value-type="float">
            <text:p>180</text:p>
          </table:table-cell>
        </table:table-row>
        <table:table-row table:style-name="ro1">
          <table:table-cell office:value-type="float" office:value="1559693900" calcext:value-type="float">
            <text:p>1559693900</text:p>
          </table:table-cell>
          <table:table-cell office:value-type="float" office:value="4374770" calcext:value-type="float">
            <text:p>4374770</text:p>
          </table:table-cell>
          <table:table-cell table:formula="of:=[.A73]/86400+25569" office:value-type="date" office:date-value="2019-06-05T00:18:20" calcext:value-type="date">
            <text:p>06/05/19 12:18 AM</text:p>
          </table:table-cell>
          <table:table-cell table:formula="of:=[.B73]/75" office:value-type="float" office:value="58330.2666666667" calcext:value-type="float">
            <text:p>58330.267</text:p>
          </table:table-cell>
          <table:table-cell table:style-name="ce3" table:formula="of:=[.D73]*1000*3600" office:value-type="float" office:value="209988960000" calcext:value-type="float">
            <text:p>209988960000</text:p>
          </table:table-cell>
          <table:table-cell table:style-name="ce3" table:formula="of:=[.E73]-[.E72]" office:value-type="float" office:value="48000.0000305176" calcext:value-type="float">
            <text:p>48000</text:p>
          </table:table-cell>
          <table:table-cell table:style-name="ce3" table:formula="of:=[.A73]-[.A72]" office:value-type="float" office:value="191" calcext:value-type="float">
            <text:p>191</text:p>
          </table:table-cell>
          <table:table-cell table:style-name="ce3" table:formula="of:=[.F73]/[.G73]" office:value-type="float" office:value="251.308900683338" calcext:value-type="float">
            <text:p>251</text:p>
          </table:table-cell>
        </table:table-row>
        <table:table-row table:style-name="ro1">
          <table:table-cell office:value-type="float" office:value="1559694051" calcext:value-type="float">
            <text:p>1559694051</text:p>
          </table:table-cell>
          <table:table-cell office:value-type="float" office:value="4374771" calcext:value-type="float">
            <text:p>4374771</text:p>
          </table:table-cell>
          <table:table-cell table:formula="of:=[.A74]/86400+25569" office:value-type="date" office:date-value="2019-06-05T00:20:51" calcext:value-type="date">
            <text:p>06/05/19 12:20 AM</text:p>
          </table:table-cell>
          <table:table-cell table:formula="of:=[.B74]/75" office:value-type="float" office:value="58330.28" calcext:value-type="float">
            <text:p>58330.280</text:p>
          </table:table-cell>
          <table:table-cell table:style-name="ce3" table:formula="of:=[.D74]*1000*3600" office:value-type="float" office:value="209989008000" calcext:value-type="float">
            <text:p>209989008000</text:p>
          </table:table-cell>
          <table:table-cell table:style-name="ce3" table:formula="of:=[.E74]-[.E73]" office:value-type="float" office:value="47999.9999694824" calcext:value-type="float">
            <text:p>48000</text:p>
          </table:table-cell>
          <table:table-cell table:style-name="ce3" table:formula="of:=[.A74]-[.A73]" office:value-type="float" office:value="151" calcext:value-type="float">
            <text:p>151</text:p>
          </table:table-cell>
          <table:table-cell table:style-name="ce3" table:formula="of:=[.F74]/[.G74]" office:value-type="float" office:value="317.880794499884" calcext:value-type="float">
            <text:p>318</text:p>
          </table:table-cell>
        </table:table-row>
        <table:table-row table:style-name="ro1">
          <table:table-cell office:value-type="float" office:value="1559694204" calcext:value-type="float">
            <text:p>1559694204</text:p>
          </table:table-cell>
          <table:table-cell office:value-type="float" office:value="4374772" calcext:value-type="float">
            <text:p>4374772</text:p>
          </table:table-cell>
          <table:table-cell table:formula="of:=[.A75]/86400+25569" office:value-type="date" office:date-value="2019-06-05T00:23:24" calcext:value-type="date">
            <text:p>06/05/19 12:23 AM</text:p>
          </table:table-cell>
          <table:table-cell table:formula="of:=[.B75]/75" office:value-type="float" office:value="58330.2933333333" calcext:value-type="float">
            <text:p>58330.293</text:p>
          </table:table-cell>
          <table:table-cell table:style-name="ce3" table:formula="of:=[.D75]*1000*3600" office:value-type="float" office:value="209989056000" calcext:value-type="float">
            <text:p>209989056000</text:p>
          </table:table-cell>
          <table:table-cell table:style-name="ce3" table:formula="of:=[.E75]-[.E74]" office:value-type="float" office:value="48000" calcext:value-type="float">
            <text:p>48000</text:p>
          </table:table-cell>
          <table:table-cell table:style-name="ce3" table:formula="of:=[.A75]-[.A74]" office:value-type="float" office:value="153" calcext:value-type="float">
            <text:p>153</text:p>
          </table:table-cell>
          <table:table-cell table:style-name="ce3" table:formula="of:=[.F75]/[.G75]" office:value-type="float" office:value="313.725490196078" calcext:value-type="float">
            <text:p>314</text:p>
          </table:table-cell>
        </table:table-row>
        <table:table-row table:style-name="ro1">
          <table:table-cell office:value-type="float" office:value="1559694369" calcext:value-type="float">
            <text:p>1559694369</text:p>
          </table:table-cell>
          <table:table-cell office:value-type="float" office:value="4374773" calcext:value-type="float">
            <text:p>4374773</text:p>
          </table:table-cell>
          <table:table-cell table:formula="of:=[.A76]/86400+25569" office:value-type="date" office:date-value="2019-06-05T00:26:09" calcext:value-type="date">
            <text:p>06/05/19 12:26 AM</text:p>
          </table:table-cell>
          <table:table-cell table:formula="of:=[.B76]/75" office:value-type="float" office:value="58330.3066666667" calcext:value-type="float">
            <text:p>58330.307</text:p>
          </table:table-cell>
          <table:table-cell table:style-name="ce3" table:formula="of:=[.D76]*1000*3600" office:value-type="float" office:value="209989104000" calcext:value-type="float">
            <text:p>209989104000</text:p>
          </table:table-cell>
          <table:table-cell table:style-name="ce3" table:formula="of:=[.E76]-[.E75]" office:value-type="float" office:value="48000" calcext:value-type="float">
            <text:p>48000</text:p>
          </table:table-cell>
          <table:table-cell table:style-name="ce3" table:formula="of:=[.A76]-[.A75]" office:value-type="float" office:value="165" calcext:value-type="float">
            <text:p>165</text:p>
          </table:table-cell>
          <table:table-cell table:style-name="ce3" table:formula="of:=[.F76]/[.G76]" office:value-type="float" office:value="290.909090909091" calcext:value-type="float">
            <text:p>291</text:p>
          </table:table-cell>
        </table:table-row>
        <table:table-row table:style-name="ro1">
          <table:table-cell office:value-type="float" office:value="1559694576" calcext:value-type="float">
            <text:p>1559694576</text:p>
          </table:table-cell>
          <table:table-cell office:value-type="float" office:value="4374774" calcext:value-type="float">
            <text:p>4374774</text:p>
          </table:table-cell>
          <table:table-cell table:formula="of:=[.A77]/86400+25569" office:value-type="date" office:date-value="2019-06-05T00:29:36" calcext:value-type="date">
            <text:p>06/05/19 12:29 AM</text:p>
          </table:table-cell>
          <table:table-cell table:formula="of:=[.B77]/75" office:value-type="float" office:value="58330.32" calcext:value-type="float">
            <text:p>58330.320</text:p>
          </table:table-cell>
          <table:table-cell table:style-name="ce3" table:formula="of:=[.D77]*1000*3600" office:value-type="float" office:value="209989152000" calcext:value-type="float">
            <text:p>209989152000</text:p>
          </table:table-cell>
          <table:table-cell table:style-name="ce3" table:formula="of:=[.E77]-[.E76]" office:value-type="float" office:value="48000" calcext:value-type="float">
            <text:p>48000</text:p>
          </table:table-cell>
          <table:table-cell table:style-name="ce3" table:formula="of:=[.A77]-[.A76]" office:value-type="float" office:value="207" calcext:value-type="float">
            <text:p>207</text:p>
          </table:table-cell>
          <table:table-cell table:style-name="ce3" table:formula="of:=[.F77]/[.G77]" office:value-type="float" office:value="231.884057971014" calcext:value-type="float">
            <text:p>232</text:p>
          </table:table-cell>
        </table:table-row>
        <table:table-row table:style-name="ro1">
          <table:table-cell office:value-type="float" office:value="1559694787" calcext:value-type="float">
            <text:p>1559694787</text:p>
          </table:table-cell>
          <table:table-cell office:value-type="float" office:value="4374775" calcext:value-type="float">
            <text:p>4374775</text:p>
          </table:table-cell>
          <table:table-cell table:formula="of:=[.A78]/86400+25569" office:value-type="date" office:date-value="2019-06-05T00:33:07" calcext:value-type="date">
            <text:p>06/05/19 12:33 AM</text:p>
          </table:table-cell>
          <table:table-cell table:formula="of:=[.B78]/75" office:value-type="float" office:value="58330.3333333333" calcext:value-type="float">
            <text:p>58330.333</text:p>
          </table:table-cell>
          <table:table-cell table:style-name="ce3" table:formula="of:=[.D78]*1000*3600" office:value-type="float" office:value="209989200000" calcext:value-type="float">
            <text:p>209989200000</text:p>
          </table:table-cell>
          <table:table-cell table:style-name="ce3" table:formula="of:=[.E78]-[.E77]" office:value-type="float" office:value="48000" calcext:value-type="float">
            <text:p>48000</text:p>
          </table:table-cell>
          <table:table-cell table:style-name="ce3" table:formula="of:=[.A78]-[.A77]" office:value-type="float" office:value="211" calcext:value-type="float">
            <text:p>211</text:p>
          </table:table-cell>
          <table:table-cell table:style-name="ce3" table:formula="of:=[.F78]/[.G78]" office:value-type="float" office:value="227.488151658768" calcext:value-type="float">
            <text:p>227</text:p>
          </table:table-cell>
        </table:table-row>
        <table:table-row table:style-name="ro1">
          <table:table-cell office:value-type="float" office:value="1559694997" calcext:value-type="float">
            <text:p>1559694997</text:p>
          </table:table-cell>
          <table:table-cell office:value-type="float" office:value="4374776" calcext:value-type="float">
            <text:p>4374776</text:p>
          </table:table-cell>
          <table:table-cell table:formula="of:=[.A79]/86400+25569" office:value-type="date" office:date-value="2019-06-05T00:36:37" calcext:value-type="date">
            <text:p>06/05/19 12:36 AM</text:p>
          </table:table-cell>
          <table:table-cell table:formula="of:=[.B79]/75" office:value-type="float" office:value="58330.3466666667" calcext:value-type="float">
            <text:p>58330.347</text:p>
          </table:table-cell>
          <table:table-cell table:style-name="ce3" table:formula="of:=[.D79]*1000*3600" office:value-type="float" office:value="209989248000" calcext:value-type="float">
            <text:p>209989248000</text:p>
          </table:table-cell>
          <table:table-cell table:style-name="ce3" table:formula="of:=[.E79]-[.E78]" office:value-type="float" office:value="48000" calcext:value-type="float">
            <text:p>48000</text:p>
          </table:table-cell>
          <table:table-cell table:style-name="ce3" table:formula="of:=[.A79]-[.A78]" office:value-type="float" office:value="210" calcext:value-type="float">
            <text:p>210</text:p>
          </table:table-cell>
          <table:table-cell table:style-name="ce3" table:formula="of:=[.F79]/[.G79]" office:value-type="float" office:value="228.571428571429" calcext:value-type="float">
            <text:p>229</text:p>
          </table:table-cell>
        </table:table-row>
        <table:table-row table:style-name="ro1">
          <table:table-cell office:value-type="float" office:value="1559695210" calcext:value-type="float">
            <text:p>1559695210</text:p>
          </table:table-cell>
          <table:table-cell office:value-type="float" office:value="4374777" calcext:value-type="float">
            <text:p>4374777</text:p>
          </table:table-cell>
          <table:table-cell table:formula="of:=[.A80]/86400+25569" office:value-type="date" office:date-value="2019-06-05T00:40:10" calcext:value-type="date">
            <text:p>06/05/19 12:40 AM</text:p>
          </table:table-cell>
          <table:table-cell table:formula="of:=[.B80]/75" office:value-type="float" office:value="58330.36" calcext:value-type="float">
            <text:p>58330.360</text:p>
          </table:table-cell>
          <table:table-cell table:style-name="ce3" table:formula="of:=[.D80]*1000*3600" office:value-type="float" office:value="209989296000" calcext:value-type="float">
            <text:p>209989296000</text:p>
          </table:table-cell>
          <table:table-cell table:style-name="ce3" table:formula="of:=[.E80]-[.E79]" office:value-type="float" office:value="48000" calcext:value-type="float">
            <text:p>48000</text:p>
          </table:table-cell>
          <table:table-cell table:style-name="ce3" table:formula="of:=[.A80]-[.A79]" office:value-type="float" office:value="213" calcext:value-type="float">
            <text:p>213</text:p>
          </table:table-cell>
          <table:table-cell table:style-name="ce3" table:formula="of:=[.F80]/[.G80]" office:value-type="float" office:value="225.352112676056" calcext:value-type="float">
            <text:p>225</text:p>
          </table:table-cell>
        </table:table-row>
        <table:table-row table:style-name="ro1">
          <table:table-cell office:value-type="float" office:value="1559695385" calcext:value-type="float">
            <text:p>1559695385</text:p>
          </table:table-cell>
          <table:table-cell office:value-type="float" office:value="4374778" calcext:value-type="float">
            <text:p>4374778</text:p>
          </table:table-cell>
          <table:table-cell table:formula="of:=[.A81]/86400+25569" office:value-type="date" office:date-value="2019-06-05T00:43:05" calcext:value-type="date">
            <text:p>06/05/19 12:43 AM</text:p>
          </table:table-cell>
          <table:table-cell table:formula="of:=[.B81]/75" office:value-type="float" office:value="58330.3733333333" calcext:value-type="float">
            <text:p>58330.373</text:p>
          </table:table-cell>
          <table:table-cell table:style-name="ce3" table:formula="of:=[.D81]*1000*3600" office:value-type="float" office:value="209989344000" calcext:value-type="float">
            <text:p>209989344000</text:p>
          </table:table-cell>
          <table:table-cell table:style-name="ce3" table:formula="of:=[.E81]-[.E80]" office:value-type="float" office:value="48000" calcext:value-type="float">
            <text:p>48000</text:p>
          </table:table-cell>
          <table:table-cell table:style-name="ce3" table:formula="of:=[.A81]-[.A80]" office:value-type="float" office:value="175" calcext:value-type="float">
            <text:p>175</text:p>
          </table:table-cell>
          <table:table-cell table:style-name="ce3" table:formula="of:=[.F81]/[.G81]" office:value-type="float" office:value="274.285714285714" calcext:value-type="float">
            <text:p>274</text:p>
          </table:table-cell>
        </table:table-row>
        <table:table-row table:style-name="ro1">
          <table:table-cell office:value-type="float" office:value="1559695544" calcext:value-type="float">
            <text:p>1559695544</text:p>
          </table:table-cell>
          <table:table-cell office:value-type="float" office:value="4374779" calcext:value-type="float">
            <text:p>4374779</text:p>
          </table:table-cell>
          <table:table-cell table:formula="of:=[.A82]/86400+25569" office:value-type="date" office:date-value="2019-06-05T00:45:44" calcext:value-type="date">
            <text:p>06/05/19 12:45 AM</text:p>
          </table:table-cell>
          <table:table-cell table:formula="of:=[.B82]/75" office:value-type="float" office:value="58330.3866666667" calcext:value-type="float">
            <text:p>58330.387</text:p>
          </table:table-cell>
          <table:table-cell table:style-name="ce3" table:formula="of:=[.D82]*1000*3600" office:value-type="float" office:value="209989392000" calcext:value-type="float">
            <text:p>209989392000</text:p>
          </table:table-cell>
          <table:table-cell table:style-name="ce3" table:formula="of:=[.E82]-[.E81]" office:value-type="float" office:value="48000" calcext:value-type="float">
            <text:p>48000</text:p>
          </table:table-cell>
          <table:table-cell table:style-name="ce3" table:formula="of:=[.A82]-[.A81]" office:value-type="float" office:value="159" calcext:value-type="float">
            <text:p>159</text:p>
          </table:table-cell>
          <table:table-cell table:style-name="ce3" table:formula="of:=[.F82]/[.G82]" office:value-type="float" office:value="301.88679245283" calcext:value-type="float">
            <text:p>302</text:p>
          </table:table-cell>
        </table:table-row>
        <table:table-row table:style-name="ro1">
          <table:table-cell office:value-type="float" office:value="1559695704" calcext:value-type="float">
            <text:p>1559695704</text:p>
          </table:table-cell>
          <table:table-cell office:value-type="float" office:value="4374780" calcext:value-type="float">
            <text:p>4374780</text:p>
          </table:table-cell>
          <table:table-cell table:formula="of:=[.A83]/86400+25569" office:value-type="date" office:date-value="2019-06-05T00:48:24" calcext:value-type="date">
            <text:p>06/05/19 12:48 AM</text:p>
          </table:table-cell>
          <table:table-cell table:formula="of:=[.B83]/75" office:value-type="float" office:value="58330.4" calcext:value-type="float">
            <text:p>58330.400</text:p>
          </table:table-cell>
          <table:table-cell table:style-name="ce3" table:formula="of:=[.D83]*1000*3600" office:value-type="float" office:value="209989440000" calcext:value-type="float">
            <text:p>209989440000</text:p>
          </table:table-cell>
          <table:table-cell table:style-name="ce3" table:formula="of:=[.E83]-[.E82]" office:value-type="float" office:value="48000" calcext:value-type="float">
            <text:p>48000</text:p>
          </table:table-cell>
          <table:table-cell table:style-name="ce3" table:formula="of:=[.A83]-[.A82]" office:value-type="float" office:value="160" calcext:value-type="float">
            <text:p>160</text:p>
          </table:table-cell>
          <table:table-cell table:style-name="ce3" table:formula="of:=[.F83]/[.G83]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559695911" calcext:value-type="float">
            <text:p>1559695911</text:p>
          </table:table-cell>
          <table:table-cell office:value-type="float" office:value="4374781" calcext:value-type="float">
            <text:p>4374781</text:p>
          </table:table-cell>
          <table:table-cell table:formula="of:=[.A84]/86400+25569" office:value-type="date" office:date-value="2019-06-05T00:51:51" calcext:value-type="date">
            <text:p>06/05/19 12:51 AM</text:p>
          </table:table-cell>
          <table:table-cell table:formula="of:=[.B84]/75" office:value-type="float" office:value="58330.4133333333" calcext:value-type="float">
            <text:p>58330.413</text:p>
          </table:table-cell>
          <table:table-cell table:style-name="ce3" table:formula="of:=[.D84]*1000*3600" office:value-type="float" office:value="209989488000" calcext:value-type="float">
            <text:p>209989488000</text:p>
          </table:table-cell>
          <table:table-cell table:style-name="ce3" table:formula="of:=[.E84]-[.E83]" office:value-type="float" office:value="47999.9999694824" calcext:value-type="float">
            <text:p>48000</text:p>
          </table:table-cell>
          <table:table-cell table:style-name="ce3" table:formula="of:=[.A84]-[.A83]" office:value-type="float" office:value="207" calcext:value-type="float">
            <text:p>207</text:p>
          </table:table-cell>
          <table:table-cell table:style-name="ce3" table:formula="of:=[.F84]/[.G84]" office:value-type="float" office:value="231.884057823587" calcext:value-type="float">
            <text:p>232</text:p>
          </table:table-cell>
        </table:table-row>
        <table:table-row table:style-name="ro1">
          <table:table-cell office:value-type="float" office:value="1559696128" calcext:value-type="float">
            <text:p>1559696128</text:p>
          </table:table-cell>
          <table:table-cell office:value-type="float" office:value="4374782" calcext:value-type="float">
            <text:p>4374782</text:p>
          </table:table-cell>
          <table:table-cell table:formula="of:=[.A85]/86400+25569" office:value-type="date" office:date-value="2019-06-05T00:55:28" calcext:value-type="date">
            <text:p>06/05/19 12:55 AM</text:p>
          </table:table-cell>
          <table:table-cell table:formula="of:=[.B85]/75" office:value-type="float" office:value="58330.4266666667" calcext:value-type="float">
            <text:p>58330.427</text:p>
          </table:table-cell>
          <table:table-cell table:style-name="ce3" table:formula="of:=[.D85]*1000*3600" office:value-type="float" office:value="209989536000" calcext:value-type="float">
            <text:p>209989536000</text:p>
          </table:table-cell>
          <table:table-cell table:style-name="ce3" table:formula="of:=[.E85]-[.E84]" office:value-type="float" office:value="48000.0000305176" calcext:value-type="float">
            <text:p>48000</text:p>
          </table:table-cell>
          <table:table-cell table:style-name="ce3" table:formula="of:=[.A85]-[.A84]" office:value-type="float" office:value="217" calcext:value-type="float">
            <text:p>217</text:p>
          </table:table-cell>
          <table:table-cell table:style-name="ce3" table:formula="of:=[.F85]/[.G85]" office:value-type="float" office:value="221.198156822662" calcext:value-type="float">
            <text:p>221</text:p>
          </table:table-cell>
        </table:table-row>
        <table:table-row table:style-name="ro1">
          <table:table-cell office:value-type="float" office:value="1559696347" calcext:value-type="float">
            <text:p>1559696347</text:p>
          </table:table-cell>
          <table:table-cell office:value-type="float" office:value="4374783" calcext:value-type="float">
            <text:p>4374783</text:p>
          </table:table-cell>
          <table:table-cell table:formula="of:=[.A86]/86400+25569" office:value-type="date" office:date-value="2019-06-05T00:59:07" calcext:value-type="date">
            <text:p>06/05/19 12:59 AM</text:p>
          </table:table-cell>
          <table:table-cell table:formula="of:=[.B86]/75" office:value-type="float" office:value="58330.44" calcext:value-type="float">
            <text:p>58330.440</text:p>
          </table:table-cell>
          <table:table-cell table:style-name="ce3" table:formula="of:=[.D86]*1000*3600" office:value-type="float" office:value="209989584000" calcext:value-type="float">
            <text:p>209989584000</text:p>
          </table:table-cell>
          <table:table-cell table:style-name="ce3" table:formula="of:=[.E86]-[.E85]" office:value-type="float" office:value="48000" calcext:value-type="float">
            <text:p>48000</text:p>
          </table:table-cell>
          <table:table-cell table:style-name="ce3" table:formula="of:=[.A86]-[.A85]" office:value-type="float" office:value="219" calcext:value-type="float">
            <text:p>219</text:p>
          </table:table-cell>
          <table:table-cell table:style-name="ce3" table:formula="of:=[.F86]/[.G86]" office:value-type="float" office:value="219.178082191781" calcext:value-type="float">
            <text:p>219</text:p>
          </table:table-cell>
        </table:table-row>
        <table:table-row table:style-name="ro1">
          <table:table-cell office:value-type="float" office:value="1559696566" calcext:value-type="float">
            <text:p>1559696566</text:p>
          </table:table-cell>
          <table:table-cell office:value-type="float" office:value="4374784" calcext:value-type="float">
            <text:p>4374784</text:p>
          </table:table-cell>
          <table:table-cell table:formula="of:=[.A87]/86400+25569" office:value-type="date" office:date-value="2019-06-05T01:02:46" calcext:value-type="date">
            <text:p>06/05/19 01:02 AM</text:p>
          </table:table-cell>
          <table:table-cell table:formula="of:=[.B87]/75" office:value-type="float" office:value="58330.4533333333" calcext:value-type="float">
            <text:p>58330.453</text:p>
          </table:table-cell>
          <table:table-cell table:style-name="ce3" table:formula="of:=[.D87]*1000*3600" office:value-type="float" office:value="209989632000" calcext:value-type="float">
            <text:p>209989632000</text:p>
          </table:table-cell>
          <table:table-cell table:style-name="ce3" table:formula="of:=[.E87]-[.E86]" office:value-type="float" office:value="47999.9999694824" calcext:value-type="float">
            <text:p>48000</text:p>
          </table:table-cell>
          <table:table-cell table:style-name="ce3" table:formula="of:=[.A87]-[.A86]" office:value-type="float" office:value="219" calcext:value-type="float">
            <text:p>219</text:p>
          </table:table-cell>
          <table:table-cell table:style-name="ce3" table:formula="of:=[.F87]/[.G87]" office:value-type="float" office:value="219.178082052431" calcext:value-type="float">
            <text:p>219</text:p>
          </table:table-cell>
        </table:table-row>
        <table:table-row table:style-name="ro1">
          <table:table-cell office:value-type="float" office:value="1559696759" calcext:value-type="float">
            <text:p>1559696759</text:p>
          </table:table-cell>
          <table:table-cell office:value-type="float" office:value="4374785" calcext:value-type="float">
            <text:p>4374785</text:p>
          </table:table-cell>
          <table:table-cell table:formula="of:=[.A88]/86400+25569" office:value-type="date" office:date-value="2019-06-05T01:05:59" calcext:value-type="date">
            <text:p>06/05/19 01:05 AM</text:p>
          </table:table-cell>
          <table:table-cell table:formula="of:=[.B88]/75" office:value-type="float" office:value="58330.4666666667" calcext:value-type="float">
            <text:p>58330.467</text:p>
          </table:table-cell>
          <table:table-cell table:style-name="ce3" table:formula="of:=[.D88]*1000*3600" office:value-type="float" office:value="209989680000" calcext:value-type="float">
            <text:p>209989680000</text:p>
          </table:table-cell>
          <table:table-cell table:style-name="ce3" table:formula="of:=[.E88]-[.E87]" office:value-type="float" office:value="48000.0000305176" calcext:value-type="float">
            <text:p>48000</text:p>
          </table:table-cell>
          <table:table-cell table:style-name="ce3" table:formula="of:=[.A88]-[.A87]" office:value-type="float" office:value="193" calcext:value-type="float">
            <text:p>193</text:p>
          </table:table-cell>
          <table:table-cell table:style-name="ce3" table:formula="of:=[.F88]/[.G88]" office:value-type="float" office:value="248.704663370557" calcext:value-type="float">
            <text:p>249</text:p>
          </table:table-cell>
        </table:table-row>
        <table:table-row table:style-name="ro1">
          <table:table-cell office:value-type="float" office:value="1559696953" calcext:value-type="float">
            <text:p>1559696953</text:p>
          </table:table-cell>
          <table:table-cell office:value-type="float" office:value="4374786" calcext:value-type="float">
            <text:p>4374786</text:p>
          </table:table-cell>
          <table:table-cell table:formula="of:=[.A89]/86400+25569" office:value-type="date" office:date-value="2019-06-05T01:09:13" calcext:value-type="date">
            <text:p>06/05/19 01:09 AM</text:p>
          </table:table-cell>
          <table:table-cell table:formula="of:=[.B89]/75" office:value-type="float" office:value="58330.48" calcext:value-type="float">
            <text:p>58330.480</text:p>
          </table:table-cell>
          <table:table-cell table:style-name="ce3" table:formula="of:=[.D89]*1000*3600" office:value-type="float" office:value="209989728000" calcext:value-type="float">
            <text:p>209989728000</text:p>
          </table:table-cell>
          <table:table-cell table:style-name="ce3" table:formula="of:=[.E89]-[.E88]" office:value-type="float" office:value="48000" calcext:value-type="float">
            <text:p>48000</text:p>
          </table:table-cell>
          <table:table-cell table:style-name="ce3" table:formula="of:=[.A89]-[.A88]" office:value-type="float" office:value="194" calcext:value-type="float">
            <text:p>194</text:p>
          </table:table-cell>
          <table:table-cell table:style-name="ce3" table:formula="of:=[.F89]/[.G89]" office:value-type="float" office:value="247.422680412371" calcext:value-type="float">
            <text:p>247</text:p>
          </table:table-cell>
        </table:table-row>
        <table:table-row table:style-name="ro1">
          <table:table-cell office:value-type="float" office:value="1559697182" calcext:value-type="float">
            <text:p>1559697182</text:p>
          </table:table-cell>
          <table:table-cell office:value-type="float" office:value="4374787" calcext:value-type="float">
            <text:p>4374787</text:p>
          </table:table-cell>
          <table:table-cell table:formula="of:=[.A90]/86400+25569" office:value-type="date" office:date-value="2019-06-05T01:13:02" calcext:value-type="date">
            <text:p>06/05/19 01:13 AM</text:p>
          </table:table-cell>
          <table:table-cell table:formula="of:=[.B90]/75" office:value-type="float" office:value="58330.4933333333" calcext:value-type="float">
            <text:p>58330.493</text:p>
          </table:table-cell>
          <table:table-cell table:style-name="ce3" table:formula="of:=[.D90]*1000*3600" office:value-type="float" office:value="209989776000" calcext:value-type="float">
            <text:p>209989776000</text:p>
          </table:table-cell>
          <table:table-cell table:style-name="ce3" table:formula="of:=[.E90]-[.E89]" office:value-type="float" office:value="47999.9999694824" calcext:value-type="float">
            <text:p>48000</text:p>
          </table:table-cell>
          <table:table-cell table:style-name="ce3" table:formula="of:=[.A90]-[.A89]" office:value-type="float" office:value="229" calcext:value-type="float">
            <text:p>229</text:p>
          </table:table-cell>
          <table:table-cell table:style-name="ce3" table:formula="of:=[.F90]/[.G90]" office:value-type="float" office:value="209.606986766299" calcext:value-type="float">
            <text:p>210</text:p>
          </table:table-cell>
        </table:table-row>
        <table:table-row table:style-name="ro1">
          <table:table-cell office:value-type="float" office:value="1559697507" calcext:value-type="float">
            <text:p>1559697507</text:p>
          </table:table-cell>
          <table:table-cell office:value-type="float" office:value="4374788" calcext:value-type="float">
            <text:p>4374788</text:p>
          </table:table-cell>
          <table:table-cell table:formula="of:=[.A91]/86400+25569" office:value-type="date" office:date-value="2019-06-05T01:18:27" calcext:value-type="date">
            <text:p>06/05/19 01:18 AM</text:p>
          </table:table-cell>
          <table:table-cell table:formula="of:=[.B91]/75" office:value-type="float" office:value="58330.5066666667" calcext:value-type="float">
            <text:p>58330.507</text:p>
          </table:table-cell>
          <table:table-cell table:style-name="ce3" table:formula="of:=[.D91]*1000*3600" office:value-type="float" office:value="209989824000" calcext:value-type="float">
            <text:p>209989824000</text:p>
          </table:table-cell>
          <table:table-cell table:style-name="ce3" table:formula="of:=[.E91]-[.E90]" office:value-type="float" office:value="48000.0000610352" calcext:value-type="float">
            <text:p>48000</text:p>
          </table:table-cell>
          <table:table-cell table:style-name="ce3" table:formula="of:=[.A91]-[.A90]" office:value-type="float" office:value="325" calcext:value-type="float">
            <text:p>325</text:p>
          </table:table-cell>
          <table:table-cell table:style-name="ce3" table:formula="of:=[.F91]/[.G91]" office:value-type="float" office:value="147.692307880108" calcext:value-type="float">
            <text:p>148</text:p>
          </table:table-cell>
        </table:table-row>
        <table:table-row table:style-name="ro1">
          <table:table-cell office:value-type="float" office:value="1559697833" calcext:value-type="float">
            <text:p>1559697833</text:p>
          </table:table-cell>
          <table:table-cell office:value-type="float" office:value="4374789" calcext:value-type="float">
            <text:p>4374789</text:p>
          </table:table-cell>
          <table:table-cell table:formula="of:=[.A92]/86400+25569" office:value-type="date" office:date-value="2019-06-05T01:23:53" calcext:value-type="date">
            <text:p>06/05/19 01:23 AM</text:p>
          </table:table-cell>
          <table:table-cell table:formula="of:=[.B92]/75" office:value-type="float" office:value="58330.52" calcext:value-type="float">
            <text:p>58330.520</text:p>
          </table:table-cell>
          <table:table-cell table:style-name="ce3" table:formula="of:=[.D92]*1000*3600" office:value-type="float" office:value="209989872000" calcext:value-type="float">
            <text:p>209989872000</text:p>
          </table:table-cell>
          <table:table-cell table:style-name="ce3" table:formula="of:=[.E92]-[.E91]" office:value-type="float" office:value="47999.9999694824" calcext:value-type="float">
            <text:p>48000</text:p>
          </table:table-cell>
          <table:table-cell table:style-name="ce3" table:formula="of:=[.A92]-[.A91]" office:value-type="float" office:value="326" calcext:value-type="float">
            <text:p>326</text:p>
          </table:table-cell>
          <table:table-cell table:style-name="ce3" table:formula="of:=[.F92]/[.G92]" office:value-type="float" office:value="147.239263710069" calcext:value-type="float">
            <text:p>147</text:p>
          </table:table-cell>
        </table:table-row>
        <table:table-row table:style-name="ro1">
          <table:table-cell office:value-type="float" office:value="1559698140" calcext:value-type="float">
            <text:p>1559698140</text:p>
          </table:table-cell>
          <table:table-cell office:value-type="float" office:value="4374790" calcext:value-type="float">
            <text:p>4374790</text:p>
          </table:table-cell>
          <table:table-cell table:formula="of:=[.A93]/86400+25569" office:value-type="date" office:date-value="2019-06-05T01:29:00" calcext:value-type="date">
            <text:p>06/05/19 01:29 AM</text:p>
          </table:table-cell>
          <table:table-cell table:formula="of:=[.B93]/75" office:value-type="float" office:value="58330.5333333333" calcext:value-type="float">
            <text:p>58330.533</text:p>
          </table:table-cell>
          <table:table-cell table:style-name="ce3" table:formula="of:=[.D93]*1000*3600" office:value-type="float" office:value="209989920000" calcext:value-type="float">
            <text:p>209989920000</text:p>
          </table:table-cell>
          <table:table-cell table:style-name="ce3" table:formula="of:=[.E93]-[.E92]" office:value-type="float" office:value="48000" calcext:value-type="float">
            <text:p>48000</text:p>
          </table:table-cell>
          <table:table-cell table:style-name="ce3" table:formula="of:=[.A93]-[.A92]" office:value-type="float" office:value="307" calcext:value-type="float">
            <text:p>307</text:p>
          </table:table-cell>
          <table:table-cell table:style-name="ce3" table:formula="of:=[.F93]/[.G93]" office:value-type="float" office:value="156.351791530945" calcext:value-type="float">
            <text:p>156</text:p>
          </table:table-cell>
        </table:table-row>
        <table:table-row table:style-name="ro1">
          <table:table-cell office:value-type="float" office:value="1559698352" calcext:value-type="float">
            <text:p>1559698352</text:p>
          </table:table-cell>
          <table:table-cell office:value-type="float" office:value="4374791" calcext:value-type="float">
            <text:p>4374791</text:p>
          </table:table-cell>
          <table:table-cell table:formula="of:=[.A94]/86400+25569" office:value-type="date" office:date-value="2019-06-05T01:32:32" calcext:value-type="date">
            <text:p>06/05/19 01:32 AM</text:p>
          </table:table-cell>
          <table:table-cell table:formula="of:=[.B94]/75" office:value-type="float" office:value="58330.5466666667" calcext:value-type="float">
            <text:p>58330.547</text:p>
          </table:table-cell>
          <table:table-cell table:style-name="ce3" table:formula="of:=[.D94]*1000*3600" office:value-type="float" office:value="209989968000" calcext:value-type="float">
            <text:p>209989968000</text:p>
          </table:table-cell>
          <table:table-cell table:style-name="ce3" table:formula="of:=[.E94]-[.E93]" office:value-type="float" office:value="48000.0000305176" calcext:value-type="float">
            <text:p>48000</text:p>
          </table:table-cell>
          <table:table-cell table:style-name="ce3" table:formula="of:=[.A94]-[.A93]" office:value-type="float" office:value="212" calcext:value-type="float">
            <text:p>212</text:p>
          </table:table-cell>
          <table:table-cell table:style-name="ce3" table:formula="of:=[.F94]/[.G94]" office:value-type="float" office:value="226.415094483573" calcext:value-type="float">
            <text:p>226</text:p>
          </table:table-cell>
        </table:table-row>
        <table:table-row table:style-name="ro1">
          <table:table-cell office:value-type="float" office:value="1559698576" calcext:value-type="float">
            <text:p>1559698576</text:p>
          </table:table-cell>
          <table:table-cell office:value-type="float" office:value="4374792" calcext:value-type="float">
            <text:p>4374792</text:p>
          </table:table-cell>
          <table:table-cell table:formula="of:=[.A95]/86400+25569" office:value-type="date" office:date-value="2019-06-05T01:36:16" calcext:value-type="date">
            <text:p>06/05/19 01:36 AM</text:p>
          </table:table-cell>
          <table:table-cell table:formula="of:=[.B95]/75" office:value-type="float" office:value="58330.56" calcext:value-type="float">
            <text:p>58330.560</text:p>
          </table:table-cell>
          <table:table-cell table:style-name="ce3" table:formula="of:=[.D95]*1000*3600" office:value-type="float" office:value="209990016000" calcext:value-type="float">
            <text:p>209990016000</text:p>
          </table:table-cell>
          <table:table-cell table:style-name="ce3" table:formula="of:=[.E95]-[.E94]" office:value-type="float" office:value="47999.9999694824" calcext:value-type="float">
            <text:p>48000</text:p>
          </table:table-cell>
          <table:table-cell table:style-name="ce3" table:formula="of:=[.A95]-[.A94]" office:value-type="float" office:value="224" calcext:value-type="float">
            <text:p>224</text:p>
          </table:table-cell>
          <table:table-cell table:style-name="ce3" table:formula="of:=[.F95]/[.G95]" office:value-type="float" office:value="214.285714149475" calcext:value-type="float">
            <text:p>214</text:p>
          </table:table-cell>
        </table:table-row>
        <table:table-row table:style-name="ro1">
          <table:table-cell office:value-type="float" office:value="1559698905" calcext:value-type="float">
            <text:p>1559698905</text:p>
          </table:table-cell>
          <table:table-cell office:value-type="float" office:value="4374793" calcext:value-type="float">
            <text:p>4374793</text:p>
          </table:table-cell>
          <table:table-cell table:formula="of:=[.A96]/86400+25569" office:value-type="date" office:date-value="2019-06-05T01:41:45" calcext:value-type="date">
            <text:p>06/05/19 01:41 AM</text:p>
          </table:table-cell>
          <table:table-cell table:formula="of:=[.B96]/75" office:value-type="float" office:value="58330.5733333333" calcext:value-type="float">
            <text:p>58330.573</text:p>
          </table:table-cell>
          <table:table-cell table:style-name="ce3" table:formula="of:=[.D96]*1000*3600" office:value-type="float" office:value="209990064000" calcext:value-type="float">
            <text:p>209990064000</text:p>
          </table:table-cell>
          <table:table-cell table:style-name="ce3" table:formula="of:=[.E96]-[.E95]" office:value-type="float" office:value="48000" calcext:value-type="float">
            <text:p>48000</text:p>
          </table:table-cell>
          <table:table-cell table:style-name="ce3" table:formula="of:=[.A96]-[.A95]" office:value-type="float" office:value="329" calcext:value-type="float">
            <text:p>329</text:p>
          </table:table-cell>
          <table:table-cell table:style-name="ce3" table:formula="of:=[.F96]/[.G96]" office:value-type="float" office:value="145.896656534954" calcext:value-type="float">
            <text:p>146</text:p>
          </table:table-cell>
        </table:table-row>
        <table:table-row table:style-name="ro1">
          <table:table-cell office:value-type="float" office:value="1559699235" calcext:value-type="float">
            <text:p>1559699235</text:p>
          </table:table-cell>
          <table:table-cell office:value-type="float" office:value="4374794" calcext:value-type="float">
            <text:p>4374794</text:p>
          </table:table-cell>
          <table:table-cell table:formula="of:=[.A97]/86400+25569" office:value-type="date" office:date-value="2019-06-05T01:47:15" calcext:value-type="date">
            <text:p>06/05/19 01:47 AM</text:p>
          </table:table-cell>
          <table:table-cell table:formula="of:=[.B97]/75" office:value-type="float" office:value="58330.5866666667" calcext:value-type="float">
            <text:p>58330.587</text:p>
          </table:table-cell>
          <table:table-cell table:style-name="ce3" table:formula="of:=[.D97]*1000*3600" office:value-type="float" office:value="209990112000" calcext:value-type="float">
            <text:p>209990112000</text:p>
          </table:table-cell>
          <table:table-cell table:style-name="ce3" table:formula="of:=[.E97]-[.E96]" office:value-type="float" office:value="48000.0000305176" calcext:value-type="float">
            <text:p>48000</text:p>
          </table:table-cell>
          <table:table-cell table:style-name="ce3" table:formula="of:=[.A97]-[.A96]" office:value-type="float" office:value="330" calcext:value-type="float">
            <text:p>330</text:p>
          </table:table-cell>
          <table:table-cell table:style-name="ce3" table:formula="of:=[.F97]/[.G97]" office:value-type="float" office:value="145.454545547023" calcext:value-type="float">
            <text:p>145</text:p>
          </table:table-cell>
        </table:table-row>
        <table:table-row table:style-name="ro1">
          <table:table-cell office:value-type="float" office:value="1559699547" calcext:value-type="float">
            <text:p>1559699547</text:p>
          </table:table-cell>
          <table:table-cell office:value-type="float" office:value="4374795" calcext:value-type="float">
            <text:p>4374795</text:p>
          </table:table-cell>
          <table:table-cell table:formula="of:=[.A98]/86400+25569" office:value-type="date" office:date-value="2019-06-05T01:52:27" calcext:value-type="date">
            <text:p>06/05/19 01:52 AM</text:p>
          </table:table-cell>
          <table:table-cell table:formula="of:=[.B98]/75" office:value-type="float" office:value="58330.6" calcext:value-type="float">
            <text:p>58330.600</text:p>
          </table:table-cell>
          <table:table-cell table:style-name="ce3" table:formula="of:=[.D98]*1000*3600" office:value-type="float" office:value="209990160000" calcext:value-type="float">
            <text:p>209990160000</text:p>
          </table:table-cell>
          <table:table-cell table:style-name="ce3" table:formula="of:=[.E98]-[.E97]" office:value-type="float" office:value="47999.9999694824" calcext:value-type="float">
            <text:p>48000</text:p>
          </table:table-cell>
          <table:table-cell table:style-name="ce3" table:formula="of:=[.A98]-[.A97]" office:value-type="float" office:value="312" calcext:value-type="float">
            <text:p>312</text:p>
          </table:table-cell>
          <table:table-cell table:style-name="ce3" table:formula="of:=[.F98]/[.G98]" office:value-type="float" office:value="153.846153748341" calcext:value-type="float">
            <text:p>154</text:p>
          </table:table-cell>
        </table:table-row>
        <table:table-row table:style-name="ro1">
          <table:table-cell office:value-type="float" office:value="1559699759" calcext:value-type="float">
            <text:p>1559699759</text:p>
          </table:table-cell>
          <table:table-cell office:value-type="float" office:value="4374796" calcext:value-type="float">
            <text:p>4374796</text:p>
          </table:table-cell>
          <table:table-cell table:formula="of:=[.A99]/86400+25569" office:value-type="date" office:date-value="2019-06-05T01:55:59" calcext:value-type="date">
            <text:p>06/05/19 01:55 AM</text:p>
          </table:table-cell>
          <table:table-cell table:formula="of:=[.B99]/75" office:value-type="float" office:value="58330.6133333333" calcext:value-type="float">
            <text:p>58330.613</text:p>
          </table:table-cell>
          <table:table-cell table:style-name="ce3" table:formula="of:=[.D99]*1000*3600" office:value-type="float" office:value="209990208000" calcext:value-type="float">
            <text:p>209990208000</text:p>
          </table:table-cell>
          <table:table-cell table:style-name="ce3" table:formula="of:=[.E99]-[.E98]" office:value-type="float" office:value="48000" calcext:value-type="float">
            <text:p>48000</text:p>
          </table:table-cell>
          <table:table-cell table:style-name="ce3" table:formula="of:=[.A99]-[.A98]" office:value-type="float" office:value="212" calcext:value-type="float">
            <text:p>212</text:p>
          </table:table-cell>
          <table:table-cell table:style-name="ce3" table:formula="of:=[.F99]/[.G99]" office:value-type="float" office:value="226.415094339623" calcext:value-type="float">
            <text:p>226</text:p>
          </table:table-cell>
        </table:table-row>
        <table:table-row table:style-name="ro1">
          <table:table-cell office:value-type="float" office:value="1559699981" calcext:value-type="float">
            <text:p>1559699981</text:p>
          </table:table-cell>
          <table:table-cell office:value-type="float" office:value="4374797" calcext:value-type="float">
            <text:p>4374797</text:p>
          </table:table-cell>
          <table:table-cell table:formula="of:=[.A100]/86400+25569" office:value-type="date" office:date-value="2019-06-05T01:59:41" calcext:value-type="date">
            <text:p>06/05/19 01:59 AM</text:p>
          </table:table-cell>
          <table:table-cell table:formula="of:=[.B100]/75" office:value-type="float" office:value="58330.6266666667" calcext:value-type="float">
            <text:p>58330.627</text:p>
          </table:table-cell>
          <table:table-cell table:style-name="ce3" table:formula="of:=[.D100]*1000*3600" office:value-type="float" office:value="209990256000" calcext:value-type="float">
            <text:p>209990256000</text:p>
          </table:table-cell>
          <table:table-cell table:style-name="ce3" table:formula="of:=[.E100]-[.E99]" office:value-type="float" office:value="48000" calcext:value-type="float">
            <text:p>48000</text:p>
          </table:table-cell>
          <table:table-cell table:style-name="ce3" table:formula="of:=[.A100]-[.A99]" office:value-type="float" office:value="222" calcext:value-type="float">
            <text:p>222</text:p>
          </table:table-cell>
          <table:table-cell table:style-name="ce3" table:formula="of:=[.F100]/[.G100]" office:value-type="float" office:value="216.216216216216" calcext:value-type="float">
            <text:p>216</text:p>
          </table:table-cell>
        </table:table-row>
        <table:table-row table:style-name="ro1">
          <table:table-cell office:value-type="float" office:value="1559700308" calcext:value-type="float">
            <text:p>1559700308</text:p>
          </table:table-cell>
          <table:table-cell office:value-type="float" office:value="4374798" calcext:value-type="float">
            <text:p>4374798</text:p>
          </table:table-cell>
          <table:table-cell table:formula="of:=[.A101]/86400+25569" office:value-type="date" office:date-value="2019-06-05T02:05:08" calcext:value-type="date">
            <text:p>06/05/19 02:05 AM</text:p>
          </table:table-cell>
          <table:table-cell table:formula="of:=[.B101]/75" office:value-type="float" office:value="58330.64" calcext:value-type="float">
            <text:p>58330.640</text:p>
          </table:table-cell>
          <table:table-cell table:style-name="ce3" table:formula="of:=[.D101]*1000*3600" office:value-type="float" office:value="209990304000" calcext:value-type="float">
            <text:p>209990304000</text:p>
          </table:table-cell>
          <table:table-cell table:style-name="ce3" table:formula="of:=[.E101]-[.E100]" office:value-type="float" office:value="48000" calcext:value-type="float">
            <text:p>48000</text:p>
          </table:table-cell>
          <table:table-cell table:style-name="ce3" table:formula="of:=[.A101]-[.A100]" office:value-type="float" office:value="327" calcext:value-type="float">
            <text:p>327</text:p>
          </table:table-cell>
          <table:table-cell table:style-name="ce3" table:formula="of:=[.F101]/[.G101]" office:value-type="float" office:value="146.788990825688" calcext:value-type="float">
            <text:p>147</text:p>
          </table:table-cell>
        </table:table-row>
        <table:table-row table:style-name="ro1">
          <table:table-cell office:value-type="float" office:value="1559700632" calcext:value-type="float">
            <text:p>1559700632</text:p>
          </table:table-cell>
          <table:table-cell office:value-type="float" office:value="4374799" calcext:value-type="float">
            <text:p>4374799</text:p>
          </table:table-cell>
          <table:table-cell table:formula="of:=[.A102]/86400+25569" office:value-type="date" office:date-value="2019-06-05T02:10:32" calcext:value-type="date">
            <text:p>06/05/19 02:10 AM</text:p>
          </table:table-cell>
          <table:table-cell table:formula="of:=[.B102]/75" office:value-type="float" office:value="58330.6533333333" calcext:value-type="float">
            <text:p>58330.653</text:p>
          </table:table-cell>
          <table:table-cell table:style-name="ce3" table:formula="of:=[.D102]*1000*3600" office:value-type="float" office:value="209990352000" calcext:value-type="float">
            <text:p>209990352000</text:p>
          </table:table-cell>
          <table:table-cell table:style-name="ce3" table:formula="of:=[.E102]-[.E101]" office:value-type="float" office:value="48000" calcext:value-type="float">
            <text:p>48000</text:p>
          </table:table-cell>
          <table:table-cell table:style-name="ce3" table:formula="of:=[.A102]-[.A101]" office:value-type="float" office:value="324" calcext:value-type="float">
            <text:p>324</text:p>
          </table:table-cell>
          <table:table-cell table:style-name="ce3" table:formula="of:=[.F102]/[.G102]" office:value-type="float" office:value="148.148148148148" calcext:value-type="float">
            <text:p>148</text:p>
          </table:table-cell>
        </table:table-row>
        <table:table-row table:style-name="ro1">
          <table:table-cell office:value-type="float" office:value="1559700948" calcext:value-type="float">
            <text:p>1559700948</text:p>
          </table:table-cell>
          <table:table-cell office:value-type="float" office:value="4374800" calcext:value-type="float">
            <text:p>4374800</text:p>
          </table:table-cell>
          <table:table-cell table:formula="of:=[.A103]/86400+25569" office:value-type="date" office:date-value="2019-06-05T02:15:48" calcext:value-type="date">
            <text:p>06/05/19 02:15 AM</text:p>
          </table:table-cell>
          <table:table-cell table:formula="of:=[.B103]/75" office:value-type="float" office:value="58330.6666666667" calcext:value-type="float">
            <text:p>58330.667</text:p>
          </table:table-cell>
          <table:table-cell table:style-name="ce3" table:formula="of:=[.D103]*1000*3600" office:value-type="float" office:value="209990400000" calcext:value-type="float">
            <text:p>209990400000</text:p>
          </table:table-cell>
          <table:table-cell table:style-name="ce3" table:formula="of:=[.E103]-[.E102]" office:value-type="float" office:value="48000" calcext:value-type="float">
            <text:p>48000</text:p>
          </table:table-cell>
          <table:table-cell table:style-name="ce3" table:formula="of:=[.A103]-[.A102]" office:value-type="float" office:value="316" calcext:value-type="float">
            <text:p>316</text:p>
          </table:table-cell>
          <table:table-cell table:style-name="ce3" table:formula="of:=[.F103]/[.G103]" office:value-type="float" office:value="151.898734177215" calcext:value-type="float">
            <text:p>152</text:p>
          </table:table-cell>
        </table:table-row>
        <table:table-row table:style-name="ro1">
          <table:table-cell office:value-type="float" office:value="1559701160" calcext:value-type="float">
            <text:p>1559701160</text:p>
          </table:table-cell>
          <table:table-cell office:value-type="float" office:value="4374801" calcext:value-type="float">
            <text:p>4374801</text:p>
          </table:table-cell>
          <table:table-cell table:formula="of:=[.A104]/86400+25569" office:value-type="date" office:date-value="2019-06-05T02:19:20" calcext:value-type="date">
            <text:p>06/05/19 02:19 AM</text:p>
          </table:table-cell>
          <table:table-cell table:formula="of:=[.B104]/75" office:value-type="float" office:value="58330.68" calcext:value-type="float">
            <text:p>58330.680</text:p>
          </table:table-cell>
          <table:table-cell table:style-name="ce3" table:formula="of:=[.D104]*1000*3600" office:value-type="float" office:value="209990448000" calcext:value-type="float">
            <text:p>209990448000</text:p>
          </table:table-cell>
          <table:table-cell table:style-name="ce3" table:formula="of:=[.E104]-[.E103]" office:value-type="float" office:value="48000" calcext:value-type="float">
            <text:p>48000</text:p>
          </table:table-cell>
          <table:table-cell table:style-name="ce3" table:formula="of:=[.A104]-[.A103]" office:value-type="float" office:value="212" calcext:value-type="float">
            <text:p>212</text:p>
          </table:table-cell>
          <table:table-cell table:style-name="ce3" table:formula="of:=[.F104]/[.G104]" office:value-type="float" office:value="226.415094339623" calcext:value-type="float">
            <text:p>226</text:p>
          </table:table-cell>
        </table:table-row>
        <table:table-row table:style-name="ro1">
          <table:table-cell office:value-type="float" office:value="1559701375" calcext:value-type="float">
            <text:p>1559701375</text:p>
          </table:table-cell>
          <table:table-cell office:value-type="float" office:value="4374802" calcext:value-type="float">
            <text:p>4374802</text:p>
          </table:table-cell>
          <table:table-cell table:formula="of:=[.A105]/86400+25569" office:value-type="date" office:date-value="2019-06-05T02:22:55" calcext:value-type="date">
            <text:p>06/05/19 02:22 AM</text:p>
          </table:table-cell>
          <table:table-cell table:formula="of:=[.B105]/75" office:value-type="float" office:value="58330.6933333333" calcext:value-type="float">
            <text:p>58330.693</text:p>
          </table:table-cell>
          <table:table-cell table:style-name="ce3" table:formula="of:=[.D105]*1000*3600" office:value-type="float" office:value="209990496000" calcext:value-type="float">
            <text:p>209990496000</text:p>
          </table:table-cell>
          <table:table-cell table:style-name="ce3" table:formula="of:=[.E105]-[.E104]" office:value-type="float" office:value="48000" calcext:value-type="float">
            <text:p>48000</text:p>
          </table:table-cell>
          <table:table-cell table:style-name="ce3" table:formula="of:=[.A105]-[.A104]" office:value-type="float" office:value="215" calcext:value-type="float">
            <text:p>215</text:p>
          </table:table-cell>
          <table:table-cell table:style-name="ce3" table:formula="of:=[.F105]/[.G105]" office:value-type="float" office:value="223.255813953488" calcext:value-type="float">
            <text:p>223</text:p>
          </table:table-cell>
        </table:table-row>
        <table:table-row table:style-name="ro1">
          <table:table-cell office:value-type="float" office:value="1559701704" calcext:value-type="float">
            <text:p>1559701704</text:p>
          </table:table-cell>
          <table:table-cell office:value-type="float" office:value="4374803" calcext:value-type="float">
            <text:p>4374803</text:p>
          </table:table-cell>
          <table:table-cell table:formula="of:=[.A106]/86400+25569" office:value-type="date" office:date-value="2019-06-05T02:28:24" calcext:value-type="date">
            <text:p>06/05/19 02:28 AM</text:p>
          </table:table-cell>
          <table:table-cell table:formula="of:=[.B106]/75" office:value-type="float" office:value="58330.7066666667" calcext:value-type="float">
            <text:p>58330.707</text:p>
          </table:table-cell>
          <table:table-cell table:style-name="ce3" table:formula="of:=[.D106]*1000*3600" office:value-type="float" office:value="209990544000" calcext:value-type="float">
            <text:p>209990544000</text:p>
          </table:table-cell>
          <table:table-cell table:style-name="ce3" table:formula="of:=[.E106]-[.E105]" office:value-type="float" office:value="48000" calcext:value-type="float">
            <text:p>48000</text:p>
          </table:table-cell>
          <table:table-cell table:style-name="ce3" table:formula="of:=[.A106]-[.A105]" office:value-type="float" office:value="329" calcext:value-type="float">
            <text:p>329</text:p>
          </table:table-cell>
          <table:table-cell table:style-name="ce3" table:formula="of:=[.F106]/[.G106]" office:value-type="float" office:value="145.896656534954" calcext:value-type="float">
            <text:p>146</text:p>
          </table:table-cell>
        </table:table-row>
        <table:table-row table:style-name="ro1">
          <table:table-cell office:value-type="float" office:value="1559702034" calcext:value-type="float">
            <text:p>1559702034</text:p>
          </table:table-cell>
          <table:table-cell office:value-type="float" office:value="4374804" calcext:value-type="float">
            <text:p>4374804</text:p>
          </table:table-cell>
          <table:table-cell table:formula="of:=[.A107]/86400+25569" office:value-type="date" office:date-value="2019-06-05T02:33:54" calcext:value-type="date">
            <text:p>06/05/19 02:33 AM</text:p>
          </table:table-cell>
          <table:table-cell table:formula="of:=[.B107]/75" office:value-type="float" office:value="58330.72" calcext:value-type="float">
            <text:p>58330.720</text:p>
          </table:table-cell>
          <table:table-cell table:style-name="ce3" table:formula="of:=[.D107]*1000*3600" office:value-type="float" office:value="209990592000" calcext:value-type="float">
            <text:p>209990592000</text:p>
          </table:table-cell>
          <table:table-cell table:style-name="ce3" table:formula="of:=[.E107]-[.E106]" office:value-type="float" office:value="48000" calcext:value-type="float">
            <text:p>48000</text:p>
          </table:table-cell>
          <table:table-cell table:style-name="ce3" table:formula="of:=[.A107]-[.A106]" office:value-type="float" office:value="330" calcext:value-type="float">
            <text:p>330</text:p>
          </table:table-cell>
          <table:table-cell table:style-name="ce3" table:formula="of:=[.F107]/[.G107]" office:value-type="float" office:value="145.454545454545" calcext:value-type="float">
            <text:p>145</text:p>
          </table:table-cell>
        </table:table-row>
        <table:table-row table:style-name="ro1">
          <table:table-cell office:value-type="float" office:value="1559702356" calcext:value-type="float">
            <text:p>1559702356</text:p>
          </table:table-cell>
          <table:table-cell office:value-type="float" office:value="4374805" calcext:value-type="float">
            <text:p>4374805</text:p>
          </table:table-cell>
          <table:table-cell table:formula="of:=[.A108]/86400+25569" office:value-type="date" office:date-value="2019-06-05T02:39:16" calcext:value-type="date">
            <text:p>06/05/19 02:39 AM</text:p>
          </table:table-cell>
          <table:table-cell table:formula="of:=[.B108]/75" office:value-type="float" office:value="58330.7333333333" calcext:value-type="float">
            <text:p>58330.733</text:p>
          </table:table-cell>
          <table:table-cell table:style-name="ce3" table:formula="of:=[.D108]*1000*3600" office:value-type="float" office:value="209990640000" calcext:value-type="float">
            <text:p>209990640000</text:p>
          </table:table-cell>
          <table:table-cell table:style-name="ce3" table:formula="of:=[.E108]-[.E107]" office:value-type="float" office:value="47999.9999694824" calcext:value-type="float">
            <text:p>48000</text:p>
          </table:table-cell>
          <table:table-cell table:style-name="ce3" table:formula="of:=[.A108]-[.A107]" office:value-type="float" office:value="322" calcext:value-type="float">
            <text:p>322</text:p>
          </table:table-cell>
          <table:table-cell table:style-name="ce3" table:formula="of:=[.F108]/[.G108]" office:value-type="float" office:value="149.068322886591" calcext:value-type="float">
            <text:p>149</text:p>
          </table:table-cell>
        </table:table-row>
        <table:table-row table:style-name="ro1">
          <table:table-cell office:value-type="float" office:value="1559702561" calcext:value-type="float">
            <text:p>1559702561</text:p>
          </table:table-cell>
          <table:table-cell office:value-type="float" office:value="4374806" calcext:value-type="float">
            <text:p>4374806</text:p>
          </table:table-cell>
          <table:table-cell table:formula="of:=[.A109]/86400+25569" office:value-type="date" office:date-value="2019-06-05T02:42:41" calcext:value-type="date">
            <text:p>06/05/19 02:42 AM</text:p>
          </table:table-cell>
          <table:table-cell table:formula="of:=[.B109]/75" office:value-type="float" office:value="58330.7466666667" calcext:value-type="float">
            <text:p>58330.747</text:p>
          </table:table-cell>
          <table:table-cell table:style-name="ce3" table:formula="of:=[.D109]*1000*3600" office:value-type="float" office:value="209990688000" calcext:value-type="float">
            <text:p>209990688000</text:p>
          </table:table-cell>
          <table:table-cell table:style-name="ce3" table:formula="of:=[.E109]-[.E108]" office:value-type="float" office:value="48000.0000305176" calcext:value-type="float">
            <text:p>48000</text:p>
          </table:table-cell>
          <table:table-cell table:style-name="ce3" table:formula="of:=[.A109]-[.A108]" office:value-type="float" office:value="205" calcext:value-type="float">
            <text:p>205</text:p>
          </table:table-cell>
          <table:table-cell table:style-name="ce3" table:formula="of:=[.F109]/[.G109]" office:value-type="float" office:value="234.146341612281" calcext:value-type="float">
            <text:p>234</text:p>
          </table:table-cell>
        </table:table-row>
        <table:table-row table:style-name="ro1">
          <table:table-cell office:value-type="float" office:value="1559702711" calcext:value-type="float">
            <text:p>1559702711</text:p>
          </table:table-cell>
          <table:table-cell office:value-type="float" office:value="4374807" calcext:value-type="float">
            <text:p>4374807</text:p>
          </table:table-cell>
          <table:table-cell table:formula="of:=[.A110]/86400+25569" office:value-type="date" office:date-value="2019-06-05T02:45:11" calcext:value-type="date">
            <text:p>06/05/19 02:45 AM</text:p>
          </table:table-cell>
          <table:table-cell table:formula="of:=[.B110]/75" office:value-type="float" office:value="58330.76" calcext:value-type="float">
            <text:p>58330.760</text:p>
          </table:table-cell>
          <table:table-cell table:style-name="ce3" table:formula="of:=[.D110]*1000*3600" office:value-type="float" office:value="209990736000" calcext:value-type="float">
            <text:p>209990736000</text:p>
          </table:table-cell>
          <table:table-cell table:style-name="ce3" table:formula="of:=[.E110]-[.E109]" office:value-type="float" office:value="48000" calcext:value-type="float">
            <text:p>48000</text:p>
          </table:table-cell>
          <table:table-cell table:style-name="ce3" table:formula="of:=[.A110]-[.A109]" office:value-type="float" office:value="150" calcext:value-type="float">
            <text:p>150</text:p>
          </table:table-cell>
          <table:table-cell table:style-name="ce3" table:formula="of:=[.F110]/[.G110]"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1559702886" calcext:value-type="float">
            <text:p>1559702886</text:p>
          </table:table-cell>
          <table:table-cell office:value-type="float" office:value="4374808" calcext:value-type="float">
            <text:p>4374808</text:p>
          </table:table-cell>
          <table:table-cell table:formula="of:=[.A111]/86400+25569" office:value-type="date" office:date-value="2019-06-05T02:48:06" calcext:value-type="date">
            <text:p>06/05/19 02:48 AM</text:p>
          </table:table-cell>
          <table:table-cell table:formula="of:=[.B111]/75" office:value-type="float" office:value="58330.7733333333" calcext:value-type="float">
            <text:p>58330.773</text:p>
          </table:table-cell>
          <table:table-cell table:style-name="ce3" table:formula="of:=[.D111]*1000*3600" office:value-type="float" office:value="209990784000" calcext:value-type="float">
            <text:p>209990784000</text:p>
          </table:table-cell>
          <table:table-cell table:style-name="ce3" table:formula="of:=[.E111]-[.E110]" office:value-type="float" office:value="47999.9999694824" calcext:value-type="float">
            <text:p>48000</text:p>
          </table:table-cell>
          <table:table-cell table:style-name="ce3" table:formula="of:=[.A111]-[.A110]" office:value-type="float" office:value="175" calcext:value-type="float">
            <text:p>175</text:p>
          </table:table-cell>
          <table:table-cell table:style-name="ce3" table:formula="of:=[.F111]/[.G111]" office:value-type="float" office:value="274.285714111328" calcext:value-type="float">
            <text:p>274</text:p>
          </table:table-cell>
        </table:table-row>
        <table:table-row table:style-name="ro1">
          <table:table-cell office:value-type="float" office:value="1559703090" calcext:value-type="float">
            <text:p>1559703090</text:p>
          </table:table-cell>
          <table:table-cell office:value-type="float" office:value="4374809" calcext:value-type="float">
            <text:p>4374809</text:p>
          </table:table-cell>
          <table:table-cell table:formula="of:=[.A112]/86400+25569" office:value-type="date" office:date-value="2019-06-05T02:51:30" calcext:value-type="date">
            <text:p>06/05/19 02:51 AM</text:p>
          </table:table-cell>
          <table:table-cell table:formula="of:=[.B112]/75" office:value-type="float" office:value="58330.7866666667" calcext:value-type="float">
            <text:p>58330.787</text:p>
          </table:table-cell>
          <table:table-cell table:style-name="ce3" table:formula="of:=[.D112]*1000*3600" office:value-type="float" office:value="209990832000" calcext:value-type="float">
            <text:p>209990832000</text:p>
          </table:table-cell>
          <table:table-cell table:style-name="ce3" table:formula="of:=[.E112]-[.E111]" office:value-type="float" office:value="48000.0000305176" calcext:value-type="float">
            <text:p>48000</text:p>
          </table:table-cell>
          <table:table-cell table:style-name="ce3" table:formula="of:=[.A112]-[.A111]" office:value-type="float" office:value="204" calcext:value-type="float">
            <text:p>204</text:p>
          </table:table-cell>
          <table:table-cell table:style-name="ce3" table:formula="of:=[.F112]/[.G112]" office:value-type="float" office:value="235.294117796655" calcext:value-type="float">
            <text:p>235</text:p>
          </table:table-cell>
        </table:table-row>
        <table:table-row table:style-name="ro1">
          <table:table-cell office:value-type="float" office:value="1559703296" calcext:value-type="float">
            <text:p>1559703296</text:p>
          </table:table-cell>
          <table:table-cell office:value-type="float" office:value="4374810" calcext:value-type="float">
            <text:p>4374810</text:p>
          </table:table-cell>
          <table:table-cell table:formula="of:=[.A113]/86400+25569" office:value-type="date" office:date-value="2019-06-05T02:54:56" calcext:value-type="date">
            <text:p>06/05/19 02:54 AM</text:p>
          </table:table-cell>
          <table:table-cell table:formula="of:=[.B113]/75" office:value-type="float" office:value="58330.8" calcext:value-type="float">
            <text:p>58330.800</text:p>
          </table:table-cell>
          <table:table-cell table:style-name="ce3" table:formula="of:=[.D113]*1000*3600" office:value-type="float" office:value="209990880000" calcext:value-type="float">
            <text:p>209990880000</text:p>
          </table:table-cell>
          <table:table-cell table:style-name="ce3" table:formula="of:=[.E113]-[.E112]" office:value-type="float" office:value="48000" calcext:value-type="float">
            <text:p>48000</text:p>
          </table:table-cell>
          <table:table-cell table:style-name="ce3" table:formula="of:=[.A113]-[.A112]" office:value-type="float" office:value="206" calcext:value-type="float">
            <text:p>206</text:p>
          </table:table-cell>
          <table:table-cell table:style-name="ce3" table:formula="of:=[.F113]/[.G113]" office:value-type="float" office:value="233.009708737864" calcext:value-type="float">
            <text:p>233</text:p>
          </table:table-cell>
        </table:table-row>
        <table:table-row table:style-name="ro1">
          <table:table-cell office:value-type="float" office:value="1559703504" calcext:value-type="float">
            <text:p>1559703504</text:p>
          </table:table-cell>
          <table:table-cell office:value-type="float" office:value="4374811" calcext:value-type="float">
            <text:p>4374811</text:p>
          </table:table-cell>
          <table:table-cell table:formula="of:=[.A114]/86400+25569" office:value-type="date" office:date-value="2019-06-05T02:58:24" calcext:value-type="date">
            <text:p>06/05/19 02:58 AM</text:p>
          </table:table-cell>
          <table:table-cell table:formula="of:=[.B114]/75" office:value-type="float" office:value="58330.8133333333" calcext:value-type="float">
            <text:p>58330.813</text:p>
          </table:table-cell>
          <table:table-cell table:style-name="ce3" table:formula="of:=[.D114]*1000*3600" office:value-type="float" office:value="209990928000" calcext:value-type="float">
            <text:p>209990928000</text:p>
          </table:table-cell>
          <table:table-cell table:style-name="ce3" table:formula="of:=[.E114]-[.E113]" office:value-type="float" office:value="47999.9999694824" calcext:value-type="float">
            <text:p>48000</text:p>
          </table:table-cell>
          <table:table-cell table:style-name="ce3" table:formula="of:=[.A114]-[.A113]" office:value-type="float" office:value="208" calcext:value-type="float">
            <text:p>208</text:p>
          </table:table-cell>
          <table:table-cell table:style-name="ce3" table:formula="of:=[.F114]/[.G114]" office:value-type="float" office:value="230.769230622512" calcext:value-type="float">
            <text:p>231</text:p>
          </table:table-cell>
        </table:table-row>
        <table:table-row table:style-name="ro1">
          <table:table-cell office:value-type="float" office:value="1559703714" calcext:value-type="float">
            <text:p>1559703714</text:p>
          </table:table-cell>
          <table:table-cell office:value-type="float" office:value="4374812" calcext:value-type="float">
            <text:p>4374812</text:p>
          </table:table-cell>
          <table:table-cell table:formula="of:=[.A115]/86400+25569" office:value-type="date" office:date-value="2019-06-05T03:01:54" calcext:value-type="date">
            <text:p>06/05/19 03:01 AM</text:p>
          </table:table-cell>
          <table:table-cell table:formula="of:=[.B115]/75" office:value-type="float" office:value="58330.8266666667" calcext:value-type="float">
            <text:p>58330.827</text:p>
          </table:table-cell>
          <table:table-cell table:style-name="ce3" table:formula="of:=[.D115]*1000*3600" office:value-type="float" office:value="209990976000" calcext:value-type="float">
            <text:p>209990976000</text:p>
          </table:table-cell>
          <table:table-cell table:style-name="ce3" table:formula="of:=[.E115]-[.E114]" office:value-type="float" office:value="48000.0000305176" calcext:value-type="float">
            <text:p>48000</text:p>
          </table:table-cell>
          <table:table-cell table:style-name="ce3" table:formula="of:=[.A115]-[.A114]" office:value-type="float" office:value="210" calcext:value-type="float">
            <text:p>210</text:p>
          </table:table-cell>
          <table:table-cell table:style-name="ce3" table:formula="of:=[.F115]/[.G115]" office:value-type="float" office:value="228.57142871675" calcext:value-type="float">
            <text:p>229</text:p>
          </table:table-cell>
        </table:table-row>
        <table:table-row table:style-name="ro1">
          <table:table-cell office:value-type="float" office:value="1559703882" calcext:value-type="float">
            <text:p>1559703882</text:p>
          </table:table-cell>
          <table:table-cell office:value-type="float" office:value="4374813" calcext:value-type="float">
            <text:p>4374813</text:p>
          </table:table-cell>
          <table:table-cell table:formula="of:=[.A116]/86400+25569" office:value-type="date" office:date-value="2019-06-05T03:04:42" calcext:value-type="date">
            <text:p>06/05/19 03:04 AM</text:p>
          </table:table-cell>
          <table:table-cell table:formula="of:=[.B116]/75" office:value-type="float" office:value="58330.84" calcext:value-type="float">
            <text:p>58330.840</text:p>
          </table:table-cell>
          <table:table-cell table:style-name="ce3" table:formula="of:=[.D116]*1000*3600" office:value-type="float" office:value="209991024000" calcext:value-type="float">
            <text:p>209991024000</text:p>
          </table:table-cell>
          <table:table-cell table:style-name="ce3" table:formula="of:=[.E116]-[.E115]" office:value-type="float" office:value="48000" calcext:value-type="float">
            <text:p>48000</text:p>
          </table:table-cell>
          <table:table-cell table:style-name="ce3" table:formula="of:=[.A116]-[.A115]" office:value-type="float" office:value="168" calcext:value-type="float">
            <text:p>168</text:p>
          </table:table-cell>
          <table:table-cell table:style-name="ce3" table:formula="of:=[.F116]/[.G116]" office:value-type="float" office:value="285.714285714286" calcext:value-type="float">
            <text:p>286</text:p>
          </table:table-cell>
        </table:table-row>
        <table:table-row table:style-name="ro1">
          <table:table-cell office:value-type="float" office:value="1559704039" calcext:value-type="float">
            <text:p>1559704039</text:p>
          </table:table-cell>
          <table:table-cell office:value-type="float" office:value="4374814" calcext:value-type="float">
            <text:p>4374814</text:p>
          </table:table-cell>
          <table:table-cell table:formula="of:=[.A117]/86400+25569" office:value-type="date" office:date-value="2019-06-05T03:07:19" calcext:value-type="date">
            <text:p>06/05/19 03:07 AM</text:p>
          </table:table-cell>
          <table:table-cell table:formula="of:=[.B117]/75" office:value-type="float" office:value="58330.8533333333" calcext:value-type="float">
            <text:p>58330.853</text:p>
          </table:table-cell>
          <table:table-cell table:style-name="ce3" table:formula="of:=[.D117]*1000*3600" office:value-type="float" office:value="209991072000" calcext:value-type="float">
            <text:p>209991072000</text:p>
          </table:table-cell>
          <table:table-cell table:style-name="ce3" table:formula="of:=[.E117]-[.E116]" office:value-type="float" office:value="48000" calcext:value-type="float">
            <text:p>48000</text:p>
          </table:table-cell>
          <table:table-cell table:style-name="ce3" table:formula="of:=[.A117]-[.A116]" office:value-type="float" office:value="157" calcext:value-type="float">
            <text:p>157</text:p>
          </table:table-cell>
          <table:table-cell table:style-name="ce3" table:formula="of:=[.F117]/[.G117]" office:value-type="float" office:value="305.732484076433" calcext:value-type="float">
            <text:p>306</text:p>
          </table:table-cell>
        </table:table-row>
        <table:table-row table:style-name="ro1">
          <table:table-cell office:value-type="float" office:value="1559704199" calcext:value-type="float">
            <text:p>1559704199</text:p>
          </table:table-cell>
          <table:table-cell office:value-type="float" office:value="4374815" calcext:value-type="float">
            <text:p>4374815</text:p>
          </table:table-cell>
          <table:table-cell table:formula="of:=[.A118]/86400+25569" office:value-type="date" office:date-value="2019-06-05T03:09:59" calcext:value-type="date">
            <text:p>06/05/19 03:09 AM</text:p>
          </table:table-cell>
          <table:table-cell table:formula="of:=[.B118]/75" office:value-type="float" office:value="58330.8666666667" calcext:value-type="float">
            <text:p>58330.867</text:p>
          </table:table-cell>
          <table:table-cell table:style-name="ce3" table:formula="of:=[.D118]*1000*3600" office:value-type="float" office:value="209991120000" calcext:value-type="float">
            <text:p>209991120000</text:p>
          </table:table-cell>
          <table:table-cell table:style-name="ce3" table:formula="of:=[.E118]-[.E117]" office:value-type="float" office:value="48000.0000305176" calcext:value-type="float">
            <text:p>48000</text:p>
          </table:table-cell>
          <table:table-cell table:style-name="ce3" table:formula="of:=[.A118]-[.A117]" office:value-type="float" office:value="160" calcext:value-type="float">
            <text:p>160</text:p>
          </table:table-cell>
          <table:table-cell table:style-name="ce3" table:formula="of:=[.F118]/[.G118]" office:value-type="float" office:value="300.000000190735" calcext:value-type="float">
            <text:p>300</text:p>
          </table:table-cell>
        </table:table-row>
        <table:table-row table:style-name="ro1">
          <table:table-cell office:value-type="float" office:value="1559704410" calcext:value-type="float">
            <text:p>1559704410</text:p>
          </table:table-cell>
          <table:table-cell office:value-type="float" office:value="4374816" calcext:value-type="float">
            <text:p>4374816</text:p>
          </table:table-cell>
          <table:table-cell table:formula="of:=[.A119]/86400+25569" office:value-type="date" office:date-value="2019-06-05T03:13:30" calcext:value-type="date">
            <text:p>06/05/19 03:13 AM</text:p>
          </table:table-cell>
          <table:table-cell table:formula="of:=[.B119]/75" office:value-type="float" office:value="58330.88" calcext:value-type="float">
            <text:p>58330.880</text:p>
          </table:table-cell>
          <table:table-cell table:style-name="ce3" table:formula="of:=[.D119]*1000*3600" office:value-type="float" office:value="209991168000" calcext:value-type="float">
            <text:p>209991168000</text:p>
          </table:table-cell>
          <table:table-cell table:style-name="ce3" table:formula="of:=[.E119]-[.E118]" office:value-type="float" office:value="47999.9999694824" calcext:value-type="float">
            <text:p>48000</text:p>
          </table:table-cell>
          <table:table-cell table:style-name="ce3" table:formula="of:=[.A119]-[.A118]" office:value-type="float" office:value="211" calcext:value-type="float">
            <text:p>211</text:p>
          </table:table-cell>
          <table:table-cell table:style-name="ce3" table:formula="of:=[.F119]/[.G119]" office:value-type="float" office:value="227.488151514135" calcext:value-type="float">
            <text:p>227</text:p>
          </table:table-cell>
        </table:table-row>
        <table:table-row table:style-name="ro1">
          <table:table-cell office:value-type="float" office:value="1559704625" calcext:value-type="float">
            <text:p>1559704625</text:p>
          </table:table-cell>
          <table:table-cell office:value-type="float" office:value="4374817" calcext:value-type="float">
            <text:p>4374817</text:p>
          </table:table-cell>
          <table:table-cell table:formula="of:=[.A120]/86400+25569" office:value-type="date" office:date-value="2019-06-05T03:17:05" calcext:value-type="date">
            <text:p>06/05/19 03:17 AM</text:p>
          </table:table-cell>
          <table:table-cell table:formula="of:=[.B120]/75" office:value-type="float" office:value="58330.8933333333" calcext:value-type="float">
            <text:p>58330.893</text:p>
          </table:table-cell>
          <table:table-cell table:style-name="ce3" table:formula="of:=[.D120]*1000*3600" office:value-type="float" office:value="209991216000" calcext:value-type="float">
            <text:p>209991216000</text:p>
          </table:table-cell>
          <table:table-cell table:style-name="ce3" table:formula="of:=[.E120]-[.E119]" office:value-type="float" office:value="48000" calcext:value-type="float">
            <text:p>48000</text:p>
          </table:table-cell>
          <table:table-cell table:style-name="ce3" table:formula="of:=[.A120]-[.A119]" office:value-type="float" office:value="215" calcext:value-type="float">
            <text:p>215</text:p>
          </table:table-cell>
          <table:table-cell table:style-name="ce3" table:formula="of:=[.F120]/[.G120]" office:value-type="float" office:value="223.255813953488" calcext:value-type="float">
            <text:p>223</text:p>
          </table:table-cell>
        </table:table-row>
        <table:table-row table:style-name="ro1">
          <table:table-cell office:value-type="float" office:value="1559704842" calcext:value-type="float">
            <text:p>1559704842</text:p>
          </table:table-cell>
          <table:table-cell office:value-type="float" office:value="4374818" calcext:value-type="float">
            <text:p>4374818</text:p>
          </table:table-cell>
          <table:table-cell table:formula="of:=[.A121]/86400+25569" office:value-type="date" office:date-value="2019-06-05T03:20:42" calcext:value-type="date">
            <text:p>06/05/19 03:20 AM</text:p>
          </table:table-cell>
          <table:table-cell table:formula="of:=[.B121]/75" office:value-type="float" office:value="58330.9066666667" calcext:value-type="float">
            <text:p>58330.907</text:p>
          </table:table-cell>
          <table:table-cell table:style-name="ce3" table:formula="of:=[.D121]*1000*3600" office:value-type="float" office:value="209991264000" calcext:value-type="float">
            <text:p>209991264000</text:p>
          </table:table-cell>
          <table:table-cell table:style-name="ce3" table:formula="of:=[.E121]-[.E120]" office:value-type="float" office:value="48000.0000305176" calcext:value-type="float">
            <text:p>48000</text:p>
          </table:table-cell>
          <table:table-cell table:style-name="ce3" table:formula="of:=[.A121]-[.A120]" office:value-type="float" office:value="217" calcext:value-type="float">
            <text:p>217</text:p>
          </table:table-cell>
          <table:table-cell table:style-name="ce3" table:formula="of:=[.F121]/[.G121]" office:value-type="float" office:value="221.198156822662" calcext:value-type="float">
            <text:p>221</text:p>
          </table:table-cell>
        </table:table-row>
        <table:table-row table:style-name="ro1">
          <table:table-cell office:value-type="float" office:value="1559705059" calcext:value-type="float">
            <text:p>1559705059</text:p>
          </table:table-cell>
          <table:table-cell office:value-type="float" office:value="4374819" calcext:value-type="float">
            <text:p>4374819</text:p>
          </table:table-cell>
          <table:table-cell table:formula="of:=[.A122]/86400+25569" office:value-type="date" office:date-value="2019-06-05T03:24:19" calcext:value-type="date">
            <text:p>06/05/19 03:24 AM</text:p>
          </table:table-cell>
          <table:table-cell table:formula="of:=[.B122]/75" office:value-type="float" office:value="58330.92" calcext:value-type="float">
            <text:p>58330.920</text:p>
          </table:table-cell>
          <table:table-cell table:style-name="ce3" table:formula="of:=[.D122]*1000*3600" office:value-type="float" office:value="209991312000" calcext:value-type="float">
            <text:p>209991312000</text:p>
          </table:table-cell>
          <table:table-cell table:style-name="ce3" table:formula="of:=[.E122]-[.E121]" office:value-type="float" office:value="47999.9999694824" calcext:value-type="float">
            <text:p>48000</text:p>
          </table:table-cell>
          <table:table-cell table:style-name="ce3" table:formula="of:=[.A122]-[.A121]" office:value-type="float" office:value="217" calcext:value-type="float">
            <text:p>217</text:p>
          </table:table-cell>
          <table:table-cell table:style-name="ce3" table:formula="of:=[.F122]/[.G122]" office:value-type="float" office:value="221.198156541394" calcext:value-type="float">
            <text:p>221</text:p>
          </table:table-cell>
        </table:table-row>
        <table:table-row table:style-name="ro1">
          <table:table-cell office:value-type="float" office:value="1559705248" calcext:value-type="float">
            <text:p>1559705248</text:p>
          </table:table-cell>
          <table:table-cell office:value-type="float" office:value="4374820" calcext:value-type="float">
            <text:p>4374820</text:p>
          </table:table-cell>
          <table:table-cell table:formula="of:=[.A123]/86400+25569" office:value-type="date" office:date-value="2019-06-05T03:27:28" calcext:value-type="date">
            <text:p>06/05/19 03:27 AM</text:p>
          </table:table-cell>
          <table:table-cell table:formula="of:=[.B123]/75" office:value-type="float" office:value="58330.9333333333" calcext:value-type="float">
            <text:p>58330.933</text:p>
          </table:table-cell>
          <table:table-cell table:style-name="ce3" table:formula="of:=[.D123]*1000*3600" office:value-type="float" office:value="209991360000" calcext:value-type="float">
            <text:p>209991360000</text:p>
          </table:table-cell>
          <table:table-cell table:style-name="ce3" table:formula="of:=[.E123]-[.E122]" office:value-type="float" office:value="48000" calcext:value-type="float">
            <text:p>48000</text:p>
          </table:table-cell>
          <table:table-cell table:style-name="ce3" table:formula="of:=[.A123]-[.A122]" office:value-type="float" office:value="189" calcext:value-type="float">
            <text:p>189</text:p>
          </table:table-cell>
          <table:table-cell table:style-name="ce3" table:formula="of:=[.F123]/[.G123]" office:value-type="float" office:value="253.968253968254" calcext:value-type="float">
            <text:p>254</text:p>
          </table:table-cell>
        </table:table-row>
        <table:table-row table:style-name="ro1">
          <table:table-cell office:value-type="float" office:value="1559705409" calcext:value-type="float">
            <text:p>1559705409</text:p>
          </table:table-cell>
          <table:table-cell office:value-type="float" office:value="4374821" calcext:value-type="float">
            <text:p>4374821</text:p>
          </table:table-cell>
          <table:table-cell table:formula="of:=[.A124]/86400+25569" office:value-type="date" office:date-value="2019-06-05T03:30:09" calcext:value-type="date">
            <text:p>06/05/19 03:30 AM</text:p>
          </table:table-cell>
          <table:table-cell table:formula="of:=[.B124]/75" office:value-type="float" office:value="58330.9466666667" calcext:value-type="float">
            <text:p>58330.947</text:p>
          </table:table-cell>
          <table:table-cell table:style-name="ce3" table:formula="of:=[.D124]*1000*3600" office:value-type="float" office:value="209991408000" calcext:value-type="float">
            <text:p>209991408000</text:p>
          </table:table-cell>
          <table:table-cell table:style-name="ce3" table:formula="of:=[.E124]-[.E123]" office:value-type="float" office:value="48000" calcext:value-type="float">
            <text:p>48000</text:p>
          </table:table-cell>
          <table:table-cell table:style-name="ce3" table:formula="of:=[.A124]-[.A123]" office:value-type="float" office:value="161" calcext:value-type="float">
            <text:p>161</text:p>
          </table:table-cell>
          <table:table-cell table:style-name="ce3" table:formula="of:=[.F124]/[.G124]" office:value-type="float" office:value="298.136645962733" calcext:value-type="float">
            <text:p>298</text:p>
          </table:table-cell>
        </table:table-row>
        <table:table-row table:style-name="ro1">
          <table:table-cell office:value-type="float" office:value="1559705570" calcext:value-type="float">
            <text:p>1559705570</text:p>
          </table:table-cell>
          <table:table-cell office:value-type="float" office:value="4374822" calcext:value-type="float">
            <text:p>4374822</text:p>
          </table:table-cell>
          <table:table-cell table:formula="of:=[.A125]/86400+25569" office:value-type="date" office:date-value="2019-06-05T03:32:50" calcext:value-type="date">
            <text:p>06/05/19 03:32 AM</text:p>
          </table:table-cell>
          <table:table-cell table:formula="of:=[.B125]/75" office:value-type="float" office:value="58330.96" calcext:value-type="float">
            <text:p>58330.960</text:p>
          </table:table-cell>
          <table:table-cell table:style-name="ce3" table:formula="of:=[.D125]*1000*3600" office:value-type="float" office:value="209991456000" calcext:value-type="float">
            <text:p>209991456000</text:p>
          </table:table-cell>
          <table:table-cell table:style-name="ce3" table:formula="of:=[.E125]-[.E124]" office:value-type="float" office:value="48000" calcext:value-type="float">
            <text:p>48000</text:p>
          </table:table-cell>
          <table:table-cell table:style-name="ce3" table:formula="of:=[.A125]-[.A124]" office:value-type="float" office:value="161" calcext:value-type="float">
            <text:p>161</text:p>
          </table:table-cell>
          <table:table-cell table:style-name="ce3" table:formula="of:=[.F125]/[.G125]" office:value-type="float" office:value="298.136645962733" calcext:value-type="float">
            <text:p>298</text:p>
          </table:table-cell>
        </table:table-row>
        <table:table-row table:style-name="ro1">
          <table:table-cell office:value-type="float" office:value="1559705772" calcext:value-type="float">
            <text:p>1559705772</text:p>
          </table:table-cell>
          <table:table-cell office:value-type="float" office:value="4374823" calcext:value-type="float">
            <text:p>4374823</text:p>
          </table:table-cell>
          <table:table-cell table:formula="of:=[.A126]/86400+25569" office:value-type="date" office:date-value="2019-06-05T03:36:12" calcext:value-type="date">
            <text:p>06/05/19 03:36 AM</text:p>
          </table:table-cell>
          <table:table-cell table:formula="of:=[.B126]/75" office:value-type="float" office:value="58330.9733333333" calcext:value-type="float">
            <text:p>58330.973</text:p>
          </table:table-cell>
          <table:table-cell table:style-name="ce3" table:formula="of:=[.D126]*1000*3600" office:value-type="float" office:value="209991504000" calcext:value-type="float">
            <text:p>209991504000</text:p>
          </table:table-cell>
          <table:table-cell table:style-name="ce3" table:formula="of:=[.E126]-[.E125]" office:value-type="float" office:value="48000" calcext:value-type="float">
            <text:p>48000</text:p>
          </table:table-cell>
          <table:table-cell table:style-name="ce3" table:formula="of:=[.A126]-[.A125]" office:value-type="float" office:value="202" calcext:value-type="float">
            <text:p>202</text:p>
          </table:table-cell>
          <table:table-cell table:style-name="ce3" table:formula="of:=[.F126]/[.G126]" office:value-type="float" office:value="237.623762376238" calcext:value-type="float">
            <text:p>238</text:p>
          </table:table-cell>
        </table:table-row>
        <table:table-row table:style-name="ro1">
          <table:table-cell office:value-type="float" office:value="1559705953" calcext:value-type="float">
            <text:p>1559705953</text:p>
          </table:table-cell>
          <table:table-cell office:value-type="float" office:value="4374824" calcext:value-type="float">
            <text:p>4374824</text:p>
          </table:table-cell>
          <table:table-cell table:formula="of:=[.A127]/86400+25569" office:value-type="date" office:date-value="2019-06-05T03:39:13" calcext:value-type="date">
            <text:p>06/05/19 03:39 AM</text:p>
          </table:table-cell>
          <table:table-cell table:formula="of:=[.B127]/75" office:value-type="float" office:value="58330.9866666667" calcext:value-type="float">
            <text:p>58330.987</text:p>
          </table:table-cell>
          <table:table-cell table:style-name="ce3" table:formula="of:=[.D127]*1000*3600" office:value-type="float" office:value="209991552000" calcext:value-type="float">
            <text:p>209991552000</text:p>
          </table:table-cell>
          <table:table-cell table:style-name="ce3" table:formula="of:=[.E127]-[.E126]" office:value-type="float" office:value="48000" calcext:value-type="float">
            <text:p>48000</text:p>
          </table:table-cell>
          <table:table-cell table:style-name="ce3" table:formula="of:=[.A127]-[.A126]" office:value-type="float" office:value="181" calcext:value-type="float">
            <text:p>181</text:p>
          </table:table-cell>
          <table:table-cell table:style-name="ce3" table:formula="of:=[.F127]/[.G127]" office:value-type="float" office:value="265.193370165746" calcext:value-type="float">
            <text:p>265</text:p>
          </table:table-cell>
        </table:table-row>
        <table:table-row table:style-name="ro1">
          <table:table-cell office:value-type="float" office:value="1559705975" calcext:value-type="float">
            <text:p>1559705975</text:p>
          </table:table-cell>
          <table:table-cell office:value-type="float" office:value="4374825" calcext:value-type="float">
            <text:p>4374825</text:p>
          </table:table-cell>
          <table:table-cell table:formula="of:=[.A128]/86400+25569" office:value-type="date" office:date-value="2019-06-05T03:39:35" calcext:value-type="date">
            <text:p>06/05/19 03:39 AM</text:p>
          </table:table-cell>
          <table:table-cell table:formula="of:=[.B128]/75" office:value-type="float" office:value="58331" calcext:value-type="float">
            <text:p>58331.000</text:p>
          </table:table-cell>
          <table:table-cell table:style-name="ce3" table:formula="of:=[.D128]*1000*3600" office:value-type="float" office:value="209991600000" calcext:value-type="float">
            <text:p>209991600000</text:p>
          </table:table-cell>
          <table:table-cell table:style-name="ce3" table:formula="of:=[.E128]-[.E127]" office:value-type="float" office:value="48000" calcext:value-type="float">
            <text:p>48000</text:p>
          </table:table-cell>
          <table:table-cell table:style-name="ce3" table:formula="of:=[.A128]-[.A127]" office:value-type="float" office:value="22" calcext:value-type="float">
            <text:p>22</text:p>
          </table:table-cell>
          <table:table-cell table:style-name="ce3" table:formula="of:=[.F128]/[.G128]" office:value-type="float" office:value="2181.81818181818" calcext:value-type="float">
            <text:p>2182</text:p>
          </table:table-cell>
        </table:table-row>
        <table:table-row table:style-name="ro1">
          <table:table-cell office:value-type="float" office:value="1559706004" calcext:value-type="float">
            <text:p>1559706004</text:p>
          </table:table-cell>
          <table:table-cell office:value-type="float" office:value="4374826" calcext:value-type="float">
            <text:p>4374826</text:p>
          </table:table-cell>
          <table:table-cell table:formula="of:=[.A129]/86400+25569" office:value-type="date" office:date-value="2019-06-05T03:40:04" calcext:value-type="date">
            <text:p>06/05/19 03:40 AM</text:p>
          </table:table-cell>
          <table:table-cell table:formula="of:=[.B129]/75" office:value-type="float" office:value="58331.0133333333" calcext:value-type="float">
            <text:p>58331.013</text:p>
          </table:table-cell>
          <table:table-cell table:style-name="ce3" table:formula="of:=[.D129]*1000*3600" office:value-type="float" office:value="209991648000" calcext:value-type="float">
            <text:p>209991648000</text:p>
          </table:table-cell>
          <table:table-cell table:style-name="ce3" table:formula="of:=[.E129]-[.E128]" office:value-type="float" office:value="48000" calcext:value-type="float">
            <text:p>48000</text:p>
          </table:table-cell>
          <table:table-cell table:style-name="ce3" table:formula="of:=[.A129]-[.A128]" office:value-type="float" office:value="29" calcext:value-type="float">
            <text:p>29</text:p>
          </table:table-cell>
          <table:table-cell table:style-name="ce3" table:formula="of:=[.F129]/[.G129]" office:value-type="float" office:value="1655.1724137931" calcext:value-type="float">
            <text:p>1655</text:p>
          </table:table-cell>
        </table:table-row>
        <table:table-row table:style-name="ro1">
          <table:table-cell office:value-type="float" office:value="1559706322" calcext:value-type="float">
            <text:p>1559706322</text:p>
          </table:table-cell>
          <table:table-cell office:value-type="float" office:value="4374827" calcext:value-type="float">
            <text:p>4374827</text:p>
          </table:table-cell>
          <table:table-cell table:formula="of:=[.A130]/86400+25569" office:value-type="date" office:date-value="2019-06-05T03:45:22" calcext:value-type="date">
            <text:p>06/05/19 03:45 AM</text:p>
          </table:table-cell>
          <table:table-cell table:formula="of:=[.B130]/75" office:value-type="float" office:value="58331.0266666667" calcext:value-type="float">
            <text:p>58331.027</text:p>
          </table:table-cell>
          <table:table-cell table:style-name="ce3" table:formula="of:=[.D130]*1000*3600" office:value-type="float" office:value="209991696000" calcext:value-type="float">
            <text:p>209991696000</text:p>
          </table:table-cell>
          <table:table-cell table:style-name="ce3" table:formula="of:=[.E130]-[.E129]" office:value-type="float" office:value="48000" calcext:value-type="float">
            <text:p>48000</text:p>
          </table:table-cell>
          <table:table-cell table:style-name="ce3" table:formula="of:=[.A130]-[.A129]" office:value-type="float" office:value="318" calcext:value-type="float">
            <text:p>318</text:p>
          </table:table-cell>
          <table:table-cell table:style-name="ce3" table:formula="of:=[.F130]/[.G130]" office:value-type="float" office:value="150.943396226415" calcext:value-type="float">
            <text:p>151</text:p>
          </table:table-cell>
        </table:table-row>
        <table:table-row table:style-name="ro1">
          <table:table-cell office:value-type="float" office:value="1559706610" calcext:value-type="float">
            <text:p>1559706610</text:p>
          </table:table-cell>
          <table:table-cell office:value-type="float" office:value="4374828" calcext:value-type="float">
            <text:p>4374828</text:p>
          </table:table-cell>
          <table:table-cell table:formula="of:=[.A131]/86400+25569" office:value-type="date" office:date-value="2019-06-05T03:50:10" calcext:value-type="date">
            <text:p>06/05/19 03:50 AM</text:p>
          </table:table-cell>
          <table:table-cell table:formula="of:=[.B131]/75" office:value-type="float" office:value="58331.04" calcext:value-type="float">
            <text:p>58331.040</text:p>
          </table:table-cell>
          <table:table-cell table:style-name="ce3" table:formula="of:=[.D131]*1000*3600" office:value-type="float" office:value="209991744000" calcext:value-type="float">
            <text:p>209991744000</text:p>
          </table:table-cell>
          <table:table-cell table:style-name="ce3" table:formula="of:=[.E131]-[.E130]" office:value-type="float" office:value="48000" calcext:value-type="float">
            <text:p>48000</text:p>
          </table:table-cell>
          <table:table-cell table:style-name="ce3" table:formula="of:=[.A131]-[.A130]" office:value-type="float" office:value="288" calcext:value-type="float">
            <text:p>288</text:p>
          </table:table-cell>
          <table:table-cell table:style-name="ce3" table:formula="of:=[.F131]/[.G131]" office:value-type="float" office:value="166.666666666667" calcext:value-type="float">
            <text:p>167</text:p>
          </table:table-cell>
        </table:table-row>
        <table:table-row table:style-name="ro1">
          <table:table-cell office:value-type="float" office:value="1559706804" calcext:value-type="float">
            <text:p>1559706804</text:p>
          </table:table-cell>
          <table:table-cell office:value-type="float" office:value="4374829" calcext:value-type="float">
            <text:p>4374829</text:p>
          </table:table-cell>
          <table:table-cell table:formula="of:=[.A132]/86400+25569" office:value-type="date" office:date-value="2019-06-05T03:53:24" calcext:value-type="date">
            <text:p>06/05/19 03:53 AM</text:p>
          </table:table-cell>
          <table:table-cell table:formula="of:=[.B132]/75" office:value-type="float" office:value="58331.0533333333" calcext:value-type="float">
            <text:p>58331.053</text:p>
          </table:table-cell>
          <table:table-cell table:style-name="ce3" table:formula="of:=[.D132]*1000*3600" office:value-type="float" office:value="209991792000" calcext:value-type="float">
            <text:p>209991792000</text:p>
          </table:table-cell>
          <table:table-cell table:style-name="ce3" table:formula="of:=[.E132]-[.E131]" office:value-type="float" office:value="48000" calcext:value-type="float">
            <text:p>48000</text:p>
          </table:table-cell>
          <table:table-cell table:style-name="ce3" table:formula="of:=[.A132]-[.A131]" office:value-type="float" office:value="194" calcext:value-type="float">
            <text:p>194</text:p>
          </table:table-cell>
          <table:table-cell table:style-name="ce3" table:formula="of:=[.F132]/[.G132]" office:value-type="float" office:value="247.422680412371" calcext:value-type="float">
            <text:p>247</text:p>
          </table:table-cell>
        </table:table-row>
        <table:table-row table:style-name="ro1">
          <table:table-cell office:value-type="float" office:value="1559707001" calcext:value-type="float">
            <text:p>1559707001</text:p>
          </table:table-cell>
          <table:table-cell office:value-type="float" office:value="4374830" calcext:value-type="float">
            <text:p>4374830</text:p>
          </table:table-cell>
          <table:table-cell table:formula="of:=[.A133]/86400+25569" office:value-type="date" office:date-value="2019-06-05T03:56:41" calcext:value-type="date">
            <text:p>06/05/19 03:56 AM</text:p>
          </table:table-cell>
          <table:table-cell table:formula="of:=[.B133]/75" office:value-type="float" office:value="58331.0666666667" calcext:value-type="float">
            <text:p>58331.067</text:p>
          </table:table-cell>
          <table:table-cell table:style-name="ce3" table:formula="of:=[.D133]*1000*3600" office:value-type="float" office:value="209991840000" calcext:value-type="float">
            <text:p>209991840000</text:p>
          </table:table-cell>
          <table:table-cell table:style-name="ce3" table:formula="of:=[.E133]-[.E132]" office:value-type="float" office:value="48000" calcext:value-type="float">
            <text:p>48000</text:p>
          </table:table-cell>
          <table:table-cell table:style-name="ce3" table:formula="of:=[.A133]-[.A132]" office:value-type="float" office:value="197" calcext:value-type="float">
            <text:p>197</text:p>
          </table:table-cell>
          <table:table-cell table:style-name="ce3" table:formula="of:=[.F133]/[.G133]" office:value-type="float" office:value="243.654822335025" calcext:value-type="float">
            <text:p>244</text:p>
          </table:table-cell>
        </table:table-row>
        <table:table-row table:style-name="ro1">
          <table:table-cell office:value-type="float" office:value="1559707245" calcext:value-type="float">
            <text:p>1559707245</text:p>
          </table:table-cell>
          <table:table-cell office:value-type="float" office:value="4374831" calcext:value-type="float">
            <text:p>4374831</text:p>
          </table:table-cell>
          <table:table-cell table:formula="of:=[.A134]/86400+25569" office:value-type="date" office:date-value="2019-06-05T04:00:45" calcext:value-type="date">
            <text:p>06/05/19 04:00 AM</text:p>
          </table:table-cell>
          <table:table-cell table:formula="of:=[.B134]/75" office:value-type="float" office:value="58331.08" calcext:value-type="float">
            <text:p>58331.080</text:p>
          </table:table-cell>
          <table:table-cell table:style-name="ce3" table:formula="of:=[.D134]*1000*3600" office:value-type="float" office:value="209991888000" calcext:value-type="float">
            <text:p>209991888000</text:p>
          </table:table-cell>
          <table:table-cell table:style-name="ce3" table:formula="of:=[.E134]-[.E133]" office:value-type="float" office:value="48000" calcext:value-type="float">
            <text:p>48000</text:p>
          </table:table-cell>
          <table:table-cell table:style-name="ce3" table:formula="of:=[.A134]-[.A133]" office:value-type="float" office:value="244" calcext:value-type="float">
            <text:p>244</text:p>
          </table:table-cell>
          <table:table-cell table:style-name="ce3" table:formula="of:=[.F134]/[.G134]" office:value-type="float" office:value="196.72131147541" calcext:value-type="float">
            <text:p>197</text:p>
          </table:table-cell>
        </table:table-row>
        <table:table-row table:style-name="ro1">
          <table:table-cell office:value-type="float" office:value="1559707437" calcext:value-type="float">
            <text:p>1559707437</text:p>
          </table:table-cell>
          <table:table-cell office:value-type="float" office:value="4374832" calcext:value-type="float">
            <text:p>4374832</text:p>
          </table:table-cell>
          <table:table-cell table:formula="of:=[.A135]/86400+25569" office:value-type="date" office:date-value="2019-06-05T04:03:57" calcext:value-type="date">
            <text:p>06/05/19 04:03 AM</text:p>
          </table:table-cell>
          <table:table-cell table:formula="of:=[.B135]/75" office:value-type="float" office:value="58331.0933333333" calcext:value-type="float">
            <text:p>58331.093</text:p>
          </table:table-cell>
          <table:table-cell table:style-name="ce3" table:formula="of:=[.D135]*1000*3600" office:value-type="float" office:value="209991936000" calcext:value-type="float">
            <text:p>209991936000</text:p>
          </table:table-cell>
          <table:table-cell table:style-name="ce3" table:formula="of:=[.E135]-[.E134]" office:value-type="float" office:value="47999.9999694824" calcext:value-type="float">
            <text:p>48000</text:p>
          </table:table-cell>
          <table:table-cell table:style-name="ce3" table:formula="of:=[.A135]-[.A134]" office:value-type="float" office:value="192" calcext:value-type="float">
            <text:p>192</text:p>
          </table:table-cell>
          <table:table-cell table:style-name="ce3" table:formula="of:=[.F135]/[.G135]" office:value-type="float" office:value="249.999999841054" calcext:value-type="float">
            <text:p>250</text:p>
          </table:table-cell>
        </table:table-row>
        <table:table-row table:style-name="ro1">
          <table:table-cell office:value-type="float" office:value="1559707652" calcext:value-type="float">
            <text:p>1559707652</text:p>
          </table:table-cell>
          <table:table-cell office:value-type="float" office:value="4374833" calcext:value-type="float">
            <text:p>4374833</text:p>
          </table:table-cell>
          <table:table-cell table:formula="of:=[.A136]/86400+25569" office:value-type="date" office:date-value="2019-06-05T04:07:32" calcext:value-type="date">
            <text:p>06/05/19 04:07 AM</text:p>
          </table:table-cell>
          <table:table-cell table:formula="of:=[.B136]/75" office:value-type="float" office:value="58331.1066666667" calcext:value-type="float">
            <text:p>58331.107</text:p>
          </table:table-cell>
          <table:table-cell table:style-name="ce3" table:formula="of:=[.D136]*1000*3600" office:value-type="float" office:value="209991984000" calcext:value-type="float">
            <text:p>209991984000</text:p>
          </table:table-cell>
          <table:table-cell table:style-name="ce3" table:formula="of:=[.E136]-[.E135]" office:value-type="float" office:value="48000.0000305176" calcext:value-type="float">
            <text:p>48000</text:p>
          </table:table-cell>
          <table:table-cell table:style-name="ce3" table:formula="of:=[.A136]-[.A135]" office:value-type="float" office:value="215" calcext:value-type="float">
            <text:p>215</text:p>
          </table:table-cell>
          <table:table-cell table:style-name="ce3" table:formula="of:=[.F136]/[.G136]" office:value-type="float" office:value="223.255814095431" calcext:value-type="float">
            <text:p>223</text:p>
          </table:table-cell>
        </table:table-row>
        <table:table-row table:style-name="ro1">
          <table:table-cell office:value-type="float" office:value="1559707943" calcext:value-type="float">
            <text:p>1559707943</text:p>
          </table:table-cell>
          <table:table-cell office:value-type="float" office:value="4374834" calcext:value-type="float">
            <text:p>4374834</text:p>
          </table:table-cell>
          <table:table-cell table:formula="of:=[.A137]/86400+25569" office:value-type="date" office:date-value="2019-06-05T04:12:23" calcext:value-type="date">
            <text:p>06/05/19 04:12 AM</text:p>
          </table:table-cell>
          <table:table-cell table:formula="of:=[.B137]/75" office:value-type="float" office:value="58331.12" calcext:value-type="float">
            <text:p>58331.120</text:p>
          </table:table-cell>
          <table:table-cell table:style-name="ce3" table:formula="of:=[.D137]*1000*3600" office:value-type="float" office:value="209992032000" calcext:value-type="float">
            <text:p>209992032000</text:p>
          </table:table-cell>
          <table:table-cell table:style-name="ce3" table:formula="of:=[.E137]-[.E136]" office:value-type="float" office:value="48000" calcext:value-type="float">
            <text:p>48000</text:p>
          </table:table-cell>
          <table:table-cell table:style-name="ce3" table:formula="of:=[.A137]-[.A136]" office:value-type="float" office:value="291" calcext:value-type="float">
            <text:p>291</text:p>
          </table:table-cell>
          <table:table-cell table:style-name="ce3" table:formula="of:=[.F137]/[.G137]" office:value-type="float" office:value="164.948453608247" calcext:value-type="float">
            <text:p>165</text:p>
          </table:table-cell>
        </table:table-row>
        <table:table-row table:style-name="ro1">
          <table:table-cell office:value-type="float" office:value="1559708165" calcext:value-type="float">
            <text:p>1559708165</text:p>
          </table:table-cell>
          <table:table-cell office:value-type="float" office:value="4374835" calcext:value-type="float">
            <text:p>4374835</text:p>
          </table:table-cell>
          <table:table-cell table:formula="of:=[.A138]/86400+25569" office:value-type="date" office:date-value="2019-06-05T04:16:05" calcext:value-type="date">
            <text:p>06/05/19 04:16 AM</text:p>
          </table:table-cell>
          <table:table-cell table:formula="of:=[.B138]/75" office:value-type="float" office:value="58331.1333333333" calcext:value-type="float">
            <text:p>58331.133</text:p>
          </table:table-cell>
          <table:table-cell table:style-name="ce3" table:formula="of:=[.D138]*1000*3600" office:value-type="float" office:value="209992080000" calcext:value-type="float">
            <text:p>209992080000</text:p>
          </table:table-cell>
          <table:table-cell table:style-name="ce3" table:formula="of:=[.E138]-[.E137]" office:value-type="float" office:value="47999.9999694824" calcext:value-type="float">
            <text:p>48000</text:p>
          </table:table-cell>
          <table:table-cell table:style-name="ce3" table:formula="of:=[.A138]-[.A137]" office:value-type="float" office:value="222" calcext:value-type="float">
            <text:p>222</text:p>
          </table:table-cell>
          <table:table-cell table:style-name="ce3" table:formula="of:=[.F138]/[.G138]" office:value-type="float" office:value="216.21621607875" calcext:value-type="float">
            <text:p>216</text:p>
          </table:table-cell>
        </table:table-row>
        <table:table-row table:style-name="ro1">
          <table:table-cell office:value-type="float" office:value="1559708367" calcext:value-type="float">
            <text:p>1559708367</text:p>
          </table:table-cell>
          <table:table-cell office:value-type="float" office:value="4374836" calcext:value-type="float">
            <text:p>4374836</text:p>
          </table:table-cell>
          <table:table-cell table:formula="of:=[.A139]/86400+25569" office:value-type="date" office:date-value="2019-06-05T04:19:27" calcext:value-type="date">
            <text:p>06/05/19 04:19 AM</text:p>
          </table:table-cell>
          <table:table-cell table:formula="of:=[.B139]/75" office:value-type="float" office:value="58331.1466666667" calcext:value-type="float">
            <text:p>58331.147</text:p>
          </table:table-cell>
          <table:table-cell table:style-name="ce3" table:formula="of:=[.D139]*1000*3600" office:value-type="float" office:value="209992128000" calcext:value-type="float">
            <text:p>209992128000</text:p>
          </table:table-cell>
          <table:table-cell table:style-name="ce3" table:formula="of:=[.E139]-[.E138]" office:value-type="float" office:value="48000.0000305176" calcext:value-type="float">
            <text:p>48000</text:p>
          </table:table-cell>
          <table:table-cell table:style-name="ce3" table:formula="of:=[.A139]-[.A138]" office:value-type="float" office:value="202" calcext:value-type="float">
            <text:p>202</text:p>
          </table:table-cell>
          <table:table-cell table:style-name="ce3" table:formula="of:=[.F139]/[.G139]" office:value-type="float" office:value="237.623762527315" calcext:value-type="float">
            <text:p>238</text:p>
          </table:table-cell>
        </table:table-row>
        <table:table-row table:style-name="ro1">
          <table:table-cell office:value-type="float" office:value="1559708634" calcext:value-type="float">
            <text:p>1559708634</text:p>
          </table:table-cell>
          <table:table-cell office:value-type="float" office:value="4374837" calcext:value-type="float">
            <text:p>4374837</text:p>
          </table:table-cell>
          <table:table-cell table:formula="of:=[.A140]/86400+25569" office:value-type="date" office:date-value="2019-06-05T04:23:54" calcext:value-type="date">
            <text:p>06/05/19 04:23 AM</text:p>
          </table:table-cell>
          <table:table-cell table:formula="of:=[.B140]/75" office:value-type="float" office:value="58331.16" calcext:value-type="float">
            <text:p>58331.160</text:p>
          </table:table-cell>
          <table:table-cell table:style-name="ce3" table:formula="of:=[.D140]*1000*3600" office:value-type="float" office:value="209992176000" calcext:value-type="float">
            <text:p>209992176000</text:p>
          </table:table-cell>
          <table:table-cell table:style-name="ce3" table:formula="of:=[.E140]-[.E139]" office:value-type="float" office:value="48000" calcext:value-type="float">
            <text:p>48000</text:p>
          </table:table-cell>
          <table:table-cell table:style-name="ce3" table:formula="of:=[.A140]-[.A139]" office:value-type="float" office:value="267" calcext:value-type="float">
            <text:p>267</text:p>
          </table:table-cell>
          <table:table-cell table:style-name="ce3" table:formula="of:=[.F140]/[.G140]" office:value-type="float" office:value="179.775280898876" calcext:value-type="float">
            <text:p>180</text:p>
          </table:table-cell>
        </table:table-row>
        <table:table-row table:style-name="ro1">
          <table:table-cell office:value-type="float" office:value="1559708897" calcext:value-type="float">
            <text:p>1559708897</text:p>
          </table:table-cell>
          <table:table-cell office:value-type="float" office:value="4374838" calcext:value-type="float">
            <text:p>4374838</text:p>
          </table:table-cell>
          <table:table-cell table:formula="of:=[.A141]/86400+25569" office:value-type="date" office:date-value="2019-06-05T04:28:17" calcext:value-type="date">
            <text:p>06/05/19 04:28 AM</text:p>
          </table:table-cell>
          <table:table-cell table:formula="of:=[.B141]/75" office:value-type="float" office:value="58331.1733333333" calcext:value-type="float">
            <text:p>58331.173</text:p>
          </table:table-cell>
          <table:table-cell table:style-name="ce3" table:formula="of:=[.D141]*1000*3600" office:value-type="float" office:value="209992224000" calcext:value-type="float">
            <text:p>209992224000</text:p>
          </table:table-cell>
          <table:table-cell table:style-name="ce3" table:formula="of:=[.E141]-[.E140]" office:value-type="float" office:value="48000" calcext:value-type="float">
            <text:p>48000</text:p>
          </table:table-cell>
          <table:table-cell table:style-name="ce3" table:formula="of:=[.A141]-[.A140]" office:value-type="float" office:value="263" calcext:value-type="float">
            <text:p>263</text:p>
          </table:table-cell>
          <table:table-cell table:style-name="ce3" table:formula="of:=[.F141]/[.G141]" office:value-type="float" office:value="182.509505703422" calcext:value-type="float">
            <text:p>183</text:p>
          </table:table-cell>
        </table:table-row>
        <table:table-row table:style-name="ro1">
          <table:table-cell office:value-type="float" office:value="1559709093" calcext:value-type="float">
            <text:p>1559709093</text:p>
          </table:table-cell>
          <table:table-cell office:value-type="float" office:value="4374839" calcext:value-type="float">
            <text:p>4374839</text:p>
          </table:table-cell>
          <table:table-cell table:formula="of:=[.A142]/86400+25569" office:value-type="date" office:date-value="2019-06-05T04:31:33" calcext:value-type="date">
            <text:p>06/05/19 04:31 AM</text:p>
          </table:table-cell>
          <table:table-cell table:formula="of:=[.B142]/75" office:value-type="float" office:value="58331.1866666667" calcext:value-type="float">
            <text:p>58331.187</text:p>
          </table:table-cell>
          <table:table-cell table:style-name="ce3" table:formula="of:=[.D142]*1000*3600" office:value-type="float" office:value="209992272000" calcext:value-type="float">
            <text:p>209992272000</text:p>
          </table:table-cell>
          <table:table-cell table:style-name="ce3" table:formula="of:=[.E142]-[.E141]" office:value-type="float" office:value="48000.0000305176" calcext:value-type="float">
            <text:p>48000</text:p>
          </table:table-cell>
          <table:table-cell table:style-name="ce3" table:formula="of:=[.A142]-[.A141]" office:value-type="float" office:value="196" calcext:value-type="float">
            <text:p>196</text:p>
          </table:table-cell>
          <table:table-cell table:style-name="ce3" table:formula="of:=[.F142]/[.G142]" office:value-type="float" office:value="244.897959339375" calcext:value-type="float">
            <text:p>245</text:p>
          </table:table-cell>
        </table:table-row>
        <table:table-row table:style-name="ro1">
          <table:table-cell office:value-type="float" office:value="1559709294" calcext:value-type="float">
            <text:p>1559709294</text:p>
          </table:table-cell>
          <table:table-cell office:value-type="float" office:value="4374840" calcext:value-type="float">
            <text:p>4374840</text:p>
          </table:table-cell>
          <table:table-cell table:formula="of:=[.A143]/86400+25569" office:value-type="date" office:date-value="2019-06-05T04:34:54" calcext:value-type="date">
            <text:p>06/05/19 04:34 AM</text:p>
          </table:table-cell>
          <table:table-cell table:formula="of:=[.B143]/75" office:value-type="float" office:value="58331.2" calcext:value-type="float">
            <text:p>58331.200</text:p>
          </table:table-cell>
          <table:table-cell table:style-name="ce3" table:formula="of:=[.D143]*1000*3600" office:value-type="float" office:value="209992320000" calcext:value-type="float">
            <text:p>209992320000</text:p>
          </table:table-cell>
          <table:table-cell table:style-name="ce3" table:formula="of:=[.E143]-[.E142]" office:value-type="float" office:value="47999.9999694824" calcext:value-type="float">
            <text:p>48000</text:p>
          </table:table-cell>
          <table:table-cell table:style-name="ce3" table:formula="of:=[.A143]-[.A142]" office:value-type="float" office:value="201" calcext:value-type="float">
            <text:p>201</text:p>
          </table:table-cell>
          <table:table-cell table:style-name="ce3" table:formula="of:=[.F143]/[.G143]" office:value-type="float" office:value="238.805969997425" calcext:value-type="float">
            <text:p>239</text:p>
          </table:table-cell>
        </table:table-row>
        <table:table-row table:style-name="ro1">
          <table:table-cell office:value-type="float" office:value="1559709499" calcext:value-type="float">
            <text:p>1559709499</text:p>
          </table:table-cell>
          <table:table-cell office:value-type="float" office:value="4374841" calcext:value-type="float">
            <text:p>4374841</text:p>
          </table:table-cell>
          <table:table-cell table:formula="of:=[.A144]/86400+25569" office:value-type="date" office:date-value="2019-06-05T04:38:19" calcext:value-type="date">
            <text:p>06/05/19 04:38 AM</text:p>
          </table:table-cell>
          <table:table-cell table:formula="of:=[.B144]/75" office:value-type="float" office:value="58331.2133333333" calcext:value-type="float">
            <text:p>58331.213</text:p>
          </table:table-cell>
          <table:table-cell table:style-name="ce3" table:formula="of:=[.D144]*1000*3600" office:value-type="float" office:value="209992368000" calcext:value-type="float">
            <text:p>209992368000</text:p>
          </table:table-cell>
          <table:table-cell table:style-name="ce3" table:formula="of:=[.E144]-[.E143]" office:value-type="float" office:value="48000" calcext:value-type="float">
            <text:p>48000</text:p>
          </table:table-cell>
          <table:table-cell table:style-name="ce3" table:formula="of:=[.A144]-[.A143]" office:value-type="float" office:value="205" calcext:value-type="float">
            <text:p>205</text:p>
          </table:table-cell>
          <table:table-cell table:style-name="ce3" table:formula="of:=[.F144]/[.G144]" office:value-type="float" office:value="234.146341463415" calcext:value-type="float">
            <text:p>234</text:p>
          </table:table-cell>
        </table:table-row>
        <table:table-row table:style-name="ro1">
          <table:table-cell office:value-type="float" office:value="1559709702" calcext:value-type="float">
            <text:p>1559709702</text:p>
          </table:table-cell>
          <table:table-cell office:value-type="float" office:value="4374842" calcext:value-type="float">
            <text:p>4374842</text:p>
          </table:table-cell>
          <table:table-cell table:formula="of:=[.A145]/86400+25569" office:value-type="date" office:date-value="2019-06-05T04:41:42" calcext:value-type="date">
            <text:p>06/05/19 04:41 AM</text:p>
          </table:table-cell>
          <table:table-cell table:formula="of:=[.B145]/75" office:value-type="float" office:value="58331.2266666667" calcext:value-type="float">
            <text:p>58331.227</text:p>
          </table:table-cell>
          <table:table-cell table:style-name="ce3" table:formula="of:=[.D145]*1000*3600" office:value-type="float" office:value="209992416000" calcext:value-type="float">
            <text:p>209992416000</text:p>
          </table:table-cell>
          <table:table-cell table:style-name="ce3" table:formula="of:=[.E145]-[.E144]" office:value-type="float" office:value="48000.0000305176" calcext:value-type="float">
            <text:p>48000</text:p>
          </table:table-cell>
          <table:table-cell table:style-name="ce3" table:formula="of:=[.A145]-[.A144]" office:value-type="float" office:value="203" calcext:value-type="float">
            <text:p>203</text:p>
          </table:table-cell>
          <table:table-cell table:style-name="ce3" table:formula="of:=[.F145]/[.G145]" office:value-type="float" office:value="236.453202120776" calcext:value-type="float">
            <text:p>236</text:p>
          </table:table-cell>
        </table:table-row>
        <table:table-row table:style-name="ro1">
          <table:table-cell office:value-type="float" office:value="1559709930" calcext:value-type="float">
            <text:p>1559709930</text:p>
          </table:table-cell>
          <table:table-cell office:value-type="float" office:value="4374843" calcext:value-type="float">
            <text:p>4374843</text:p>
          </table:table-cell>
          <table:table-cell table:formula="of:=[.A146]/86400+25569" office:value-type="date" office:date-value="2019-06-05T04:45:30" calcext:value-type="date">
            <text:p>06/05/19 04:45 AM</text:p>
          </table:table-cell>
          <table:table-cell table:formula="of:=[.B146]/75" office:value-type="float" office:value="58331.24" calcext:value-type="float">
            <text:p>58331.240</text:p>
          </table:table-cell>
          <table:table-cell table:style-name="ce3" table:formula="of:=[.D146]*1000*3600" office:value-type="float" office:value="209992464000" calcext:value-type="float">
            <text:p>209992464000</text:p>
          </table:table-cell>
          <table:table-cell table:style-name="ce3" table:formula="of:=[.E146]-[.E145]" office:value-type="float" office:value="47999.9999694824" calcext:value-type="float">
            <text:p>48000</text:p>
          </table:table-cell>
          <table:table-cell table:style-name="ce3" table:formula="of:=[.A146]-[.A145]" office:value-type="float" office:value="228" calcext:value-type="float">
            <text:p>228</text:p>
          </table:table-cell>
          <table:table-cell table:style-name="ce3" table:formula="of:=[.F146]/[.G146]" office:value-type="float" office:value="210.526315655625" calcext:value-type="float">
            <text:p>211</text:p>
          </table:table-cell>
        </table:table-row>
        <table:table-row table:style-name="ro1">
          <table:table-cell office:value-type="float" office:value="1559710230" calcext:value-type="float">
            <text:p>1559710230</text:p>
          </table:table-cell>
          <table:table-cell office:value-type="float" office:value="4374844" calcext:value-type="float">
            <text:p>4374844</text:p>
          </table:table-cell>
          <table:table-cell table:formula="of:=[.A147]/86400+25569" office:value-type="date" office:date-value="2019-06-05T04:50:30" calcext:value-type="date">
            <text:p>06/05/19 04:50 AM</text:p>
          </table:table-cell>
          <table:table-cell table:formula="of:=[.B147]/75" office:value-type="float" office:value="58331.2533333333" calcext:value-type="float">
            <text:p>58331.253</text:p>
          </table:table-cell>
          <table:table-cell table:style-name="ce3" table:formula="of:=[.D147]*1000*3600" office:value-type="float" office:value="209992512000" calcext:value-type="float">
            <text:p>209992512000</text:p>
          </table:table-cell>
          <table:table-cell table:style-name="ce3" table:formula="of:=[.E147]-[.E146]" office:value-type="float" office:value="48000" calcext:value-type="float">
            <text:p>48000</text:p>
          </table:table-cell>
          <table:table-cell table:style-name="ce3" table:formula="of:=[.A147]-[.A146]" office:value-type="float" office:value="300" calcext:value-type="float">
            <text:p>300</text:p>
          </table:table-cell>
          <table:table-cell table:style-name="ce3" table:formula="of:=[.F147]/[.G147]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559710435" calcext:value-type="float">
            <text:p>1559710435</text:p>
          </table:table-cell>
          <table:table-cell office:value-type="float" office:value="4374845" calcext:value-type="float">
            <text:p>4374845</text:p>
          </table:table-cell>
          <table:table-cell table:formula="of:=[.A148]/86400+25569" office:value-type="date" office:date-value="2019-06-05T04:53:55" calcext:value-type="date">
            <text:p>06/05/19 04:53 AM</text:p>
          </table:table-cell>
          <table:table-cell table:formula="of:=[.B148]/75" office:value-type="float" office:value="58331.2666666667" calcext:value-type="float">
            <text:p>58331.267</text:p>
          </table:table-cell>
          <table:table-cell table:style-name="ce3" table:formula="of:=[.D148]*1000*3600" office:value-type="float" office:value="209992560000" calcext:value-type="float">
            <text:p>209992560000</text:p>
          </table:table-cell>
          <table:table-cell table:style-name="ce3" table:formula="of:=[.E148]-[.E147]" office:value-type="float" office:value="48000.0000305176" calcext:value-type="float">
            <text:p>48000</text:p>
          </table:table-cell>
          <table:table-cell table:style-name="ce3" table:formula="of:=[.A148]-[.A147]" office:value-type="float" office:value="205" calcext:value-type="float">
            <text:p>205</text:p>
          </table:table-cell>
          <table:table-cell table:style-name="ce3" table:formula="of:=[.F148]/[.G148]" office:value-type="float" office:value="234.146341612281" calcext:value-type="float">
            <text:p>234</text:p>
          </table:table-cell>
        </table:table-row>
        <table:table-row table:style-name="ro1">
          <table:table-cell office:value-type="float" office:value="1559710458" calcext:value-type="float">
            <text:p>1559710458</text:p>
          </table:table-cell>
          <table:table-cell office:value-type="float" office:value="4374846" calcext:value-type="float">
            <text:p>4374846</text:p>
          </table:table-cell>
          <table:table-cell table:formula="of:=[.A149]/86400+25569" office:value-type="date" office:date-value="2019-06-05T04:54:18" calcext:value-type="date">
            <text:p>06/05/19 04:54 AM</text:p>
          </table:table-cell>
          <table:table-cell table:formula="of:=[.B149]/75" office:value-type="float" office:value="58331.28" calcext:value-type="float">
            <text:p>58331.280</text:p>
          </table:table-cell>
          <table:table-cell table:style-name="ce3" table:formula="of:=[.D149]*1000*3600" office:value-type="float" office:value="209992608000" calcext:value-type="float">
            <text:p>209992608000</text:p>
          </table:table-cell>
          <table:table-cell table:style-name="ce3" table:formula="of:=[.E149]-[.E148]" office:value-type="float" office:value="47999.9999694824" calcext:value-type="float">
            <text:p>48000</text:p>
          </table:table-cell>
          <table:table-cell table:style-name="ce3" table:formula="of:=[.A149]-[.A148]" office:value-type="float" office:value="23" calcext:value-type="float">
            <text:p>23</text:p>
          </table:table-cell>
          <table:table-cell table:style-name="ce3" table:formula="of:=[.F149]/[.G149]" office:value-type="float" office:value="2086.95652041228" calcext:value-type="float">
            <text:p>2087</text:p>
          </table:table-cell>
        </table:table-row>
        <table:table-row table:style-name="ro1">
          <table:table-cell office:value-type="float" office:value="1559710480" calcext:value-type="float">
            <text:p>1559710480</text:p>
          </table:table-cell>
          <table:table-cell office:value-type="float" office:value="4374847" calcext:value-type="float">
            <text:p>4374847</text:p>
          </table:table-cell>
          <table:table-cell table:formula="of:=[.A150]/86400+25569" office:value-type="date" office:date-value="2019-06-05T04:54:40" calcext:value-type="date">
            <text:p>06/05/19 04:54 AM</text:p>
          </table:table-cell>
          <table:table-cell table:formula="of:=[.B150]/75" office:value-type="float" office:value="58331.2933333333" calcext:value-type="float">
            <text:p>58331.293</text:p>
          </table:table-cell>
          <table:table-cell table:style-name="ce3" table:formula="of:=[.D150]*1000*3600" office:value-type="float" office:value="209992656000" calcext:value-type="float">
            <text:p>209992656000</text:p>
          </table:table-cell>
          <table:table-cell table:style-name="ce3" table:formula="of:=[.E150]-[.E149]" office:value-type="float" office:value="48000" calcext:value-type="float">
            <text:p>48000</text:p>
          </table:table-cell>
          <table:table-cell table:style-name="ce3" table:formula="of:=[.A150]-[.A149]" office:value-type="float" office:value="22" calcext:value-type="float">
            <text:p>22</text:p>
          </table:table-cell>
          <table:table-cell table:style-name="ce3" table:formula="of:=[.F150]/[.G150]" office:value-type="float" office:value="2181.81818181818" calcext:value-type="float">
            <text:p>2182</text:p>
          </table:table-cell>
        </table:table-row>
        <table:table-row table:style-name="ro1">
          <table:table-cell office:value-type="float" office:value="1559710502" calcext:value-type="float">
            <text:p>1559710502</text:p>
          </table:table-cell>
          <table:table-cell office:value-type="float" office:value="4374848" calcext:value-type="float">
            <text:p>4374848</text:p>
          </table:table-cell>
          <table:table-cell table:formula="of:=[.A151]/86400+25569" office:value-type="date" office:date-value="2019-06-05T04:55:02" calcext:value-type="date">
            <text:p>06/05/19 04:55 AM</text:p>
          </table:table-cell>
          <table:table-cell table:formula="of:=[.B151]/75" office:value-type="float" office:value="58331.3066666667" calcext:value-type="float">
            <text:p>58331.307</text:p>
          </table:table-cell>
          <table:table-cell table:style-name="ce3" table:formula="of:=[.D151]*1000*3600" office:value-type="float" office:value="209992704000" calcext:value-type="float">
            <text:p>209992704000</text:p>
          </table:table-cell>
          <table:table-cell table:style-name="ce3" table:formula="of:=[.E151]-[.E150]" office:value-type="float" office:value="48000" calcext:value-type="float">
            <text:p>48000</text:p>
          </table:table-cell>
          <table:table-cell table:style-name="ce3" table:formula="of:=[.A151]-[.A150]" office:value-type="float" office:value="22" calcext:value-type="float">
            <text:p>22</text:p>
          </table:table-cell>
          <table:table-cell table:style-name="ce3" table:formula="of:=[.F151]/[.G151]" office:value-type="float" office:value="2181.81818181818" calcext:value-type="float">
            <text:p>2182</text:p>
          </table:table-cell>
        </table:table-row>
        <table:table-row table:style-name="ro1">
          <table:table-cell office:value-type="float" office:value="1559710525" calcext:value-type="float">
            <text:p>1559710525</text:p>
          </table:table-cell>
          <table:table-cell office:value-type="float" office:value="4374849" calcext:value-type="float">
            <text:p>4374849</text:p>
          </table:table-cell>
          <table:table-cell table:formula="of:=[.A152]/86400+25569" office:value-type="date" office:date-value="2019-06-05T04:55:25" calcext:value-type="date">
            <text:p>06/05/19 04:55 AM</text:p>
          </table:table-cell>
          <table:table-cell table:formula="of:=[.B152]/75" office:value-type="float" office:value="58331.32" calcext:value-type="float">
            <text:p>58331.320</text:p>
          </table:table-cell>
          <table:table-cell table:style-name="ce3" table:formula="of:=[.D152]*1000*3600" office:value-type="float" office:value="209992752000" calcext:value-type="float">
            <text:p>209992752000</text:p>
          </table:table-cell>
          <table:table-cell table:style-name="ce3" table:formula="of:=[.E152]-[.E151]" office:value-type="float" office:value="48000" calcext:value-type="float">
            <text:p>48000</text:p>
          </table:table-cell>
          <table:table-cell table:style-name="ce3" table:formula="of:=[.A152]-[.A151]" office:value-type="float" office:value="23" calcext:value-type="float">
            <text:p>23</text:p>
          </table:table-cell>
          <table:table-cell table:style-name="ce3" table:formula="of:=[.F152]/[.G152]" office:value-type="float" office:value="2086.95652173913" calcext:value-type="float">
            <text:p>2087</text:p>
          </table:table-cell>
        </table:table-row>
        <table:table-row table:style-name="ro1">
          <table:table-cell office:value-type="float" office:value="1559710548" calcext:value-type="float">
            <text:p>1559710548</text:p>
          </table:table-cell>
          <table:table-cell office:value-type="float" office:value="4374850" calcext:value-type="float">
            <text:p>4374850</text:p>
          </table:table-cell>
          <table:table-cell table:formula="of:=[.A153]/86400+25569" office:value-type="date" office:date-value="2019-06-05T04:55:48" calcext:value-type="date">
            <text:p>06/05/19 04:55 AM</text:p>
          </table:table-cell>
          <table:table-cell table:formula="of:=[.B153]/75" office:value-type="float" office:value="58331.3333333333" calcext:value-type="float">
            <text:p>58331.333</text:p>
          </table:table-cell>
          <table:table-cell table:style-name="ce3" table:formula="of:=[.D153]*1000*3600" office:value-type="float" office:value="209992800000" calcext:value-type="float">
            <text:p>209992800000</text:p>
          </table:table-cell>
          <table:table-cell table:style-name="ce3" table:formula="of:=[.E153]-[.E152]" office:value-type="float" office:value="48000" calcext:value-type="float">
            <text:p>48000</text:p>
          </table:table-cell>
          <table:table-cell table:style-name="ce3" table:formula="of:=[.A153]-[.A152]" office:value-type="float" office:value="23" calcext:value-type="float">
            <text:p>23</text:p>
          </table:table-cell>
          <table:table-cell table:style-name="ce3" table:formula="of:=[.F153]/[.G153]" office:value-type="float" office:value="2086.95652173913" calcext:value-type="float">
            <text:p>2087</text:p>
          </table:table-cell>
        </table:table-row>
        <table:table-row table:style-name="ro1">
          <table:table-cell office:value-type="float" office:value="1559710570" calcext:value-type="float">
            <text:p>1559710570</text:p>
          </table:table-cell>
          <table:table-cell office:value-type="float" office:value="4374851" calcext:value-type="float">
            <text:p>4374851</text:p>
          </table:table-cell>
          <table:table-cell table:formula="of:=[.A154]/86400+25569" office:value-type="date" office:date-value="2019-06-05T04:56:10" calcext:value-type="date">
            <text:p>06/05/19 04:56 AM</text:p>
          </table:table-cell>
          <table:table-cell table:formula="of:=[.B154]/75" office:value-type="float" office:value="58331.3466666667" calcext:value-type="float">
            <text:p>58331.347</text:p>
          </table:table-cell>
          <table:table-cell table:style-name="ce3" table:formula="of:=[.D154]*1000*3600" office:value-type="float" office:value="209992848000" calcext:value-type="float">
            <text:p>209992848000</text:p>
          </table:table-cell>
          <table:table-cell table:style-name="ce3" table:formula="of:=[.E154]-[.E153]" office:value-type="float" office:value="48000" calcext:value-type="float">
            <text:p>48000</text:p>
          </table:table-cell>
          <table:table-cell table:style-name="ce3" table:formula="of:=[.A154]-[.A153]" office:value-type="float" office:value="22" calcext:value-type="float">
            <text:p>22</text:p>
          </table:table-cell>
          <table:table-cell table:style-name="ce3" table:formula="of:=[.F154]/[.G154]" office:value-type="float" office:value="2181.81818181818" calcext:value-type="float">
            <text:p>2182</text:p>
          </table:table-cell>
        </table:table-row>
        <table:table-row table:style-name="ro1">
          <table:table-cell office:value-type="float" office:value="1559710593" calcext:value-type="float">
            <text:p>1559710593</text:p>
          </table:table-cell>
          <table:table-cell office:value-type="float" office:value="4374852" calcext:value-type="float">
            <text:p>4374852</text:p>
          </table:table-cell>
          <table:table-cell table:formula="of:=[.A155]/86400+25569" office:value-type="date" office:date-value="2019-06-05T04:56:33" calcext:value-type="date">
            <text:p>06/05/19 04:56 AM</text:p>
          </table:table-cell>
          <table:table-cell table:formula="of:=[.B155]/75" office:value-type="float" office:value="58331.36" calcext:value-type="float">
            <text:p>58331.360</text:p>
          </table:table-cell>
          <table:table-cell table:style-name="ce3" table:formula="of:=[.D155]*1000*3600" office:value-type="float" office:value="209992896000" calcext:value-type="float">
            <text:p>209992896000</text:p>
          </table:table-cell>
          <table:table-cell table:style-name="ce3" table:formula="of:=[.E155]-[.E154]" office:value-type="float" office:value="48000" calcext:value-type="float">
            <text:p>48000</text:p>
          </table:table-cell>
          <table:table-cell table:style-name="ce3" table:formula="of:=[.A155]-[.A154]" office:value-type="float" office:value="23" calcext:value-type="float">
            <text:p>23</text:p>
          </table:table-cell>
          <table:table-cell table:style-name="ce3" table:formula="of:=[.F155]/[.G155]" office:value-type="float" office:value="2086.95652173913" calcext:value-type="float">
            <text:p>2087</text:p>
          </table:table-cell>
        </table:table-row>
        <table:table-row table:style-name="ro1">
          <table:table-cell office:value-type="float" office:value="1559710822" calcext:value-type="float">
            <text:p>1559710822</text:p>
          </table:table-cell>
          <table:table-cell office:value-type="float" office:value="4374853" calcext:value-type="float">
            <text:p>4374853</text:p>
          </table:table-cell>
          <table:table-cell table:formula="of:=[.A156]/86400+25569" office:value-type="date" office:date-value="2019-06-05T05:00:22" calcext:value-type="date">
            <text:p>06/05/19 05:00 AM</text:p>
          </table:table-cell>
          <table:table-cell table:formula="of:=[.B156]/75" office:value-type="float" office:value="58331.3733333333" calcext:value-type="float">
            <text:p>58331.373</text:p>
          </table:table-cell>
          <table:table-cell table:style-name="ce3" table:formula="of:=[.D156]*1000*3600" office:value-type="float" office:value="209992944000" calcext:value-type="float">
            <text:p>209992944000</text:p>
          </table:table-cell>
          <table:table-cell table:style-name="ce3" table:formula="of:=[.E156]-[.E155]" office:value-type="float" office:value="48000" calcext:value-type="float">
            <text:p>48000</text:p>
          </table:table-cell>
          <table:table-cell table:style-name="ce3" table:formula="of:=[.A156]-[.A155]" office:value-type="float" office:value="229" calcext:value-type="float">
            <text:p>229</text:p>
          </table:table-cell>
          <table:table-cell table:style-name="ce3" table:formula="of:=[.F156]/[.G156]" office:value-type="float" office:value="209.606986899563" calcext:value-type="float">
            <text:p>210</text:p>
          </table:table-cell>
        </table:table-row>
        <table:table-row table:style-name="ro1">
          <table:table-cell office:value-type="float" office:value="1559711010" calcext:value-type="float">
            <text:p>1559711010</text:p>
          </table:table-cell>
          <table:table-cell office:value-type="float" office:value="4374854" calcext:value-type="float">
            <text:p>4374854</text:p>
          </table:table-cell>
          <table:table-cell table:formula="of:=[.A157]/86400+25569" office:value-type="date" office:date-value="2019-06-05T05:03:30" calcext:value-type="date">
            <text:p>06/05/19 05:03 AM</text:p>
          </table:table-cell>
          <table:table-cell table:formula="of:=[.B157]/75" office:value-type="float" office:value="58331.3866666667" calcext:value-type="float">
            <text:p>58331.387</text:p>
          </table:table-cell>
          <table:table-cell table:style-name="ce3" table:formula="of:=[.D157]*1000*3600" office:value-type="float" office:value="209992992000" calcext:value-type="float">
            <text:p>209992992000</text:p>
          </table:table-cell>
          <table:table-cell table:style-name="ce3" table:formula="of:=[.E157]-[.E156]" office:value-type="float" office:value="48000" calcext:value-type="float">
            <text:p>48000</text:p>
          </table:table-cell>
          <table:table-cell table:style-name="ce3" table:formula="of:=[.A157]-[.A156]" office:value-type="float" office:value="188" calcext:value-type="float">
            <text:p>188</text:p>
          </table:table-cell>
          <table:table-cell table:style-name="ce3" table:formula="of:=[.F157]/[.G157]" office:value-type="float" office:value="255.31914893617" calcext:value-type="float">
            <text:p>255</text:p>
          </table:table-cell>
        </table:table-row>
        <table:table-row table:style-name="ro1">
          <table:table-cell office:value-type="float" office:value="1559711049" calcext:value-type="float">
            <text:p>1559711049</text:p>
          </table:table-cell>
          <table:table-cell office:value-type="float" office:value="4374855" calcext:value-type="float">
            <text:p>4374855</text:p>
          </table:table-cell>
          <table:table-cell table:formula="of:=[.A158]/86400+25569" office:value-type="date" office:date-value="2019-06-05T05:04:09" calcext:value-type="date">
            <text:p>06/05/19 05:04 AM</text:p>
          </table:table-cell>
          <table:table-cell table:formula="of:=[.B158]/75" office:value-type="float" office:value="58331.4" calcext:value-type="float">
            <text:p>58331.400</text:p>
          </table:table-cell>
          <table:table-cell table:style-name="ce3" table:formula="of:=[.D158]*1000*3600" office:value-type="float" office:value="209993040000" calcext:value-type="float">
            <text:p>209993040000</text:p>
          </table:table-cell>
          <table:table-cell table:style-name="ce3" table:formula="of:=[.E158]-[.E157]" office:value-type="float" office:value="48000" calcext:value-type="float">
            <text:p>48000</text:p>
          </table:table-cell>
          <table:table-cell table:style-name="ce3" table:formula="of:=[.A158]-[.A157]" office:value-type="float" office:value="39" calcext:value-type="float">
            <text:p>39</text:p>
          </table:table-cell>
          <table:table-cell table:style-name="ce3" table:formula="of:=[.F158]/[.G158]" office:value-type="float" office:value="1230.76923076923" calcext:value-type="float">
            <text:p>1231</text:p>
          </table:table-cell>
        </table:table-row>
        <table:table-row table:style-name="ro1">
          <table:table-cell office:value-type="float" office:value="1559711089" calcext:value-type="float">
            <text:p>1559711089</text:p>
          </table:table-cell>
          <table:table-cell office:value-type="float" office:value="4374856" calcext:value-type="float">
            <text:p>4374856</text:p>
          </table:table-cell>
          <table:table-cell table:formula="of:=[.A159]/86400+25569" office:value-type="date" office:date-value="2019-06-05T05:04:49" calcext:value-type="date">
            <text:p>06/05/19 05:04 AM</text:p>
          </table:table-cell>
          <table:table-cell table:formula="of:=[.B159]/75" office:value-type="float" office:value="58331.4133333333" calcext:value-type="float">
            <text:p>58331.413</text:p>
          </table:table-cell>
          <table:table-cell table:style-name="ce3" table:formula="of:=[.D159]*1000*3600" office:value-type="float" office:value="209993088000" calcext:value-type="float">
            <text:p>209993088000</text:p>
          </table:table-cell>
          <table:table-cell table:style-name="ce3" table:formula="of:=[.E159]-[.E158]" office:value-type="float" office:value="47999.9999694824" calcext:value-type="float">
            <text:p>48000</text:p>
          </table:table-cell>
          <table:table-cell table:style-name="ce3" table:formula="of:=[.A159]-[.A158]" office:value-type="float" office:value="40" calcext:value-type="float">
            <text:p>40</text:p>
          </table:table-cell>
          <table:table-cell table:style-name="ce3" table:formula="of:=[.F159]/[.G159]" office:value-type="float" office:value="1199.99999923706" calcext:value-type="float">
            <text:p>1200</text:p>
          </table:table-cell>
        </table:table-row>
        <table:table-row table:style-name="ro1">
          <table:table-cell office:value-type="float" office:value="1559711173" calcext:value-type="float">
            <text:p>1559711173</text:p>
          </table:table-cell>
          <table:table-cell office:value-type="float" office:value="4374857" calcext:value-type="float">
            <text:p>4374857</text:p>
          </table:table-cell>
          <table:table-cell table:formula="of:=[.A160]/86400+25569" office:value-type="date" office:date-value="2019-06-05T05:06:13" calcext:value-type="date">
            <text:p>06/05/19 05:06 AM</text:p>
          </table:table-cell>
          <table:table-cell table:formula="of:=[.B160]/75" office:value-type="float" office:value="58331.4266666667" calcext:value-type="float">
            <text:p>58331.427</text:p>
          </table:table-cell>
          <table:table-cell table:style-name="ce3" table:formula="of:=[.D160]*1000*3600" office:value-type="float" office:value="209993136000" calcext:value-type="float">
            <text:p>209993136000</text:p>
          </table:table-cell>
          <table:table-cell table:style-name="ce3" table:formula="of:=[.E160]-[.E159]" office:value-type="float" office:value="48000.0000305176" calcext:value-type="float">
            <text:p>48000</text:p>
          </table:table-cell>
          <table:table-cell table:style-name="ce3" table:formula="of:=[.A160]-[.A159]" office:value-type="float" office:value="84" calcext:value-type="float">
            <text:p>84</text:p>
          </table:table-cell>
          <table:table-cell table:style-name="ce3" table:formula="of:=[.F160]/[.G160]" office:value-type="float" office:value="571.428571791876" calcext:value-type="float">
            <text:p>571</text:p>
          </table:table-cell>
        </table:table-row>
        <table:table-row table:style-name="ro1">
          <table:table-cell office:value-type="float" office:value="1559711343" calcext:value-type="float">
            <text:p>1559711343</text:p>
          </table:table-cell>
          <table:table-cell office:value-type="float" office:value="4374858" calcext:value-type="float">
            <text:p>4374858</text:p>
          </table:table-cell>
          <table:table-cell table:formula="of:=[.A161]/86400+25569" office:value-type="date" office:date-value="2019-06-05T05:09:03" calcext:value-type="date">
            <text:p>06/05/19 05:09 AM</text:p>
          </table:table-cell>
          <table:table-cell table:formula="of:=[.B161]/75" office:value-type="float" office:value="58331.44" calcext:value-type="float">
            <text:p>58331.440</text:p>
          </table:table-cell>
          <table:table-cell table:style-name="ce3" table:formula="of:=[.D161]*1000*3600" office:value-type="float" office:value="209993184000" calcext:value-type="float">
            <text:p>209993184000</text:p>
          </table:table-cell>
          <table:table-cell table:style-name="ce3" table:formula="of:=[.E161]-[.E160]" office:value-type="float" office:value="48000" calcext:value-type="float">
            <text:p>48000</text:p>
          </table:table-cell>
          <table:table-cell table:style-name="ce3" table:formula="of:=[.A161]-[.A160]" office:value-type="float" office:value="170" calcext:value-type="float">
            <text:p>170</text:p>
          </table:table-cell>
          <table:table-cell table:style-name="ce3" table:formula="of:=[.F161]/[.G161]" office:value-type="float" office:value="282.352941176471" calcext:value-type="float">
            <text:p>282</text:p>
          </table:table-cell>
        </table:table-row>
        <table:table-row table:style-name="ro1">
          <table:table-cell office:value-type="float" office:value="1559711537" calcext:value-type="float">
            <text:p>1559711537</text:p>
          </table:table-cell>
          <table:table-cell office:value-type="float" office:value="4374859" calcext:value-type="float">
            <text:p>4374859</text:p>
          </table:table-cell>
          <table:table-cell table:formula="of:=[.A162]/86400+25569" office:value-type="date" office:date-value="2019-06-05T05:12:17" calcext:value-type="date">
            <text:p>06/05/19 05:12 AM</text:p>
          </table:table-cell>
          <table:table-cell table:formula="of:=[.B162]/75" office:value-type="float" office:value="58331.4533333333" calcext:value-type="float">
            <text:p>58331.453</text:p>
          </table:table-cell>
          <table:table-cell table:style-name="ce3" table:formula="of:=[.D162]*1000*3600" office:value-type="float" office:value="209993232000" calcext:value-type="float">
            <text:p>209993232000</text:p>
          </table:table-cell>
          <table:table-cell table:style-name="ce3" table:formula="of:=[.E162]-[.E161]" office:value-type="float" office:value="47999.9999694824" calcext:value-type="float">
            <text:p>48000</text:p>
          </table:table-cell>
          <table:table-cell table:style-name="ce3" table:formula="of:=[.A162]-[.A161]" office:value-type="float" office:value="194" calcext:value-type="float">
            <text:p>194</text:p>
          </table:table-cell>
          <table:table-cell table:style-name="ce3" table:formula="of:=[.F162]/[.G162]" office:value-type="float" office:value="247.422680255064" calcext:value-type="float">
            <text:p>247</text:p>
          </table:table-cell>
        </table:table-row>
        <table:table-row table:style-name="ro1">
          <table:table-cell office:value-type="float" office:value="1559711733" calcext:value-type="float">
            <text:p>1559711733</text:p>
          </table:table-cell>
          <table:table-cell office:value-type="float" office:value="4374860" calcext:value-type="float">
            <text:p>4374860</text:p>
          </table:table-cell>
          <table:table-cell table:formula="of:=[.A163]/86400+25569" office:value-type="date" office:date-value="2019-06-05T05:15:33" calcext:value-type="date">
            <text:p>06/05/19 05:15 AM</text:p>
          </table:table-cell>
          <table:table-cell table:formula="of:=[.B163]/75" office:value-type="float" office:value="58331.4666666667" calcext:value-type="float">
            <text:p>58331.467</text:p>
          </table:table-cell>
          <table:table-cell table:style-name="ce3" table:formula="of:=[.D163]*1000*3600" office:value-type="float" office:value="209993280000" calcext:value-type="float">
            <text:p>209993280000</text:p>
          </table:table-cell>
          <table:table-cell table:style-name="ce3" table:formula="of:=[.E163]-[.E162]" office:value-type="float" office:value="48000.0000305176" calcext:value-type="float">
            <text:p>48000</text:p>
          </table:table-cell>
          <table:table-cell table:style-name="ce3" table:formula="of:=[.A163]-[.A162]" office:value-type="float" office:value="196" calcext:value-type="float">
            <text:p>196</text:p>
          </table:table-cell>
          <table:table-cell table:style-name="ce3" table:formula="of:=[.F163]/[.G163]" office:value-type="float" office:value="244.897959339375" calcext:value-type="float">
            <text:p>245</text:p>
          </table:table-cell>
        </table:table-row>
        <table:table-row table:style-name="ro1">
          <table:table-cell office:value-type="float" office:value="1559711882" calcext:value-type="float">
            <text:p>1559711882</text:p>
          </table:table-cell>
          <table:table-cell office:value-type="float" office:value="4374861" calcext:value-type="float">
            <text:p>4374861</text:p>
          </table:table-cell>
          <table:table-cell table:formula="of:=[.A164]/86400+25569" office:value-type="date" office:date-value="2019-06-05T05:18:02" calcext:value-type="date">
            <text:p>06/05/19 05:18 AM</text:p>
          </table:table-cell>
          <table:table-cell table:formula="of:=[.B164]/75" office:value-type="float" office:value="58331.48" calcext:value-type="float">
            <text:p>58331.480</text:p>
          </table:table-cell>
          <table:table-cell table:style-name="ce3" table:formula="of:=[.D164]*1000*3600" office:value-type="float" office:value="209993328000" calcext:value-type="float">
            <text:p>209993328000</text:p>
          </table:table-cell>
          <table:table-cell table:style-name="ce3" table:formula="of:=[.E164]-[.E163]" office:value-type="float" office:value="48000" calcext:value-type="float">
            <text:p>48000</text:p>
          </table:table-cell>
          <table:table-cell table:style-name="ce3" table:formula="of:=[.A164]-[.A163]" office:value-type="float" office:value="149" calcext:value-type="float">
            <text:p>149</text:p>
          </table:table-cell>
          <table:table-cell table:style-name="ce3" table:formula="of:=[.F164]/[.G164]" office:value-type="float" office:value="322.147651006711" calcext:value-type="float">
            <text:p>322</text:p>
          </table:table-cell>
        </table:table-row>
        <table:table-row table:style-name="ro1">
          <table:table-cell office:value-type="float" office:value="1559711915" calcext:value-type="float">
            <text:p>1559711915</text:p>
          </table:table-cell>
          <table:table-cell office:value-type="float" office:value="4374862" calcext:value-type="float">
            <text:p>4374862</text:p>
          </table:table-cell>
          <table:table-cell table:formula="of:=[.A165]/86400+25569" office:value-type="date" office:date-value="2019-06-05T05:18:35" calcext:value-type="date">
            <text:p>06/05/19 05:18 AM</text:p>
          </table:table-cell>
          <table:table-cell table:formula="of:=[.B165]/75" office:value-type="float" office:value="58331.4933333333" calcext:value-type="float">
            <text:p>58331.493</text:p>
          </table:table-cell>
          <table:table-cell table:style-name="ce3" table:formula="of:=[.D165]*1000*3600" office:value-type="float" office:value="209993376000" calcext:value-type="float">
            <text:p>209993376000</text:p>
          </table:table-cell>
          <table:table-cell table:style-name="ce3" table:formula="of:=[.E165]-[.E164]" office:value-type="float" office:value="47999.9999694824" calcext:value-type="float">
            <text:p>48000</text:p>
          </table:table-cell>
          <table:table-cell table:style-name="ce3" table:formula="of:=[.A165]-[.A164]" office:value-type="float" office:value="33" calcext:value-type="float">
            <text:p>33</text:p>
          </table:table-cell>
          <table:table-cell table:style-name="ce3" table:formula="of:=[.F165]/[.G165]" office:value-type="float" office:value="1454.54545362068" calcext:value-type="float">
            <text:p>1455</text:p>
          </table:table-cell>
        </table:table-row>
        <table:table-row table:style-name="ro1">
          <table:table-cell office:value-type="float" office:value="1559711949" calcext:value-type="float">
            <text:p>1559711949</text:p>
          </table:table-cell>
          <table:table-cell office:value-type="float" office:value="4374863" calcext:value-type="float">
            <text:p>4374863</text:p>
          </table:table-cell>
          <table:table-cell table:formula="of:=[.A166]/86400+25569" office:value-type="date" office:date-value="2019-06-05T05:19:09" calcext:value-type="date">
            <text:p>06/05/19 05:19 AM</text:p>
          </table:table-cell>
          <table:table-cell table:formula="of:=[.B166]/75" office:value-type="float" office:value="58331.5066666667" calcext:value-type="float">
            <text:p>58331.507</text:p>
          </table:table-cell>
          <table:table-cell table:style-name="ce3" table:formula="of:=[.D166]*1000*3600" office:value-type="float" office:value="209993424000" calcext:value-type="float">
            <text:p>209993424000</text:p>
          </table:table-cell>
          <table:table-cell table:style-name="ce3" table:formula="of:=[.E166]-[.E165]" office:value-type="float" office:value="48000.0000610352" calcext:value-type="float">
            <text:p>48000</text:p>
          </table:table-cell>
          <table:table-cell table:style-name="ce3" table:formula="of:=[.A166]-[.A165]" office:value-type="float" office:value="34" calcext:value-type="float">
            <text:p>34</text:p>
          </table:table-cell>
          <table:table-cell table:style-name="ce3" table:formula="of:=[.F166]/[.G166]" office:value-type="float" office:value="1411.7647076775" calcext:value-type="float">
            <text:p>1412</text:p>
          </table:table-cell>
        </table:table-row>
        <table:table-row table:style-name="ro1">
          <table:table-cell office:value-type="float" office:value="1559711982" calcext:value-type="float">
            <text:p>1559711982</text:p>
          </table:table-cell>
          <table:table-cell office:value-type="float" office:value="4374864" calcext:value-type="float">
            <text:p>4374864</text:p>
          </table:table-cell>
          <table:table-cell table:formula="of:=[.A167]/86400+25569" office:value-type="date" office:date-value="2019-06-05T05:19:42" calcext:value-type="date">
            <text:p>06/05/19 05:19 AM</text:p>
          </table:table-cell>
          <table:table-cell table:formula="of:=[.B167]/75" office:value-type="float" office:value="58331.52" calcext:value-type="float">
            <text:p>58331.520</text:p>
          </table:table-cell>
          <table:table-cell table:style-name="ce3" table:formula="of:=[.D167]*1000*3600" office:value-type="float" office:value="209993472000" calcext:value-type="float">
            <text:p>209993472000</text:p>
          </table:table-cell>
          <table:table-cell table:style-name="ce3" table:formula="of:=[.E167]-[.E166]" office:value-type="float" office:value="47999.9999694824" calcext:value-type="float">
            <text:p>48000</text:p>
          </table:table-cell>
          <table:table-cell table:style-name="ce3" table:formula="of:=[.A167]-[.A166]" office:value-type="float" office:value="33" calcext:value-type="float">
            <text:p>33</text:p>
          </table:table-cell>
          <table:table-cell table:style-name="ce3" table:formula="of:=[.F167]/[.G167]" office:value-type="float" office:value="1454.54545362068" calcext:value-type="float">
            <text:p>1455</text:p>
          </table:table-cell>
        </table:table-row>
        <table:table-row table:style-name="ro1">
          <table:table-cell office:value-type="float" office:value="1559712016" calcext:value-type="float">
            <text:p>1559712016</text:p>
          </table:table-cell>
          <table:table-cell office:value-type="float" office:value="4374865" calcext:value-type="float">
            <text:p>4374865</text:p>
          </table:table-cell>
          <table:table-cell table:formula="of:=[.A168]/86400+25569" office:value-type="date" office:date-value="2019-06-05T05:20:16" calcext:value-type="date">
            <text:p>06/05/19 05:20 AM</text:p>
          </table:table-cell>
          <table:table-cell table:formula="of:=[.B168]/75" office:value-type="float" office:value="58331.5333333333" calcext:value-type="float">
            <text:p>58331.533</text:p>
          </table:table-cell>
          <table:table-cell table:style-name="ce3" table:formula="of:=[.D168]*1000*3600" office:value-type="float" office:value="209993520000" calcext:value-type="float">
            <text:p>209993520000</text:p>
          </table:table-cell>
          <table:table-cell table:style-name="ce3" table:formula="of:=[.E168]-[.E167]" office:value-type="float" office:value="48000" calcext:value-type="float">
            <text:p>48000</text:p>
          </table:table-cell>
          <table:table-cell table:style-name="ce3" table:formula="of:=[.A168]-[.A167]" office:value-type="float" office:value="34" calcext:value-type="float">
            <text:p>34</text:p>
          </table:table-cell>
          <table:table-cell table:style-name="ce3" table:formula="of:=[.F168]/[.G168]" office:value-type="float" office:value="1411.76470588235" calcext:value-type="float">
            <text:p>1412</text:p>
          </table:table-cell>
        </table:table-row>
        <table:table-row table:style-name="ro1">
          <table:table-cell office:value-type="float" office:value="1559712056" calcext:value-type="float">
            <text:p>1559712056</text:p>
          </table:table-cell>
          <table:table-cell office:value-type="float" office:value="4374866" calcext:value-type="float">
            <text:p>4374866</text:p>
          </table:table-cell>
          <table:table-cell table:formula="of:=[.A169]/86400+25569" office:value-type="date" office:date-value="2019-06-05T05:20:56" calcext:value-type="date">
            <text:p>06/05/19 05:20 AM</text:p>
          </table:table-cell>
          <table:table-cell table:formula="of:=[.B169]/75" office:value-type="float" office:value="58331.5466666667" calcext:value-type="float">
            <text:p>58331.547</text:p>
          </table:table-cell>
          <table:table-cell table:style-name="ce3" table:formula="of:=[.D169]*1000*3600" office:value-type="float" office:value="209993568000" calcext:value-type="float">
            <text:p>209993568000</text:p>
          </table:table-cell>
          <table:table-cell table:style-name="ce3" table:formula="of:=[.E169]-[.E168]" office:value-type="float" office:value="48000.0000305176" calcext:value-type="float">
            <text:p>48000</text:p>
          </table:table-cell>
          <table:table-cell table:style-name="ce3" table:formula="of:=[.A169]-[.A168]" office:value-type="float" office:value="40" calcext:value-type="float">
            <text:p>40</text:p>
          </table:table-cell>
          <table:table-cell table:style-name="ce3" table:formula="of:=[.F169]/[.G169]" office:value-type="float" office:value="1200.00000076294" calcext:value-type="float">
            <text:p>1200</text:p>
          </table:table-cell>
        </table:table-row>
        <table:table-row table:style-name="ro1">
          <table:table-cell office:value-type="float" office:value="1559712102" calcext:value-type="float">
            <text:p>1559712102</text:p>
          </table:table-cell>
          <table:table-cell office:value-type="float" office:value="4374867" calcext:value-type="float">
            <text:p>4374867</text:p>
          </table:table-cell>
          <table:table-cell table:formula="of:=[.A170]/86400+25569" office:value-type="date" office:date-value="2019-06-05T05:21:42" calcext:value-type="date">
            <text:p>06/05/19 05:21 AM</text:p>
          </table:table-cell>
          <table:table-cell table:formula="of:=[.B170]/75" office:value-type="float" office:value="58331.56" calcext:value-type="float">
            <text:p>58331.560</text:p>
          </table:table-cell>
          <table:table-cell table:style-name="ce3" table:formula="of:=[.D170]*1000*3600" office:value-type="float" office:value="209993616000" calcext:value-type="float">
            <text:p>209993616000</text:p>
          </table:table-cell>
          <table:table-cell table:style-name="ce3" table:formula="of:=[.E170]-[.E169]" office:value-type="float" office:value="47999.9999694824" calcext:value-type="float">
            <text:p>48000</text:p>
          </table:table-cell>
          <table:table-cell table:style-name="ce3" table:formula="of:=[.A170]-[.A169]" office:value-type="float" office:value="46" calcext:value-type="float">
            <text:p>46</text:p>
          </table:table-cell>
          <table:table-cell table:style-name="ce3" table:formula="of:=[.F170]/[.G170]" office:value-type="float" office:value="1043.47826020614" calcext:value-type="float">
            <text:p>1043</text:p>
          </table:table-cell>
        </table:table-row>
        <table:table-row table:style-name="ro1">
          <table:table-cell office:value-type="float" office:value="1559712158" calcext:value-type="float">
            <text:p>1559712158</text:p>
          </table:table-cell>
          <table:table-cell office:value-type="float" office:value="4374868" calcext:value-type="float">
            <text:p>4374868</text:p>
          </table:table-cell>
          <table:table-cell table:formula="of:=[.A171]/86400+25569" office:value-type="date" office:date-value="2019-06-05T05:22:38" calcext:value-type="date">
            <text:p>06/05/19 05:22 AM</text:p>
          </table:table-cell>
          <table:table-cell table:formula="of:=[.B171]/75" office:value-type="float" office:value="58331.5733333333" calcext:value-type="float">
            <text:p>58331.573</text:p>
          </table:table-cell>
          <table:table-cell table:style-name="ce3" table:formula="of:=[.D171]*1000*3600" office:value-type="float" office:value="209993664000" calcext:value-type="float">
            <text:p>209993664000</text:p>
          </table:table-cell>
          <table:table-cell table:style-name="ce3" table:formula="of:=[.E171]-[.E170]" office:value-type="float" office:value="48000" calcext:value-type="float">
            <text:p>48000</text:p>
          </table:table-cell>
          <table:table-cell table:style-name="ce3" table:formula="of:=[.A171]-[.A170]" office:value-type="float" office:value="56" calcext:value-type="float">
            <text:p>56</text:p>
          </table:table-cell>
          <table:table-cell table:style-name="ce3" table:formula="of:=[.F171]/[.G171]" office:value-type="float" office:value="857.142857142857" calcext:value-type="float">
            <text:p>857</text:p>
          </table:table-cell>
        </table:table-row>
        <table:table-row table:style-name="ro1">
          <table:table-cell office:value-type="float" office:value="1559712180" calcext:value-type="float">
            <text:p>1559712180</text:p>
          </table:table-cell>
          <table:table-cell office:value-type="float" office:value="4374869" calcext:value-type="float">
            <text:p>4374869</text:p>
          </table:table-cell>
          <table:table-cell table:formula="of:=[.A172]/86400+25569" office:value-type="date" office:date-value="2019-06-05T05:23:00" calcext:value-type="date">
            <text:p>06/05/19 05:23 AM</text:p>
          </table:table-cell>
          <table:table-cell table:formula="of:=[.B172]/75" office:value-type="float" office:value="58331.5866666667" calcext:value-type="float">
            <text:p>58331.587</text:p>
          </table:table-cell>
          <table:table-cell table:style-name="ce3" table:formula="of:=[.D172]*1000*3600" office:value-type="float" office:value="209993712000" calcext:value-type="float">
            <text:p>209993712000</text:p>
          </table:table-cell>
          <table:table-cell table:style-name="ce3" table:formula="of:=[.E172]-[.E171]" office:value-type="float" office:value="48000.0000305176" calcext:value-type="float">
            <text:p>48000</text:p>
          </table:table-cell>
          <table:table-cell table:style-name="ce3" table:formula="of:=[.A172]-[.A171]" office:value-type="float" office:value="22" calcext:value-type="float">
            <text:p>22</text:p>
          </table:table-cell>
          <table:table-cell table:style-name="ce3" table:formula="of:=[.F172]/[.G172]" office:value-type="float" office:value="2181.81818320534" calcext:value-type="float">
            <text:p>2182</text:p>
          </table:table-cell>
        </table:table-row>
        <table:table-row table:style-name="ro1">
          <table:table-cell office:value-type="float" office:value="1559712202" calcext:value-type="float">
            <text:p>1559712202</text:p>
          </table:table-cell>
          <table:table-cell office:value-type="float" office:value="4374870" calcext:value-type="float">
            <text:p>4374870</text:p>
          </table:table-cell>
          <table:table-cell table:formula="of:=[.A173]/86400+25569" office:value-type="date" office:date-value="2019-06-05T05:23:22" calcext:value-type="date">
            <text:p>06/05/19 05:23 AM</text:p>
          </table:table-cell>
          <table:table-cell table:formula="of:=[.B173]/75" office:value-type="float" office:value="58331.6" calcext:value-type="float">
            <text:p>58331.600</text:p>
          </table:table-cell>
          <table:table-cell table:style-name="ce3" table:formula="of:=[.D173]*1000*3600" office:value-type="float" office:value="209993760000" calcext:value-type="float">
            <text:p>209993760000</text:p>
          </table:table-cell>
          <table:table-cell table:style-name="ce3" table:formula="of:=[.E173]-[.E172]" office:value-type="float" office:value="47999.9999694824" calcext:value-type="float">
            <text:p>48000</text:p>
          </table:table-cell>
          <table:table-cell table:style-name="ce3" table:formula="of:=[.A173]-[.A172]" office:value-type="float" office:value="22" calcext:value-type="float">
            <text:p>22</text:p>
          </table:table-cell>
          <table:table-cell table:style-name="ce3" table:formula="of:=[.F173]/[.G173]" office:value-type="float" office:value="2181.81818043102" calcext:value-type="float">
            <text:p>2182</text:p>
          </table:table-cell>
        </table:table-row>
        <table:table-row table:style-name="ro1">
          <table:table-cell office:value-type="float" office:value="1559712223" calcext:value-type="float">
            <text:p>1559712223</text:p>
          </table:table-cell>
          <table:table-cell office:value-type="float" office:value="4374871" calcext:value-type="float">
            <text:p>4374871</text:p>
          </table:table-cell>
          <table:table-cell table:formula="of:=[.A174]/86400+25569" office:value-type="date" office:date-value="2019-06-05T05:23:43" calcext:value-type="date">
            <text:p>06/05/19 05:23 AM</text:p>
          </table:table-cell>
          <table:table-cell table:formula="of:=[.B174]/75" office:value-type="float" office:value="58331.6133333333" calcext:value-type="float">
            <text:p>58331.613</text:p>
          </table:table-cell>
          <table:table-cell table:style-name="ce3" table:formula="of:=[.D174]*1000*3600" office:value-type="float" office:value="209993808000" calcext:value-type="float">
            <text:p>209993808000</text:p>
          </table:table-cell>
          <table:table-cell table:style-name="ce3" table:formula="of:=[.E174]-[.E173]" office:value-type="float" office:value="48000" calcext:value-type="float">
            <text:p>48000</text:p>
          </table:table-cell>
          <table:table-cell table:style-name="ce3" table:formula="of:=[.A174]-[.A173]" office:value-type="float" office:value="21" calcext:value-type="float">
            <text:p>21</text:p>
          </table:table-cell>
          <table:table-cell table:style-name="ce3" table:formula="of:=[.F174]/[.G174]" office:value-type="float" office:value="2285.71428571429" calcext:value-type="float">
            <text:p>2286</text:p>
          </table:table-cell>
        </table:table-row>
        <table:table-row table:style-name="ro1">
          <table:table-cell office:value-type="float" office:value="1559712316" calcext:value-type="float">
            <text:p>1559712316</text:p>
          </table:table-cell>
          <table:table-cell office:value-type="float" office:value="4374872" calcext:value-type="float">
            <text:p>4374872</text:p>
          </table:table-cell>
          <table:table-cell table:formula="of:=[.A175]/86400+25569" office:value-type="date" office:date-value="2019-06-05T05:25:16" calcext:value-type="date">
            <text:p>06/05/19 05:25 AM</text:p>
          </table:table-cell>
          <table:table-cell table:formula="of:=[.B175]/75" office:value-type="float" office:value="58331.6266666667" calcext:value-type="float">
            <text:p>58331.627</text:p>
          </table:table-cell>
          <table:table-cell table:style-name="ce3" table:formula="of:=[.D175]*1000*3600" office:value-type="float" office:value="209993856000" calcext:value-type="float">
            <text:p>209993856000</text:p>
          </table:table-cell>
          <table:table-cell table:style-name="ce3" table:formula="of:=[.E175]-[.E174]" office:value-type="float" office:value="48000" calcext:value-type="float">
            <text:p>48000</text:p>
          </table:table-cell>
          <table:table-cell table:style-name="ce3" table:formula="of:=[.A175]-[.A174]" office:value-type="float" office:value="93" calcext:value-type="float">
            <text:p>93</text:p>
          </table:table-cell>
          <table:table-cell table:style-name="ce3" table:formula="of:=[.F175]/[.G175]" office:value-type="float" office:value="516.129032258065" calcext:value-type="float">
            <text:p>516</text:p>
          </table:table-cell>
        </table:table-row>
        <table:table-row table:style-name="ro1">
          <table:table-cell office:value-type="float" office:value="1559712386" calcext:value-type="float">
            <text:p>1559712386</text:p>
          </table:table-cell>
          <table:table-cell office:value-type="float" office:value="4374873" calcext:value-type="float">
            <text:p>4374873</text:p>
          </table:table-cell>
          <table:table-cell table:formula="of:=[.A176]/86400+25569" office:value-type="date" office:date-value="2019-06-05T05:26:26" calcext:value-type="date">
            <text:p>06/05/19 05:26 AM</text:p>
          </table:table-cell>
          <table:table-cell table:formula="of:=[.B176]/75" office:value-type="float" office:value="58331.64" calcext:value-type="float">
            <text:p>58331.640</text:p>
          </table:table-cell>
          <table:table-cell table:style-name="ce3" table:formula="of:=[.D176]*1000*3600" office:value-type="float" office:value="209993904000" calcext:value-type="float">
            <text:p>209993904000</text:p>
          </table:table-cell>
          <table:table-cell table:style-name="ce3" table:formula="of:=[.E176]-[.E175]" office:value-type="float" office:value="48000" calcext:value-type="float">
            <text:p>48000</text:p>
          </table:table-cell>
          <table:table-cell table:style-name="ce3" table:formula="of:=[.A176]-[.A175]" office:value-type="float" office:value="70" calcext:value-type="float">
            <text:p>70</text:p>
          </table:table-cell>
          <table:table-cell table:style-name="ce3" table:formula="of:=[.F176]/[.G176]" office:value-type="float" office:value="685.714285714286" calcext:value-type="float">
            <text:p>686</text:p>
          </table:table-cell>
        </table:table-row>
        <table:table-row table:style-name="ro1">
          <table:table-cell office:value-type="float" office:value="1559712426" calcext:value-type="float">
            <text:p>1559712426</text:p>
          </table:table-cell>
          <table:table-cell office:value-type="float" office:value="4374874" calcext:value-type="float">
            <text:p>4374874</text:p>
          </table:table-cell>
          <table:table-cell table:formula="of:=[.A177]/86400+25569" office:value-type="date" office:date-value="2019-06-05T05:27:06" calcext:value-type="date">
            <text:p>06/05/19 05:27 AM</text:p>
          </table:table-cell>
          <table:table-cell table:formula="of:=[.B177]/75" office:value-type="float" office:value="58331.6533333333" calcext:value-type="float">
            <text:p>58331.653</text:p>
          </table:table-cell>
          <table:table-cell table:style-name="ce3" table:formula="of:=[.D177]*1000*3600" office:value-type="float" office:value="209993952000" calcext:value-type="float">
            <text:p>209993952000</text:p>
          </table:table-cell>
          <table:table-cell table:style-name="ce3" table:formula="of:=[.E177]-[.E176]" office:value-type="float" office:value="48000" calcext:value-type="float">
            <text:p>48000</text:p>
          </table:table-cell>
          <table:table-cell table:style-name="ce3" table:formula="of:=[.A177]-[.A176]" office:value-type="float" office:value="40" calcext:value-type="float">
            <text:p>40</text:p>
          </table:table-cell>
          <table:table-cell table:style-name="ce3" table:formula="of:=[.F177]/[.G177]"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559712496" calcext:value-type="float">
            <text:p>1559712496</text:p>
          </table:table-cell>
          <table:table-cell office:value-type="float" office:value="4374875" calcext:value-type="float">
            <text:p>4374875</text:p>
          </table:table-cell>
          <table:table-cell table:formula="of:=[.A178]/86400+25569" office:value-type="date" office:date-value="2019-06-05T05:28:16" calcext:value-type="date">
            <text:p>06/05/19 05:28 AM</text:p>
          </table:table-cell>
          <table:table-cell table:formula="of:=[.B178]/75" office:value-type="float" office:value="58331.6666666667" calcext:value-type="float">
            <text:p>58331.667</text:p>
          </table:table-cell>
          <table:table-cell table:style-name="ce3" table:formula="of:=[.D178]*1000*3600" office:value-type="float" office:value="209994000000" calcext:value-type="float">
            <text:p>209994000000</text:p>
          </table:table-cell>
          <table:table-cell table:style-name="ce3" table:formula="of:=[.E178]-[.E177]" office:value-type="float" office:value="48000" calcext:value-type="float">
            <text:p>48000</text:p>
          </table:table-cell>
          <table:table-cell table:style-name="ce3" table:formula="of:=[.A178]-[.A177]" office:value-type="float" office:value="70" calcext:value-type="float">
            <text:p>70</text:p>
          </table:table-cell>
          <table:table-cell table:style-name="ce3" table:formula="of:=[.F178]/[.G178]" office:value-type="float" office:value="685.714285714286" calcext:value-type="float">
            <text:p>686</text:p>
          </table:table-cell>
        </table:table-row>
        <table:table-row table:style-name="ro1">
          <table:table-cell office:value-type="float" office:value="1559712652" calcext:value-type="float">
            <text:p>1559712652</text:p>
          </table:table-cell>
          <table:table-cell office:value-type="float" office:value="4374876" calcext:value-type="float">
            <text:p>4374876</text:p>
          </table:table-cell>
          <table:table-cell table:formula="of:=[.A179]/86400+25569" office:value-type="date" office:date-value="2019-06-05T05:30:52" calcext:value-type="date">
            <text:p>06/05/19 05:30 AM</text:p>
          </table:table-cell>
          <table:table-cell table:formula="of:=[.B179]/75" office:value-type="float" office:value="58331.68" calcext:value-type="float">
            <text:p>58331.680</text:p>
          </table:table-cell>
          <table:table-cell table:style-name="ce3" table:formula="of:=[.D179]*1000*3600" office:value-type="float" office:value="209994048000" calcext:value-type="float">
            <text:p>209994048000</text:p>
          </table:table-cell>
          <table:table-cell table:style-name="ce3" table:formula="of:=[.E179]-[.E178]" office:value-type="float" office:value="48000" calcext:value-type="float">
            <text:p>48000</text:p>
          </table:table-cell>
          <table:table-cell table:style-name="ce3" table:formula="of:=[.A179]-[.A178]" office:value-type="float" office:value="156" calcext:value-type="float">
            <text:p>156</text:p>
          </table:table-cell>
          <table:table-cell table:style-name="ce3" table:formula="of:=[.F179]/[.G179]" office:value-type="float" office:value="307.692307692308" calcext:value-type="float">
            <text:p>308</text:p>
          </table:table-cell>
        </table:table-row>
        <table:table-row table:style-name="ro1">
          <table:table-cell office:value-type="float" office:value="1559712849" calcext:value-type="float">
            <text:p>1559712849</text:p>
          </table:table-cell>
          <table:table-cell office:value-type="float" office:value="4374877" calcext:value-type="float">
            <text:p>4374877</text:p>
          </table:table-cell>
          <table:table-cell table:formula="of:=[.A180]/86400+25569" office:value-type="date" office:date-value="2019-06-05T05:34:09" calcext:value-type="date">
            <text:p>06/05/19 05:34 AM</text:p>
          </table:table-cell>
          <table:table-cell table:formula="of:=[.B180]/75" office:value-type="float" office:value="58331.6933333333" calcext:value-type="float">
            <text:p>58331.693</text:p>
          </table:table-cell>
          <table:table-cell table:style-name="ce3" table:formula="of:=[.D180]*1000*3600" office:value-type="float" office:value="209994096000" calcext:value-type="float">
            <text:p>209994096000</text:p>
          </table:table-cell>
          <table:table-cell table:style-name="ce3" table:formula="of:=[.E180]-[.E179]" office:value-type="float" office:value="48000" calcext:value-type="float">
            <text:p>48000</text:p>
          </table:table-cell>
          <table:table-cell table:style-name="ce3" table:formula="of:=[.A180]-[.A179]" office:value-type="float" office:value="197" calcext:value-type="float">
            <text:p>197</text:p>
          </table:table-cell>
          <table:table-cell table:style-name="ce3" table:formula="of:=[.F180]/[.G180]" office:value-type="float" office:value="243.654822335025" calcext:value-type="float">
            <text:p>244</text:p>
          </table:table-cell>
        </table:table-row>
        <table:table-row table:style-name="ro1">
          <table:table-cell office:value-type="float" office:value="1559713053" calcext:value-type="float">
            <text:p>1559713053</text:p>
          </table:table-cell>
          <table:table-cell office:value-type="float" office:value="4374878" calcext:value-type="float">
            <text:p>4374878</text:p>
          </table:table-cell>
          <table:table-cell table:formula="of:=[.A181]/86400+25569" office:value-type="date" office:date-value="2019-06-05T05:37:33" calcext:value-type="date">
            <text:p>06/05/19 05:37 AM</text:p>
          </table:table-cell>
          <table:table-cell table:formula="of:=[.B181]/75" office:value-type="float" office:value="58331.7066666667" calcext:value-type="float">
            <text:p>58331.707</text:p>
          </table:table-cell>
          <table:table-cell table:style-name="ce3" table:formula="of:=[.D181]*1000*3600" office:value-type="float" office:value="209994144000" calcext:value-type="float">
            <text:p>209994144000</text:p>
          </table:table-cell>
          <table:table-cell table:style-name="ce3" table:formula="of:=[.E181]-[.E180]" office:value-type="float" office:value="48000" calcext:value-type="float">
            <text:p>48000</text:p>
          </table:table-cell>
          <table:table-cell table:style-name="ce3" table:formula="of:=[.A181]-[.A180]" office:value-type="float" office:value="204" calcext:value-type="float">
            <text:p>204</text:p>
          </table:table-cell>
          <table:table-cell table:style-name="ce3" table:formula="of:=[.F181]/[.G181]" office:value-type="float" office:value="235.294117647059" calcext:value-type="float">
            <text:p>235</text:p>
          </table:table-cell>
        </table:table-row>
        <table:table-row table:style-name="ro1">
          <table:table-cell office:value-type="float" office:value="1559713135" calcext:value-type="float">
            <text:p>1559713135</text:p>
          </table:table-cell>
          <table:table-cell office:value-type="float" office:value="4374879" calcext:value-type="float">
            <text:p>4374879</text:p>
          </table:table-cell>
          <table:table-cell table:formula="of:=[.A182]/86400+25569" office:value-type="date" office:date-value="2019-06-05T05:38:55" calcext:value-type="date">
            <text:p>06/05/19 05:38 AM</text:p>
          </table:table-cell>
          <table:table-cell table:formula="of:=[.B182]/75" office:value-type="float" office:value="58331.72" calcext:value-type="float">
            <text:p>58331.720</text:p>
          </table:table-cell>
          <table:table-cell table:style-name="ce3" table:formula="of:=[.D182]*1000*3600" office:value-type="float" office:value="209994192000" calcext:value-type="float">
            <text:p>209994192000</text:p>
          </table:table-cell>
          <table:table-cell table:style-name="ce3" table:formula="of:=[.E182]-[.E181]" office:value-type="float" office:value="48000" calcext:value-type="float">
            <text:p>48000</text:p>
          </table:table-cell>
          <table:table-cell table:style-name="ce3" table:formula="of:=[.A182]-[.A181]" office:value-type="float" office:value="82" calcext:value-type="float">
            <text:p>82</text:p>
          </table:table-cell>
          <table:table-cell table:style-name="ce3" table:formula="of:=[.F182]/[.G182]" office:value-type="float" office:value="585.365853658537" calcext:value-type="float">
            <text:p>585</text:p>
          </table:table-cell>
        </table:table-row>
        <table:table-row table:style-name="ro1">
          <table:table-cell office:value-type="float" office:value="1559713327" calcext:value-type="float">
            <text:p>1559713327</text:p>
          </table:table-cell>
          <table:table-cell office:value-type="float" office:value="4374880" calcext:value-type="float">
            <text:p>4374880</text:p>
          </table:table-cell>
          <table:table-cell table:formula="of:=[.A183]/86400+25569" office:value-type="date" office:date-value="2019-06-05T05:42:07" calcext:value-type="date">
            <text:p>06/05/19 05:42 AM</text:p>
          </table:table-cell>
          <table:table-cell table:formula="of:=[.B183]/75" office:value-type="float" office:value="58331.7333333333" calcext:value-type="float">
            <text:p>58331.733</text:p>
          </table:table-cell>
          <table:table-cell table:style-name="ce3" table:formula="of:=[.D183]*1000*3600" office:value-type="float" office:value="209994240000" calcext:value-type="float">
            <text:p>209994240000</text:p>
          </table:table-cell>
          <table:table-cell table:style-name="ce3" table:formula="of:=[.E183]-[.E182]" office:value-type="float" office:value="47999.9999694824" calcext:value-type="float">
            <text:p>48000</text:p>
          </table:table-cell>
          <table:table-cell table:style-name="ce3" table:formula="of:=[.A183]-[.A182]" office:value-type="float" office:value="192" calcext:value-type="float">
            <text:p>192</text:p>
          </table:table-cell>
          <table:table-cell table:style-name="ce3" table:formula="of:=[.F183]/[.G183]" office:value-type="float" office:value="249.999999841054" calcext:value-type="float">
            <text:p>250</text:p>
          </table:table-cell>
        </table:table-row>
        <table:table-row table:style-name="ro1">
          <table:table-cell office:value-type="float" office:value="1559713350" calcext:value-type="float">
            <text:p>1559713350</text:p>
          </table:table-cell>
          <table:table-cell office:value-type="float" office:value="4374881" calcext:value-type="float">
            <text:p>4374881</text:p>
          </table:table-cell>
          <table:table-cell table:formula="of:=[.A184]/86400+25569" office:value-type="date" office:date-value="2019-06-05T05:42:30" calcext:value-type="date">
            <text:p>06/05/19 05:42 AM</text:p>
          </table:table-cell>
          <table:table-cell table:formula="of:=[.B184]/75" office:value-type="float" office:value="58331.7466666667" calcext:value-type="float">
            <text:p>58331.747</text:p>
          </table:table-cell>
          <table:table-cell table:style-name="ce3" table:formula="of:=[.D184]*1000*3600" office:value-type="float" office:value="209994288000" calcext:value-type="float">
            <text:p>209994288000</text:p>
          </table:table-cell>
          <table:table-cell table:style-name="ce3" table:formula="of:=[.E184]-[.E183]" office:value-type="float" office:value="48000.0000305176" calcext:value-type="float">
            <text:p>48000</text:p>
          </table:table-cell>
          <table:table-cell table:style-name="ce3" table:formula="of:=[.A184]-[.A183]" office:value-type="float" office:value="23" calcext:value-type="float">
            <text:p>23</text:p>
          </table:table-cell>
          <table:table-cell table:style-name="ce3" table:formula="of:=[.F184]/[.G184]" office:value-type="float" office:value="2086.95652306598" calcext:value-type="float">
            <text:p>2087</text:p>
          </table:table-cell>
        </table:table-row>
        <table:table-row table:style-name="ro1">
          <table:table-cell office:value-type="float" office:value="1559713503" calcext:value-type="float">
            <text:p>1559713503</text:p>
          </table:table-cell>
          <table:table-cell office:value-type="float" office:value="4374882" calcext:value-type="float">
            <text:p>4374882</text:p>
          </table:table-cell>
          <table:table-cell table:formula="of:=[.A185]/86400+25569" office:value-type="date" office:date-value="2019-06-05T05:45:03" calcext:value-type="date">
            <text:p>06/05/19 05:45 AM</text:p>
          </table:table-cell>
          <table:table-cell table:formula="of:=[.B185]/75" office:value-type="float" office:value="58331.76" calcext:value-type="float">
            <text:p>58331.760</text:p>
          </table:table-cell>
          <table:table-cell table:style-name="ce3" table:formula="of:=[.D185]*1000*3600" office:value-type="float" office:value="209994336000" calcext:value-type="float">
            <text:p>209994336000</text:p>
          </table:table-cell>
          <table:table-cell table:style-name="ce3" table:formula="of:=[.E185]-[.E184]" office:value-type="float" office:value="48000" calcext:value-type="float">
            <text:p>48000</text:p>
          </table:table-cell>
          <table:table-cell table:style-name="ce3" table:formula="of:=[.A185]-[.A184]" office:value-type="float" office:value="153" calcext:value-type="float">
            <text:p>153</text:p>
          </table:table-cell>
          <table:table-cell table:style-name="ce3" table:formula="of:=[.F185]/[.G185]" office:value-type="float" office:value="313.725490196078" calcext:value-type="float">
            <text:p>314</text:p>
          </table:table-cell>
        </table:table-row>
        <table:table-row table:style-name="ro1">
          <table:table-cell office:value-type="float" office:value="1559713664" calcext:value-type="float">
            <text:p>1559713664</text:p>
          </table:table-cell>
          <table:table-cell office:value-type="float" office:value="4374883" calcext:value-type="float">
            <text:p>4374883</text:p>
          </table:table-cell>
          <table:table-cell table:formula="of:=[.A186]/86400+25569" office:value-type="date" office:date-value="2019-06-05T05:47:44" calcext:value-type="date">
            <text:p>06/05/19 05:47 AM</text:p>
          </table:table-cell>
          <table:table-cell table:formula="of:=[.B186]/75" office:value-type="float" office:value="58331.7733333333" calcext:value-type="float">
            <text:p>58331.773</text:p>
          </table:table-cell>
          <table:table-cell table:style-name="ce3" table:formula="of:=[.D186]*1000*3600" office:value-type="float" office:value="209994384000" calcext:value-type="float">
            <text:p>209994384000</text:p>
          </table:table-cell>
          <table:table-cell table:style-name="ce3" table:formula="of:=[.E186]-[.E185]" office:value-type="float" office:value="47999.9999694824" calcext:value-type="float">
            <text:p>48000</text:p>
          </table:table-cell>
          <table:table-cell table:style-name="ce3" table:formula="of:=[.A186]-[.A185]" office:value-type="float" office:value="161" calcext:value-type="float">
            <text:p>161</text:p>
          </table:table-cell>
          <table:table-cell table:style-name="ce3" table:formula="of:=[.F186]/[.G186]" office:value-type="float" office:value="298.136645773183" calcext:value-type="float">
            <text:p>298</text:p>
          </table:table-cell>
        </table:table-row>
        <table:table-row table:style-name="ro1">
          <table:table-cell office:value-type="float" office:value="1559713711" calcext:value-type="float">
            <text:p>1559713711</text:p>
          </table:table-cell>
          <table:table-cell office:value-type="float" office:value="4374884" calcext:value-type="float">
            <text:p>4374884</text:p>
          </table:table-cell>
          <table:table-cell table:formula="of:=[.A187]/86400+25569" office:value-type="date" office:date-value="2019-06-05T05:48:31" calcext:value-type="date">
            <text:p>06/05/19 05:48 AM</text:p>
          </table:table-cell>
          <table:table-cell table:formula="of:=[.B187]/75" office:value-type="float" office:value="58331.7866666667" calcext:value-type="float">
            <text:p>58331.787</text:p>
          </table:table-cell>
          <table:table-cell table:style-name="ce3" table:formula="of:=[.D187]*1000*3600" office:value-type="float" office:value="209994432000" calcext:value-type="float">
            <text:p>209994432000</text:p>
          </table:table-cell>
          <table:table-cell table:style-name="ce3" table:formula="of:=[.E187]-[.E186]" office:value-type="float" office:value="48000.0000305176" calcext:value-type="float">
            <text:p>48000</text:p>
          </table:table-cell>
          <table:table-cell table:style-name="ce3" table:formula="of:=[.A187]-[.A186]" office:value-type="float" office:value="47" calcext:value-type="float">
            <text:p>47</text:p>
          </table:table-cell>
          <table:table-cell table:style-name="ce3" table:formula="of:=[.F187]/[.G187]" office:value-type="float" office:value="1021.27659639399" calcext:value-type="float">
            <text:p>1021</text:p>
          </table:table-cell>
        </table:table-row>
        <table:table-row table:style-name="ro1">
          <table:table-cell office:value-type="float" office:value="1559713732" calcext:value-type="float">
            <text:p>1559713732</text:p>
          </table:table-cell>
          <table:table-cell office:value-type="float" office:value="4374885" calcext:value-type="float">
            <text:p>4374885</text:p>
          </table:table-cell>
          <table:table-cell table:formula="of:=[.A188]/86400+25569" office:value-type="date" office:date-value="2019-06-05T05:48:52" calcext:value-type="date">
            <text:p>06/05/19 05:48 AM</text:p>
          </table:table-cell>
          <table:table-cell table:formula="of:=[.B188]/75" office:value-type="float" office:value="58331.8" calcext:value-type="float">
            <text:p>58331.800</text:p>
          </table:table-cell>
          <table:table-cell table:style-name="ce3" table:formula="of:=[.D188]*1000*3600" office:value-type="float" office:value="209994480000" calcext:value-type="float">
            <text:p>209994480000</text:p>
          </table:table-cell>
          <table:table-cell table:style-name="ce3" table:formula="of:=[.E188]-[.E187]" office:value-type="float" office:value="48000" calcext:value-type="float">
            <text:p>48000</text:p>
          </table:table-cell>
          <table:table-cell table:style-name="ce3" table:formula="of:=[.A188]-[.A187]" office:value-type="float" office:value="21" calcext:value-type="float">
            <text:p>21</text:p>
          </table:table-cell>
          <table:table-cell table:style-name="ce3" table:formula="of:=[.F188]/[.G188]" office:value-type="float" office:value="2285.71428571429" calcext:value-type="float">
            <text:p>2286</text:p>
          </table:table-cell>
        </table:table-row>
        <table:table-row table:style-name="ro1">
          <table:table-cell office:value-type="float" office:value="1559713754" calcext:value-type="float">
            <text:p>1559713754</text:p>
          </table:table-cell>
          <table:table-cell office:value-type="float" office:value="4374886" calcext:value-type="float">
            <text:p>4374886</text:p>
          </table:table-cell>
          <table:table-cell table:formula="of:=[.A189]/86400+25569" office:value-type="date" office:date-value="2019-06-05T05:49:14" calcext:value-type="date">
            <text:p>06/05/19 05:49 AM</text:p>
          </table:table-cell>
          <table:table-cell table:formula="of:=[.B189]/75" office:value-type="float" office:value="58331.8133333333" calcext:value-type="float">
            <text:p>58331.813</text:p>
          </table:table-cell>
          <table:table-cell table:style-name="ce3" table:formula="of:=[.D189]*1000*3600" office:value-type="float" office:value="209994528000" calcext:value-type="float">
            <text:p>209994528000</text:p>
          </table:table-cell>
          <table:table-cell table:style-name="ce3" table:formula="of:=[.E189]-[.E188]" office:value-type="float" office:value="47999.9999694824" calcext:value-type="float">
            <text:p>48000</text:p>
          </table:table-cell>
          <table:table-cell table:style-name="ce3" table:formula="of:=[.A189]-[.A188]" office:value-type="float" office:value="22" calcext:value-type="float">
            <text:p>22</text:p>
          </table:table-cell>
          <table:table-cell table:style-name="ce3" table:formula="of:=[.F189]/[.G189]" office:value-type="float" office:value="2181.81818043102" calcext:value-type="float">
            <text:p>2182</text:p>
          </table:table-cell>
        </table:table-row>
        <table:table-row table:style-name="ro1">
          <table:table-cell office:value-type="float" office:value="1559713776" calcext:value-type="float">
            <text:p>1559713776</text:p>
          </table:table-cell>
          <table:table-cell office:value-type="float" office:value="4374887" calcext:value-type="float">
            <text:p>4374887</text:p>
          </table:table-cell>
          <table:table-cell table:formula="of:=[.A190]/86400+25569" office:value-type="date" office:date-value="2019-06-05T05:49:36" calcext:value-type="date">
            <text:p>06/05/19 05:49 AM</text:p>
          </table:table-cell>
          <table:table-cell table:formula="of:=[.B190]/75" office:value-type="float" office:value="58331.8266666667" calcext:value-type="float">
            <text:p>58331.827</text:p>
          </table:table-cell>
          <table:table-cell table:style-name="ce3" table:formula="of:=[.D190]*1000*3600" office:value-type="float" office:value="209994576000" calcext:value-type="float">
            <text:p>209994576000</text:p>
          </table:table-cell>
          <table:table-cell table:style-name="ce3" table:formula="of:=[.E190]-[.E189]" office:value-type="float" office:value="48000.0000305176" calcext:value-type="float">
            <text:p>48000</text:p>
          </table:table-cell>
          <table:table-cell table:style-name="ce3" table:formula="of:=[.A190]-[.A189]" office:value-type="float" office:value="22" calcext:value-type="float">
            <text:p>22</text:p>
          </table:table-cell>
          <table:table-cell table:style-name="ce3" table:formula="of:=[.F190]/[.G190]" office:value-type="float" office:value="2181.81818320534" calcext:value-type="float">
            <text:p>2182</text:p>
          </table:table-cell>
        </table:table-row>
        <table:table-row table:style-name="ro1">
          <table:table-cell office:value-type="float" office:value="1559713797" calcext:value-type="float">
            <text:p>1559713797</text:p>
          </table:table-cell>
          <table:table-cell office:value-type="float" office:value="4374888" calcext:value-type="float">
            <text:p>4374888</text:p>
          </table:table-cell>
          <table:table-cell table:formula="of:=[.A191]/86400+25569" office:value-type="date" office:date-value="2019-06-05T05:49:57" calcext:value-type="date">
            <text:p>06/05/19 05:49 AM</text:p>
          </table:table-cell>
          <table:table-cell table:formula="of:=[.B191]/75" office:value-type="float" office:value="58331.84" calcext:value-type="float">
            <text:p>58331.840</text:p>
          </table:table-cell>
          <table:table-cell table:style-name="ce3" table:formula="of:=[.D191]*1000*3600" office:value-type="float" office:value="209994624000" calcext:value-type="float">
            <text:p>209994624000</text:p>
          </table:table-cell>
          <table:table-cell table:style-name="ce3" table:formula="of:=[.E191]-[.E190]" office:value-type="float" office:value="48000" calcext:value-type="float">
            <text:p>48000</text:p>
          </table:table-cell>
          <table:table-cell table:style-name="ce3" table:formula="of:=[.A191]-[.A190]" office:value-type="float" office:value="21" calcext:value-type="float">
            <text:p>21</text:p>
          </table:table-cell>
          <table:table-cell table:style-name="ce3" table:formula="of:=[.F191]/[.G191]" office:value-type="float" office:value="2285.71428571429" calcext:value-type="float">
            <text:p>2286</text:p>
          </table:table-cell>
        </table:table-row>
        <table:table-row table:style-name="ro1">
          <table:table-cell office:value-type="float" office:value="1559713819" calcext:value-type="float">
            <text:p>1559713819</text:p>
          </table:table-cell>
          <table:table-cell office:value-type="float" office:value="4374889" calcext:value-type="float">
            <text:p>4374889</text:p>
          </table:table-cell>
          <table:table-cell table:formula="of:=[.A192]/86400+25569" office:value-type="date" office:date-value="2019-06-05T05:50:19" calcext:value-type="date">
            <text:p>06/05/19 05:50 AM</text:p>
          </table:table-cell>
          <table:table-cell table:formula="of:=[.B192]/75" office:value-type="float" office:value="58331.8533333333" calcext:value-type="float">
            <text:p>58331.853</text:p>
          </table:table-cell>
          <table:table-cell table:style-name="ce3" table:formula="of:=[.D192]*1000*3600" office:value-type="float" office:value="209994672000" calcext:value-type="float">
            <text:p>209994672000</text:p>
          </table:table-cell>
          <table:table-cell table:style-name="ce3" table:formula="of:=[.E192]-[.E191]" office:value-type="float" office:value="48000" calcext:value-type="float">
            <text:p>48000</text:p>
          </table:table-cell>
          <table:table-cell table:style-name="ce3" table:formula="of:=[.A192]-[.A191]" office:value-type="float" office:value="22" calcext:value-type="float">
            <text:p>22</text:p>
          </table:table-cell>
          <table:table-cell table:style-name="ce3" table:formula="of:=[.F192]/[.G192]" office:value-type="float" office:value="2181.81818181818" calcext:value-type="float">
            <text:p>2182</text:p>
          </table:table-cell>
        </table:table-row>
        <table:table-row table:style-name="ro1">
          <table:table-cell office:value-type="float" office:value="1559713841" calcext:value-type="float">
            <text:p>1559713841</text:p>
          </table:table-cell>
          <table:table-cell office:value-type="float" office:value="4374890" calcext:value-type="float">
            <text:p>4374890</text:p>
          </table:table-cell>
          <table:table-cell table:formula="of:=[.A193]/86400+25569" office:value-type="date" office:date-value="2019-06-05T05:50:41" calcext:value-type="date">
            <text:p>06/05/19 05:50 AM</text:p>
          </table:table-cell>
          <table:table-cell table:formula="of:=[.B193]/75" office:value-type="float" office:value="58331.8666666667" calcext:value-type="float">
            <text:p>58331.867</text:p>
          </table:table-cell>
          <table:table-cell table:style-name="ce3" table:formula="of:=[.D193]*1000*3600" office:value-type="float" office:value="209994720000" calcext:value-type="float">
            <text:p>209994720000</text:p>
          </table:table-cell>
          <table:table-cell table:style-name="ce3" table:formula="of:=[.E193]-[.E192]" office:value-type="float" office:value="48000.0000305176" calcext:value-type="float">
            <text:p>48000</text:p>
          </table:table-cell>
          <table:table-cell table:style-name="ce3" table:formula="of:=[.A193]-[.A192]" office:value-type="float" office:value="22" calcext:value-type="float">
            <text:p>22</text:p>
          </table:table-cell>
          <table:table-cell table:style-name="ce3" table:formula="of:=[.F193]/[.G193]" office:value-type="float" office:value="2181.81818320534" calcext:value-type="float">
            <text:p>2182</text:p>
          </table:table-cell>
        </table:table-row>
        <table:table-row table:style-name="ro1">
          <table:table-cell office:value-type="float" office:value="1559713959" calcext:value-type="float">
            <text:p>1559713959</text:p>
          </table:table-cell>
          <table:table-cell office:value-type="float" office:value="4374891" calcext:value-type="float">
            <text:p>4374891</text:p>
          </table:table-cell>
          <table:table-cell table:formula="of:=[.A194]/86400+25569" office:value-type="date" office:date-value="2019-06-05T05:52:39" calcext:value-type="date">
            <text:p>06/05/19 05:52 AM</text:p>
          </table:table-cell>
          <table:table-cell table:formula="of:=[.B194]/75" office:value-type="float" office:value="58331.88" calcext:value-type="float">
            <text:p>58331.880</text:p>
          </table:table-cell>
          <table:table-cell table:style-name="ce3" table:formula="of:=[.D194]*1000*3600" office:value-type="float" office:value="209994768000" calcext:value-type="float">
            <text:p>209994768000</text:p>
          </table:table-cell>
          <table:table-cell table:style-name="ce3" table:formula="of:=[.E194]-[.E193]" office:value-type="float" office:value="47999.9999694824" calcext:value-type="float">
            <text:p>48000</text:p>
          </table:table-cell>
          <table:table-cell table:style-name="ce3" table:formula="of:=[.A194]-[.A193]" office:value-type="float" office:value="118" calcext:value-type="float">
            <text:p>118</text:p>
          </table:table-cell>
          <table:table-cell table:style-name="ce3" table:formula="of:=[.F194]/[.G194]" office:value-type="float" office:value="406.779660758326" calcext:value-type="float">
            <text:p>407</text:p>
          </table:table-cell>
        </table:table-row>
        <table:table-row table:style-name="ro1">
          <table:table-cell office:value-type="float" office:value="1559714143" calcext:value-type="float">
            <text:p>1559714143</text:p>
          </table:table-cell>
          <table:table-cell office:value-type="float" office:value="4374892" calcext:value-type="float">
            <text:p>4374892</text:p>
          </table:table-cell>
          <table:table-cell table:formula="of:=[.A195]/86400+25569" office:value-type="date" office:date-value="2019-06-05T05:55:43" calcext:value-type="date">
            <text:p>06/05/19 05:55 AM</text:p>
          </table:table-cell>
          <table:table-cell table:formula="of:=[.B195]/75" office:value-type="float" office:value="58331.8933333333" calcext:value-type="float">
            <text:p>58331.893</text:p>
          </table:table-cell>
          <table:table-cell table:style-name="ce3" table:formula="of:=[.D195]*1000*3600" office:value-type="float" office:value="209994816000" calcext:value-type="float">
            <text:p>209994816000</text:p>
          </table:table-cell>
          <table:table-cell table:style-name="ce3" table:formula="of:=[.E195]-[.E194]" office:value-type="float" office:value="48000" calcext:value-type="float">
            <text:p>48000</text:p>
          </table:table-cell>
          <table:table-cell table:style-name="ce3" table:formula="of:=[.A195]-[.A194]" office:value-type="float" office:value="184" calcext:value-type="float">
            <text:p>184</text:p>
          </table:table-cell>
          <table:table-cell table:style-name="ce3" table:formula="of:=[.F195]/[.G195]" office:value-type="float" office:value="260.869565217391" calcext:value-type="float">
            <text:p>261</text:p>
          </table:table-cell>
        </table:table-row>
        <table:table-row table:style-name="ro1">
          <table:table-cell office:value-type="float" office:value="1559714447" calcext:value-type="float">
            <text:p>1559714447</text:p>
          </table:table-cell>
          <table:table-cell office:value-type="float" office:value="4374893" calcext:value-type="float">
            <text:p>4374893</text:p>
          </table:table-cell>
          <table:table-cell table:formula="of:=[.A196]/86400+25569" office:value-type="date" office:date-value="2019-06-05T06:00:47" calcext:value-type="date">
            <text:p>06/05/19 06:00 AM</text:p>
          </table:table-cell>
          <table:table-cell table:formula="of:=[.B196]/75" office:value-type="float" office:value="58331.9066666667" calcext:value-type="float">
            <text:p>58331.907</text:p>
          </table:table-cell>
          <table:table-cell table:style-name="ce3" table:formula="of:=[.D196]*1000*3600" office:value-type="float" office:value="209994864000" calcext:value-type="float">
            <text:p>209994864000</text:p>
          </table:table-cell>
          <table:table-cell table:style-name="ce3" table:formula="of:=[.E196]-[.E195]" office:value-type="float" office:value="48000.0000305176" calcext:value-type="float">
            <text:p>48000</text:p>
          </table:table-cell>
          <table:table-cell table:style-name="ce3" table:formula="of:=[.A196]-[.A195]" office:value-type="float" office:value="304" calcext:value-type="float">
            <text:p>304</text:p>
          </table:table-cell>
          <table:table-cell table:style-name="ce3" table:formula="of:=[.F196]/[.G196]" office:value-type="float" office:value="157.894736942492" calcext:value-type="float">
            <text:p>158</text:p>
          </table:table-cell>
        </table:table-row>
        <table:table-row table:style-name="ro1">
          <table:table-cell office:value-type="float" office:value="1559714758" calcext:value-type="float">
            <text:p>1559714758</text:p>
          </table:table-cell>
          <table:table-cell office:value-type="float" office:value="4374894" calcext:value-type="float">
            <text:p>4374894</text:p>
          </table:table-cell>
          <table:table-cell table:formula="of:=[.A197]/86400+25569" office:value-type="date" office:date-value="2019-06-05T06:05:58" calcext:value-type="date">
            <text:p>06/05/19 06:05 AM</text:p>
          </table:table-cell>
          <table:table-cell table:formula="of:=[.B197]/75" office:value-type="float" office:value="58331.92" calcext:value-type="float">
            <text:p>58331.920</text:p>
          </table:table-cell>
          <table:table-cell table:style-name="ce3" table:formula="of:=[.D197]*1000*3600" office:value-type="float" office:value="209994912000" calcext:value-type="float">
            <text:p>209994912000</text:p>
          </table:table-cell>
          <table:table-cell table:style-name="ce3" table:formula="of:=[.E197]-[.E196]" office:value-type="float" office:value="47999.9999694824" calcext:value-type="float">
            <text:p>48000</text:p>
          </table:table-cell>
          <table:table-cell table:style-name="ce3" table:formula="of:=[.A197]-[.A196]" office:value-type="float" office:value="311" calcext:value-type="float">
            <text:p>311</text:p>
          </table:table-cell>
          <table:table-cell table:style-name="ce3" table:formula="of:=[.F197]/[.G197]" office:value-type="float" office:value="154.340835914734" calcext:value-type="float">
            <text:p>154</text:p>
          </table:table-cell>
        </table:table-row>
        <table:table-row table:style-name="ro1">
          <table:table-cell office:value-type="float" office:value="1559715012" calcext:value-type="float">
            <text:p>1559715012</text:p>
          </table:table-cell>
          <table:table-cell office:value-type="float" office:value="4374895" calcext:value-type="float">
            <text:p>4374895</text:p>
          </table:table-cell>
          <table:table-cell table:formula="of:=[.A198]/86400+25569" office:value-type="date" office:date-value="2019-06-05T06:10:12" calcext:value-type="date">
            <text:p>06/05/19 06:10 AM</text:p>
          </table:table-cell>
          <table:table-cell table:formula="of:=[.B198]/75" office:value-type="float" office:value="58331.9333333333" calcext:value-type="float">
            <text:p>58331.933</text:p>
          </table:table-cell>
          <table:table-cell table:style-name="ce3" table:formula="of:=[.D198]*1000*3600" office:value-type="float" office:value="209994960000" calcext:value-type="float">
            <text:p>209994960000</text:p>
          </table:table-cell>
          <table:table-cell table:style-name="ce3" table:formula="of:=[.E198]-[.E197]" office:value-type="float" office:value="48000" calcext:value-type="float">
            <text:p>48000</text:p>
          </table:table-cell>
          <table:table-cell table:style-name="ce3" table:formula="of:=[.A198]-[.A197]" office:value-type="float" office:value="254" calcext:value-type="float">
            <text:p>254</text:p>
          </table:table-cell>
          <table:table-cell table:style-name="ce3" table:formula="of:=[.F198]/[.G198]" office:value-type="float" office:value="188.976377952756" calcext:value-type="float">
            <text:p>189</text:p>
          </table:table-cell>
        </table:table-row>
        <table:table-row table:style-name="ro1">
          <table:table-cell office:value-type="float" office:value="1559715220" calcext:value-type="float">
            <text:p>1559715220</text:p>
          </table:table-cell>
          <table:table-cell office:value-type="float" office:value="4374896" calcext:value-type="float">
            <text:p>4374896</text:p>
          </table:table-cell>
          <table:table-cell table:formula="of:=[.A199]/86400+25569" office:value-type="date" office:date-value="2019-06-05T06:13:40" calcext:value-type="date">
            <text:p>06/05/19 06:13 AM</text:p>
          </table:table-cell>
          <table:table-cell table:formula="of:=[.B199]/75" office:value-type="float" office:value="58331.9466666667" calcext:value-type="float">
            <text:p>58331.947</text:p>
          </table:table-cell>
          <table:table-cell table:style-name="ce3" table:formula="of:=[.D199]*1000*3600" office:value-type="float" office:value="209995008000" calcext:value-type="float">
            <text:p>209995008000</text:p>
          </table:table-cell>
          <table:table-cell table:style-name="ce3" table:formula="of:=[.E199]-[.E198]" office:value-type="float" office:value="48000" calcext:value-type="float">
            <text:p>48000</text:p>
          </table:table-cell>
          <table:table-cell table:style-name="ce3" table:formula="of:=[.A199]-[.A198]" office:value-type="float" office:value="208" calcext:value-type="float">
            <text:p>208</text:p>
          </table:table-cell>
          <table:table-cell table:style-name="ce3" table:formula="of:=[.F199]/[.G199]" office:value-type="float" office:value="230.769230769231" calcext:value-type="float">
            <text:p>231</text:p>
          </table:table-cell>
        </table:table-row>
        <table:table-row table:style-name="ro1">
          <table:table-cell office:value-type="float" office:value="1559715457" calcext:value-type="float">
            <text:p>1559715457</text:p>
          </table:table-cell>
          <table:table-cell office:value-type="float" office:value="4374897" calcext:value-type="float">
            <text:p>4374897</text:p>
          </table:table-cell>
          <table:table-cell table:formula="of:=[.A200]/86400+25569" office:value-type="date" office:date-value="2019-06-05T06:17:37" calcext:value-type="date">
            <text:p>06/05/19 06:17 AM</text:p>
          </table:table-cell>
          <table:table-cell table:formula="of:=[.B200]/75" office:value-type="float" office:value="58331.96" calcext:value-type="float">
            <text:p>58331.960</text:p>
          </table:table-cell>
          <table:table-cell table:style-name="ce3" table:formula="of:=[.D200]*1000*3600" office:value-type="float" office:value="209995056000" calcext:value-type="float">
            <text:p>209995056000</text:p>
          </table:table-cell>
          <table:table-cell table:style-name="ce3" table:formula="of:=[.E200]-[.E199]" office:value-type="float" office:value="48000" calcext:value-type="float">
            <text:p>48000</text:p>
          </table:table-cell>
          <table:table-cell table:style-name="ce3" table:formula="of:=[.A200]-[.A199]" office:value-type="float" office:value="237" calcext:value-type="float">
            <text:p>237</text:p>
          </table:table-cell>
          <table:table-cell table:style-name="ce3" table:formula="of:=[.F200]/[.G200]" office:value-type="float" office:value="202.53164556962" calcext:value-type="float">
            <text:p>203</text:p>
          </table:table-cell>
        </table:table-row>
        <table:table-row table:style-name="ro1">
          <table:table-cell office:value-type="float" office:value="1559715756" calcext:value-type="float">
            <text:p>1559715756</text:p>
          </table:table-cell>
          <table:table-cell office:value-type="float" office:value="4374898" calcext:value-type="float">
            <text:p>4374898</text:p>
          </table:table-cell>
          <table:table-cell table:formula="of:=[.A201]/86400+25569" office:value-type="date" office:date-value="2019-06-05T06:22:36" calcext:value-type="date">
            <text:p>06/05/19 06:22 AM</text:p>
          </table:table-cell>
          <table:table-cell table:formula="of:=[.B201]/75" office:value-type="float" office:value="58331.9733333333" calcext:value-type="float">
            <text:p>58331.973</text:p>
          </table:table-cell>
          <table:table-cell table:style-name="ce3" table:formula="of:=[.D201]*1000*3600" office:value-type="float" office:value="209995104000" calcext:value-type="float">
            <text:p>209995104000</text:p>
          </table:table-cell>
          <table:table-cell table:style-name="ce3" table:formula="of:=[.E201]-[.E200]" office:value-type="float" office:value="48000" calcext:value-type="float">
            <text:p>48000</text:p>
          </table:table-cell>
          <table:table-cell table:style-name="ce3" table:formula="of:=[.A201]-[.A200]" office:value-type="float" office:value="299" calcext:value-type="float">
            <text:p>299</text:p>
          </table:table-cell>
          <table:table-cell table:style-name="ce3" table:formula="of:=[.F201]/[.G201]" office:value-type="float" office:value="160.535117056856" calcext:value-type="float">
            <text:p>161</text:p>
          </table:table-cell>
        </table:table-row>
        <table:table-row table:style-name="ro1">
          <table:table-cell office:value-type="float" office:value="1559716029" calcext:value-type="float">
            <text:p>1559716029</text:p>
          </table:table-cell>
          <table:table-cell office:value-type="float" office:value="4374899" calcext:value-type="float">
            <text:p>4374899</text:p>
          </table:table-cell>
          <table:table-cell table:formula="of:=[.A202]/86400+25569" office:value-type="date" office:date-value="2019-06-05T06:27:09" calcext:value-type="date">
            <text:p>06/05/19 06:27 AM</text:p>
          </table:table-cell>
          <table:table-cell table:formula="of:=[.B202]/75" office:value-type="float" office:value="58331.9866666667" calcext:value-type="float">
            <text:p>58331.987</text:p>
          </table:table-cell>
          <table:table-cell table:style-name="ce3" table:formula="of:=[.D202]*1000*3600" office:value-type="float" office:value="209995152000" calcext:value-type="float">
            <text:p>209995152000</text:p>
          </table:table-cell>
          <table:table-cell table:style-name="ce3" table:formula="of:=[.E202]-[.E201]" office:value-type="float" office:value="48000" calcext:value-type="float">
            <text:p>48000</text:p>
          </table:table-cell>
          <table:table-cell table:style-name="ce3" table:formula="of:=[.A202]-[.A201]" office:value-type="float" office:value="273" calcext:value-type="float">
            <text:p>273</text:p>
          </table:table-cell>
          <table:table-cell table:style-name="ce3" table:formula="of:=[.F202]/[.G202]" office:value-type="float" office:value="175.824175824176" calcext:value-type="float">
            <text:p>176</text:p>
          </table:table-cell>
        </table:table-row>
        <table:table-row table:style-name="ro1">
          <table:table-cell office:value-type="float" office:value="1559716053" calcext:value-type="float">
            <text:p>1559716053</text:p>
          </table:table-cell>
          <table:table-cell office:value-type="float" office:value="4374900" calcext:value-type="float">
            <text:p>4374900</text:p>
          </table:table-cell>
          <table:table-cell table:formula="of:=[.A203]/86400+25569" office:value-type="date" office:date-value="2019-06-05T06:27:33" calcext:value-type="date">
            <text:p>06/05/19 06:27 AM</text:p>
          </table:table-cell>
          <table:table-cell table:formula="of:=[.B203]/75" office:value-type="float" office:value="58332" calcext:value-type="float">
            <text:p>58332.000</text:p>
          </table:table-cell>
          <table:table-cell table:style-name="ce3" table:formula="of:=[.D203]*1000*3600" office:value-type="float" office:value="209995200000" calcext:value-type="float">
            <text:p>209995200000</text:p>
          </table:table-cell>
          <table:table-cell table:style-name="ce3" table:formula="of:=[.E203]-[.E202]" office:value-type="float" office:value="48000" calcext:value-type="float">
            <text:p>48000</text:p>
          </table:table-cell>
          <table:table-cell table:style-name="ce3" table:formula="of:=[.A203]-[.A202]" office:value-type="float" office:value="24" calcext:value-type="float">
            <text:p>24</text:p>
          </table:table-cell>
          <table:table-cell table:style-name="ce3" table:formula="of:=[.F203]/[.G203]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559716074" calcext:value-type="float">
            <text:p>1559716074</text:p>
          </table:table-cell>
          <table:table-cell office:value-type="float" office:value="4374901" calcext:value-type="float">
            <text:p>4374901</text:p>
          </table:table-cell>
          <table:table-cell table:formula="of:=[.A204]/86400+25569" office:value-type="date" office:date-value="2019-06-05T06:27:54" calcext:value-type="date">
            <text:p>06/05/19 06:27 AM</text:p>
          </table:table-cell>
          <table:table-cell table:formula="of:=[.B204]/75" office:value-type="float" office:value="58332.0133333333" calcext:value-type="float">
            <text:p>58332.013</text:p>
          </table:table-cell>
          <table:table-cell table:style-name="ce3" table:formula="of:=[.D204]*1000*3600" office:value-type="float" office:value="209995248000" calcext:value-type="float">
            <text:p>209995248000</text:p>
          </table:table-cell>
          <table:table-cell table:style-name="ce3" table:formula="of:=[.E204]-[.E203]" office:value-type="float" office:value="48000" calcext:value-type="float">
            <text:p>48000</text:p>
          </table:table-cell>
          <table:table-cell table:style-name="ce3" table:formula="of:=[.A204]-[.A203]" office:value-type="float" office:value="21" calcext:value-type="float">
            <text:p>21</text:p>
          </table:table-cell>
          <table:table-cell table:style-name="ce3" table:formula="of:=[.F204]/[.G204]" office:value-type="float" office:value="2285.71428571429" calcext:value-type="float">
            <text:p>2286</text:p>
          </table:table-cell>
        </table:table-row>
        <table:table-row table:style-name="ro1">
          <table:table-cell office:value-type="float" office:value="1559716086" calcext:value-type="float">
            <text:p>1559716086</text:p>
          </table:table-cell>
          <table:table-cell office:value-type="float" office:value="4374902" calcext:value-type="float">
            <text:p>4374902</text:p>
          </table:table-cell>
          <table:table-cell table:formula="of:=[.A205]/86400+25569" office:value-type="date" office:date-value="2019-06-05T06:28:06" calcext:value-type="date">
            <text:p>06/05/19 06:28 AM</text:p>
          </table:table-cell>
          <table:table-cell table:formula="of:=[.B205]/75" office:value-type="float" office:value="58332.0266666667" calcext:value-type="float">
            <text:p>58332.027</text:p>
          </table:table-cell>
          <table:table-cell table:style-name="ce3" table:formula="of:=[.D205]*1000*3600" office:value-type="float" office:value="209995296000" calcext:value-type="float">
            <text:p>209995296000</text:p>
          </table:table-cell>
          <table:table-cell table:style-name="ce3" table:formula="of:=[.E205]-[.E204]" office:value-type="float" office:value="48000" calcext:value-type="float">
            <text:p>48000</text:p>
          </table:table-cell>
          <table:table-cell table:style-name="ce3" table:formula="of:=[.A205]-[.A204]" office:value-type="float" office:value="12" calcext:value-type="float">
            <text:p>12</text:p>
          </table:table-cell>
          <table:table-cell table:style-name="ce3" table:formula="of:=[.F205]/[.G205]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559716098" calcext:value-type="float">
            <text:p>1559716098</text:p>
          </table:table-cell>
          <table:table-cell office:value-type="float" office:value="4374903" calcext:value-type="float">
            <text:p>4374903</text:p>
          </table:table-cell>
          <table:table-cell table:formula="of:=[.A206]/86400+25569" office:value-type="date" office:date-value="2019-06-05T06:28:18" calcext:value-type="date">
            <text:p>06/05/19 06:28 AM</text:p>
          </table:table-cell>
          <table:table-cell table:formula="of:=[.B206]/75" office:value-type="float" office:value="58332.04" calcext:value-type="float">
            <text:p>58332.040</text:p>
          </table:table-cell>
          <table:table-cell table:style-name="ce3" table:formula="of:=[.D206]*1000*3600" office:value-type="float" office:value="209995344000" calcext:value-type="float">
            <text:p>209995344000</text:p>
          </table:table-cell>
          <table:table-cell table:style-name="ce3" table:formula="of:=[.E206]-[.E205]" office:value-type="float" office:value="48000" calcext:value-type="float">
            <text:p>48000</text:p>
          </table:table-cell>
          <table:table-cell table:style-name="ce3" table:formula="of:=[.A206]-[.A205]" office:value-type="float" office:value="12" calcext:value-type="float">
            <text:p>12</text:p>
          </table:table-cell>
          <table:table-cell table:style-name="ce3" table:formula="of:=[.F206]/[.G206]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559716113" calcext:value-type="float">
            <text:p>1559716113</text:p>
          </table:table-cell>
          <table:table-cell office:value-type="float" office:value="4374904" calcext:value-type="float">
            <text:p>4374904</text:p>
          </table:table-cell>
          <table:table-cell table:formula="of:=[.A207]/86400+25569" office:value-type="date" office:date-value="2019-06-05T06:28:33" calcext:value-type="date">
            <text:p>06/05/19 06:28 AM</text:p>
          </table:table-cell>
          <table:table-cell table:formula="of:=[.B207]/75" office:value-type="float" office:value="58332.0533333333" calcext:value-type="float">
            <text:p>58332.053</text:p>
          </table:table-cell>
          <table:table-cell table:style-name="ce3" table:formula="of:=[.D207]*1000*3600" office:value-type="float" office:value="209995392000" calcext:value-type="float">
            <text:p>209995392000</text:p>
          </table:table-cell>
          <table:table-cell table:style-name="ce3" table:formula="of:=[.E207]-[.E206]" office:value-type="float" office:value="48000" calcext:value-type="float">
            <text:p>48000</text:p>
          </table:table-cell>
          <table:table-cell table:style-name="ce3" table:formula="of:=[.A207]-[.A206]" office:value-type="float" office:value="15" calcext:value-type="float">
            <text:p>15</text:p>
          </table:table-cell>
          <table:table-cell table:style-name="ce3" table:formula="of:=[.F207]/[.G207]" office:value-type="float" office:value="3200" calcext:value-type="float">
            <text:p>3200</text:p>
          </table:table-cell>
        </table:table-row>
        <table:table-row table:style-name="ro1">
          <table:table-cell office:value-type="float" office:value="1559716137" calcext:value-type="float">
            <text:p>1559716137</text:p>
          </table:table-cell>
          <table:table-cell office:value-type="float" office:value="4374905" calcext:value-type="float">
            <text:p>4374905</text:p>
          </table:table-cell>
          <table:table-cell table:formula="of:=[.A208]/86400+25569" office:value-type="date" office:date-value="2019-06-05T06:28:57" calcext:value-type="date">
            <text:p>06/05/19 06:28 AM</text:p>
          </table:table-cell>
          <table:table-cell table:formula="of:=[.B208]/75" office:value-type="float" office:value="58332.0666666667" calcext:value-type="float">
            <text:p>58332.067</text:p>
          </table:table-cell>
          <table:table-cell table:style-name="ce3" table:formula="of:=[.D208]*1000*3600" office:value-type="float" office:value="209995440000" calcext:value-type="float">
            <text:p>209995440000</text:p>
          </table:table-cell>
          <table:table-cell table:style-name="ce3" table:formula="of:=[.E208]-[.E207]" office:value-type="float" office:value="48000" calcext:value-type="float">
            <text:p>48000</text:p>
          </table:table-cell>
          <table:table-cell table:style-name="ce3" table:formula="of:=[.A208]-[.A207]" office:value-type="float" office:value="24" calcext:value-type="float">
            <text:p>24</text:p>
          </table:table-cell>
          <table:table-cell table:style-name="ce3" table:formula="of:=[.F208]/[.G208]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559716161" calcext:value-type="float">
            <text:p>1559716161</text:p>
          </table:table-cell>
          <table:table-cell office:value-type="float" office:value="4374906" calcext:value-type="float">
            <text:p>4374906</text:p>
          </table:table-cell>
          <table:table-cell table:formula="of:=[.A209]/86400+25569" office:value-type="date" office:date-value="2019-06-05T06:29:21" calcext:value-type="date">
            <text:p>06/05/19 06:29 AM</text:p>
          </table:table-cell>
          <table:table-cell table:formula="of:=[.B209]/75" office:value-type="float" office:value="58332.08" calcext:value-type="float">
            <text:p>58332.080</text:p>
          </table:table-cell>
          <table:table-cell table:style-name="ce3" table:formula="of:=[.D209]*1000*3600" office:value-type="float" office:value="209995488000" calcext:value-type="float">
            <text:p>209995488000</text:p>
          </table:table-cell>
          <table:table-cell table:style-name="ce3" table:formula="of:=[.E209]-[.E208]" office:value-type="float" office:value="48000" calcext:value-type="float">
            <text:p>48000</text:p>
          </table:table-cell>
          <table:table-cell table:style-name="ce3" table:formula="of:=[.A209]-[.A208]" office:value-type="float" office:value="24" calcext:value-type="float">
            <text:p>24</text:p>
          </table:table-cell>
          <table:table-cell table:style-name="ce3" table:formula="of:=[.F209]/[.G209]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559716185" calcext:value-type="float">
            <text:p>1559716185</text:p>
          </table:table-cell>
          <table:table-cell office:value-type="float" office:value="4374907" calcext:value-type="float">
            <text:p>4374907</text:p>
          </table:table-cell>
          <table:table-cell table:formula="of:=[.A210]/86400+25569" office:value-type="date" office:date-value="2019-06-05T06:29:45" calcext:value-type="date">
            <text:p>06/05/19 06:29 AM</text:p>
          </table:table-cell>
          <table:table-cell table:formula="of:=[.B210]/75" office:value-type="float" office:value="58332.0933333333" calcext:value-type="float">
            <text:p>58332.093</text:p>
          </table:table-cell>
          <table:table-cell table:style-name="ce3" table:formula="of:=[.D210]*1000*3600" office:value-type="float" office:value="209995536000" calcext:value-type="float">
            <text:p>209995536000</text:p>
          </table:table-cell>
          <table:table-cell table:style-name="ce3" table:formula="of:=[.E210]-[.E209]" office:value-type="float" office:value="47999.9999694824" calcext:value-type="float">
            <text:p>48000</text:p>
          </table:table-cell>
          <table:table-cell table:style-name="ce3" table:formula="of:=[.A210]-[.A209]" office:value-type="float" office:value="24" calcext:value-type="float">
            <text:p>24</text:p>
          </table:table-cell>
          <table:table-cell table:style-name="ce3" table:formula="of:=[.F210]/[.G210]" office:value-type="float" office:value="1999.99999872843" calcext:value-type="float">
            <text:p>2000</text:p>
          </table:table-cell>
        </table:table-row>
        <table:table-row table:style-name="ro1">
          <table:table-cell office:value-type="float" office:value="1559716208" calcext:value-type="float">
            <text:p>1559716208</text:p>
          </table:table-cell>
          <table:table-cell office:value-type="float" office:value="4374908" calcext:value-type="float">
            <text:p>4374908</text:p>
          </table:table-cell>
          <table:table-cell table:formula="of:=[.A211]/86400+25569" office:value-type="date" office:date-value="2019-06-05T06:30:08" calcext:value-type="date">
            <text:p>06/05/19 06:30 AM</text:p>
          </table:table-cell>
          <table:table-cell table:formula="of:=[.B211]/75" office:value-type="float" office:value="58332.1066666667" calcext:value-type="float">
            <text:p>58332.107</text:p>
          </table:table-cell>
          <table:table-cell table:style-name="ce3" table:formula="of:=[.D211]*1000*3600" office:value-type="float" office:value="209995584000" calcext:value-type="float">
            <text:p>209995584000</text:p>
          </table:table-cell>
          <table:table-cell table:style-name="ce3" table:formula="of:=[.E211]-[.E210]" office:value-type="float" office:value="48000.0000305176" calcext:value-type="float">
            <text:p>48000</text:p>
          </table:table-cell>
          <table:table-cell table:style-name="ce3" table:formula="of:=[.A211]-[.A210]" office:value-type="float" office:value="23" calcext:value-type="float">
            <text:p>23</text:p>
          </table:table-cell>
          <table:table-cell table:style-name="ce3" table:formula="of:=[.F211]/[.G211]" office:value-type="float" office:value="2086.95652306598" calcext:value-type="float">
            <text:p>2087</text:p>
          </table:table-cell>
        </table:table-row>
        <table:table-row table:style-name="ro1">
          <table:table-cell office:value-type="float" office:value="1559716296" calcext:value-type="float">
            <text:p>1559716296</text:p>
          </table:table-cell>
          <table:table-cell office:value-type="float" office:value="4374909" calcext:value-type="float">
            <text:p>4374909</text:p>
          </table:table-cell>
          <table:table-cell table:formula="of:=[.A212]/86400+25569" office:value-type="date" office:date-value="2019-06-05T06:31:36" calcext:value-type="date">
            <text:p>06/05/19 06:31 AM</text:p>
          </table:table-cell>
          <table:table-cell table:formula="of:=[.B212]/75" office:value-type="float" office:value="58332.12" calcext:value-type="float">
            <text:p>58332.120</text:p>
          </table:table-cell>
          <table:table-cell table:style-name="ce3" table:formula="of:=[.D212]*1000*3600" office:value-type="float" office:value="209995632000" calcext:value-type="float">
            <text:p>209995632000</text:p>
          </table:table-cell>
          <table:table-cell table:style-name="ce3" table:formula="of:=[.E212]-[.E211]" office:value-type="float" office:value="48000" calcext:value-type="float">
            <text:p>48000</text:p>
          </table:table-cell>
          <table:table-cell table:style-name="ce3" table:formula="of:=[.A212]-[.A211]" office:value-type="float" office:value="88" calcext:value-type="float">
            <text:p>88</text:p>
          </table:table-cell>
          <table:table-cell table:style-name="ce3" table:formula="of:=[.F212]/[.G212]" office:value-type="float" office:value="545.454545454546" calcext:value-type="float">
            <text:p>545</text:p>
          </table:table-cell>
        </table:table-row>
        <table:table-row table:style-name="ro1">
          <table:table-cell office:value-type="float" office:value="1559716499" calcext:value-type="float">
            <text:p>1559716499</text:p>
          </table:table-cell>
          <table:table-cell office:value-type="float" office:value="4374910" calcext:value-type="float">
            <text:p>4374910</text:p>
          </table:table-cell>
          <table:table-cell table:formula="of:=[.A213]/86400+25569" office:value-type="date" office:date-value="2019-06-05T06:34:59" calcext:value-type="date">
            <text:p>06/05/19 06:34 AM</text:p>
          </table:table-cell>
          <table:table-cell table:formula="of:=[.B213]/75" office:value-type="float" office:value="58332.1333333333" calcext:value-type="float">
            <text:p>58332.133</text:p>
          </table:table-cell>
          <table:table-cell table:style-name="ce3" table:formula="of:=[.D213]*1000*3600" office:value-type="float" office:value="209995680000" calcext:value-type="float">
            <text:p>209995680000</text:p>
          </table:table-cell>
          <table:table-cell table:style-name="ce3" table:formula="of:=[.E213]-[.E212]" office:value-type="float" office:value="47999.9999694824" calcext:value-type="float">
            <text:p>48000</text:p>
          </table:table-cell>
          <table:table-cell table:style-name="ce3" table:formula="of:=[.A213]-[.A212]" office:value-type="float" office:value="203" calcext:value-type="float">
            <text:p>203</text:p>
          </table:table-cell>
          <table:table-cell table:style-name="ce3" table:formula="of:=[.F213]/[.G213]" office:value-type="float" office:value="236.45320182011" calcext:value-type="float">
            <text:p>236</text:p>
          </table:table-cell>
        </table:table-row>
        <table:table-row table:style-name="ro1">
          <table:table-cell office:value-type="float" office:value="1559716682" calcext:value-type="float">
            <text:p>1559716682</text:p>
          </table:table-cell>
          <table:table-cell office:value-type="float" office:value="4374911" calcext:value-type="float">
            <text:p>4374911</text:p>
          </table:table-cell>
          <table:table-cell table:formula="of:=[.A214]/86400+25569" office:value-type="date" office:date-value="2019-06-05T06:38:02" calcext:value-type="date">
            <text:p>06/05/19 06:38 AM</text:p>
          </table:table-cell>
          <table:table-cell table:formula="of:=[.B214]/75" office:value-type="float" office:value="58332.1466666667" calcext:value-type="float">
            <text:p>58332.147</text:p>
          </table:table-cell>
          <table:table-cell table:style-name="ce3" table:formula="of:=[.D214]*1000*3600" office:value-type="float" office:value="209995728000" calcext:value-type="float">
            <text:p>209995728000</text:p>
          </table:table-cell>
          <table:table-cell table:style-name="ce3" table:formula="of:=[.E214]-[.E213]" office:value-type="float" office:value="48000.0000305176" calcext:value-type="float">
            <text:p>48000</text:p>
          </table:table-cell>
          <table:table-cell table:style-name="ce3" table:formula="of:=[.A214]-[.A213]" office:value-type="float" office:value="183" calcext:value-type="float">
            <text:p>183</text:p>
          </table:table-cell>
          <table:table-cell table:style-name="ce3" table:formula="of:=[.F214]/[.G214]" office:value-type="float" office:value="262.295082133976" calcext:value-type="float">
            <text:p>262</text:p>
          </table:table-cell>
        </table:table-row>
        <table:table-row table:style-name="ro1">
          <table:table-cell office:value-type="float" office:value="1559716862" calcext:value-type="float">
            <text:p>1559716862</text:p>
          </table:table-cell>
          <table:table-cell office:value-type="float" office:value="4374912" calcext:value-type="float">
            <text:p>4374912</text:p>
          </table:table-cell>
          <table:table-cell table:formula="of:=[.A215]/86400+25569" office:value-type="date" office:date-value="2019-06-05T06:41:02" calcext:value-type="date">
            <text:p>06/05/19 06:41 AM</text:p>
          </table:table-cell>
          <table:table-cell table:formula="of:=[.B215]/75" office:value-type="float" office:value="58332.16" calcext:value-type="float">
            <text:p>58332.160</text:p>
          </table:table-cell>
          <table:table-cell table:style-name="ce3" table:formula="of:=[.D215]*1000*3600" office:value-type="float" office:value="209995776000" calcext:value-type="float">
            <text:p>209995776000</text:p>
          </table:table-cell>
          <table:table-cell table:style-name="ce3" table:formula="of:=[.E215]-[.E214]" office:value-type="float" office:value="48000" calcext:value-type="float">
            <text:p>48000</text:p>
          </table:table-cell>
          <table:table-cell table:style-name="ce3" table:formula="of:=[.A215]-[.A214]" office:value-type="float" office:value="180" calcext:value-type="float">
            <text:p>180</text:p>
          </table:table-cell>
          <table:table-cell table:style-name="ce3" table:formula="of:=[.F215]/[.G215]" office:value-type="float" office:value="266.666666666667" calcext:value-type="float">
            <text:p>267</text:p>
          </table:table-cell>
        </table:table-row>
        <table:table-row table:style-name="ro1">
          <table:table-cell office:value-type="float" office:value="1559717057" calcext:value-type="float">
            <text:p>1559717057</text:p>
          </table:table-cell>
          <table:table-cell office:value-type="float" office:value="4374913" calcext:value-type="float">
            <text:p>4374913</text:p>
          </table:table-cell>
          <table:table-cell table:formula="of:=[.A216]/86400+25569" office:value-type="date" office:date-value="2019-06-05T06:44:17" calcext:value-type="date">
            <text:p>06/05/19 06:44 AM</text:p>
          </table:table-cell>
          <table:table-cell table:formula="of:=[.B216]/75" office:value-type="float" office:value="58332.1733333333" calcext:value-type="float">
            <text:p>58332.173</text:p>
          </table:table-cell>
          <table:table-cell table:style-name="ce3" table:formula="of:=[.D216]*1000*3600" office:value-type="float" office:value="209995824000" calcext:value-type="float">
            <text:p>209995824000</text:p>
          </table:table-cell>
          <table:table-cell table:style-name="ce3" table:formula="of:=[.E216]-[.E215]" office:value-type="float" office:value="48000" calcext:value-type="float">
            <text:p>48000</text:p>
          </table:table-cell>
          <table:table-cell table:style-name="ce3" table:formula="of:=[.A216]-[.A215]" office:value-type="float" office:value="195" calcext:value-type="float">
            <text:p>195</text:p>
          </table:table-cell>
          <table:table-cell table:style-name="ce3" table:formula="of:=[.F216]/[.G216]" office:value-type="float" office:value="246.153846153846" calcext:value-type="float">
            <text:p>246</text:p>
          </table:table-cell>
        </table:table-row>
        <table:table-row table:style-name="ro1">
          <table:table-cell office:value-type="float" office:value="1559717254" calcext:value-type="float">
            <text:p>1559717254</text:p>
          </table:table-cell>
          <table:table-cell office:value-type="float" office:value="4374914" calcext:value-type="float">
            <text:p>4374914</text:p>
          </table:table-cell>
          <table:table-cell table:formula="of:=[.A217]/86400+25569" office:value-type="date" office:date-value="2019-06-05T06:47:34" calcext:value-type="date">
            <text:p>06/05/19 06:47 AM</text:p>
          </table:table-cell>
          <table:table-cell table:formula="of:=[.B217]/75" office:value-type="float" office:value="58332.1866666667" calcext:value-type="float">
            <text:p>58332.187</text:p>
          </table:table-cell>
          <table:table-cell table:style-name="ce3" table:formula="of:=[.D217]*1000*3600" office:value-type="float" office:value="209995872000" calcext:value-type="float">
            <text:p>209995872000</text:p>
          </table:table-cell>
          <table:table-cell table:style-name="ce3" table:formula="of:=[.E217]-[.E216]" office:value-type="float" office:value="48000.0000305176" calcext:value-type="float">
            <text:p>48000</text:p>
          </table:table-cell>
          <table:table-cell table:style-name="ce3" table:formula="of:=[.A217]-[.A216]" office:value-type="float" office:value="197" calcext:value-type="float">
            <text:p>197</text:p>
          </table:table-cell>
          <table:table-cell table:style-name="ce3" table:formula="of:=[.F217]/[.G217]" office:value-type="float" office:value="243.654822489937" calcext:value-type="float">
            <text:p>244</text:p>
          </table:table-cell>
        </table:table-row>
        <table:table-row table:style-name="ro1">
          <table:table-cell office:value-type="float" office:value="1559717453" calcext:value-type="float">
            <text:p>1559717453</text:p>
          </table:table-cell>
          <table:table-cell office:value-type="float" office:value="4374915" calcext:value-type="float">
            <text:p>4374915</text:p>
          </table:table-cell>
          <table:table-cell table:formula="of:=[.A218]/86400+25569" office:value-type="date" office:date-value="2019-06-05T06:50:53" calcext:value-type="date">
            <text:p>06/05/19 06:50 AM</text:p>
          </table:table-cell>
          <table:table-cell table:formula="of:=[.B218]/75" office:value-type="float" office:value="58332.2" calcext:value-type="float">
            <text:p>58332.200</text:p>
          </table:table-cell>
          <table:table-cell table:style-name="ce3" table:formula="of:=[.D218]*1000*3600" office:value-type="float" office:value="209995920000" calcext:value-type="float">
            <text:p>209995920000</text:p>
          </table:table-cell>
          <table:table-cell table:style-name="ce3" table:formula="of:=[.E218]-[.E217]" office:value-type="float" office:value="47999.9999694824" calcext:value-type="float">
            <text:p>48000</text:p>
          </table:table-cell>
          <table:table-cell table:style-name="ce3" table:formula="of:=[.A218]-[.A217]" office:value-type="float" office:value="199" calcext:value-type="float">
            <text:p>199</text:p>
          </table:table-cell>
          <table:table-cell table:style-name="ce3" table:formula="of:=[.F218]/[.G218]" office:value-type="float" office:value="241.206029997399" calcext:value-type="float">
            <text:p>241</text:p>
          </table:table-cell>
        </table:table-row>
        <table:table-row table:style-name="ro1">
          <table:table-cell office:value-type="float" office:value="1559717653" calcext:value-type="float">
            <text:p>1559717653</text:p>
          </table:table-cell>
          <table:table-cell office:value-type="float" office:value="4374916" calcext:value-type="float">
            <text:p>4374916</text:p>
          </table:table-cell>
          <table:table-cell table:formula="of:=[.A219]/86400+25569" office:value-type="date" office:date-value="2019-06-05T06:54:13" calcext:value-type="date">
            <text:p>06/05/19 06:54 AM</text:p>
          </table:table-cell>
          <table:table-cell table:formula="of:=[.B219]/75" office:value-type="float" office:value="58332.2133333333" calcext:value-type="float">
            <text:p>58332.213</text:p>
          </table:table-cell>
          <table:table-cell table:style-name="ce3" table:formula="of:=[.D219]*1000*3600" office:value-type="float" office:value="209995968000" calcext:value-type="float">
            <text:p>209995968000</text:p>
          </table:table-cell>
          <table:table-cell table:style-name="ce3" table:formula="of:=[.E219]-[.E218]" office:value-type="float" office:value="48000" calcext:value-type="float">
            <text:p>48000</text:p>
          </table:table-cell>
          <table:table-cell table:style-name="ce3" table:formula="of:=[.A219]-[.A218]" office:value-type="float" office:value="200" calcext:value-type="float">
            <text:p>200</text:p>
          </table:table-cell>
          <table:table-cell table:style-name="ce3" table:formula="of:=[.F219]/[.G219]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559717806" calcext:value-type="float">
            <text:p>1559717806</text:p>
          </table:table-cell>
          <table:table-cell office:value-type="float" office:value="4374917" calcext:value-type="float">
            <text:p>4374917</text:p>
          </table:table-cell>
          <table:table-cell table:formula="of:=[.A220]/86400+25569" office:value-type="date" office:date-value="2019-06-05T06:56:46" calcext:value-type="date">
            <text:p>06/05/19 06:56 AM</text:p>
          </table:table-cell>
          <table:table-cell table:formula="of:=[.B220]/75" office:value-type="float" office:value="58332.2266666667" calcext:value-type="float">
            <text:p>58332.227</text:p>
          </table:table-cell>
          <table:table-cell table:style-name="ce3" table:formula="of:=[.D220]*1000*3600" office:value-type="float" office:value="209996016000" calcext:value-type="float">
            <text:p>209996016000</text:p>
          </table:table-cell>
          <table:table-cell table:style-name="ce3" table:formula="of:=[.E220]-[.E219]" office:value-type="float" office:value="48000.0000305176" calcext:value-type="float">
            <text:p>48000</text:p>
          </table:table-cell>
          <table:table-cell table:style-name="ce3" table:formula="of:=[.A220]-[.A219]" office:value-type="float" office:value="153" calcext:value-type="float">
            <text:p>153</text:p>
          </table:table-cell>
          <table:table-cell table:style-name="ce3" table:formula="of:=[.F220]/[.G220]" office:value-type="float" office:value="313.72549039554" calcext:value-type="float">
            <text:p>314</text:p>
          </table:table-cell>
        </table:table-row>
        <table:table-row table:style-name="ro1">
          <table:table-cell office:value-type="float" office:value="1559717959" calcext:value-type="float">
            <text:p>1559717959</text:p>
          </table:table-cell>
          <table:table-cell office:value-type="float" office:value="4374918" calcext:value-type="float">
            <text:p>4374918</text:p>
          </table:table-cell>
          <table:table-cell table:formula="of:=[.A221]/86400+25569" office:value-type="date" office:date-value="2019-06-05T06:59:19" calcext:value-type="date">
            <text:p>06/05/19 06:59 AM</text:p>
          </table:table-cell>
          <table:table-cell table:formula="of:=[.B221]/75" office:value-type="float" office:value="58332.24" calcext:value-type="float">
            <text:p>58332.240</text:p>
          </table:table-cell>
          <table:table-cell table:style-name="ce3" table:formula="of:=[.D221]*1000*3600" office:value-type="float" office:value="209996064000" calcext:value-type="float">
            <text:p>209996064000</text:p>
          </table:table-cell>
          <table:table-cell table:style-name="ce3" table:formula="of:=[.E221]-[.E220]" office:value-type="float" office:value="47999.9999694824" calcext:value-type="float">
            <text:p>48000</text:p>
          </table:table-cell>
          <table:table-cell table:style-name="ce3" table:formula="of:=[.A221]-[.A220]" office:value-type="float" office:value="153" calcext:value-type="float">
            <text:p>153</text:p>
          </table:table-cell>
          <table:table-cell table:style-name="ce3" table:formula="of:=[.F221]/[.G221]" office:value-type="float" office:value="313.725489996617" calcext:value-type="float">
            <text:p>314</text:p>
          </table:table-cell>
        </table:table-row>
        <table:table-row table:style-name="ro1">
          <table:table-cell office:value-type="float" office:value="1559718112" calcext:value-type="float">
            <text:p>1559718112</text:p>
          </table:table-cell>
          <table:table-cell office:value-type="float" office:value="4374919" calcext:value-type="float">
            <text:p>4374919</text:p>
          </table:table-cell>
          <table:table-cell table:formula="of:=[.A222]/86400+25569" office:value-type="date" office:date-value="2019-06-05T07:01:52" calcext:value-type="date">
            <text:p>06/05/19 07:01 AM</text:p>
          </table:table-cell>
          <table:table-cell table:formula="of:=[.B222]/75" office:value-type="float" office:value="58332.2533333333" calcext:value-type="float">
            <text:p>58332.253</text:p>
          </table:table-cell>
          <table:table-cell table:style-name="ce3" table:formula="of:=[.D222]*1000*3600" office:value-type="float" office:value="209996112000" calcext:value-type="float">
            <text:p>209996112000</text:p>
          </table:table-cell>
          <table:table-cell table:style-name="ce3" table:formula="of:=[.E222]-[.E221]" office:value-type="float" office:value="48000" calcext:value-type="float">
            <text:p>48000</text:p>
          </table:table-cell>
          <table:table-cell table:style-name="ce3" table:formula="of:=[.A222]-[.A221]" office:value-type="float" office:value="153" calcext:value-type="float">
            <text:p>153</text:p>
          </table:table-cell>
          <table:table-cell table:style-name="ce3" table:formula="of:=[.F222]/[.G222]" office:value-type="float" office:value="313.725490196078" calcext:value-type="float">
            <text:p>314</text:p>
          </table:table-cell>
        </table:table-row>
        <table:table-row table:style-name="ro1">
          <table:table-cell office:value-type="float" office:value="1559718315" calcext:value-type="float">
            <text:p>1559718315</text:p>
          </table:table-cell>
          <table:table-cell office:value-type="float" office:value="4374920" calcext:value-type="float">
            <text:p>4374920</text:p>
          </table:table-cell>
          <table:table-cell table:formula="of:=[.A223]/86400+25569" office:value-type="date" office:date-value="2019-06-05T07:05:15" calcext:value-type="date">
            <text:p>06/05/19 07:05 AM</text:p>
          </table:table-cell>
          <table:table-cell table:formula="of:=[.B223]/75" office:value-type="float" office:value="58332.2666666667" calcext:value-type="float">
            <text:p>58332.267</text:p>
          </table:table-cell>
          <table:table-cell table:style-name="ce3" table:formula="of:=[.D223]*1000*3600" office:value-type="float" office:value="209996160000" calcext:value-type="float">
            <text:p>209996160000</text:p>
          </table:table-cell>
          <table:table-cell table:style-name="ce3" table:formula="of:=[.E223]-[.E222]" office:value-type="float" office:value="48000.0000305176" calcext:value-type="float">
            <text:p>48000</text:p>
          </table:table-cell>
          <table:table-cell table:style-name="ce3" table:formula="of:=[.A223]-[.A222]" office:value-type="float" office:value="203" calcext:value-type="float">
            <text:p>203</text:p>
          </table:table-cell>
          <table:table-cell table:style-name="ce3" table:formula="of:=[.F223]/[.G223]" office:value-type="float" office:value="236.453202120776" calcext:value-type="float">
            <text:p>236</text:p>
          </table:table-cell>
        </table:table-row>
        <table:table-row table:style-name="ro1">
          <table:table-cell office:value-type="float" office:value="1559718515" calcext:value-type="float">
            <text:p>1559718515</text:p>
          </table:table-cell>
          <table:table-cell office:value-type="float" office:value="4374921" calcext:value-type="float">
            <text:p>4374921</text:p>
          </table:table-cell>
          <table:table-cell table:formula="of:=[.A224]/86400+25569" office:value-type="date" office:date-value="2019-06-05T07:08:35" calcext:value-type="date">
            <text:p>06/05/19 07:08 AM</text:p>
          </table:table-cell>
          <table:table-cell table:formula="of:=[.B224]/75" office:value-type="float" office:value="58332.28" calcext:value-type="float">
            <text:p>58332.280</text:p>
          </table:table-cell>
          <table:table-cell table:style-name="ce3" table:formula="of:=[.D224]*1000*3600" office:value-type="float" office:value="209996208000" calcext:value-type="float">
            <text:p>209996208000</text:p>
          </table:table-cell>
          <table:table-cell table:style-name="ce3" table:formula="of:=[.E224]-[.E223]" office:value-type="float" office:value="47999.9999694824" calcext:value-type="float">
            <text:p>48000</text:p>
          </table:table-cell>
          <table:table-cell table:style-name="ce3" table:formula="of:=[.A224]-[.A223]" office:value-type="float" office:value="200" calcext:value-type="float">
            <text:p>200</text:p>
          </table:table-cell>
          <table:table-cell table:style-name="ce3" table:formula="of:=[.F224]/[.G224]" office:value-type="float" office:value="239.999999847412" calcext:value-type="float">
            <text:p>240</text:p>
          </table:table-cell>
        </table:table-row>
        <table:table-row table:style-name="ro1">
          <table:table-cell office:value-type="float" office:value="1559718719" calcext:value-type="float">
            <text:p>1559718719</text:p>
          </table:table-cell>
          <table:table-cell office:value-type="float" office:value="4374922" calcext:value-type="float">
            <text:p>4374922</text:p>
          </table:table-cell>
          <table:table-cell table:formula="of:=[.A225]/86400+25569" office:value-type="date" office:date-value="2019-06-05T07:11:59" calcext:value-type="date">
            <text:p>06/05/19 07:11 AM</text:p>
          </table:table-cell>
          <table:table-cell table:formula="of:=[.B225]/75" office:value-type="float" office:value="58332.2933333333" calcext:value-type="float">
            <text:p>58332.293</text:p>
          </table:table-cell>
          <table:table-cell table:style-name="ce3" table:formula="of:=[.D225]*1000*3600" office:value-type="float" office:value="209996256000" calcext:value-type="float">
            <text:p>209996256000</text:p>
          </table:table-cell>
          <table:table-cell table:style-name="ce3" table:formula="of:=[.E225]-[.E224]" office:value-type="float" office:value="48000" calcext:value-type="float">
            <text:p>48000</text:p>
          </table:table-cell>
          <table:table-cell table:style-name="ce3" table:formula="of:=[.A225]-[.A224]" office:value-type="float" office:value="204" calcext:value-type="float">
            <text:p>204</text:p>
          </table:table-cell>
          <table:table-cell table:style-name="ce3" table:formula="of:=[.F225]/[.G225]" office:value-type="float" office:value="235.294117647059" calcext:value-type="float">
            <text:p>235</text:p>
          </table:table-cell>
        </table:table-row>
        <table:table-row table:style-name="ro1">
          <table:table-cell office:value-type="float" office:value="1559718923" calcext:value-type="float">
            <text:p>1559718923</text:p>
          </table:table-cell>
          <table:table-cell office:value-type="float" office:value="4374923" calcext:value-type="float">
            <text:p>4374923</text:p>
          </table:table-cell>
          <table:table-cell table:formula="of:=[.A226]/86400+25569" office:value-type="date" office:date-value="2019-06-05T07:15:23" calcext:value-type="date">
            <text:p>06/05/19 07:15 AM</text:p>
          </table:table-cell>
          <table:table-cell table:formula="of:=[.B226]/75" office:value-type="float" office:value="58332.3066666667" calcext:value-type="float">
            <text:p>58332.307</text:p>
          </table:table-cell>
          <table:table-cell table:style-name="ce3" table:formula="of:=[.D226]*1000*3600" office:value-type="float" office:value="209996304000" calcext:value-type="float">
            <text:p>209996304000</text:p>
          </table:table-cell>
          <table:table-cell table:style-name="ce3" table:formula="of:=[.E226]-[.E225]" office:value-type="float" office:value="48000" calcext:value-type="float">
            <text:p>48000</text:p>
          </table:table-cell>
          <table:table-cell table:style-name="ce3" table:formula="of:=[.A226]-[.A225]" office:value-type="float" office:value="204" calcext:value-type="float">
            <text:p>204</text:p>
          </table:table-cell>
          <table:table-cell table:style-name="ce3" table:formula="of:=[.F226]/[.G226]" office:value-type="float" office:value="235.294117647059" calcext:value-type="float">
            <text:p>235</text:p>
          </table:table-cell>
        </table:table-row>
        <table:table-row table:style-name="ro1">
          <table:table-cell office:value-type="float" office:value="1559718987" calcext:value-type="float">
            <text:p>1559718987</text:p>
          </table:table-cell>
          <table:table-cell office:value-type="float" office:value="4374924" calcext:value-type="float">
            <text:p>4374924</text:p>
          </table:table-cell>
          <table:table-cell table:formula="of:=[.A227]/86400+25569" office:value-type="date" office:date-value="2019-06-05T07:16:27" calcext:value-type="date">
            <text:p>06/05/19 07:16 AM</text:p>
          </table:table-cell>
          <table:table-cell table:formula="of:=[.B227]/75" office:value-type="float" office:value="58332.32" calcext:value-type="float">
            <text:p>58332.320</text:p>
          </table:table-cell>
          <table:table-cell table:style-name="ce3" table:formula="of:=[.D227]*1000*3600" office:value-type="float" office:value="209996352000" calcext:value-type="float">
            <text:p>209996352000</text:p>
          </table:table-cell>
          <table:table-cell table:style-name="ce3" table:formula="of:=[.E227]-[.E226]" office:value-type="float" office:value="48000" calcext:value-type="float">
            <text:p>48000</text:p>
          </table:table-cell>
          <table:table-cell table:style-name="ce3" table:formula="of:=[.A227]-[.A226]" office:value-type="float" office:value="64" calcext:value-type="float">
            <text:p>64</text:p>
          </table:table-cell>
          <table:table-cell table:style-name="ce3" table:formula="of:=[.F227]/[.G227]"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1559719008" calcext:value-type="float">
            <text:p>1559719008</text:p>
          </table:table-cell>
          <table:table-cell office:value-type="float" office:value="4374925" calcext:value-type="float">
            <text:p>4374925</text:p>
          </table:table-cell>
          <table:table-cell table:formula="of:=[.A228]/86400+25569" office:value-type="date" office:date-value="2019-06-05T07:16:48" calcext:value-type="date">
            <text:p>06/05/19 07:16 AM</text:p>
          </table:table-cell>
          <table:table-cell table:formula="of:=[.B228]/75" office:value-type="float" office:value="58332.3333333333" calcext:value-type="float">
            <text:p>58332.333</text:p>
          </table:table-cell>
          <table:table-cell table:style-name="ce3" table:formula="of:=[.D228]*1000*3600" office:value-type="float" office:value="209996400000" calcext:value-type="float">
            <text:p>209996400000</text:p>
          </table:table-cell>
          <table:table-cell table:style-name="ce3" table:formula="of:=[.E228]-[.E227]" office:value-type="float" office:value="48000" calcext:value-type="float">
            <text:p>48000</text:p>
          </table:table-cell>
          <table:table-cell table:style-name="ce3" table:formula="of:=[.A228]-[.A227]" office:value-type="float" office:value="21" calcext:value-type="float">
            <text:p>21</text:p>
          </table:table-cell>
          <table:table-cell table:style-name="ce3" table:formula="of:=[.F228]/[.G228]" office:value-type="float" office:value="2285.71428571429" calcext:value-type="float">
            <text:p>2286</text:p>
          </table:table-cell>
        </table:table-row>
        <table:table-row table:style-name="ro1">
          <table:table-cell office:value-type="float" office:value="1559719043" calcext:value-type="float">
            <text:p>1559719043</text:p>
          </table:table-cell>
          <table:table-cell office:value-type="float" office:value="4374926" calcext:value-type="float">
            <text:p>4374926</text:p>
          </table:table-cell>
          <table:table-cell table:formula="of:=[.A229]/86400+25569" office:value-type="date" office:date-value="2019-06-05T07:17:23" calcext:value-type="date">
            <text:p>06/05/19 07:17 AM</text:p>
          </table:table-cell>
          <table:table-cell table:formula="of:=[.B229]/75" office:value-type="float" office:value="58332.3466666667" calcext:value-type="float">
            <text:p>58332.347</text:p>
          </table:table-cell>
          <table:table-cell table:style-name="ce3" table:formula="of:=[.D229]*1000*3600" office:value-type="float" office:value="209996448000" calcext:value-type="float">
            <text:p>209996448000</text:p>
          </table:table-cell>
          <table:table-cell table:style-name="ce3" table:formula="of:=[.E229]-[.E228]" office:value-type="float" office:value="48000" calcext:value-type="float">
            <text:p>48000</text:p>
          </table:table-cell>
          <table:table-cell table:style-name="ce3" table:formula="of:=[.A229]-[.A228]" office:value-type="float" office:value="35" calcext:value-type="float">
            <text:p>35</text:p>
          </table:table-cell>
          <table:table-cell table:style-name="ce3" table:formula="of:=[.F229]/[.G229]" office:value-type="float" office:value="1371.42857142857" calcext:value-type="float">
            <text:p>1371</text:p>
          </table:table-cell>
        </table:table-row>
        <table:table-row table:style-name="ro1">
          <table:table-cell office:value-type="float" office:value="1559719199" calcext:value-type="float">
            <text:p>1559719199</text:p>
          </table:table-cell>
          <table:table-cell office:value-type="float" office:value="4374927" calcext:value-type="float">
            <text:p>4374927</text:p>
          </table:table-cell>
          <table:table-cell table:formula="of:=[.A230]/86400+25569" office:value-type="date" office:date-value="2019-06-05T07:19:59" calcext:value-type="date">
            <text:p>06/05/19 07:19 AM</text:p>
          </table:table-cell>
          <table:table-cell table:formula="of:=[.B230]/75" office:value-type="float" office:value="58332.36" calcext:value-type="float">
            <text:p>58332.360</text:p>
          </table:table-cell>
          <table:table-cell table:style-name="ce3" table:formula="of:=[.D230]*1000*3600" office:value-type="float" office:value="209996496000" calcext:value-type="float">
            <text:p>209996496000</text:p>
          </table:table-cell>
          <table:table-cell table:style-name="ce3" table:formula="of:=[.E230]-[.E229]" office:value-type="float" office:value="48000" calcext:value-type="float">
            <text:p>48000</text:p>
          </table:table-cell>
          <table:table-cell table:style-name="ce3" table:formula="of:=[.A230]-[.A229]" office:value-type="float" office:value="156" calcext:value-type="float">
            <text:p>156</text:p>
          </table:table-cell>
          <table:table-cell table:style-name="ce3" table:formula="of:=[.F230]/[.G230]" office:value-type="float" office:value="307.692307692308" calcext:value-type="float">
            <text:p>308</text:p>
          </table:table-cell>
        </table:table-row>
        <table:table-row table:style-name="ro1">
          <table:table-cell office:value-type="float" office:value="1559719353" calcext:value-type="float">
            <text:p>1559719353</text:p>
          </table:table-cell>
          <table:table-cell office:value-type="float" office:value="4374928" calcext:value-type="float">
            <text:p>4374928</text:p>
          </table:table-cell>
          <table:table-cell table:formula="of:=[.A231]/86400+25569" office:value-type="date" office:date-value="2019-06-05T07:22:33" calcext:value-type="date">
            <text:p>06/05/19 07:22 AM</text:p>
          </table:table-cell>
          <table:table-cell table:formula="of:=[.B231]/75" office:value-type="float" office:value="58332.3733333333" calcext:value-type="float">
            <text:p>58332.373</text:p>
          </table:table-cell>
          <table:table-cell table:style-name="ce3" table:formula="of:=[.D231]*1000*3600" office:value-type="float" office:value="209996544000" calcext:value-type="float">
            <text:p>209996544000</text:p>
          </table:table-cell>
          <table:table-cell table:style-name="ce3" table:formula="of:=[.E231]-[.E230]" office:value-type="float" office:value="48000" calcext:value-type="float">
            <text:p>48000</text:p>
          </table:table-cell>
          <table:table-cell table:style-name="ce3" table:formula="of:=[.A231]-[.A230]" office:value-type="float" office:value="154" calcext:value-type="float">
            <text:p>154</text:p>
          </table:table-cell>
          <table:table-cell table:style-name="ce3" table:formula="of:=[.F231]/[.G231]" office:value-type="float" office:value="311.688311688312" calcext:value-type="float">
            <text:p>312</text:p>
          </table:table-cell>
        </table:table-row>
        <table:table-row table:style-name="ro1">
          <table:table-cell office:value-type="float" office:value="1559719523" calcext:value-type="float">
            <text:p>1559719523</text:p>
          </table:table-cell>
          <table:table-cell office:value-type="float" office:value="4374929" calcext:value-type="float">
            <text:p>4374929</text:p>
          </table:table-cell>
          <table:table-cell table:formula="of:=[.A232]/86400+25569" office:value-type="date" office:date-value="2019-06-05T07:25:23" calcext:value-type="date">
            <text:p>06/05/19 07:25 AM</text:p>
          </table:table-cell>
          <table:table-cell table:formula="of:=[.B232]/75" office:value-type="float" office:value="58332.3866666667" calcext:value-type="float">
            <text:p>58332.387</text:p>
          </table:table-cell>
          <table:table-cell table:style-name="ce3" table:formula="of:=[.D232]*1000*3600" office:value-type="float" office:value="209996592000" calcext:value-type="float">
            <text:p>209996592000</text:p>
          </table:table-cell>
          <table:table-cell table:style-name="ce3" table:formula="of:=[.E232]-[.E231]" office:value-type="float" office:value="48000" calcext:value-type="float">
            <text:p>48000</text:p>
          </table:table-cell>
          <table:table-cell table:style-name="ce3" table:formula="of:=[.A232]-[.A231]" office:value-type="float" office:value="170" calcext:value-type="float">
            <text:p>170</text:p>
          </table:table-cell>
          <table:table-cell table:style-name="ce3" table:formula="of:=[.F232]/[.G232]" office:value-type="float" office:value="282.352941176471" calcext:value-type="float">
            <text:p>282</text:p>
          </table:table-cell>
        </table:table-row>
        <table:table-row table:style-name="ro1">
          <table:table-cell office:value-type="float" office:value="1559719824" calcext:value-type="float">
            <text:p>1559719824</text:p>
          </table:table-cell>
          <table:table-cell office:value-type="float" office:value="4374930" calcext:value-type="float">
            <text:p>4374930</text:p>
          </table:table-cell>
          <table:table-cell table:formula="of:=[.A233]/86400+25569" office:value-type="date" office:date-value="2019-06-05T07:30:24" calcext:value-type="date">
            <text:p>06/05/19 07:30 AM</text:p>
          </table:table-cell>
          <table:table-cell table:formula="of:=[.B233]/75" office:value-type="float" office:value="58332.4" calcext:value-type="float">
            <text:p>58332.400</text:p>
          </table:table-cell>
          <table:table-cell table:style-name="ce3" table:formula="of:=[.D233]*1000*3600" office:value-type="float" office:value="209996640000" calcext:value-type="float">
            <text:p>209996640000</text:p>
          </table:table-cell>
          <table:table-cell table:style-name="ce3" table:formula="of:=[.E233]-[.E232]" office:value-type="float" office:value="48000" calcext:value-type="float">
            <text:p>48000</text:p>
          </table:table-cell>
          <table:table-cell table:style-name="ce3" table:formula="of:=[.A233]-[.A232]" office:value-type="float" office:value="301" calcext:value-type="float">
            <text:p>301</text:p>
          </table:table-cell>
          <table:table-cell table:style-name="ce3" table:formula="of:=[.F233]/[.G233]" office:value-type="float" office:value="159.468438538206" calcext:value-type="float">
            <text:p>159</text:p>
          </table:table-cell>
        </table:table-row>
        <table:table-row table:style-name="ro1">
          <table:table-cell office:value-type="float" office:value="1559720125" calcext:value-type="float">
            <text:p>1559720125</text:p>
          </table:table-cell>
          <table:table-cell office:value-type="float" office:value="4374931" calcext:value-type="float">
            <text:p>4374931</text:p>
          </table:table-cell>
          <table:table-cell table:formula="of:=[.A234]/86400+25569" office:value-type="date" office:date-value="2019-06-05T07:35:25" calcext:value-type="date">
            <text:p>06/05/19 07:35 AM</text:p>
          </table:table-cell>
          <table:table-cell table:formula="of:=[.B234]/75" office:value-type="float" office:value="58332.4133333333" calcext:value-type="float">
            <text:p>58332.413</text:p>
          </table:table-cell>
          <table:table-cell table:style-name="ce3" table:formula="of:=[.D234]*1000*3600" office:value-type="float" office:value="209996688000" calcext:value-type="float">
            <text:p>209996688000</text:p>
          </table:table-cell>
          <table:table-cell table:style-name="ce3" table:formula="of:=[.E234]-[.E233]" office:value-type="float" office:value="47999.9999694824" calcext:value-type="float">
            <text:p>48000</text:p>
          </table:table-cell>
          <table:table-cell table:style-name="ce3" table:formula="of:=[.A234]-[.A233]" office:value-type="float" office:value="301" calcext:value-type="float">
            <text:p>301</text:p>
          </table:table-cell>
          <table:table-cell table:style-name="ce3" table:formula="of:=[.F234]/[.G234]" office:value-type="float" office:value="159.468438436819" calcext:value-type="float">
            <text:p>159</text:p>
          </table:table-cell>
        </table:table-row>
        <table:table-row table:style-name="ro1">
          <table:table-cell office:value-type="float" office:value="1559720426" calcext:value-type="float">
            <text:p>1559720426</text:p>
          </table:table-cell>
          <table:table-cell office:value-type="float" office:value="4374932" calcext:value-type="float">
            <text:p>4374932</text:p>
          </table:table-cell>
          <table:table-cell table:formula="of:=[.A235]/86400+25569" office:value-type="date" office:date-value="2019-06-05T07:40:26" calcext:value-type="date">
            <text:p>06/05/19 07:40 AM</text:p>
          </table:table-cell>
          <table:table-cell table:formula="of:=[.B235]/75" office:value-type="float" office:value="58332.4266666667" calcext:value-type="float">
            <text:p>58332.427</text:p>
          </table:table-cell>
          <table:table-cell table:style-name="ce3" table:formula="of:=[.D235]*1000*3600" office:value-type="float" office:value="209996736000" calcext:value-type="float">
            <text:p>209996736000</text:p>
          </table:table-cell>
          <table:table-cell table:style-name="ce3" table:formula="of:=[.E235]-[.E234]" office:value-type="float" office:value="48000.0000305176" calcext:value-type="float">
            <text:p>48000</text:p>
          </table:table-cell>
          <table:table-cell table:style-name="ce3" table:formula="of:=[.A235]-[.A234]" office:value-type="float" office:value="301" calcext:value-type="float">
            <text:p>301</text:p>
          </table:table-cell>
          <table:table-cell table:style-name="ce3" table:formula="of:=[.F235]/[.G235]" office:value-type="float" office:value="159.468438639593" calcext:value-type="float">
            <text:p>159</text:p>
          </table:table-cell>
        </table:table-row>
        <table:table-row table:style-name="ro1">
          <table:table-cell office:value-type="float" office:value="1559720634" calcext:value-type="float">
            <text:p>1559720634</text:p>
          </table:table-cell>
          <table:table-cell office:value-type="float" office:value="4374933" calcext:value-type="float">
            <text:p>4374933</text:p>
          </table:table-cell>
          <table:table-cell table:formula="of:=[.A236]/86400+25569" office:value-type="date" office:date-value="2019-06-05T07:43:54" calcext:value-type="date">
            <text:p>06/05/19 07:43 AM</text:p>
          </table:table-cell>
          <table:table-cell table:formula="of:=[.B236]/75" office:value-type="float" office:value="58332.44" calcext:value-type="float">
            <text:p>58332.440</text:p>
          </table:table-cell>
          <table:table-cell table:style-name="ce3" table:formula="of:=[.D236]*1000*3600" office:value-type="float" office:value="209996784000" calcext:value-type="float">
            <text:p>209996784000</text:p>
          </table:table-cell>
          <table:table-cell table:style-name="ce3" table:formula="of:=[.E236]-[.E235]" office:value-type="float" office:value="48000" calcext:value-type="float">
            <text:p>48000</text:p>
          </table:table-cell>
          <table:table-cell table:style-name="ce3" table:formula="of:=[.A236]-[.A235]" office:value-type="float" office:value="208" calcext:value-type="float">
            <text:p>208</text:p>
          </table:table-cell>
          <table:table-cell table:style-name="ce3" table:formula="of:=[.F236]/[.G236]" office:value-type="float" office:value="230.769230769231" calcext:value-type="float">
            <text:p>231</text:p>
          </table:table-cell>
        </table:table-row>
        <table:table-row table:style-name="ro1">
          <table:table-cell office:value-type="float" office:value="1559720836" calcext:value-type="float">
            <text:p>1559720836</text:p>
          </table:table-cell>
          <table:table-cell office:value-type="float" office:value="4374934" calcext:value-type="float">
            <text:p>4374934</text:p>
          </table:table-cell>
          <table:table-cell table:formula="of:=[.A237]/86400+25569" office:value-type="date" office:date-value="2019-06-05T07:47:16" calcext:value-type="date">
            <text:p>06/05/19 07:47 AM</text:p>
          </table:table-cell>
          <table:table-cell table:formula="of:=[.B237]/75" office:value-type="float" office:value="58332.4533333333" calcext:value-type="float">
            <text:p>58332.453</text:p>
          </table:table-cell>
          <table:table-cell table:style-name="ce3" table:formula="of:=[.D237]*1000*3600" office:value-type="float" office:value="209996832000" calcext:value-type="float">
            <text:p>209996832000</text:p>
          </table:table-cell>
          <table:table-cell table:style-name="ce3" table:formula="of:=[.E237]-[.E236]" office:value-type="float" office:value="47999.9999694824" calcext:value-type="float">
            <text:p>48000</text:p>
          </table:table-cell>
          <table:table-cell table:style-name="ce3" table:formula="of:=[.A237]-[.A236]" office:value-type="float" office:value="202" calcext:value-type="float">
            <text:p>202</text:p>
          </table:table-cell>
          <table:table-cell table:style-name="ce3" table:formula="of:=[.F237]/[.G237]" office:value-type="float" office:value="237.62376222516" calcext:value-type="float">
            <text:p>238</text:p>
          </table:table-cell>
        </table:table-row>
        <table:table-row table:style-name="ro1">
          <table:table-cell office:value-type="float" office:value="1559721108" calcext:value-type="float">
            <text:p>1559721108</text:p>
          </table:table-cell>
          <table:table-cell office:value-type="float" office:value="4374935" calcext:value-type="float">
            <text:p>4374935</text:p>
          </table:table-cell>
          <table:table-cell table:formula="of:=[.A238]/86400+25569" office:value-type="date" office:date-value="2019-06-05T07:51:48" calcext:value-type="date">
            <text:p>06/05/19 07:51 AM</text:p>
          </table:table-cell>
          <table:table-cell table:formula="of:=[.B238]/75" office:value-type="float" office:value="58332.4666666667" calcext:value-type="float">
            <text:p>58332.467</text:p>
          </table:table-cell>
          <table:table-cell table:style-name="ce3" table:formula="of:=[.D238]*1000*3600" office:value-type="float" office:value="209996880000" calcext:value-type="float">
            <text:p>209996880000</text:p>
          </table:table-cell>
          <table:table-cell table:style-name="ce3" table:formula="of:=[.E238]-[.E237]" office:value-type="float" office:value="48000.0000305176" calcext:value-type="float">
            <text:p>48000</text:p>
          </table:table-cell>
          <table:table-cell table:style-name="ce3" table:formula="of:=[.A238]-[.A237]" office:value-type="float" office:value="272" calcext:value-type="float">
            <text:p>272</text:p>
          </table:table-cell>
          <table:table-cell table:style-name="ce3" table:formula="of:=[.F238]/[.G238]" office:value-type="float" office:value="176.470588347491" calcext:value-type="float">
            <text:p>176</text:p>
          </table:table-cell>
        </table:table-row>
        <table:table-row table:style-name="ro1">
          <table:table-cell office:value-type="float" office:value="1559721411" calcext:value-type="float">
            <text:p>1559721411</text:p>
          </table:table-cell>
          <table:table-cell office:value-type="float" office:value="4374936" calcext:value-type="float">
            <text:p>4374936</text:p>
          </table:table-cell>
          <table:table-cell table:formula="of:=[.A239]/86400+25569" office:value-type="date" office:date-value="2019-06-05T07:56:51" calcext:value-type="date">
            <text:p>06/05/19 07:56 AM</text:p>
          </table:table-cell>
          <table:table-cell table:formula="of:=[.B239]/75" office:value-type="float" office:value="58332.48" calcext:value-type="float">
            <text:p>58332.480</text:p>
          </table:table-cell>
          <table:table-cell table:style-name="ce3" table:formula="of:=[.D239]*1000*3600" office:value-type="float" office:value="209996928000" calcext:value-type="float">
            <text:p>209996928000</text:p>
          </table:table-cell>
          <table:table-cell table:style-name="ce3" table:formula="of:=[.E239]-[.E238]" office:value-type="float" office:value="48000" calcext:value-type="float">
            <text:p>48000</text:p>
          </table:table-cell>
          <table:table-cell table:style-name="ce3" table:formula="of:=[.A239]-[.A238]" office:value-type="float" office:value="303" calcext:value-type="float">
            <text:p>303</text:p>
          </table:table-cell>
          <table:table-cell table:style-name="ce3" table:formula="of:=[.F239]/[.G239]" office:value-type="float" office:value="158.415841584158" calcext:value-type="float">
            <text:p>158</text:p>
          </table:table-cell>
        </table:table-row>
        <table:table-row table:style-name="ro1">
          <table:table-cell office:value-type="float" office:value="1559721714" calcext:value-type="float">
            <text:p>1559721714</text:p>
          </table:table-cell>
          <table:table-cell office:value-type="float" office:value="4374937" calcext:value-type="float">
            <text:p>4374937</text:p>
          </table:table-cell>
          <table:table-cell table:formula="of:=[.A240]/86400+25569" office:value-type="date" office:date-value="2019-06-05T08:01:54" calcext:value-type="date">
            <text:p>06/05/19 08:01 AM</text:p>
          </table:table-cell>
          <table:table-cell table:formula="of:=[.B240]/75" office:value-type="float" office:value="58332.4933333333" calcext:value-type="float">
            <text:p>58332.493</text:p>
          </table:table-cell>
          <table:table-cell table:style-name="ce3" table:formula="of:=[.D240]*1000*3600" office:value-type="float" office:value="209996976000" calcext:value-type="float">
            <text:p>209996976000</text:p>
          </table:table-cell>
          <table:table-cell table:style-name="ce3" table:formula="of:=[.E240]-[.E239]" office:value-type="float" office:value="47999.9999694824" calcext:value-type="float">
            <text:p>48000</text:p>
          </table:table-cell>
          <table:table-cell table:style-name="ce3" table:formula="of:=[.A240]-[.A239]" office:value-type="float" office:value="303" calcext:value-type="float">
            <text:p>303</text:p>
          </table:table-cell>
          <table:table-cell table:style-name="ce3" table:formula="of:=[.F240]/[.G240]" office:value-type="float" office:value="158.41584148344" calcext:value-type="float">
            <text:p>158</text:p>
          </table:table-cell>
        </table:table-row>
        <table:table-row table:style-name="ro1">
          <table:table-cell office:value-type="float" office:value="1559721960" calcext:value-type="float">
            <text:p>1559721960</text:p>
          </table:table-cell>
          <table:table-cell office:value-type="float" office:value="4374938" calcext:value-type="float">
            <text:p>4374938</text:p>
          </table:table-cell>
          <table:table-cell table:formula="of:=[.A241]/86400+25569" office:value-type="date" office:date-value="2019-06-05T08:06:00" calcext:value-type="date">
            <text:p>06/05/19 08:06 AM</text:p>
          </table:table-cell>
          <table:table-cell table:formula="of:=[.B241]/75" office:value-type="float" office:value="58332.5066666667" calcext:value-type="float">
            <text:p>58332.507</text:p>
          </table:table-cell>
          <table:table-cell table:style-name="ce3" table:formula="of:=[.D241]*1000*3600" office:value-type="float" office:value="209997024000" calcext:value-type="float">
            <text:p>209997024000</text:p>
          </table:table-cell>
          <table:table-cell table:style-name="ce3" table:formula="of:=[.E241]-[.E240]" office:value-type="float" office:value="48000.0000610352" calcext:value-type="float">
            <text:p>48000</text:p>
          </table:table-cell>
          <table:table-cell table:style-name="ce3" table:formula="of:=[.A241]-[.A240]" office:value-type="float" office:value="246" calcext:value-type="float">
            <text:p>246</text:p>
          </table:table-cell>
          <table:table-cell table:style-name="ce3" table:formula="of:=[.F241]/[.G241]" office:value-type="float" office:value="195.121951467623" calcext:value-type="float">
            <text:p>195</text:p>
          </table:table-cell>
        </table:table-row>
        <table:table-row table:style-name="ro1">
          <table:table-cell office:value-type="float" office:value="1559722163" calcext:value-type="float">
            <text:p>1559722163</text:p>
          </table:table-cell>
          <table:table-cell office:value-type="float" office:value="4374939" calcext:value-type="float">
            <text:p>4374939</text:p>
          </table:table-cell>
          <table:table-cell table:formula="of:=[.A242]/86400+25569" office:value-type="date" office:date-value="2019-06-05T08:09:23" calcext:value-type="date">
            <text:p>06/05/19 08:09 AM</text:p>
          </table:table-cell>
          <table:table-cell table:formula="of:=[.B242]/75" office:value-type="float" office:value="58332.52" calcext:value-type="float">
            <text:p>58332.520</text:p>
          </table:table-cell>
          <table:table-cell table:style-name="ce3" table:formula="of:=[.D242]*1000*3600" office:value-type="float" office:value="209997072000" calcext:value-type="float">
            <text:p>209997072000</text:p>
          </table:table-cell>
          <table:table-cell table:style-name="ce3" table:formula="of:=[.E242]-[.E241]" office:value-type="float" office:value="47999.9999694824" calcext:value-type="float">
            <text:p>48000</text:p>
          </table:table-cell>
          <table:table-cell table:style-name="ce3" table:formula="of:=[.A242]-[.A241]" office:value-type="float" office:value="203" calcext:value-type="float">
            <text:p>203</text:p>
          </table:table-cell>
          <table:table-cell table:style-name="ce3" table:formula="of:=[.F242]/[.G242]" office:value-type="float" office:value="236.45320182011" calcext:value-type="float">
            <text:p>236</text:p>
          </table:table-cell>
        </table:table-row>
        <table:table-row table:style-name="ro1">
          <table:table-cell office:value-type="float" office:value="1559722401" calcext:value-type="float">
            <text:p>1559722401</text:p>
          </table:table-cell>
          <table:table-cell office:value-type="float" office:value="4374940" calcext:value-type="float">
            <text:p>4374940</text:p>
          </table:table-cell>
          <table:table-cell table:formula="of:=[.A243]/86400+25569" office:value-type="date" office:date-value="2019-06-05T08:13:21" calcext:value-type="date">
            <text:p>06/05/19 08:13 AM</text:p>
          </table:table-cell>
          <table:table-cell table:formula="of:=[.B243]/75" office:value-type="float" office:value="58332.5333333333" calcext:value-type="float">
            <text:p>58332.533</text:p>
          </table:table-cell>
          <table:table-cell table:style-name="ce3" table:formula="of:=[.D243]*1000*3600" office:value-type="float" office:value="209997120000" calcext:value-type="float">
            <text:p>209997120000</text:p>
          </table:table-cell>
          <table:table-cell table:style-name="ce3" table:formula="of:=[.E243]-[.E242]" office:value-type="float" office:value="48000" calcext:value-type="float">
            <text:p>48000</text:p>
          </table:table-cell>
          <table:table-cell table:style-name="ce3" table:formula="of:=[.A243]-[.A242]" office:value-type="float" office:value="238" calcext:value-type="float">
            <text:p>238</text:p>
          </table:table-cell>
          <table:table-cell table:style-name="ce3" table:formula="of:=[.F243]/[.G243]" office:value-type="float" office:value="201.680672268908" calcext:value-type="float">
            <text:p>202</text:p>
          </table:table-cell>
        </table:table-row>
        <table:table-row table:style-name="ro1">
          <table:table-cell office:value-type="float" office:value="1559722704" calcext:value-type="float">
            <text:p>1559722704</text:p>
          </table:table-cell>
          <table:table-cell office:value-type="float" office:value="4374941" calcext:value-type="float">
            <text:p>4374941</text:p>
          </table:table-cell>
          <table:table-cell table:formula="of:=[.A244]/86400+25569" office:value-type="date" office:date-value="2019-06-05T08:18:24" calcext:value-type="date">
            <text:p>06/05/19 08:18 AM</text:p>
          </table:table-cell>
          <table:table-cell table:formula="of:=[.B244]/75" office:value-type="float" office:value="58332.5466666667" calcext:value-type="float">
            <text:p>58332.547</text:p>
          </table:table-cell>
          <table:table-cell table:style-name="ce3" table:formula="of:=[.D244]*1000*3600" office:value-type="float" office:value="209997168000" calcext:value-type="float">
            <text:p>209997168000</text:p>
          </table:table-cell>
          <table:table-cell table:style-name="ce3" table:formula="of:=[.E244]-[.E243]" office:value-type="float" office:value="48000.0000305176" calcext:value-type="float">
            <text:p>48000</text:p>
          </table:table-cell>
          <table:table-cell table:style-name="ce3" table:formula="of:=[.A244]-[.A243]" office:value-type="float" office:value="303" calcext:value-type="float">
            <text:p>303</text:p>
          </table:table-cell>
          <table:table-cell table:style-name="ce3" table:formula="of:=[.F244]/[.G244]" office:value-type="float" office:value="158.415841684876" calcext:value-type="float">
            <text:p>158</text:p>
          </table:table-cell>
        </table:table-row>
        <table:table-row table:style-name="ro1">
          <table:table-cell office:value-type="float" office:value="1559723006" calcext:value-type="float">
            <text:p>1559723006</text:p>
          </table:table-cell>
          <table:table-cell office:value-type="float" office:value="4374942" calcext:value-type="float">
            <text:p>4374942</text:p>
          </table:table-cell>
          <table:table-cell table:formula="of:=[.A245]/86400+25569" office:value-type="date" office:date-value="2019-06-05T08:23:26" calcext:value-type="date">
            <text:p>06/05/19 08:23 AM</text:p>
          </table:table-cell>
          <table:table-cell table:formula="of:=[.B245]/75" office:value-type="float" office:value="58332.56" calcext:value-type="float">
            <text:p>58332.560</text:p>
          </table:table-cell>
          <table:table-cell table:style-name="ce3" table:formula="of:=[.D245]*1000*3600" office:value-type="float" office:value="209997216000" calcext:value-type="float">
            <text:p>209997216000</text:p>
          </table:table-cell>
          <table:table-cell table:style-name="ce3" table:formula="of:=[.E245]-[.E244]" office:value-type="float" office:value="47999.9999694824" calcext:value-type="float">
            <text:p>48000</text:p>
          </table:table-cell>
          <table:table-cell table:style-name="ce3" table:formula="of:=[.A245]-[.A244]" office:value-type="float" office:value="302" calcext:value-type="float">
            <text:p>302</text:p>
          </table:table-cell>
          <table:table-cell table:style-name="ce3" table:formula="of:=[.F245]/[.G245]" office:value-type="float" office:value="158.940397249942" calcext:value-type="float">
            <text:p>159</text:p>
          </table:table-cell>
        </table:table-row>
        <table:table-row table:style-name="ro1">
          <table:table-cell office:value-type="float" office:value="1559723287" calcext:value-type="float">
            <text:p>1559723287</text:p>
          </table:table-cell>
          <table:table-cell office:value-type="float" office:value="4374943" calcext:value-type="float">
            <text:p>4374943</text:p>
          </table:table-cell>
          <table:table-cell table:formula="of:=[.A246]/86400+25569" office:value-type="date" office:date-value="2019-06-05T08:28:07" calcext:value-type="date">
            <text:p>06/05/19 08:28 AM</text:p>
          </table:table-cell>
          <table:table-cell table:formula="of:=[.B246]/75" office:value-type="float" office:value="58332.5733333333" calcext:value-type="float">
            <text:p>58332.573</text:p>
          </table:table-cell>
          <table:table-cell table:style-name="ce3" table:formula="of:=[.D246]*1000*3600" office:value-type="float" office:value="209997264000" calcext:value-type="float">
            <text:p>209997264000</text:p>
          </table:table-cell>
          <table:table-cell table:style-name="ce3" table:formula="of:=[.E246]-[.E245]" office:value-type="float" office:value="48000" calcext:value-type="float">
            <text:p>48000</text:p>
          </table:table-cell>
          <table:table-cell table:style-name="ce3" table:formula="of:=[.A246]-[.A245]" office:value-type="float" office:value="281" calcext:value-type="float">
            <text:p>281</text:p>
          </table:table-cell>
          <table:table-cell table:style-name="ce3" table:formula="of:=[.F246]/[.G246]" office:value-type="float" office:value="170.818505338078" calcext:value-type="float">
            <text:p>171</text:p>
          </table:table-cell>
        </table:table-row>
        <table:table-row table:style-name="ro1">
          <table:table-cell office:value-type="float" office:value="1559723495" calcext:value-type="float">
            <text:p>1559723495</text:p>
          </table:table-cell>
          <table:table-cell office:value-type="float" office:value="4374944" calcext:value-type="float">
            <text:p>4374944</text:p>
          </table:table-cell>
          <table:table-cell table:formula="of:=[.A247]/86400+25569" office:value-type="date" office:date-value="2019-06-05T08:31:35" calcext:value-type="date">
            <text:p>06/05/19 08:31 AM</text:p>
          </table:table-cell>
          <table:table-cell table:formula="of:=[.B247]/75" office:value-type="float" office:value="58332.5866666667" calcext:value-type="float">
            <text:p>58332.587</text:p>
          </table:table-cell>
          <table:table-cell table:style-name="ce3" table:formula="of:=[.D247]*1000*3600" office:value-type="float" office:value="209997312000" calcext:value-type="float">
            <text:p>209997312000</text:p>
          </table:table-cell>
          <table:table-cell table:style-name="ce3" table:formula="of:=[.E247]-[.E246]" office:value-type="float" office:value="48000.0000305176" calcext:value-type="float">
            <text:p>48000</text:p>
          </table:table-cell>
          <table:table-cell table:style-name="ce3" table:formula="of:=[.A247]-[.A246]" office:value-type="float" office:value="208" calcext:value-type="float">
            <text:p>208</text:p>
          </table:table-cell>
          <table:table-cell table:style-name="ce3" table:formula="of:=[.F247]/[.G247]" office:value-type="float" office:value="230.76923091595" calcext:value-type="float">
            <text:p>231</text:p>
          </table:table-cell>
        </table:table-row>
        <table:table-row table:style-name="ro1">
          <table:table-cell office:value-type="float" office:value="1559723726" calcext:value-type="float">
            <text:p>1559723726</text:p>
          </table:table-cell>
          <table:table-cell office:value-type="float" office:value="4374945" calcext:value-type="float">
            <text:p>4374945</text:p>
          </table:table-cell>
          <table:table-cell table:formula="of:=[.A248]/86400+25569" office:value-type="date" office:date-value="2019-06-05T08:35:26" calcext:value-type="date">
            <text:p>06/05/19 08:35 AM</text:p>
          </table:table-cell>
          <table:table-cell table:formula="of:=[.B248]/75" office:value-type="float" office:value="58332.6" calcext:value-type="float">
            <text:p>58332.600</text:p>
          </table:table-cell>
          <table:table-cell table:style-name="ce3" table:formula="of:=[.D248]*1000*3600" office:value-type="float" office:value="209997360000" calcext:value-type="float">
            <text:p>209997360000</text:p>
          </table:table-cell>
          <table:table-cell table:style-name="ce3" table:formula="of:=[.E248]-[.E247]" office:value-type="float" office:value="47999.9999694824" calcext:value-type="float">
            <text:p>48000</text:p>
          </table:table-cell>
          <table:table-cell table:style-name="ce3" table:formula="of:=[.A248]-[.A247]" office:value-type="float" office:value="231" calcext:value-type="float">
            <text:p>231</text:p>
          </table:table-cell>
          <table:table-cell table:style-name="ce3" table:formula="of:=[.F248]/[.G248]" office:value-type="float" office:value="207.792207660097" calcext:value-type="float">
            <text:p>208</text:p>
          </table:table-cell>
        </table:table-row>
        <table:table-row table:style-name="ro1">
          <table:table-cell office:value-type="float" office:value="1559724062" calcext:value-type="float">
            <text:p>1559724062</text:p>
          </table:table-cell>
          <table:table-cell office:value-type="float" office:value="4374946" calcext:value-type="float">
            <text:p>4374946</text:p>
          </table:table-cell>
          <table:table-cell table:formula="of:=[.A249]/86400+25569" office:value-type="date" office:date-value="2019-06-05T08:41:02" calcext:value-type="date">
            <text:p>06/05/19 08:41 AM</text:p>
          </table:table-cell>
          <table:table-cell table:formula="of:=[.B249]/75" office:value-type="float" office:value="58332.6133333333" calcext:value-type="float">
            <text:p>58332.613</text:p>
          </table:table-cell>
          <table:table-cell table:style-name="ce3" table:formula="of:=[.D249]*1000*3600" office:value-type="float" office:value="209997408000" calcext:value-type="float">
            <text:p>209997408000</text:p>
          </table:table-cell>
          <table:table-cell table:style-name="ce3" table:formula="of:=[.E249]-[.E248]" office:value-type="float" office:value="48000" calcext:value-type="float">
            <text:p>48000</text:p>
          </table:table-cell>
          <table:table-cell table:style-name="ce3" table:formula="of:=[.A249]-[.A248]" office:value-type="float" office:value="336" calcext:value-type="float">
            <text:p>336</text:p>
          </table:table-cell>
          <table:table-cell table:style-name="ce3" table:formula="of:=[.F249]/[.G249]" office:value-type="float" office:value="142.857142857143" calcext:value-type="float">
            <text:p>143</text:p>
          </table:table-cell>
        </table:table-row>
        <table:table-row table:style-name="ro1">
          <table:table-cell office:value-type="float" office:value="1559724307" calcext:value-type="float">
            <text:p>1559724307</text:p>
          </table:table-cell>
          <table:table-cell office:value-type="float" office:value="4374947" calcext:value-type="float">
            <text:p>4374947</text:p>
          </table:table-cell>
          <table:table-cell table:formula="of:=[.A250]/86400+25569" office:value-type="date" office:date-value="2019-06-05T08:45:07" calcext:value-type="date">
            <text:p>06/05/19 08:45 AM</text:p>
          </table:table-cell>
          <table:table-cell table:formula="of:=[.B250]/75" office:value-type="float" office:value="58332.6266666667" calcext:value-type="float">
            <text:p>58332.627</text:p>
          </table:table-cell>
          <table:table-cell table:style-name="ce3" table:formula="of:=[.D250]*1000*3600" office:value-type="float" office:value="209997456000" calcext:value-type="float">
            <text:p>209997456000</text:p>
          </table:table-cell>
          <table:table-cell table:style-name="ce3" table:formula="of:=[.E250]-[.E249]" office:value-type="float" office:value="48000" calcext:value-type="float">
            <text:p>48000</text:p>
          </table:table-cell>
          <table:table-cell table:style-name="ce3" table:formula="of:=[.A250]-[.A249]" office:value-type="float" office:value="245" calcext:value-type="float">
            <text:p>245</text:p>
          </table:table-cell>
          <table:table-cell table:style-name="ce3" table:formula="of:=[.F250]/[.G250]" office:value-type="float" office:value="195.918367346939" calcext:value-type="float">
            <text:p>196</text:p>
          </table:table-cell>
        </table:table-row>
        <table:table-row table:style-name="ro1">
          <table:table-cell office:value-type="float" office:value="1559724507" calcext:value-type="float">
            <text:p>1559724507</text:p>
          </table:table-cell>
          <table:table-cell office:value-type="float" office:value="4374948" calcext:value-type="float">
            <text:p>4374948</text:p>
          </table:table-cell>
          <table:table-cell table:formula="of:=[.A251]/86400+25569" office:value-type="date" office:date-value="2019-06-05T08:48:27" calcext:value-type="date">
            <text:p>06/05/19 08:48 AM</text:p>
          </table:table-cell>
          <table:table-cell table:formula="of:=[.B251]/75" office:value-type="float" office:value="58332.64" calcext:value-type="float">
            <text:p>58332.640</text:p>
          </table:table-cell>
          <table:table-cell table:style-name="ce3" table:formula="of:=[.D251]*1000*3600" office:value-type="float" office:value="209997504000" calcext:value-type="float">
            <text:p>209997504000</text:p>
          </table:table-cell>
          <table:table-cell table:style-name="ce3" table:formula="of:=[.E251]-[.E250]" office:value-type="float" office:value="48000" calcext:value-type="float">
            <text:p>48000</text:p>
          </table:table-cell>
          <table:table-cell table:style-name="ce3" table:formula="of:=[.A251]-[.A250]" office:value-type="float" office:value="200" calcext:value-type="float">
            <text:p>200</text:p>
          </table:table-cell>
          <table:table-cell table:style-name="ce3" table:formula="of:=[.F251]/[.G251]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559724696" calcext:value-type="float">
            <text:p>1559724696</text:p>
          </table:table-cell>
          <table:table-cell office:value-type="float" office:value="4374949" calcext:value-type="float">
            <text:p>4374949</text:p>
          </table:table-cell>
          <table:table-cell table:formula="of:=[.A252]/86400+25569" office:value-type="date" office:date-value="2019-06-05T08:51:36" calcext:value-type="date">
            <text:p>06/05/19 08:51 AM</text:p>
          </table:table-cell>
          <table:table-cell table:formula="of:=[.B252]/75" office:value-type="float" office:value="58332.6533333333" calcext:value-type="float">
            <text:p>58332.653</text:p>
          </table:table-cell>
          <table:table-cell table:style-name="ce3" table:formula="of:=[.D252]*1000*3600" office:value-type="float" office:value="209997552000" calcext:value-type="float">
            <text:p>209997552000</text:p>
          </table:table-cell>
          <table:table-cell table:style-name="ce3" table:formula="of:=[.E252]-[.E251]" office:value-type="float" office:value="48000" calcext:value-type="float">
            <text:p>48000</text:p>
          </table:table-cell>
          <table:table-cell table:style-name="ce3" table:formula="of:=[.A252]-[.A251]" office:value-type="float" office:value="189" calcext:value-type="float">
            <text:p>189</text:p>
          </table:table-cell>
          <table:table-cell table:style-name="ce3" table:formula="of:=[.F252]/[.G252]" office:value-type="float" office:value="253.968253968254" calcext:value-type="float">
            <text:p>254</text:p>
          </table:table-cell>
        </table:table-row>
        <table:table-row table:style-name="ro1">
          <table:table-cell office:value-type="float" office:value="1559724851" calcext:value-type="float">
            <text:p>1559724851</text:p>
          </table:table-cell>
          <table:table-cell office:value-type="float" office:value="4374950" calcext:value-type="float">
            <text:p>4374950</text:p>
          </table:table-cell>
          <table:table-cell table:formula="of:=[.A253]/86400+25569" office:value-type="date" office:date-value="2019-06-05T08:54:11" calcext:value-type="date">
            <text:p>06/05/19 08:54 AM</text:p>
          </table:table-cell>
          <table:table-cell table:formula="of:=[.B253]/75" office:value-type="float" office:value="58332.6666666667" calcext:value-type="float">
            <text:p>58332.667</text:p>
          </table:table-cell>
          <table:table-cell table:style-name="ce3" table:formula="of:=[.D253]*1000*3600" office:value-type="float" office:value="209997600000" calcext:value-type="float">
            <text:p>209997600000</text:p>
          </table:table-cell>
          <table:table-cell table:style-name="ce3" table:formula="of:=[.E253]-[.E252]" office:value-type="float" office:value="48000" calcext:value-type="float">
            <text:p>48000</text:p>
          </table:table-cell>
          <table:table-cell table:style-name="ce3" table:formula="of:=[.A253]-[.A252]" office:value-type="float" office:value="155" calcext:value-type="float">
            <text:p>155</text:p>
          </table:table-cell>
          <table:table-cell table:style-name="ce3" table:formula="of:=[.F253]/[.G253]" office:value-type="float" office:value="309.677419354839" calcext:value-type="float">
            <text:p>310</text:p>
          </table:table-cell>
        </table:table-row>
        <table:table-row table:style-name="ro1">
          <table:table-cell office:value-type="float" office:value="1559725007" calcext:value-type="float">
            <text:p>1559725007</text:p>
          </table:table-cell>
          <table:table-cell office:value-type="float" office:value="4374951" calcext:value-type="float">
            <text:p>4374951</text:p>
          </table:table-cell>
          <table:table-cell table:formula="of:=[.A254]/86400+25569" office:value-type="date" office:date-value="2019-06-05T08:56:47" calcext:value-type="date">
            <text:p>06/05/19 08:56 AM</text:p>
          </table:table-cell>
          <table:table-cell table:formula="of:=[.B254]/75" office:value-type="float" office:value="58332.68" calcext:value-type="float">
            <text:p>58332.680</text:p>
          </table:table-cell>
          <table:table-cell table:style-name="ce3" table:formula="of:=[.D254]*1000*3600" office:value-type="float" office:value="209997648000" calcext:value-type="float">
            <text:p>209997648000</text:p>
          </table:table-cell>
          <table:table-cell table:style-name="ce3" table:formula="of:=[.E254]-[.E253]" office:value-type="float" office:value="48000" calcext:value-type="float">
            <text:p>48000</text:p>
          </table:table-cell>
          <table:table-cell table:style-name="ce3" table:formula="of:=[.A254]-[.A253]" office:value-type="float" office:value="156" calcext:value-type="float">
            <text:p>156</text:p>
          </table:table-cell>
          <table:table-cell table:style-name="ce3" table:formula="of:=[.F254]/[.G254]" office:value-type="float" office:value="307.692307692308" calcext:value-type="float">
            <text:p>308</text:p>
          </table:table-cell>
        </table:table-row>
        <table:table-row table:style-name="ro1">
          <table:table-cell office:value-type="float" office:value="1559725118" calcext:value-type="float">
            <text:p>1559725118</text:p>
          </table:table-cell>
          <table:table-cell office:value-type="float" office:value="4374952" calcext:value-type="float">
            <text:p>4374952</text:p>
          </table:table-cell>
          <table:table-cell table:formula="of:=[.A255]/86400+25569" office:value-type="date" office:date-value="2019-06-05T08:58:38" calcext:value-type="date">
            <text:p>06/05/19 08:58 AM</text:p>
          </table:table-cell>
          <table:table-cell table:formula="of:=[.B255]/75" office:value-type="float" office:value="58332.6933333333" calcext:value-type="float">
            <text:p>58332.693</text:p>
          </table:table-cell>
          <table:table-cell table:style-name="ce3" table:formula="of:=[.D255]*1000*3600" office:value-type="float" office:value="209997696000" calcext:value-type="float">
            <text:p>209997696000</text:p>
          </table:table-cell>
          <table:table-cell table:style-name="ce3" table:formula="of:=[.E255]-[.E254]" office:value-type="float" office:value="48000" calcext:value-type="float">
            <text:p>48000</text:p>
          </table:table-cell>
          <table:table-cell table:style-name="ce3" table:formula="of:=[.A255]-[.A254]" office:value-type="float" office:value="111" calcext:value-type="float">
            <text:p>111</text:p>
          </table:table-cell>
          <table:table-cell table:style-name="ce3" table:formula="of:=[.F255]/[.G255]" office:value-type="float" office:value="432.432432432432" calcext:value-type="float">
            <text:p>432</text:p>
          </table:table-cell>
        </table:table-row>
        <table:table-row table:style-name="ro1">
          <table:table-cell office:value-type="float" office:value="1559725140" calcext:value-type="float">
            <text:p>1559725140</text:p>
          </table:table-cell>
          <table:table-cell office:value-type="float" office:value="4374953" calcext:value-type="float">
            <text:p>4374953</text:p>
          </table:table-cell>
          <table:table-cell table:formula="of:=[.A256]/86400+25569" office:value-type="date" office:date-value="2019-06-05T08:59:00" calcext:value-type="date">
            <text:p>06/05/19 08:59 AM</text:p>
          </table:table-cell>
          <table:table-cell table:formula="of:=[.B256]/75" office:value-type="float" office:value="58332.7066666667" calcext:value-type="float">
            <text:p>58332.707</text:p>
          </table:table-cell>
          <table:table-cell table:style-name="ce3" table:formula="of:=[.D256]*1000*3600" office:value-type="float" office:value="209997744000" calcext:value-type="float">
            <text:p>209997744000</text:p>
          </table:table-cell>
          <table:table-cell table:style-name="ce3" table:formula="of:=[.E256]-[.E255]" office:value-type="float" office:value="48000" calcext:value-type="float">
            <text:p>48000</text:p>
          </table:table-cell>
          <table:table-cell table:style-name="ce3" table:formula="of:=[.A256]-[.A255]" office:value-type="float" office:value="22" calcext:value-type="float">
            <text:p>22</text:p>
          </table:table-cell>
          <table:table-cell table:style-name="ce3" table:formula="of:=[.F256]/[.G256]" office:value-type="float" office:value="2181.81818181818" calcext:value-type="float">
            <text:p>2182</text:p>
          </table:table-cell>
        </table:table-row>
        <table:table-row table:style-name="ro1">
          <table:table-cell office:value-type="float" office:value="1559725161" calcext:value-type="float">
            <text:p>1559725161</text:p>
          </table:table-cell>
          <table:table-cell office:value-type="float" office:value="4374954" calcext:value-type="float">
            <text:p>4374954</text:p>
          </table:table-cell>
          <table:table-cell table:formula="of:=[.A257]/86400+25569" office:value-type="date" office:date-value="2019-06-05T08:59:21" calcext:value-type="date">
            <text:p>06/05/19 08:59 AM</text:p>
          </table:table-cell>
          <table:table-cell table:formula="of:=[.B257]/75" office:value-type="float" office:value="58332.72" calcext:value-type="float">
            <text:p>58332.720</text:p>
          </table:table-cell>
          <table:table-cell table:style-name="ce3" table:formula="of:=[.D257]*1000*3600" office:value-type="float" office:value="209997792000" calcext:value-type="float">
            <text:p>209997792000</text:p>
          </table:table-cell>
          <table:table-cell table:style-name="ce3" table:formula="of:=[.E257]-[.E256]" office:value-type="float" office:value="48000" calcext:value-type="float">
            <text:p>48000</text:p>
          </table:table-cell>
          <table:table-cell table:style-name="ce3" table:formula="of:=[.A257]-[.A256]" office:value-type="float" office:value="21" calcext:value-type="float">
            <text:p>21</text:p>
          </table:table-cell>
          <table:table-cell table:style-name="ce3" table:formula="of:=[.F257]/[.G257]" office:value-type="float" office:value="2285.71428571429" calcext:value-type="float">
            <text:p>2286</text:p>
          </table:table-cell>
        </table:table-row>
        <table:table-row table:style-name="ro1">
          <table:table-cell office:value-type="float" office:value="1559725183" calcext:value-type="float">
            <text:p>1559725183</text:p>
          </table:table-cell>
          <table:table-cell office:value-type="float" office:value="4374955" calcext:value-type="float">
            <text:p>4374955</text:p>
          </table:table-cell>
          <table:table-cell table:formula="of:=[.A258]/86400+25569" office:value-type="date" office:date-value="2019-06-05T08:59:43" calcext:value-type="date">
            <text:p>06/05/19 08:59 AM</text:p>
          </table:table-cell>
          <table:table-cell table:formula="of:=[.B258]/75" office:value-type="float" office:value="58332.7333333333" calcext:value-type="float">
            <text:p>58332.733</text:p>
          </table:table-cell>
          <table:table-cell table:style-name="ce3" table:formula="of:=[.D258]*1000*3600" office:value-type="float" office:value="209997840000" calcext:value-type="float">
            <text:p>209997840000</text:p>
          </table:table-cell>
          <table:table-cell table:style-name="ce3" table:formula="of:=[.E258]-[.E257]" office:value-type="float" office:value="47999.9999694824" calcext:value-type="float">
            <text:p>48000</text:p>
          </table:table-cell>
          <table:table-cell table:style-name="ce3" table:formula="of:=[.A258]-[.A257]" office:value-type="float" office:value="22" calcext:value-type="float">
            <text:p>22</text:p>
          </table:table-cell>
          <table:table-cell table:style-name="ce3" table:formula="of:=[.F258]/[.G258]" office:value-type="float" office:value="2181.81818043102" calcext:value-type="float">
            <text:p>2182</text:p>
          </table:table-cell>
        </table:table-row>
        <table:table-row table:style-name="ro1">
          <table:table-cell office:value-type="float" office:value="1559725204" calcext:value-type="float">
            <text:p>1559725204</text:p>
          </table:table-cell>
          <table:table-cell office:value-type="float" office:value="4374956" calcext:value-type="float">
            <text:p>4374956</text:p>
          </table:table-cell>
          <table:table-cell table:formula="of:=[.A259]/86400+25569" office:value-type="date" office:date-value="2019-06-05T09:00:04" calcext:value-type="date">
            <text:p>06/05/19 09:00 AM</text:p>
          </table:table-cell>
          <table:table-cell table:formula="of:=[.B259]/75" office:value-type="float" office:value="58332.7466666667" calcext:value-type="float">
            <text:p>58332.747</text:p>
          </table:table-cell>
          <table:table-cell table:style-name="ce3" table:formula="of:=[.D259]*1000*3600" office:value-type="float" office:value="209997888000" calcext:value-type="float">
            <text:p>209997888000</text:p>
          </table:table-cell>
          <table:table-cell table:style-name="ce3" table:formula="of:=[.E259]-[.E258]" office:value-type="float" office:value="48000.0000305176" calcext:value-type="float">
            <text:p>48000</text:p>
          </table:table-cell>
          <table:table-cell table:style-name="ce3" table:formula="of:=[.A259]-[.A258]" office:value-type="float" office:value="21" calcext:value-type="float">
            <text:p>21</text:p>
          </table:table-cell>
          <table:table-cell table:style-name="ce3" table:formula="of:=[.F259]/[.G259]" office:value-type="float" office:value="2285.7142871675" calcext:value-type="float">
            <text:p>2286</text:p>
          </table:table-cell>
        </table:table-row>
        <table:table-row table:style-name="ro1">
          <table:table-cell office:value-type="float" office:value="1559725226" calcext:value-type="float">
            <text:p>1559725226</text:p>
          </table:table-cell>
          <table:table-cell office:value-type="float" office:value="4374957" calcext:value-type="float">
            <text:p>4374957</text:p>
          </table:table-cell>
          <table:table-cell table:formula="of:=[.A260]/86400+25569" office:value-type="date" office:date-value="2019-06-05T09:00:26" calcext:value-type="date">
            <text:p>06/05/19 09:00 AM</text:p>
          </table:table-cell>
          <table:table-cell table:formula="of:=[.B260]/75" office:value-type="float" office:value="58332.76" calcext:value-type="float">
            <text:p>58332.760</text:p>
          </table:table-cell>
          <table:table-cell table:style-name="ce3" table:formula="of:=[.D260]*1000*3600" office:value-type="float" office:value="209997936000" calcext:value-type="float">
            <text:p>209997936000</text:p>
          </table:table-cell>
          <table:table-cell table:style-name="ce3" table:formula="of:=[.E260]-[.E259]" office:value-type="float" office:value="48000" calcext:value-type="float">
            <text:p>48000</text:p>
          </table:table-cell>
          <table:table-cell table:style-name="ce3" table:formula="of:=[.A260]-[.A259]" office:value-type="float" office:value="22" calcext:value-type="float">
            <text:p>22</text:p>
          </table:table-cell>
          <table:table-cell table:style-name="ce3" table:formula="of:=[.F260]/[.G260]" office:value-type="float" office:value="2181.81818181818" calcext:value-type="float">
            <text:p>2182</text:p>
          </table:table-cell>
        </table:table-row>
        <table:table-row table:style-name="ro1">
          <table:table-cell office:value-type="float" office:value="1559725247" calcext:value-type="float">
            <text:p>1559725247</text:p>
          </table:table-cell>
          <table:table-cell office:value-type="float" office:value="4374958" calcext:value-type="float">
            <text:p>4374958</text:p>
          </table:table-cell>
          <table:table-cell table:formula="of:=[.A261]/86400+25569" office:value-type="date" office:date-value="2019-06-05T09:00:47" calcext:value-type="date">
            <text:p>06/05/19 09:00 AM</text:p>
          </table:table-cell>
          <table:table-cell table:formula="of:=[.B261]/75" office:value-type="float" office:value="58332.7733333333" calcext:value-type="float">
            <text:p>58332.773</text:p>
          </table:table-cell>
          <table:table-cell table:style-name="ce3" table:formula="of:=[.D261]*1000*3600" office:value-type="float" office:value="209997984000" calcext:value-type="float">
            <text:p>209997984000</text:p>
          </table:table-cell>
          <table:table-cell table:style-name="ce3" table:formula="of:=[.E261]-[.E260]" office:value-type="float" office:value="47999.9999694824" calcext:value-type="float">
            <text:p>48000</text:p>
          </table:table-cell>
          <table:table-cell table:style-name="ce3" table:formula="of:=[.A261]-[.A260]" office:value-type="float" office:value="21" calcext:value-type="float">
            <text:p>21</text:p>
          </table:table-cell>
          <table:table-cell table:style-name="ce3" table:formula="of:=[.F261]/[.G261]" office:value-type="float" office:value="2285.71428426107" calcext:value-type="float">
            <text:p>2286</text:p>
          </table:table-cell>
        </table:table-row>
        <table:table-row table:style-name="ro1">
          <table:table-cell office:value-type="float" office:value="1559725269" calcext:value-type="float">
            <text:p>1559725269</text:p>
          </table:table-cell>
          <table:table-cell office:value-type="float" office:value="4374959" calcext:value-type="float">
            <text:p>4374959</text:p>
          </table:table-cell>
          <table:table-cell table:formula="of:=[.A262]/86400+25569" office:value-type="date" office:date-value="2019-06-05T09:01:09" calcext:value-type="date">
            <text:p>06/05/19 09:01 AM</text:p>
          </table:table-cell>
          <table:table-cell table:formula="of:=[.B262]/75" office:value-type="float" office:value="58332.7866666667" calcext:value-type="float">
            <text:p>58332.787</text:p>
          </table:table-cell>
          <table:table-cell table:style-name="ce3" table:formula="of:=[.D262]*1000*3600" office:value-type="float" office:value="209998032000" calcext:value-type="float">
            <text:p>209998032000</text:p>
          </table:table-cell>
          <table:table-cell table:style-name="ce3" table:formula="of:=[.E262]-[.E261]" office:value-type="float" office:value="48000.0000305176" calcext:value-type="float">
            <text:p>48000</text:p>
          </table:table-cell>
          <table:table-cell table:style-name="ce3" table:formula="of:=[.A262]-[.A261]" office:value-type="float" office:value="22" calcext:value-type="float">
            <text:p>22</text:p>
          </table:table-cell>
          <table:table-cell table:style-name="ce3" table:formula="of:=[.F262]/[.G262]" office:value-type="float" office:value="2181.81818320534" calcext:value-type="float">
            <text:p>2182</text:p>
          </table:table-cell>
        </table:table-row>
        <table:table-row table:style-name="ro1">
          <table:table-cell office:value-type="float" office:value="1559725373" calcext:value-type="float">
            <text:p>1559725373</text:p>
          </table:table-cell>
          <table:table-cell office:value-type="float" office:value="4374960" calcext:value-type="float">
            <text:p>4374960</text:p>
          </table:table-cell>
          <table:table-cell table:formula="of:=[.A263]/86400+25569" office:value-type="date" office:date-value="2019-06-05T09:02:53" calcext:value-type="date">
            <text:p>06/05/19 09:02 AM</text:p>
          </table:table-cell>
          <table:table-cell table:formula="of:=[.B263]/75" office:value-type="float" office:value="58332.8" calcext:value-type="float">
            <text:p>58332.800</text:p>
          </table:table-cell>
          <table:table-cell table:style-name="ce3" table:formula="of:=[.D263]*1000*3600" office:value-type="float" office:value="209998080000" calcext:value-type="float">
            <text:p>209998080000</text:p>
          </table:table-cell>
          <table:table-cell table:style-name="ce3" table:formula="of:=[.E263]-[.E262]" office:value-type="float" office:value="48000" calcext:value-type="float">
            <text:p>48000</text:p>
          </table:table-cell>
          <table:table-cell table:style-name="ce3" table:formula="of:=[.A263]-[.A262]" office:value-type="float" office:value="104" calcext:value-type="float">
            <text:p>104</text:p>
          </table:table-cell>
          <table:table-cell table:style-name="ce3" table:formula="of:=[.F263]/[.G263]" office:value-type="float" office:value="461.538461538462" calcext:value-type="float">
            <text:p>462</text:p>
          </table:table-cell>
        </table:table-row>
        <table:table-row table:style-name="ro1">
          <table:table-cell office:value-type="float" office:value="1559725406" calcext:value-type="float">
            <text:p>1559725406</text:p>
          </table:table-cell>
          <table:table-cell office:value-type="float" office:value="4374961" calcext:value-type="float">
            <text:p>4374961</text:p>
          </table:table-cell>
          <table:table-cell table:formula="of:=[.A264]/86400+25569" office:value-type="date" office:date-value="2019-06-05T09:03:26" calcext:value-type="date">
            <text:p>06/05/19 09:03 AM</text:p>
          </table:table-cell>
          <table:table-cell table:formula="of:=[.B264]/75" office:value-type="float" office:value="58332.8133333333" calcext:value-type="float">
            <text:p>58332.813</text:p>
          </table:table-cell>
          <table:table-cell table:style-name="ce3" table:formula="of:=[.D264]*1000*3600" office:value-type="float" office:value="209998128000" calcext:value-type="float">
            <text:p>209998128000</text:p>
          </table:table-cell>
          <table:table-cell table:style-name="ce3" table:formula="of:=[.E264]-[.E263]" office:value-type="float" office:value="47999.9999694824" calcext:value-type="float">
            <text:p>48000</text:p>
          </table:table-cell>
          <table:table-cell table:style-name="ce3" table:formula="of:=[.A264]-[.A263]" office:value-type="float" office:value="33" calcext:value-type="float">
            <text:p>33</text:p>
          </table:table-cell>
          <table:table-cell table:style-name="ce3" table:formula="of:=[.F264]/[.G264]" office:value-type="float" office:value="1454.54545362068" calcext:value-type="float">
            <text:p>1455</text:p>
          </table:table-cell>
        </table:table-row>
        <table:table-row table:style-name="ro1">
          <table:table-cell office:value-type="float" office:value="1559725439" calcext:value-type="float">
            <text:p>1559725439</text:p>
          </table:table-cell>
          <table:table-cell office:value-type="float" office:value="4374962" calcext:value-type="float">
            <text:p>4374962</text:p>
          </table:table-cell>
          <table:table-cell table:formula="of:=[.A265]/86400+25569" office:value-type="date" office:date-value="2019-06-05T09:03:59" calcext:value-type="date">
            <text:p>06/05/19 09:03 AM</text:p>
          </table:table-cell>
          <table:table-cell table:formula="of:=[.B265]/75" office:value-type="float" office:value="58332.8266666667" calcext:value-type="float">
            <text:p>58332.827</text:p>
          </table:table-cell>
          <table:table-cell table:style-name="ce3" table:formula="of:=[.D265]*1000*3600" office:value-type="float" office:value="209998176000" calcext:value-type="float">
            <text:p>209998176000</text:p>
          </table:table-cell>
          <table:table-cell table:style-name="ce3" table:formula="of:=[.E265]-[.E264]" office:value-type="float" office:value="48000.0000305176" calcext:value-type="float">
            <text:p>48000</text:p>
          </table:table-cell>
          <table:table-cell table:style-name="ce3" table:formula="of:=[.A265]-[.A264]" office:value-type="float" office:value="33" calcext:value-type="float">
            <text:p>33</text:p>
          </table:table-cell>
          <table:table-cell table:style-name="ce3" table:formula="of:=[.F265]/[.G265]" office:value-type="float" office:value="1454.54545547023" calcext:value-type="float">
            <text:p>1455</text:p>
          </table:table-cell>
        </table:table-row>
        <table:table-row table:style-name="ro1">
          <table:table-cell office:value-type="float" office:value="1559725473" calcext:value-type="float">
            <text:p>1559725473</text:p>
          </table:table-cell>
          <table:table-cell office:value-type="float" office:value="4374963" calcext:value-type="float">
            <text:p>4374963</text:p>
          </table:table-cell>
          <table:table-cell table:formula="of:=[.A266]/86400+25569" office:value-type="date" office:date-value="2019-06-05T09:04:33" calcext:value-type="date">
            <text:p>06/05/19 09:04 AM</text:p>
          </table:table-cell>
          <table:table-cell table:formula="of:=[.B266]/75" office:value-type="float" office:value="58332.84" calcext:value-type="float">
            <text:p>58332.840</text:p>
          </table:table-cell>
          <table:table-cell table:style-name="ce3" table:formula="of:=[.D266]*1000*3600" office:value-type="float" office:value="209998224000" calcext:value-type="float">
            <text:p>209998224000</text:p>
          </table:table-cell>
          <table:table-cell table:style-name="ce3" table:formula="of:=[.E266]-[.E265]" office:value-type="float" office:value="48000" calcext:value-type="float">
            <text:p>48000</text:p>
          </table:table-cell>
          <table:table-cell table:style-name="ce3" table:formula="of:=[.A266]-[.A265]" office:value-type="float" office:value="34" calcext:value-type="float">
            <text:p>34</text:p>
          </table:table-cell>
          <table:table-cell table:style-name="ce3" table:formula="of:=[.F266]/[.G266]" office:value-type="float" office:value="1411.76470588235" calcext:value-type="float">
            <text:p>1412</text:p>
          </table:table-cell>
        </table:table-row>
        <table:table-row table:style-name="ro1">
          <table:table-cell office:value-type="float" office:value="1559725507" calcext:value-type="float">
            <text:p>1559725507</text:p>
          </table:table-cell>
          <table:table-cell office:value-type="float" office:value="4374964" calcext:value-type="float">
            <text:p>4374964</text:p>
          </table:table-cell>
          <table:table-cell table:formula="of:=[.A267]/86400+25569" office:value-type="date" office:date-value="2019-06-05T09:05:07" calcext:value-type="date">
            <text:p>06/05/19 09:05 AM</text:p>
          </table:table-cell>
          <table:table-cell table:formula="of:=[.B267]/75" office:value-type="float" office:value="58332.8533333333" calcext:value-type="float">
            <text:p>58332.853</text:p>
          </table:table-cell>
          <table:table-cell table:style-name="ce3" table:formula="of:=[.D267]*1000*3600" office:value-type="float" office:value="209998272000" calcext:value-type="float">
            <text:p>209998272000</text:p>
          </table:table-cell>
          <table:table-cell table:style-name="ce3" table:formula="of:=[.E267]-[.E266]" office:value-type="float" office:value="48000" calcext:value-type="float">
            <text:p>48000</text:p>
          </table:table-cell>
          <table:table-cell table:style-name="ce3" table:formula="of:=[.A267]-[.A266]" office:value-type="float" office:value="34" calcext:value-type="float">
            <text:p>34</text:p>
          </table:table-cell>
          <table:table-cell table:style-name="ce3" table:formula="of:=[.F267]/[.G267]" office:value-type="float" office:value="1411.76470588235" calcext:value-type="float">
            <text:p>1412</text:p>
          </table:table-cell>
        </table:table-row>
        <table:table-row table:style-name="ro1">
          <table:table-cell office:value-type="float" office:value="1559725544" calcext:value-type="float">
            <text:p>1559725544</text:p>
          </table:table-cell>
          <table:table-cell office:value-type="float" office:value="4374965" calcext:value-type="float">
            <text:p>4374965</text:p>
          </table:table-cell>
          <table:table-cell table:formula="of:=[.A268]/86400+25569" office:value-type="date" office:date-value="2019-06-05T09:05:44" calcext:value-type="date">
            <text:p>06/05/19 09:05 AM</text:p>
          </table:table-cell>
          <table:table-cell table:formula="of:=[.B268]/75" office:value-type="float" office:value="58332.8666666667" calcext:value-type="float">
            <text:p>58332.867</text:p>
          </table:table-cell>
          <table:table-cell table:style-name="ce3" table:formula="of:=[.D268]*1000*3600" office:value-type="float" office:value="209998320000" calcext:value-type="float">
            <text:p>209998320000</text:p>
          </table:table-cell>
          <table:table-cell table:style-name="ce3" table:formula="of:=[.E268]-[.E267]" office:value-type="float" office:value="48000.0000305176" calcext:value-type="float">
            <text:p>48000</text:p>
          </table:table-cell>
          <table:table-cell table:style-name="ce3" table:formula="of:=[.A268]-[.A267]" office:value-type="float" office:value="37" calcext:value-type="float">
            <text:p>37</text:p>
          </table:table-cell>
          <table:table-cell table:style-name="ce3" table:formula="of:=[.F268]/[.G268]" office:value-type="float" office:value="1297.2972981221" calcext:value-type="float">
            <text:p>1297</text:p>
          </table:table-cell>
        </table:table-row>
        <table:table-row table:style-name="ro1">
          <table:table-cell office:value-type="float" office:value="1559725586" calcext:value-type="float">
            <text:p>1559725586</text:p>
          </table:table-cell>
          <table:table-cell office:value-type="float" office:value="4374966" calcext:value-type="float">
            <text:p>4374966</text:p>
          </table:table-cell>
          <table:table-cell table:formula="of:=[.A269]/86400+25569" office:value-type="date" office:date-value="2019-06-05T09:06:26" calcext:value-type="date">
            <text:p>06/05/19 09:06 AM</text:p>
          </table:table-cell>
          <table:table-cell table:formula="of:=[.B269]/75" office:value-type="float" office:value="58332.88" calcext:value-type="float">
            <text:p>58332.880</text:p>
          </table:table-cell>
          <table:table-cell table:style-name="ce3" table:formula="of:=[.D269]*1000*3600" office:value-type="float" office:value="209998368000" calcext:value-type="float">
            <text:p>209998368000</text:p>
          </table:table-cell>
          <table:table-cell table:style-name="ce3" table:formula="of:=[.E269]-[.E268]" office:value-type="float" office:value="47999.9999694824" calcext:value-type="float">
            <text:p>48000</text:p>
          </table:table-cell>
          <table:table-cell table:style-name="ce3" table:formula="of:=[.A269]-[.A268]" office:value-type="float" office:value="42" calcext:value-type="float">
            <text:p>42</text:p>
          </table:table-cell>
          <table:table-cell table:style-name="ce3" table:formula="of:=[.F269]/[.G269]" office:value-type="float" office:value="1142.85714213053" calcext:value-type="float">
            <text:p>1143</text:p>
          </table:table-cell>
        </table:table-row>
        <table:table-row table:style-name="ro1">
          <table:table-cell office:value-type="float" office:value="1559725658" calcext:value-type="float">
            <text:p>1559725658</text:p>
          </table:table-cell>
          <table:table-cell office:value-type="float" office:value="4374967" calcext:value-type="float">
            <text:p>4374967</text:p>
          </table:table-cell>
          <table:table-cell table:formula="of:=[.A270]/86400+25569" office:value-type="date" office:date-value="2019-06-05T09:07:38" calcext:value-type="date">
            <text:p>06/05/19 09:07 AM</text:p>
          </table:table-cell>
          <table:table-cell table:formula="of:=[.B270]/75" office:value-type="float" office:value="58332.8933333333" calcext:value-type="float">
            <text:p>58332.893</text:p>
          </table:table-cell>
          <table:table-cell table:style-name="ce3" table:formula="of:=[.D270]*1000*3600" office:value-type="float" office:value="209998416000" calcext:value-type="float">
            <text:p>209998416000</text:p>
          </table:table-cell>
          <table:table-cell table:style-name="ce3" table:formula="of:=[.E270]-[.E269]" office:value-type="float" office:value="48000" calcext:value-type="float">
            <text:p>48000</text:p>
          </table:table-cell>
          <table:table-cell table:style-name="ce3" table:formula="of:=[.A270]-[.A269]" office:value-type="float" office:value="72" calcext:value-type="float">
            <text:p>72</text:p>
          </table:table-cell>
          <table:table-cell table:style-name="ce3" table:formula="of:=[.F270]/[.G270]" office:value-type="float" office:value="666.666666666667" calcext:value-type="float">
            <text:p>667</text:p>
          </table:table-cell>
        </table:table-row>
        <table:table-row table:style-name="ro1">
          <table:table-cell office:value-type="float" office:value="1559725724" calcext:value-type="float">
            <text:p>1559725724</text:p>
          </table:table-cell>
          <table:table-cell office:value-type="float" office:value="4374968" calcext:value-type="float">
            <text:p>4374968</text:p>
          </table:table-cell>
          <table:table-cell table:formula="of:=[.A271]/86400+25569" office:value-type="date" office:date-value="2019-06-05T09:08:44" calcext:value-type="date">
            <text:p>06/05/19 09:08 AM</text:p>
          </table:table-cell>
          <table:table-cell table:formula="of:=[.B271]/75" office:value-type="float" office:value="58332.9066666667" calcext:value-type="float">
            <text:p>58332.907</text:p>
          </table:table-cell>
          <table:table-cell table:style-name="ce3" table:formula="of:=[.D271]*1000*3600" office:value-type="float" office:value="209998464000" calcext:value-type="float">
            <text:p>209998464000</text:p>
          </table:table-cell>
          <table:table-cell table:style-name="ce3" table:formula="of:=[.E271]-[.E270]" office:value-type="float" office:value="48000.0000305176" calcext:value-type="float">
            <text:p>48000</text:p>
          </table:table-cell>
          <table:table-cell table:style-name="ce3" table:formula="of:=[.A271]-[.A270]" office:value-type="float" office:value="66" calcext:value-type="float">
            <text:p>66</text:p>
          </table:table-cell>
          <table:table-cell table:style-name="ce3" table:formula="of:=[.F271]/[.G271]" office:value-type="float" office:value="727.272727735115" calcext:value-type="float">
            <text:p>727</text:p>
          </table:table-cell>
        </table:table-row>
        <table:table-row table:style-name="ro1">
          <table:table-cell office:value-type="float" office:value="1559725791" calcext:value-type="float">
            <text:p>1559725791</text:p>
          </table:table-cell>
          <table:table-cell office:value-type="float" office:value="4374969" calcext:value-type="float">
            <text:p>4374969</text:p>
          </table:table-cell>
          <table:table-cell table:formula="of:=[.A272]/86400+25569" office:value-type="date" office:date-value="2019-06-05T09:09:51" calcext:value-type="date">
            <text:p>06/05/19 09:09 AM</text:p>
          </table:table-cell>
          <table:table-cell table:formula="of:=[.B272]/75" office:value-type="float" office:value="58332.92" calcext:value-type="float">
            <text:p>58332.920</text:p>
          </table:table-cell>
          <table:table-cell table:style-name="ce3" table:formula="of:=[.D272]*1000*3600" office:value-type="float" office:value="209998512000" calcext:value-type="float">
            <text:p>209998512000</text:p>
          </table:table-cell>
          <table:table-cell table:style-name="ce3" table:formula="of:=[.E272]-[.E271]" office:value-type="float" office:value="47999.9999694824" calcext:value-type="float">
            <text:p>48000</text:p>
          </table:table-cell>
          <table:table-cell table:style-name="ce3" table:formula="of:=[.A272]-[.A271]" office:value-type="float" office:value="67" calcext:value-type="float">
            <text:p>67</text:p>
          </table:table-cell>
          <table:table-cell table:style-name="ce3" table:formula="of:=[.F272]/[.G272]" office:value-type="float" office:value="716.417909992275" calcext:value-type="float">
            <text:p>716</text:p>
          </table:table-cell>
        </table:table-row>
        <table:table-row table:style-name="ro1">
          <table:table-cell office:value-type="float" office:value="1559725830" calcext:value-type="float">
            <text:p>1559725830</text:p>
          </table:table-cell>
          <table:table-cell office:value-type="float" office:value="4374970" calcext:value-type="float">
            <text:p>4374970</text:p>
          </table:table-cell>
          <table:table-cell table:formula="of:=[.A273]/86400+25569" office:value-type="date" office:date-value="2019-06-05T09:10:30" calcext:value-type="date">
            <text:p>06/05/19 09:10 AM</text:p>
          </table:table-cell>
          <table:table-cell table:formula="of:=[.B273]/75" office:value-type="float" office:value="58332.9333333333" calcext:value-type="float">
            <text:p>58332.933</text:p>
          </table:table-cell>
          <table:table-cell table:style-name="ce3" table:formula="of:=[.D273]*1000*3600" office:value-type="float" office:value="209998560000" calcext:value-type="float">
            <text:p>209998560000</text:p>
          </table:table-cell>
          <table:table-cell table:style-name="ce3" table:formula="of:=[.E273]-[.E272]" office:value-type="float" office:value="48000" calcext:value-type="float">
            <text:p>48000</text:p>
          </table:table-cell>
          <table:table-cell table:style-name="ce3" table:formula="of:=[.A273]-[.A272]" office:value-type="float" office:value="39" calcext:value-type="float">
            <text:p>39</text:p>
          </table:table-cell>
          <table:table-cell table:style-name="ce3" table:formula="of:=[.F273]/[.G273]" office:value-type="float" office:value="1230.76923076923" calcext:value-type="float">
            <text:p>1231</text:p>
          </table:table-cell>
        </table:table-row>
        <table:table-row table:style-name="ro1">
          <table:table-cell office:value-type="float" office:value="1559725842" calcext:value-type="float">
            <text:p>1559725842</text:p>
          </table:table-cell>
          <table:table-cell office:value-type="float" office:value="4374971" calcext:value-type="float">
            <text:p>4374971</text:p>
          </table:table-cell>
          <table:table-cell table:formula="of:=[.A274]/86400+25569" office:value-type="date" office:date-value="2019-06-05T09:10:42" calcext:value-type="date">
            <text:p>06/05/19 09:10 AM</text:p>
          </table:table-cell>
          <table:table-cell table:formula="of:=[.B274]/75" office:value-type="float" office:value="58332.9466666667" calcext:value-type="float">
            <text:p>58332.947</text:p>
          </table:table-cell>
          <table:table-cell table:style-name="ce3" table:formula="of:=[.D274]*1000*3600" office:value-type="float" office:value="209998608000" calcext:value-type="float">
            <text:p>209998608000</text:p>
          </table:table-cell>
          <table:table-cell table:style-name="ce3" table:formula="of:=[.E274]-[.E273]" office:value-type="float" office:value="48000" calcext:value-type="float">
            <text:p>48000</text:p>
          </table:table-cell>
          <table:table-cell table:style-name="ce3" table:formula="of:=[.A274]-[.A273]" office:value-type="float" office:value="12" calcext:value-type="float">
            <text:p>12</text:p>
          </table:table-cell>
          <table:table-cell table:style-name="ce3" table:formula="of:=[.F274]/[.G274]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559725850" calcext:value-type="float">
            <text:p>1559725850</text:p>
          </table:table-cell>
          <table:table-cell office:value-type="float" office:value="4374972" calcext:value-type="float">
            <text:p>4374972</text:p>
          </table:table-cell>
          <table:table-cell table:formula="of:=[.A275]/86400+25569" office:value-type="date" office:date-value="2019-06-05T09:10:50" calcext:value-type="date">
            <text:p>06/05/19 09:10 AM</text:p>
          </table:table-cell>
          <table:table-cell table:formula="of:=[.B275]/75" office:value-type="float" office:value="58332.96" calcext:value-type="float">
            <text:p>58332.960</text:p>
          </table:table-cell>
          <table:table-cell table:style-name="ce3" table:formula="of:=[.D275]*1000*3600" office:value-type="float" office:value="209998656000" calcext:value-type="float">
            <text:p>209998656000</text:p>
          </table:table-cell>
          <table:table-cell table:style-name="ce3" table:formula="of:=[.E275]-[.E274]" office:value-type="float" office:value="48000" calcext:value-type="float">
            <text:p>48000</text:p>
          </table:table-cell>
          <table:table-cell table:style-name="ce3" table:formula="of:=[.A275]-[.A274]" office:value-type="float" office:value="8" calcext:value-type="float">
            <text:p>8</text:p>
          </table:table-cell>
          <table:table-cell table:style-name="ce3" table:formula="of:=[.F275]/[.G275]"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1559725857" calcext:value-type="float">
            <text:p>1559725857</text:p>
          </table:table-cell>
          <table:table-cell office:value-type="float" office:value="4374973" calcext:value-type="float">
            <text:p>4374973</text:p>
          </table:table-cell>
          <table:table-cell table:formula="of:=[.A276]/86400+25569" office:value-type="date" office:date-value="2019-06-05T09:10:57" calcext:value-type="date">
            <text:p>06/05/19 09:10 AM</text:p>
          </table:table-cell>
          <table:table-cell table:formula="of:=[.B276]/75" office:value-type="float" office:value="58332.9733333333" calcext:value-type="float">
            <text:p>58332.973</text:p>
          </table:table-cell>
          <table:table-cell table:style-name="ce3" table:formula="of:=[.D276]*1000*3600" office:value-type="float" office:value="209998704000" calcext:value-type="float">
            <text:p>209998704000</text:p>
          </table:table-cell>
          <table:table-cell table:style-name="ce3" table:formula="of:=[.E276]-[.E275]" office:value-type="float" office:value="48000" calcext:value-type="float">
            <text:p>48000</text:p>
          </table:table-cell>
          <table:table-cell table:style-name="ce3" table:formula="of:=[.A276]-[.A275]" office:value-type="float" office:value="7" calcext:value-type="float">
            <text:p>7</text:p>
          </table:table-cell>
          <table:table-cell table:style-name="ce3" table:formula="of:=[.F276]/[.G276]" office:value-type="float" office:value="6857.14285714286" calcext:value-type="float">
            <text:p>6857</text:p>
          </table:table-cell>
        </table:table-row>
        <table:table-row table:style-name="ro1">
          <table:table-cell office:value-type="float" office:value="1559725863" calcext:value-type="float">
            <text:p>1559725863</text:p>
          </table:table-cell>
          <table:table-cell office:value-type="float" office:value="4374974" calcext:value-type="float">
            <text:p>4374974</text:p>
          </table:table-cell>
          <table:table-cell table:formula="of:=[.A277]/86400+25569" office:value-type="date" office:date-value="2019-06-05T09:11:03" calcext:value-type="date">
            <text:p>06/05/19 09:11 AM</text:p>
          </table:table-cell>
          <table:table-cell table:formula="of:=[.B277]/75" office:value-type="float" office:value="58332.9866666667" calcext:value-type="float">
            <text:p>58332.987</text:p>
          </table:table-cell>
          <table:table-cell table:style-name="ce3" table:formula="of:=[.D277]*1000*3600" office:value-type="float" office:value="209998752000" calcext:value-type="float">
            <text:p>209998752000</text:p>
          </table:table-cell>
          <table:table-cell table:style-name="ce3" table:formula="of:=[.E277]-[.E276]" office:value-type="float" office:value="48000" calcext:value-type="float">
            <text:p>48000</text:p>
          </table:table-cell>
          <table:table-cell table:style-name="ce3" table:formula="of:=[.A277]-[.A276]" office:value-type="float" office:value="6" calcext:value-type="float">
            <text:p>6</text:p>
          </table:table-cell>
          <table:table-cell table:style-name="ce3" table:formula="of:=[.F277]/[.G277]" office:value-type="float" office:value="8000" calcext:value-type="float">
            <text:p>8000</text:p>
          </table:table-cell>
        </table:table-row>
        <table:table-row table:style-name="ro1">
          <table:table-cell office:value-type="float" office:value="1559725872" calcext:value-type="float">
            <text:p>1559725872</text:p>
          </table:table-cell>
          <table:table-cell office:value-type="float" office:value="4374975" calcext:value-type="float">
            <text:p>4374975</text:p>
          </table:table-cell>
          <table:table-cell table:formula="of:=[.A278]/86400+25569" office:value-type="date" office:date-value="2019-06-05T09:11:12" calcext:value-type="date">
            <text:p>06/05/19 09:11 AM</text:p>
          </table:table-cell>
          <table:table-cell table:formula="of:=[.B278]/75" office:value-type="float" office:value="58333" calcext:value-type="float">
            <text:p>58333.000</text:p>
          </table:table-cell>
          <table:table-cell table:style-name="ce3" table:formula="of:=[.D278]*1000*3600" office:value-type="float" office:value="209998800000" calcext:value-type="float">
            <text:p>209998800000</text:p>
          </table:table-cell>
          <table:table-cell table:style-name="ce3" table:formula="of:=[.E278]-[.E277]" office:value-type="float" office:value="48000" calcext:value-type="float">
            <text:p>48000</text:p>
          </table:table-cell>
          <table:table-cell table:style-name="ce3" table:formula="of:=[.A278]-[.A277]" office:value-type="float" office:value="9" calcext:value-type="float">
            <text:p>9</text:p>
          </table:table-cell>
          <table:table-cell table:style-name="ce3" table:formula="of:=[.F278]/[.G278]" office:value-type="float" office:value="5333.33333333333" calcext:value-type="float">
            <text:p>5333</text:p>
          </table:table-cell>
        </table:table-row>
        <table:table-row table:style-name="ro1">
          <table:table-cell office:value-type="float" office:value="1559725880" calcext:value-type="float">
            <text:p>1559725880</text:p>
          </table:table-cell>
          <table:table-cell office:value-type="float" office:value="4374976" calcext:value-type="float">
            <text:p>4374976</text:p>
          </table:table-cell>
          <table:table-cell table:formula="of:=[.A279]/86400+25569" office:value-type="date" office:date-value="2019-06-05T09:11:20" calcext:value-type="date">
            <text:p>06/05/19 09:11 AM</text:p>
          </table:table-cell>
          <table:table-cell table:formula="of:=[.B279]/75" office:value-type="float" office:value="58333.0133333333" calcext:value-type="float">
            <text:p>58333.013</text:p>
          </table:table-cell>
          <table:table-cell table:style-name="ce3" table:formula="of:=[.D279]*1000*3600" office:value-type="float" office:value="209998848000" calcext:value-type="float">
            <text:p>209998848000</text:p>
          </table:table-cell>
          <table:table-cell table:style-name="ce3" table:formula="of:=[.E279]-[.E278]" office:value-type="float" office:value="48000" calcext:value-type="float">
            <text:p>48000</text:p>
          </table:table-cell>
          <table:table-cell table:style-name="ce3" table:formula="of:=[.A279]-[.A278]" office:value-type="float" office:value="8" calcext:value-type="float">
            <text:p>8</text:p>
          </table:table-cell>
          <table:table-cell table:style-name="ce3" table:formula="of:=[.F279]/[.G279]"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1559725888" calcext:value-type="float">
            <text:p>1559725888</text:p>
          </table:table-cell>
          <table:table-cell office:value-type="float" office:value="4374977" calcext:value-type="float">
            <text:p>4374977</text:p>
          </table:table-cell>
          <table:table-cell table:formula="of:=[.A280]/86400+25569" office:value-type="date" office:date-value="2019-06-05T09:11:28" calcext:value-type="date">
            <text:p>06/05/19 09:11 AM</text:p>
          </table:table-cell>
          <table:table-cell table:formula="of:=[.B280]/75" office:value-type="float" office:value="58333.0266666667" calcext:value-type="float">
            <text:p>58333.027</text:p>
          </table:table-cell>
          <table:table-cell table:style-name="ce3" table:formula="of:=[.D280]*1000*3600" office:value-type="float" office:value="209998896000" calcext:value-type="float">
            <text:p>209998896000</text:p>
          </table:table-cell>
          <table:table-cell table:style-name="ce3" table:formula="of:=[.E280]-[.E279]" office:value-type="float" office:value="48000" calcext:value-type="float">
            <text:p>48000</text:p>
          </table:table-cell>
          <table:table-cell table:style-name="ce3" table:formula="of:=[.A280]-[.A279]" office:value-type="float" office:value="8" calcext:value-type="float">
            <text:p>8</text:p>
          </table:table-cell>
          <table:table-cell table:style-name="ce3" table:formula="of:=[.F280]/[.G280]"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1559725896" calcext:value-type="float">
            <text:p>1559725896</text:p>
          </table:table-cell>
          <table:table-cell office:value-type="float" office:value="4374978" calcext:value-type="float">
            <text:p>4374978</text:p>
          </table:table-cell>
          <table:table-cell table:formula="of:=[.A281]/86400+25569" office:value-type="date" office:date-value="2019-06-05T09:11:36" calcext:value-type="date">
            <text:p>06/05/19 09:11 AM</text:p>
          </table:table-cell>
          <table:table-cell table:formula="of:=[.B281]/75" office:value-type="float" office:value="58333.04" calcext:value-type="float">
            <text:p>58333.040</text:p>
          </table:table-cell>
          <table:table-cell table:style-name="ce3" table:formula="of:=[.D281]*1000*3600" office:value-type="float" office:value="209998944000" calcext:value-type="float">
            <text:p>209998944000</text:p>
          </table:table-cell>
          <table:table-cell table:style-name="ce3" table:formula="of:=[.E281]-[.E280]" office:value-type="float" office:value="48000" calcext:value-type="float">
            <text:p>48000</text:p>
          </table:table-cell>
          <table:table-cell table:style-name="ce3" table:formula="of:=[.A281]-[.A280]" office:value-type="float" office:value="8" calcext:value-type="float">
            <text:p>8</text:p>
          </table:table-cell>
          <table:table-cell table:style-name="ce3" table:formula="of:=[.F281]/[.G281]"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1559725903" calcext:value-type="float">
            <text:p>1559725903</text:p>
          </table:table-cell>
          <table:table-cell office:value-type="float" office:value="4374979" calcext:value-type="float">
            <text:p>4374979</text:p>
          </table:table-cell>
          <table:table-cell table:formula="of:=[.A282]/86400+25569" office:value-type="date" office:date-value="2019-06-05T09:11:43" calcext:value-type="date">
            <text:p>06/05/19 09:11 AM</text:p>
          </table:table-cell>
          <table:table-cell table:formula="of:=[.B282]/75" office:value-type="float" office:value="58333.0533333333" calcext:value-type="float">
            <text:p>58333.053</text:p>
          </table:table-cell>
          <table:table-cell table:style-name="ce3" table:formula="of:=[.D282]*1000*3600" office:value-type="float" office:value="209998992000" calcext:value-type="float">
            <text:p>209998992000</text:p>
          </table:table-cell>
          <table:table-cell table:style-name="ce3" table:formula="of:=[.E282]-[.E281]" office:value-type="float" office:value="48000" calcext:value-type="float">
            <text:p>48000</text:p>
          </table:table-cell>
          <table:table-cell table:style-name="ce3" table:formula="of:=[.A282]-[.A281]" office:value-type="float" office:value="7" calcext:value-type="float">
            <text:p>7</text:p>
          </table:table-cell>
          <table:table-cell table:style-name="ce3" table:formula="of:=[.F282]/[.G282]" office:value-type="float" office:value="6857.14285714286" calcext:value-type="float">
            <text:p>6857</text:p>
          </table:table-cell>
        </table:table-row>
        <table:table-row table:style-name="ro1">
          <table:table-cell office:value-type="float" office:value="1559725911" calcext:value-type="float">
            <text:p>1559725911</text:p>
          </table:table-cell>
          <table:table-cell office:value-type="float" office:value="4374980" calcext:value-type="float">
            <text:p>4374980</text:p>
          </table:table-cell>
          <table:table-cell table:formula="of:=[.A283]/86400+25569" office:value-type="date" office:date-value="2019-06-05T09:11:51" calcext:value-type="date">
            <text:p>06/05/19 09:11 AM</text:p>
          </table:table-cell>
          <table:table-cell table:formula="of:=[.B283]/75" office:value-type="float" office:value="58333.0666666667" calcext:value-type="float">
            <text:p>58333.067</text:p>
          </table:table-cell>
          <table:table-cell table:style-name="ce3" table:formula="of:=[.D283]*1000*3600" office:value-type="float" office:value="209999040000" calcext:value-type="float">
            <text:p>209999040000</text:p>
          </table:table-cell>
          <table:table-cell table:style-name="ce3" table:formula="of:=[.E283]-[.E282]" office:value-type="float" office:value="48000" calcext:value-type="float">
            <text:p>48000</text:p>
          </table:table-cell>
          <table:table-cell table:style-name="ce3" table:formula="of:=[.A283]-[.A282]" office:value-type="float" office:value="8" calcext:value-type="float">
            <text:p>8</text:p>
          </table:table-cell>
          <table:table-cell table:style-name="ce3" table:formula="of:=[.F283]/[.G283]"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1559725924" calcext:value-type="float">
            <text:p>1559725924</text:p>
          </table:table-cell>
          <table:table-cell office:value-type="float" office:value="4374981" calcext:value-type="float">
            <text:p>4374981</text:p>
          </table:table-cell>
          <table:table-cell table:formula="of:=[.A284]/86400+25569" office:value-type="date" office:date-value="2019-06-05T09:12:04" calcext:value-type="date">
            <text:p>06/05/19 09:12 AM</text:p>
          </table:table-cell>
          <table:table-cell table:formula="of:=[.B284]/75" office:value-type="float" office:value="58333.08" calcext:value-type="float">
            <text:p>58333.080</text:p>
          </table:table-cell>
          <table:table-cell table:style-name="ce3" table:formula="of:=[.D284]*1000*3600" office:value-type="float" office:value="209999088000" calcext:value-type="float">
            <text:p>209999088000</text:p>
          </table:table-cell>
          <table:table-cell table:style-name="ce3" table:formula="of:=[.E284]-[.E283]" office:value-type="float" office:value="48000" calcext:value-type="float">
            <text:p>48000</text:p>
          </table:table-cell>
          <table:table-cell table:style-name="ce3" table:formula="of:=[.A284]-[.A283]" office:value-type="float" office:value="13" calcext:value-type="float">
            <text:p>13</text:p>
          </table:table-cell>
          <table:table-cell table:style-name="ce3" table:formula="of:=[.F284]/[.G284]" office:value-type="float" office:value="3692.30769230769" calcext:value-type="float">
            <text:p>3692</text:p>
          </table:table-cell>
        </table:table-row>
        <table:table-row table:style-name="ro1">
          <table:table-cell office:value-type="float" office:value="1559725936" calcext:value-type="float">
            <text:p>1559725936</text:p>
          </table:table-cell>
          <table:table-cell office:value-type="float" office:value="4374982" calcext:value-type="float">
            <text:p>4374982</text:p>
          </table:table-cell>
          <table:table-cell table:formula="of:=[.A285]/86400+25569" office:value-type="date" office:date-value="2019-06-05T09:12:16" calcext:value-type="date">
            <text:p>06/05/19 09:12 AM</text:p>
          </table:table-cell>
          <table:table-cell table:formula="of:=[.B285]/75" office:value-type="float" office:value="58333.0933333333" calcext:value-type="float">
            <text:p>58333.093</text:p>
          </table:table-cell>
          <table:table-cell table:style-name="ce3" table:formula="of:=[.D285]*1000*3600" office:value-type="float" office:value="209999136000" calcext:value-type="float">
            <text:p>209999136000</text:p>
          </table:table-cell>
          <table:table-cell table:style-name="ce3" table:formula="of:=[.E285]-[.E284]" office:value-type="float" office:value="47999.9999694824" calcext:value-type="float">
            <text:p>48000</text:p>
          </table:table-cell>
          <table:table-cell table:style-name="ce3" table:formula="of:=[.A285]-[.A284]" office:value-type="float" office:value="12" calcext:value-type="float">
            <text:p>12</text:p>
          </table:table-cell>
          <table:table-cell table:style-name="ce3" table:formula="of:=[.F285]/[.G285]" office:value-type="float" office:value="3999.99999745687" calcext:value-type="float">
            <text:p>4000</text:p>
          </table:table-cell>
        </table:table-row>
        <table:table-row table:style-name="ro1">
          <table:table-cell office:value-type="float" office:value="1559725946" calcext:value-type="float">
            <text:p>1559725946</text:p>
          </table:table-cell>
          <table:table-cell office:value-type="float" office:value="4374983" calcext:value-type="float">
            <text:p>4374983</text:p>
          </table:table-cell>
          <table:table-cell table:formula="of:=[.A286]/86400+25569" office:value-type="date" office:date-value="2019-06-05T09:12:26" calcext:value-type="date">
            <text:p>06/05/19 09:12 AM</text:p>
          </table:table-cell>
          <table:table-cell table:formula="of:=[.B286]/75" office:value-type="float" office:value="58333.1066666667" calcext:value-type="float">
            <text:p>58333.107</text:p>
          </table:table-cell>
          <table:table-cell table:style-name="ce3" table:formula="of:=[.D286]*1000*3600" office:value-type="float" office:value="209999184000" calcext:value-type="float">
            <text:p>209999184000</text:p>
          </table:table-cell>
          <table:table-cell table:style-name="ce3" table:formula="of:=[.E286]-[.E285]" office:value-type="float" office:value="48000.0000305176" calcext:value-type="float">
            <text:p>48000</text:p>
          </table:table-cell>
          <table:table-cell table:style-name="ce3" table:formula="of:=[.A286]-[.A285]" office:value-type="float" office:value="10" calcext:value-type="float">
            <text:p>10</text:p>
          </table:table-cell>
          <table:table-cell table:style-name="ce3" table:formula="of:=[.F286]/[.G286]" office:value-type="float" office:value="4800.00000305176" calcext:value-type="float">
            <text:p>4800</text:p>
          </table:table-cell>
        </table:table-row>
        <table:table-row table:style-name="ro1">
          <table:table-cell office:value-type="float" office:value="1559725956" calcext:value-type="float">
            <text:p>1559725956</text:p>
          </table:table-cell>
          <table:table-cell office:value-type="float" office:value="4374984" calcext:value-type="float">
            <text:p>4374984</text:p>
          </table:table-cell>
          <table:table-cell table:formula="of:=[.A287]/86400+25569" office:value-type="date" office:date-value="2019-06-05T09:12:36" calcext:value-type="date">
            <text:p>06/05/19 09:12 AM</text:p>
          </table:table-cell>
          <table:table-cell table:formula="of:=[.B287]/75" office:value-type="float" office:value="58333.12" calcext:value-type="float">
            <text:p>58333.120</text:p>
          </table:table-cell>
          <table:table-cell table:style-name="ce3" table:formula="of:=[.D287]*1000*3600" office:value-type="float" office:value="209999232000" calcext:value-type="float">
            <text:p>209999232000</text:p>
          </table:table-cell>
          <table:table-cell table:style-name="ce3" table:formula="of:=[.E287]-[.E286]" office:value-type="float" office:value="48000" calcext:value-type="float">
            <text:p>48000</text:p>
          </table:table-cell>
          <table:table-cell table:style-name="ce3" table:formula="of:=[.A287]-[.A286]" office:value-type="float" office:value="10" calcext:value-type="float">
            <text:p>10</text:p>
          </table:table-cell>
          <table:table-cell table:style-name="ce3" table:formula="of:=[.F287]/[.G287]" office:value-type="float" office:value="4800" calcext:value-type="float">
            <text:p>4800</text:p>
          </table:table-cell>
        </table:table-row>
        <table:table-row table:style-name="ro1">
          <table:table-cell office:value-type="float" office:value="1559725969" calcext:value-type="float">
            <text:p>1559725969</text:p>
          </table:table-cell>
          <table:table-cell office:value-type="float" office:value="4374985" calcext:value-type="float">
            <text:p>4374985</text:p>
          </table:table-cell>
          <table:table-cell table:formula="of:=[.A288]/86400+25569" office:value-type="date" office:date-value="2019-06-05T09:12:49" calcext:value-type="date">
            <text:p>06/05/19 09:12 AM</text:p>
          </table:table-cell>
          <table:table-cell table:formula="of:=[.B288]/75" office:value-type="float" office:value="58333.1333333333" calcext:value-type="float">
            <text:p>58333.133</text:p>
          </table:table-cell>
          <table:table-cell table:style-name="ce3" table:formula="of:=[.D288]*1000*3600" office:value-type="float" office:value="209999280000" calcext:value-type="float">
            <text:p>209999280000</text:p>
          </table:table-cell>
          <table:table-cell table:style-name="ce3" table:formula="of:=[.E288]-[.E287]" office:value-type="float" office:value="47999.9999694824" calcext:value-type="float">
            <text:p>48000</text:p>
          </table:table-cell>
          <table:table-cell table:style-name="ce3" table:formula="of:=[.A288]-[.A287]" office:value-type="float" office:value="13" calcext:value-type="float">
            <text:p>13</text:p>
          </table:table-cell>
          <table:table-cell table:style-name="ce3" table:formula="of:=[.F288]/[.G288]" office:value-type="float" office:value="3692.30768996019" calcext:value-type="float">
            <text:p>3692</text:p>
          </table:table-cell>
        </table:table-row>
        <table:table-row table:style-name="ro1">
          <table:table-cell office:value-type="float" office:value="1559725988" calcext:value-type="float">
            <text:p>1559725988</text:p>
          </table:table-cell>
          <table:table-cell office:value-type="float" office:value="4374986" calcext:value-type="float">
            <text:p>4374986</text:p>
          </table:table-cell>
          <table:table-cell table:formula="of:=[.A289]/86400+25569" office:value-type="date" office:date-value="2019-06-05T09:13:08" calcext:value-type="date">
            <text:p>06/05/19 09:13 AM</text:p>
          </table:table-cell>
          <table:table-cell table:formula="of:=[.B289]/75" office:value-type="float" office:value="58333.1466666667" calcext:value-type="float">
            <text:p>58333.147</text:p>
          </table:table-cell>
          <table:table-cell table:style-name="ce3" table:formula="of:=[.D289]*1000*3600" office:value-type="float" office:value="209999328000" calcext:value-type="float">
            <text:p>209999328000</text:p>
          </table:table-cell>
          <table:table-cell table:style-name="ce3" table:formula="of:=[.E289]-[.E288]" office:value-type="float" office:value="48000.0000305176" calcext:value-type="float">
            <text:p>48000</text:p>
          </table:table-cell>
          <table:table-cell table:style-name="ce3" table:formula="of:=[.A289]-[.A288]" office:value-type="float" office:value="19" calcext:value-type="float">
            <text:p>19</text:p>
          </table:table-cell>
          <table:table-cell table:style-name="ce3" table:formula="of:=[.F289]/[.G289]" office:value-type="float" office:value="2526.31579107987" calcext:value-type="float">
            <text:p>2526</text:p>
          </table:table-cell>
        </table:table-row>
        <table:table-row table:style-name="ro1">
          <table:table-cell office:value-type="float" office:value="1559726022" calcext:value-type="float">
            <text:p>1559726022</text:p>
          </table:table-cell>
          <table:table-cell office:value-type="float" office:value="4374987" calcext:value-type="float">
            <text:p>4374987</text:p>
          </table:table-cell>
          <table:table-cell table:formula="of:=[.A290]/86400+25569" office:value-type="date" office:date-value="2019-06-05T09:13:42" calcext:value-type="date">
            <text:p>06/05/19 09:13 AM</text:p>
          </table:table-cell>
          <table:table-cell table:formula="of:=[.B290]/75" office:value-type="float" office:value="58333.16" calcext:value-type="float">
            <text:p>58333.160</text:p>
          </table:table-cell>
          <table:table-cell table:style-name="ce3" table:formula="of:=[.D290]*1000*3600" office:value-type="float" office:value="209999376000" calcext:value-type="float">
            <text:p>209999376000</text:p>
          </table:table-cell>
          <table:table-cell table:style-name="ce3" table:formula="of:=[.E290]-[.E289]" office:value-type="float" office:value="48000" calcext:value-type="float">
            <text:p>48000</text:p>
          </table:table-cell>
          <table:table-cell table:style-name="ce3" table:formula="of:=[.A290]-[.A289]" office:value-type="float" office:value="34" calcext:value-type="float">
            <text:p>34</text:p>
          </table:table-cell>
          <table:table-cell table:style-name="ce3" table:formula="of:=[.F290]/[.G290]" office:value-type="float" office:value="1411.76470588235" calcext:value-type="float">
            <text:p>1412</text:p>
          </table:table-cell>
        </table:table-row>
        <table:table-row table:style-name="ro1">
          <table:table-cell office:value-type="float" office:value="1559726040" calcext:value-type="float">
            <text:p>1559726040</text:p>
          </table:table-cell>
          <table:table-cell office:value-type="float" office:value="4374988" calcext:value-type="float">
            <text:p>4374988</text:p>
          </table:table-cell>
          <table:table-cell table:formula="of:=[.A291]/86400+25569" office:value-type="date" office:date-value="2019-06-05T09:14:00" calcext:value-type="date">
            <text:p>06/05/19 09:14 AM</text:p>
          </table:table-cell>
          <table:table-cell table:formula="of:=[.B291]/75" office:value-type="float" office:value="58333.1733333333" calcext:value-type="float">
            <text:p>58333.173</text:p>
          </table:table-cell>
          <table:table-cell table:style-name="ce3" table:formula="of:=[.D291]*1000*3600" office:value-type="float" office:value="209999424000" calcext:value-type="float">
            <text:p>209999424000</text:p>
          </table:table-cell>
          <table:table-cell table:style-name="ce3" table:formula="of:=[.E291]-[.E290]" office:value-type="float" office:value="48000" calcext:value-type="float">
            <text:p>48000</text:p>
          </table:table-cell>
          <table:table-cell table:style-name="ce3" table:formula="of:=[.A291]-[.A290]" office:value-type="float" office:value="18" calcext:value-type="float">
            <text:p>18</text:p>
          </table:table-cell>
          <table:table-cell table:style-name="ce3" table:formula="of:=[.F291]/[.G291]" office:value-type="float" office:value="2666.66666666667" calcext:value-type="float">
            <text:p>2667</text:p>
          </table:table-cell>
        </table:table-row>
        <table:table-row table:style-name="ro1">
          <table:table-cell office:value-type="float" office:value="1559726074" calcext:value-type="float">
            <text:p>1559726074</text:p>
          </table:table-cell>
          <table:table-cell office:value-type="float" office:value="4374989" calcext:value-type="float">
            <text:p>4374989</text:p>
          </table:table-cell>
          <table:table-cell table:formula="of:=[.A292]/86400+25569" office:value-type="date" office:date-value="2019-06-05T09:14:34" calcext:value-type="date">
            <text:p>06/05/19 09:14 AM</text:p>
          </table:table-cell>
          <table:table-cell table:formula="of:=[.B292]/75" office:value-type="float" office:value="58333.1866666667" calcext:value-type="float">
            <text:p>58333.187</text:p>
          </table:table-cell>
          <table:table-cell table:style-name="ce3" table:formula="of:=[.D292]*1000*3600" office:value-type="float" office:value="209999472000" calcext:value-type="float">
            <text:p>209999472000</text:p>
          </table:table-cell>
          <table:table-cell table:style-name="ce3" table:formula="of:=[.E292]-[.E291]" office:value-type="float" office:value="48000.0000305176" calcext:value-type="float">
            <text:p>48000</text:p>
          </table:table-cell>
          <table:table-cell table:style-name="ce3" table:formula="of:=[.A292]-[.A291]" office:value-type="float" office:value="34" calcext:value-type="float">
            <text:p>34</text:p>
          </table:table-cell>
          <table:table-cell table:style-name="ce3" table:formula="of:=[.F292]/[.G292]" office:value-type="float" office:value="1411.76470677993" calcext:value-type="float">
            <text:p>1412</text:p>
          </table:table-cell>
        </table:table-row>
        <table:table-row table:style-name="ro1">
          <table:table-cell office:value-type="float" office:value="1559726093" calcext:value-type="float">
            <text:p>1559726093</text:p>
          </table:table-cell>
          <table:table-cell office:value-type="float" office:value="4374990" calcext:value-type="float">
            <text:p>4374990</text:p>
          </table:table-cell>
          <table:table-cell table:formula="of:=[.A293]/86400+25569" office:value-type="date" office:date-value="2019-06-05T09:14:53" calcext:value-type="date">
            <text:p>06/05/19 09:14 AM</text:p>
          </table:table-cell>
          <table:table-cell table:formula="of:=[.B293]/75" office:value-type="float" office:value="58333.2" calcext:value-type="float">
            <text:p>58333.200</text:p>
          </table:table-cell>
          <table:table-cell table:style-name="ce3" table:formula="of:=[.D293]*1000*3600" office:value-type="float" office:value="209999520000" calcext:value-type="float">
            <text:p>209999520000</text:p>
          </table:table-cell>
          <table:table-cell table:style-name="ce3" table:formula="of:=[.E293]-[.E292]" office:value-type="float" office:value="47999.9999694824" calcext:value-type="float">
            <text:p>48000</text:p>
          </table:table-cell>
          <table:table-cell table:style-name="ce3" table:formula="of:=[.A293]-[.A292]" office:value-type="float" office:value="19" calcext:value-type="float">
            <text:p>19</text:p>
          </table:table-cell>
          <table:table-cell table:style-name="ce3" table:formula="of:=[.F293]/[.G293]" office:value-type="float" office:value="2526.3157878675" calcext:value-type="float">
            <text:p>2526</text:p>
          </table:table-cell>
        </table:table-row>
        <table:table-row table:style-name="ro1">
          <table:table-cell office:value-type="float" office:value="1559726122" calcext:value-type="float">
            <text:p>1559726122</text:p>
          </table:table-cell>
          <table:table-cell office:value-type="float" office:value="4374991" calcext:value-type="float">
            <text:p>4374991</text:p>
          </table:table-cell>
          <table:table-cell table:formula="of:=[.A294]/86400+25569" office:value-type="date" office:date-value="2019-06-05T09:15:22" calcext:value-type="date">
            <text:p>06/05/19 09:15 AM</text:p>
          </table:table-cell>
          <table:table-cell table:formula="of:=[.B294]/75" office:value-type="float" office:value="58333.2133333333" calcext:value-type="float">
            <text:p>58333.213</text:p>
          </table:table-cell>
          <table:table-cell table:style-name="ce3" table:formula="of:=[.D294]*1000*3600" office:value-type="float" office:value="209999568000" calcext:value-type="float">
            <text:p>209999568000</text:p>
          </table:table-cell>
          <table:table-cell table:style-name="ce3" table:formula="of:=[.E294]-[.E293]" office:value-type="float" office:value="48000" calcext:value-type="float">
            <text:p>48000</text:p>
          </table:table-cell>
          <table:table-cell table:style-name="ce3" table:formula="of:=[.A294]-[.A293]" office:value-type="float" office:value="29" calcext:value-type="float">
            <text:p>29</text:p>
          </table:table-cell>
          <table:table-cell table:style-name="ce3" table:formula="of:=[.F294]/[.G294]" office:value-type="float" office:value="1655.1724137931" calcext:value-type="float">
            <text:p>1655</text:p>
          </table:table-cell>
        </table:table-row>
        <table:table-row table:style-name="ro1">
          <table:table-cell office:value-type="float" office:value="1559726145" calcext:value-type="float">
            <text:p>1559726145</text:p>
          </table:table-cell>
          <table:table-cell office:value-type="float" office:value="4374992" calcext:value-type="float">
            <text:p>4374992</text:p>
          </table:table-cell>
          <table:table-cell table:formula="of:=[.A295]/86400+25569" office:value-type="date" office:date-value="2019-06-05T09:15:45" calcext:value-type="date">
            <text:p>06/05/19 09:15 AM</text:p>
          </table:table-cell>
          <table:table-cell table:formula="of:=[.B295]/75" office:value-type="float" office:value="58333.2266666667" calcext:value-type="float">
            <text:p>58333.227</text:p>
          </table:table-cell>
          <table:table-cell table:style-name="ce3" table:formula="of:=[.D295]*1000*3600" office:value-type="float" office:value="209999616000" calcext:value-type="float">
            <text:p>209999616000</text:p>
          </table:table-cell>
          <table:table-cell table:style-name="ce3" table:formula="of:=[.E295]-[.E294]" office:value-type="float" office:value="48000.0000305176" calcext:value-type="float">
            <text:p>48000</text:p>
          </table:table-cell>
          <table:table-cell table:style-name="ce3" table:formula="of:=[.A295]-[.A294]" office:value-type="float" office:value="23" calcext:value-type="float">
            <text:p>23</text:p>
          </table:table-cell>
          <table:table-cell table:style-name="ce3" table:formula="of:=[.F295]/[.G295]" office:value-type="float" office:value="2086.95652306598" calcext:value-type="float">
            <text:p>2087</text:p>
          </table:table-cell>
        </table:table-row>
        <table:table-row table:style-name="ro1">
          <table:table-cell office:value-type="float" office:value="1559726164" calcext:value-type="float">
            <text:p>1559726164</text:p>
          </table:table-cell>
          <table:table-cell office:value-type="float" office:value="4374993" calcext:value-type="float">
            <text:p>4374993</text:p>
          </table:table-cell>
          <table:table-cell table:formula="of:=[.A296]/86400+25569" office:value-type="date" office:date-value="2019-06-05T09:16:04" calcext:value-type="date">
            <text:p>06/05/19 09:16 AM</text:p>
          </table:table-cell>
          <table:table-cell table:formula="of:=[.B296]/75" office:value-type="float" office:value="58333.24" calcext:value-type="float">
            <text:p>58333.240</text:p>
          </table:table-cell>
          <table:table-cell table:style-name="ce3" table:formula="of:=[.D296]*1000*3600" office:value-type="float" office:value="209999664000" calcext:value-type="float">
            <text:p>209999664000</text:p>
          </table:table-cell>
          <table:table-cell table:style-name="ce3" table:formula="of:=[.E296]-[.E295]" office:value-type="float" office:value="47999.9999694824" calcext:value-type="float">
            <text:p>48000</text:p>
          </table:table-cell>
          <table:table-cell table:style-name="ce3" table:formula="of:=[.A296]-[.A295]" office:value-type="float" office:value="19" calcext:value-type="float">
            <text:p>19</text:p>
          </table:table-cell>
          <table:table-cell table:style-name="ce3" table:formula="of:=[.F296]/[.G296]" office:value-type="float" office:value="2526.3157878675" calcext:value-type="float">
            <text:p>2526</text:p>
          </table:table-cell>
        </table:table-row>
        <table:table-row table:style-name="ro1">
          <table:table-cell office:value-type="float" office:value="1559726188" calcext:value-type="float">
            <text:p>1559726188</text:p>
          </table:table-cell>
          <table:table-cell office:value-type="float" office:value="4374994" calcext:value-type="float">
            <text:p>4374994</text:p>
          </table:table-cell>
          <table:table-cell table:formula="of:=[.A297]/86400+25569" office:value-type="date" office:date-value="2019-06-05T09:16:28" calcext:value-type="date">
            <text:p>06/05/19 09:16 AM</text:p>
          </table:table-cell>
          <table:table-cell table:formula="of:=[.B297]/75" office:value-type="float" office:value="58333.2533333333" calcext:value-type="float">
            <text:p>58333.253</text:p>
          </table:table-cell>
          <table:table-cell table:style-name="ce3" table:formula="of:=[.D297]*1000*3600" office:value-type="float" office:value="209999712000" calcext:value-type="float">
            <text:p>209999712000</text:p>
          </table:table-cell>
          <table:table-cell table:style-name="ce3" table:formula="of:=[.E297]-[.E296]" office:value-type="float" office:value="48000" calcext:value-type="float">
            <text:p>48000</text:p>
          </table:table-cell>
          <table:table-cell table:style-name="ce3" table:formula="of:=[.A297]-[.A296]" office:value-type="float" office:value="24" calcext:value-type="float">
            <text:p>24</text:p>
          </table:table-cell>
          <table:table-cell table:style-name="ce3" table:formula="of:=[.F297]/[.G297]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559726207" calcext:value-type="float">
            <text:p>1559726207</text:p>
          </table:table-cell>
          <table:table-cell office:value-type="float" office:value="4374995" calcext:value-type="float">
            <text:p>4374995</text:p>
          </table:table-cell>
          <table:table-cell table:formula="of:=[.A298]/86400+25569" office:value-type="date" office:date-value="2019-06-05T09:16:47" calcext:value-type="date">
            <text:p>06/05/19 09:16 AM</text:p>
          </table:table-cell>
          <table:table-cell table:formula="of:=[.B298]/75" office:value-type="float" office:value="58333.2666666667" calcext:value-type="float">
            <text:p>58333.267</text:p>
          </table:table-cell>
          <table:table-cell table:style-name="ce3" table:formula="of:=[.D298]*1000*3600" office:value-type="float" office:value="209999760000" calcext:value-type="float">
            <text:p>209999760000</text:p>
          </table:table-cell>
          <table:table-cell table:style-name="ce3" table:formula="of:=[.E298]-[.E297]" office:value-type="float" office:value="48000.0000305176" calcext:value-type="float">
            <text:p>48000</text:p>
          </table:table-cell>
          <table:table-cell table:style-name="ce3" table:formula="of:=[.A298]-[.A297]" office:value-type="float" office:value="19" calcext:value-type="float">
            <text:p>19</text:p>
          </table:table-cell>
          <table:table-cell table:style-name="ce3" table:formula="of:=[.F298]/[.G298]" office:value-type="float" office:value="2526.31579107987" calcext:value-type="float">
            <text:p>2526</text:p>
          </table:table-cell>
        </table:table-row>
        <table:table-row table:style-name="ro1">
          <table:table-cell office:value-type="float" office:value="1559726248" calcext:value-type="float">
            <text:p>1559726248</text:p>
          </table:table-cell>
          <table:table-cell office:value-type="float" office:value="4374996" calcext:value-type="float">
            <text:p>4374996</text:p>
          </table:table-cell>
          <table:table-cell table:formula="of:=[.A299]/86400+25569" office:value-type="date" office:date-value="2019-06-05T09:17:28" calcext:value-type="date">
            <text:p>06/05/19 09:17 AM</text:p>
          </table:table-cell>
          <table:table-cell table:formula="of:=[.B299]/75" office:value-type="float" office:value="58333.28" calcext:value-type="float">
            <text:p>58333.280</text:p>
          </table:table-cell>
          <table:table-cell table:style-name="ce3" table:formula="of:=[.D299]*1000*3600" office:value-type="float" office:value="209999808000" calcext:value-type="float">
            <text:p>209999808000</text:p>
          </table:table-cell>
          <table:table-cell table:style-name="ce3" table:formula="of:=[.E299]-[.E298]" office:value-type="float" office:value="47999.9999694824" calcext:value-type="float">
            <text:p>48000</text:p>
          </table:table-cell>
          <table:table-cell table:style-name="ce3" table:formula="of:=[.A299]-[.A298]" office:value-type="float" office:value="41" calcext:value-type="float">
            <text:p>41</text:p>
          </table:table-cell>
          <table:table-cell table:style-name="ce3" table:formula="of:=[.F299]/[.G299]" office:value-type="float" office:value="1170.73170657274" calcext:value-type="float">
            <text:p>1171</text:p>
          </table:table-cell>
        </table:table-row>
        <table:table-row table:style-name="ro1">
          <table:table-cell office:value-type="float" office:value="1559726284" calcext:value-type="float">
            <text:p>1559726284</text:p>
          </table:table-cell>
          <table:table-cell office:value-type="float" office:value="4374997" calcext:value-type="float">
            <text:p>4374997</text:p>
          </table:table-cell>
          <table:table-cell table:formula="of:=[.A300]/86400+25569" office:value-type="date" office:date-value="2019-06-05T09:18:04" calcext:value-type="date">
            <text:p>06/05/19 09:18 AM</text:p>
          </table:table-cell>
          <table:table-cell table:formula="of:=[.B300]/75" office:value-type="float" office:value="58333.2933333333" calcext:value-type="float">
            <text:p>58333.293</text:p>
          </table:table-cell>
          <table:table-cell table:style-name="ce3" table:formula="of:=[.D300]*1000*3600" office:value-type="float" office:value="209999856000" calcext:value-type="float">
            <text:p>209999856000</text:p>
          </table:table-cell>
          <table:table-cell table:style-name="ce3" table:formula="of:=[.E300]-[.E299]" office:value-type="float" office:value="48000" calcext:value-type="float">
            <text:p>48000</text:p>
          </table:table-cell>
          <table:table-cell table:style-name="ce3" table:formula="of:=[.A300]-[.A299]" office:value-type="float" office:value="36" calcext:value-type="float">
            <text:p>36</text:p>
          </table:table-cell>
          <table:table-cell table:style-name="ce3" table:formula="of:=[.F300]/[.G300]" office:value-type="float" office:value="1333.33333333333" calcext:value-type="float">
            <text:p>1333</text:p>
          </table:table-cell>
        </table:table-row>
        <table:table-row table:style-name="ro1">
          <table:table-cell office:value-type="float" office:value="1559726318" calcext:value-type="float">
            <text:p>1559726318</text:p>
          </table:table-cell>
          <table:table-cell office:value-type="float" office:value="4374998" calcext:value-type="float">
            <text:p>4374998</text:p>
          </table:table-cell>
          <table:table-cell table:formula="of:=[.A301]/86400+25569" office:value-type="date" office:date-value="2019-06-05T09:18:38" calcext:value-type="date">
            <text:p>06/05/19 09:18 AM</text:p>
          </table:table-cell>
          <table:table-cell table:formula="of:=[.B301]/75" office:value-type="float" office:value="58333.3066666667" calcext:value-type="float">
            <text:p>58333.307</text:p>
          </table:table-cell>
          <table:table-cell table:style-name="ce3" table:formula="of:=[.D301]*1000*3600" office:value-type="float" office:value="209999904000" calcext:value-type="float">
            <text:p>209999904000</text:p>
          </table:table-cell>
          <table:table-cell table:style-name="ce3" table:formula="of:=[.E301]-[.E300]" office:value-type="float" office:value="48000" calcext:value-type="float">
            <text:p>48000</text:p>
          </table:table-cell>
          <table:table-cell table:style-name="ce3" table:formula="of:=[.A301]-[.A300]" office:value-type="float" office:value="34" calcext:value-type="float">
            <text:p>34</text:p>
          </table:table-cell>
          <table:table-cell table:style-name="ce3" table:formula="of:=[.F301]/[.G301]" office:value-type="float" office:value="1411.76470588235" calcext:value-type="float">
            <text:p>1412</text:p>
          </table:table-cell>
        </table:table-row>
        <table:table-row table:style-name="ro1">
          <table:table-cell office:value-type="float" office:value="1559726358" calcext:value-type="float">
            <text:p>1559726358</text:p>
          </table:table-cell>
          <table:table-cell office:value-type="float" office:value="4374999" calcext:value-type="float">
            <text:p>4374999</text:p>
          </table:table-cell>
          <table:table-cell table:formula="of:=[.A302]/86400+25569" office:value-type="date" office:date-value="2019-06-05T09:19:18" calcext:value-type="date">
            <text:p>06/05/19 09:19 AM</text:p>
          </table:table-cell>
          <table:table-cell table:formula="of:=[.B302]/75" office:value-type="float" office:value="58333.32" calcext:value-type="float">
            <text:p>58333.320</text:p>
          </table:table-cell>
          <table:table-cell table:style-name="ce3" table:formula="of:=[.D302]*1000*3600" office:value-type="float" office:value="209999952000" calcext:value-type="float">
            <text:p>209999952000</text:p>
          </table:table-cell>
          <table:table-cell table:style-name="ce3" table:formula="of:=[.E302]-[.E301]" office:value-type="float" office:value="48000" calcext:value-type="float">
            <text:p>48000</text:p>
          </table:table-cell>
          <table:table-cell table:style-name="ce3" table:formula="of:=[.A302]-[.A301]" office:value-type="float" office:value="40" calcext:value-type="float">
            <text:p>40</text:p>
          </table:table-cell>
          <table:table-cell table:style-name="ce3" table:formula="of:=[.F302]/[.G302]"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559726398" calcext:value-type="float">
            <text:p>1559726398</text:p>
          </table:table-cell>
          <table:table-cell office:value-type="float" office:value="4375000" calcext:value-type="float">
            <text:p>4375000</text:p>
          </table:table-cell>
          <table:table-cell table:formula="of:=[.A303]/86400+25569" office:value-type="date" office:date-value="2019-06-05T09:19:58" calcext:value-type="date">
            <text:p>06/05/19 09:19 AM</text:p>
          </table:table-cell>
          <table:table-cell table:formula="of:=[.B303]/75" office:value-type="float" office:value="58333.3333333333" calcext:value-type="float">
            <text:p>58333.333</text:p>
          </table:table-cell>
          <table:table-cell table:style-name="ce3" table:formula="of:=[.D303]*1000*3600" office:value-type="float" office:value="210000000000" calcext:value-type="float">
            <text:p>210000000000</text:p>
          </table:table-cell>
          <table:table-cell table:style-name="ce3" table:formula="of:=[.E303]-[.E302]" office:value-type="float" office:value="48000" calcext:value-type="float">
            <text:p>48000</text:p>
          </table:table-cell>
          <table:table-cell table:style-name="ce3" table:formula="of:=[.A303]-[.A302]" office:value-type="float" office:value="40" calcext:value-type="float">
            <text:p>40</text:p>
          </table:table-cell>
          <table:table-cell table:style-name="ce3" table:formula="of:=[.F303]/[.G303]"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559726435" calcext:value-type="float">
            <text:p>1559726435</text:p>
          </table:table-cell>
          <table:table-cell office:value-type="float" office:value="4375001" calcext:value-type="float">
            <text:p>4375001</text:p>
          </table:table-cell>
          <table:table-cell table:formula="of:=[.A304]/86400+25569" office:value-type="date" office:date-value="2019-06-05T09:20:35" calcext:value-type="date">
            <text:p>06/05/19 09:20 AM</text:p>
          </table:table-cell>
          <table:table-cell table:formula="of:=[.B304]/75" office:value-type="float" office:value="58333.3466666667" calcext:value-type="float">
            <text:p>58333.347</text:p>
          </table:table-cell>
          <table:table-cell table:style-name="ce3" table:formula="of:=[.D304]*1000*3600" office:value-type="float" office:value="210000048000" calcext:value-type="float">
            <text:p>210000048000</text:p>
          </table:table-cell>
          <table:table-cell table:style-name="ce3" table:formula="of:=[.E304]-[.E303]" office:value-type="float" office:value="48000" calcext:value-type="float">
            <text:p>48000</text:p>
          </table:table-cell>
          <table:table-cell table:style-name="ce3" table:formula="of:=[.A304]-[.A303]" office:value-type="float" office:value="37" calcext:value-type="float">
            <text:p>37</text:p>
          </table:table-cell>
          <table:table-cell table:style-name="ce3" table:formula="of:=[.F304]/[.G304]" office:value-type="float" office:value="1297.2972972973" calcext:value-type="float">
            <text:p>1297</text:p>
          </table:table-cell>
        </table:table-row>
        <table:table-row table:style-name="ro1">
          <table:table-cell office:value-type="float" office:value="1559726482" calcext:value-type="float">
            <text:p>1559726482</text:p>
          </table:table-cell>
          <table:table-cell office:value-type="float" office:value="4375002" calcext:value-type="float">
            <text:p>4375002</text:p>
          </table:table-cell>
          <table:table-cell table:formula="of:=[.A305]/86400+25569" office:value-type="date" office:date-value="2019-06-05T09:21:22" calcext:value-type="date">
            <text:p>06/05/19 09:21 AM</text:p>
          </table:table-cell>
          <table:table-cell table:formula="of:=[.B305]/75" office:value-type="float" office:value="58333.36" calcext:value-type="float">
            <text:p>58333.360</text:p>
          </table:table-cell>
          <table:table-cell table:style-name="ce3" table:formula="of:=[.D305]*1000*3600" office:value-type="float" office:value="210000096000" calcext:value-type="float">
            <text:p>210000096000</text:p>
          </table:table-cell>
          <table:table-cell table:style-name="ce3" table:formula="of:=[.E305]-[.E304]" office:value-type="float" office:value="48000" calcext:value-type="float">
            <text:p>48000</text:p>
          </table:table-cell>
          <table:table-cell table:style-name="ce3" table:formula="of:=[.A305]-[.A304]" office:value-type="float" office:value="47" calcext:value-type="float">
            <text:p>47</text:p>
          </table:table-cell>
          <table:table-cell table:style-name="ce3" table:formula="of:=[.F305]/[.G305]" office:value-type="float" office:value="1021.27659574468" calcext:value-type="float">
            <text:p>1021</text:p>
          </table:table-cell>
        </table:table-row>
        <table:table-row table:style-name="ro1">
          <table:table-cell office:value-type="float" office:value="1559726530" calcext:value-type="float">
            <text:p>1559726530</text:p>
          </table:table-cell>
          <table:table-cell office:value-type="float" office:value="4375003" calcext:value-type="float">
            <text:p>4375003</text:p>
          </table:table-cell>
          <table:table-cell table:formula="of:=[.A306]/86400+25569" office:value-type="date" office:date-value="2019-06-05T09:22:10" calcext:value-type="date">
            <text:p>06/05/19 09:22 AM</text:p>
          </table:table-cell>
          <table:table-cell table:formula="of:=[.B306]/75" office:value-type="float" office:value="58333.3733333333" calcext:value-type="float">
            <text:p>58333.373</text:p>
          </table:table-cell>
          <table:table-cell table:style-name="ce3" table:formula="of:=[.D306]*1000*3600" office:value-type="float" office:value="210000144000" calcext:value-type="float">
            <text:p>210000144000</text:p>
          </table:table-cell>
          <table:table-cell table:style-name="ce3" table:formula="of:=[.E306]-[.E305]" office:value-type="float" office:value="48000" calcext:value-type="float">
            <text:p>48000</text:p>
          </table:table-cell>
          <table:table-cell table:style-name="ce3" table:formula="of:=[.A306]-[.A305]" office:value-type="float" office:value="48" calcext:value-type="float">
            <text:p>48</text:p>
          </table:table-cell>
          <table:table-cell table:style-name="ce3" table:formula="of:=[.F306]/[.G306]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559726585" calcext:value-type="float">
            <text:p>1559726585</text:p>
          </table:table-cell>
          <table:table-cell office:value-type="float" office:value="4375004" calcext:value-type="float">
            <text:p>4375004</text:p>
          </table:table-cell>
          <table:table-cell table:formula="of:=[.A307]/86400+25569" office:value-type="date" office:date-value="2019-06-05T09:23:05" calcext:value-type="date">
            <text:p>06/05/19 09:23 AM</text:p>
          </table:table-cell>
          <table:table-cell table:formula="of:=[.B307]/75" office:value-type="float" office:value="58333.3866666667" calcext:value-type="float">
            <text:p>58333.387</text:p>
          </table:table-cell>
          <table:table-cell table:style-name="ce3" table:formula="of:=[.D307]*1000*3600" office:value-type="float" office:value="210000192000" calcext:value-type="float">
            <text:p>210000192000</text:p>
          </table:table-cell>
          <table:table-cell table:style-name="ce3" table:formula="of:=[.E307]-[.E306]" office:value-type="float" office:value="48000" calcext:value-type="float">
            <text:p>48000</text:p>
          </table:table-cell>
          <table:table-cell table:style-name="ce3" table:formula="of:=[.A307]-[.A306]" office:value-type="float" office:value="55" calcext:value-type="float">
            <text:p>55</text:p>
          </table:table-cell>
          <table:table-cell table:style-name="ce3" table:formula="of:=[.F307]/[.G307]" office:value-type="float" office:value="872.727272727273" calcext:value-type="float">
            <text:p>873</text:p>
          </table:table-cell>
        </table:table-row>
        <table:table-row table:style-name="ro1">
          <table:table-cell office:value-type="float" office:value="1559726610" calcext:value-type="float">
            <text:p>1559726610</text:p>
          </table:table-cell>
          <table:table-cell office:value-type="float" office:value="4375005" calcext:value-type="float">
            <text:p>4375005</text:p>
          </table:table-cell>
          <table:table-cell table:formula="of:=[.A308]/86400+25569" office:value-type="date" office:date-value="2019-06-05T09:23:30" calcext:value-type="date">
            <text:p>06/05/19 09:23 AM</text:p>
          </table:table-cell>
          <table:table-cell table:formula="of:=[.B308]/75" office:value-type="float" office:value="58333.4" calcext:value-type="float">
            <text:p>58333.400</text:p>
          </table:table-cell>
          <table:table-cell table:style-name="ce3" table:formula="of:=[.D308]*1000*3600" office:value-type="float" office:value="210000240000" calcext:value-type="float">
            <text:p>210000240000</text:p>
          </table:table-cell>
          <table:table-cell table:style-name="ce3" table:formula="of:=[.E308]-[.E307]" office:value-type="float" office:value="48000" calcext:value-type="float">
            <text:p>48000</text:p>
          </table:table-cell>
          <table:table-cell table:style-name="ce3" table:formula="of:=[.A308]-[.A307]" office:value-type="float" office:value="25" calcext:value-type="float">
            <text:p>25</text:p>
          </table:table-cell>
          <table:table-cell table:style-name="ce3" table:formula="of:=[.F308]/[.G308]" office:value-type="float" office:value="1920" calcext:value-type="float">
            <text:p>1920</text:p>
          </table:table-cell>
        </table:table-row>
        <table:table-row table:style-name="ro1">
          <table:table-cell office:value-type="float" office:value="1559726626" calcext:value-type="float">
            <text:p>1559726626</text:p>
          </table:table-cell>
          <table:table-cell office:value-type="float" office:value="4375006" calcext:value-type="float">
            <text:p>4375006</text:p>
          </table:table-cell>
          <table:table-cell table:formula="of:=[.A309]/86400+25569" office:value-type="date" office:date-value="2019-06-05T09:23:46" calcext:value-type="date">
            <text:p>06/05/19 09:23 AM</text:p>
          </table:table-cell>
          <table:table-cell table:formula="of:=[.B309]/75" office:value-type="float" office:value="58333.4133333333" calcext:value-type="float">
            <text:p>58333.413</text:p>
          </table:table-cell>
          <table:table-cell table:style-name="ce3" table:formula="of:=[.D309]*1000*3600" office:value-type="float" office:value="210000288000" calcext:value-type="float">
            <text:p>210000288000</text:p>
          </table:table-cell>
          <table:table-cell table:style-name="ce3" table:formula="of:=[.E309]-[.E308]" office:value-type="float" office:value="47999.9999694824" calcext:value-type="float">
            <text:p>48000</text:p>
          </table:table-cell>
          <table:table-cell table:style-name="ce3" table:formula="of:=[.A309]-[.A308]" office:value-type="float" office:value="16" calcext:value-type="float">
            <text:p>16</text:p>
          </table:table-cell>
          <table:table-cell table:style-name="ce3" table:formula="of:=[.F309]/[.G309]" office:value-type="float" office:value="2999.99999809265" calcext:value-type="float">
            <text:p>3000</text:p>
          </table:table-cell>
        </table:table-row>
        <table:table-row table:style-name="ro1">
          <table:table-cell office:value-type="float" office:value="1559726645" calcext:value-type="float">
            <text:p>1559726645</text:p>
          </table:table-cell>
          <table:table-cell office:value-type="float" office:value="4375007" calcext:value-type="float">
            <text:p>4375007</text:p>
          </table:table-cell>
          <table:table-cell table:formula="of:=[.A310]/86400+25569" office:value-type="date" office:date-value="2019-06-05T09:24:05" calcext:value-type="date">
            <text:p>06/05/19 09:24 AM</text:p>
          </table:table-cell>
          <table:table-cell table:formula="of:=[.B310]/75" office:value-type="float" office:value="58333.4266666667" calcext:value-type="float">
            <text:p>58333.427</text:p>
          </table:table-cell>
          <table:table-cell table:style-name="ce3" table:formula="of:=[.D310]*1000*3600" office:value-type="float" office:value="210000336000" calcext:value-type="float">
            <text:p>210000336000</text:p>
          </table:table-cell>
          <table:table-cell table:style-name="ce3" table:formula="of:=[.E310]-[.E309]" office:value-type="float" office:value="48000.0000305176" calcext:value-type="float">
            <text:p>48000</text:p>
          </table:table-cell>
          <table:table-cell table:style-name="ce3" table:formula="of:=[.A310]-[.A309]" office:value-type="float" office:value="19" calcext:value-type="float">
            <text:p>19</text:p>
          </table:table-cell>
          <table:table-cell table:style-name="ce3" table:formula="of:=[.F310]/[.G310]" office:value-type="float" office:value="2526.31579107987" calcext:value-type="float">
            <text:p>2526</text:p>
          </table:table-cell>
        </table:table-row>
        <table:table-row table:style-name="ro1">
          <table:table-cell office:value-type="float" office:value="1559726660" calcext:value-type="float">
            <text:p>1559726660</text:p>
          </table:table-cell>
          <table:table-cell office:value-type="float" office:value="4375008" calcext:value-type="float">
            <text:p>4375008</text:p>
          </table:table-cell>
          <table:table-cell table:formula="of:=[.A311]/86400+25569" office:value-type="date" office:date-value="2019-06-05T09:24:20" calcext:value-type="date">
            <text:p>06/05/19 09:24 AM</text:p>
          </table:table-cell>
          <table:table-cell table:formula="of:=[.B311]/75" office:value-type="float" office:value="58333.44" calcext:value-type="float">
            <text:p>58333.440</text:p>
          </table:table-cell>
          <table:table-cell table:style-name="ce3" table:formula="of:=[.D311]*1000*3600" office:value-type="float" office:value="210000384000" calcext:value-type="float">
            <text:p>210000384000</text:p>
          </table:table-cell>
          <table:table-cell table:style-name="ce3" table:formula="of:=[.E311]-[.E310]" office:value-type="float" office:value="48000" calcext:value-type="float">
            <text:p>48000</text:p>
          </table:table-cell>
          <table:table-cell table:style-name="ce3" table:formula="of:=[.A311]-[.A310]" office:value-type="float" office:value="15" calcext:value-type="float">
            <text:p>15</text:p>
          </table:table-cell>
          <table:table-cell table:style-name="ce3" table:formula="of:=[.F311]/[.G311]" office:value-type="float" office:value="3200" calcext:value-type="float">
            <text:p>3200</text:p>
          </table:table-cell>
        </table:table-row>
        <table:table-row table:style-name="ro1">
          <table:table-cell office:value-type="float" office:value="1559726679" calcext:value-type="float">
            <text:p>1559726679</text:p>
          </table:table-cell>
          <table:table-cell office:value-type="float" office:value="4375009" calcext:value-type="float">
            <text:p>4375009</text:p>
          </table:table-cell>
          <table:table-cell table:formula="of:=[.A312]/86400+25569" office:value-type="date" office:date-value="2019-06-05T09:24:39" calcext:value-type="date">
            <text:p>06/05/19 09:24 AM</text:p>
          </table:table-cell>
          <table:table-cell table:formula="of:=[.B312]/75" office:value-type="float" office:value="58333.4533333333" calcext:value-type="float">
            <text:p>58333.453</text:p>
          </table:table-cell>
          <table:table-cell table:style-name="ce3" table:formula="of:=[.D312]*1000*3600" office:value-type="float" office:value="210000432000" calcext:value-type="float">
            <text:p>210000432000</text:p>
          </table:table-cell>
          <table:table-cell table:style-name="ce3" table:formula="of:=[.E312]-[.E311]" office:value-type="float" office:value="47999.9999694824" calcext:value-type="float">
            <text:p>48000</text:p>
          </table:table-cell>
          <table:table-cell table:style-name="ce3" table:formula="of:=[.A312]-[.A311]" office:value-type="float" office:value="19" calcext:value-type="float">
            <text:p>19</text:p>
          </table:table-cell>
          <table:table-cell table:style-name="ce3" table:formula="of:=[.F312]/[.G312]" office:value-type="float" office:value="2526.3157878675" calcext:value-type="float">
            <text:p>2526</text:p>
          </table:table-cell>
        </table:table-row>
        <table:table-row table:style-name="ro1">
          <table:table-cell office:value-type="float" office:value="1559726697" calcext:value-type="float">
            <text:p>1559726697</text:p>
          </table:table-cell>
          <table:table-cell office:value-type="float" office:value="4375010" calcext:value-type="float">
            <text:p>4375010</text:p>
          </table:table-cell>
          <table:table-cell table:formula="of:=[.A313]/86400+25569" office:value-type="date" office:date-value="2019-06-05T09:24:57" calcext:value-type="date">
            <text:p>06/05/19 09:24 AM</text:p>
          </table:table-cell>
          <table:table-cell table:formula="of:=[.B313]/75" office:value-type="float" office:value="58333.4666666667" calcext:value-type="float">
            <text:p>58333.467</text:p>
          </table:table-cell>
          <table:table-cell table:style-name="ce3" table:formula="of:=[.D313]*1000*3600" office:value-type="float" office:value="210000480000" calcext:value-type="float">
            <text:p>210000480000</text:p>
          </table:table-cell>
          <table:table-cell table:style-name="ce3" table:formula="of:=[.E313]-[.E312]" office:value-type="float" office:value="48000.0000305176" calcext:value-type="float">
            <text:p>48000</text:p>
          </table:table-cell>
          <table:table-cell table:style-name="ce3" table:formula="of:=[.A313]-[.A312]" office:value-type="float" office:value="18" calcext:value-type="float">
            <text:p>18</text:p>
          </table:table-cell>
          <table:table-cell table:style-name="ce3" table:formula="of:=[.F313]/[.G313]" office:value-type="float" office:value="2666.66666836209" calcext:value-type="float">
            <text:p>2667</text:p>
          </table:table-cell>
        </table:table-row>
        <table:table-row table:style-name="ro1">
          <table:table-cell office:value-type="float" office:value="1559726712" calcext:value-type="float">
            <text:p>1559726712</text:p>
          </table:table-cell>
          <table:table-cell office:value-type="float" office:value="4375011" calcext:value-type="float">
            <text:p>4375011</text:p>
          </table:table-cell>
          <table:table-cell table:formula="of:=[.A314]/86400+25569" office:value-type="date" office:date-value="2019-06-05T09:25:12" calcext:value-type="date">
            <text:p>06/05/19 09:25 AM</text:p>
          </table:table-cell>
          <table:table-cell table:formula="of:=[.B314]/75" office:value-type="float" office:value="58333.48" calcext:value-type="float">
            <text:p>58333.480</text:p>
          </table:table-cell>
          <table:table-cell table:style-name="ce3" table:formula="of:=[.D314]*1000*3600" office:value-type="float" office:value="210000528000" calcext:value-type="float">
            <text:p>210000528000</text:p>
          </table:table-cell>
          <table:table-cell table:style-name="ce3" table:formula="of:=[.E314]-[.E313]" office:value-type="float" office:value="48000" calcext:value-type="float">
            <text:p>48000</text:p>
          </table:table-cell>
          <table:table-cell table:style-name="ce3" table:formula="of:=[.A314]-[.A313]" office:value-type="float" office:value="15" calcext:value-type="float">
            <text:p>15</text:p>
          </table:table-cell>
          <table:table-cell table:style-name="ce3" table:formula="of:=[.F314]/[.G314]" office:value-type="float" office:value="3200" calcext:value-type="float">
            <text:p>3200</text:p>
          </table:table-cell>
        </table:table-row>
        <table:table-row table:style-name="ro1">
          <table:table-cell office:value-type="float" office:value="1559726732" calcext:value-type="float">
            <text:p>1559726732</text:p>
          </table:table-cell>
          <table:table-cell office:value-type="float" office:value="4375012" calcext:value-type="float">
            <text:p>4375012</text:p>
          </table:table-cell>
          <table:table-cell table:formula="of:=[.A315]/86400+25569" office:value-type="date" office:date-value="2019-06-05T09:25:32" calcext:value-type="date">
            <text:p>06/05/19 09:25 AM</text:p>
          </table:table-cell>
          <table:table-cell table:formula="of:=[.B315]/75" office:value-type="float" office:value="58333.4933333333" calcext:value-type="float">
            <text:p>58333.493</text:p>
          </table:table-cell>
          <table:table-cell table:style-name="ce3" table:formula="of:=[.D315]*1000*3600" office:value-type="float" office:value="210000576000" calcext:value-type="float">
            <text:p>210000576000</text:p>
          </table:table-cell>
          <table:table-cell table:style-name="ce3" table:formula="of:=[.E315]-[.E314]" office:value-type="float" office:value="47999.9999694824" calcext:value-type="float">
            <text:p>48000</text:p>
          </table:table-cell>
          <table:table-cell table:style-name="ce3" table:formula="of:=[.A315]-[.A314]" office:value-type="float" office:value="20" calcext:value-type="float">
            <text:p>20</text:p>
          </table:table-cell>
          <table:table-cell table:style-name="ce3" table:formula="of:=[.F315]/[.G315]" office:value-type="float" office:value="2399.99999847412" calcext:value-type="float">
            <text:p>2400</text:p>
          </table:table-cell>
        </table:table-row>
        <table:table-row table:style-name="ro1">
          <table:table-cell office:value-type="float" office:value="1559726747" calcext:value-type="float">
            <text:p>1559726747</text:p>
          </table:table-cell>
          <table:table-cell office:value-type="float" office:value="4375013" calcext:value-type="float">
            <text:p>4375013</text:p>
          </table:table-cell>
          <table:table-cell table:formula="of:=[.A316]/86400+25569" office:value-type="date" office:date-value="2019-06-05T09:25:47" calcext:value-type="date">
            <text:p>06/05/19 09:25 AM</text:p>
          </table:table-cell>
          <table:table-cell table:formula="of:=[.B316]/75" office:value-type="float" office:value="58333.5066666667" calcext:value-type="float">
            <text:p>58333.507</text:p>
          </table:table-cell>
          <table:table-cell table:style-name="ce3" table:formula="of:=[.D316]*1000*3600" office:value-type="float" office:value="210000624000" calcext:value-type="float">
            <text:p>210000624000</text:p>
          </table:table-cell>
          <table:table-cell table:style-name="ce3" table:formula="of:=[.E316]-[.E315]" office:value-type="float" office:value="48000.0000610352" calcext:value-type="float">
            <text:p>48000</text:p>
          </table:table-cell>
          <table:table-cell table:style-name="ce3" table:formula="of:=[.A316]-[.A315]" office:value-type="float" office:value="15" calcext:value-type="float">
            <text:p>15</text:p>
          </table:table-cell>
          <table:table-cell table:style-name="ce3" table:formula="of:=[.F316]/[.G316]" office:value-type="float" office:value="3200.00000406901" calcext:value-type="float">
            <text:p>3200</text:p>
          </table:table-cell>
        </table:table-row>
        <table:table-row table:style-name="ro1">
          <table:table-cell office:value-type="float" office:value="1559726765" calcext:value-type="float">
            <text:p>1559726765</text:p>
          </table:table-cell>
          <table:table-cell office:value-type="float" office:value="4375014" calcext:value-type="float">
            <text:p>4375014</text:p>
          </table:table-cell>
          <table:table-cell table:formula="of:=[.A317]/86400+25569" office:value-type="date" office:date-value="2019-06-05T09:26:05" calcext:value-type="date">
            <text:p>06/05/19 09:26 AM</text:p>
          </table:table-cell>
          <table:table-cell table:formula="of:=[.B317]/75" office:value-type="float" office:value="58333.52" calcext:value-type="float">
            <text:p>58333.520</text:p>
          </table:table-cell>
          <table:table-cell table:style-name="ce3" table:formula="of:=[.D317]*1000*3600" office:value-type="float" office:value="210000672000" calcext:value-type="float">
            <text:p>210000672000</text:p>
          </table:table-cell>
          <table:table-cell table:style-name="ce3" table:formula="of:=[.E317]-[.E316]" office:value-type="float" office:value="47999.9999694824" calcext:value-type="float">
            <text:p>48000</text:p>
          </table:table-cell>
          <table:table-cell table:style-name="ce3" table:formula="of:=[.A317]-[.A316]" office:value-type="float" office:value="18" calcext:value-type="float">
            <text:p>18</text:p>
          </table:table-cell>
          <table:table-cell table:style-name="ce3" table:formula="of:=[.F317]/[.G317]" office:value-type="float" office:value="2666.66666497125" calcext:value-type="float">
            <text:p>2667</text:p>
          </table:table-cell>
        </table:table-row>
        <table:table-row table:style-name="ro1">
          <table:table-cell office:value-type="float" office:value="1559726786" calcext:value-type="float">
            <text:p>1559726786</text:p>
          </table:table-cell>
          <table:table-cell office:value-type="float" office:value="4375015" calcext:value-type="float">
            <text:p>4375015</text:p>
          </table:table-cell>
          <table:table-cell table:formula="of:=[.A318]/86400+25569" office:value-type="date" office:date-value="2019-06-05T09:26:26" calcext:value-type="date">
            <text:p>06/05/19 09:26 AM</text:p>
          </table:table-cell>
          <table:table-cell table:formula="of:=[.B318]/75" office:value-type="float" office:value="58333.5333333333" calcext:value-type="float">
            <text:p>58333.533</text:p>
          </table:table-cell>
          <table:table-cell table:style-name="ce3" table:formula="of:=[.D318]*1000*3600" office:value-type="float" office:value="210000720000" calcext:value-type="float">
            <text:p>210000720000</text:p>
          </table:table-cell>
          <table:table-cell table:style-name="ce3" table:formula="of:=[.E318]-[.E317]" office:value-type="float" office:value="48000" calcext:value-type="float">
            <text:p>48000</text:p>
          </table:table-cell>
          <table:table-cell table:style-name="ce3" table:formula="of:=[.A318]-[.A317]" office:value-type="float" office:value="21" calcext:value-type="float">
            <text:p>21</text:p>
          </table:table-cell>
          <table:table-cell table:style-name="ce3" table:formula="of:=[.F318]/[.G318]" office:value-type="float" office:value="2285.71428571429" calcext:value-type="float">
            <text:p>2286</text:p>
          </table:table-cell>
        </table:table-row>
        <table:table-row table:style-name="ro1">
          <table:table-cell office:value-type="float" office:value="1559726803" calcext:value-type="float">
            <text:p>1559726803</text:p>
          </table:table-cell>
          <table:table-cell office:value-type="float" office:value="4375016" calcext:value-type="float">
            <text:p>4375016</text:p>
          </table:table-cell>
          <table:table-cell table:formula="of:=[.A319]/86400+25569" office:value-type="date" office:date-value="2019-06-05T09:26:43" calcext:value-type="date">
            <text:p>06/05/19 09:26 AM</text:p>
          </table:table-cell>
          <table:table-cell table:formula="of:=[.B319]/75" office:value-type="float" office:value="58333.5466666667" calcext:value-type="float">
            <text:p>58333.547</text:p>
          </table:table-cell>
          <table:table-cell table:style-name="ce3" table:formula="of:=[.D319]*1000*3600" office:value-type="float" office:value="210000768000" calcext:value-type="float">
            <text:p>210000768000</text:p>
          </table:table-cell>
          <table:table-cell table:style-name="ce3" table:formula="of:=[.E319]-[.E318]" office:value-type="float" office:value="48000.0000305176" calcext:value-type="float">
            <text:p>48000</text:p>
          </table:table-cell>
          <table:table-cell table:style-name="ce3" table:formula="of:=[.A319]-[.A318]" office:value-type="float" office:value="17" calcext:value-type="float">
            <text:p>17</text:p>
          </table:table-cell>
          <table:table-cell table:style-name="ce3" table:formula="of:=[.F319]/[.G319]" office:value-type="float" office:value="2823.52941355986" calcext:value-type="float">
            <text:p>2824</text:p>
          </table:table-cell>
        </table:table-row>
        <table:table-row table:style-name="ro1">
          <table:table-cell office:value-type="float" office:value="1559726850" calcext:value-type="float">
            <text:p>1559726850</text:p>
          </table:table-cell>
          <table:table-cell office:value-type="float" office:value="4375017" calcext:value-type="float">
            <text:p>4375017</text:p>
          </table:table-cell>
          <table:table-cell table:formula="of:=[.A320]/86400+25569" office:value-type="date" office:date-value="2019-06-05T09:27:30" calcext:value-type="date">
            <text:p>06/05/19 09:27 AM</text:p>
          </table:table-cell>
          <table:table-cell table:formula="of:=[.B320]/75" office:value-type="float" office:value="58333.56" calcext:value-type="float">
            <text:p>58333.560</text:p>
          </table:table-cell>
          <table:table-cell table:style-name="ce3" table:formula="of:=[.D320]*1000*3600" office:value-type="float" office:value="210000816000" calcext:value-type="float">
            <text:p>210000816000</text:p>
          </table:table-cell>
          <table:table-cell table:style-name="ce3" table:formula="of:=[.E320]-[.E319]" office:value-type="float" office:value="47999.9999694824" calcext:value-type="float">
            <text:p>48000</text:p>
          </table:table-cell>
          <table:table-cell table:style-name="ce3" table:formula="of:=[.A320]-[.A319]" office:value-type="float" office:value="47" calcext:value-type="float">
            <text:p>47</text:p>
          </table:table-cell>
          <table:table-cell table:style-name="ce3" table:formula="of:=[.F320]/[.G320]" office:value-type="float" office:value="1021.27659509537" calcext:value-type="float">
            <text:p>1021</text:p>
          </table:table-cell>
        </table:table-row>
        <table:table-row table:style-name="ro1">
          <table:table-cell office:value-type="float" office:value="1559726890" calcext:value-type="float">
            <text:p>1559726890</text:p>
          </table:table-cell>
          <table:table-cell office:value-type="float" office:value="4375018" calcext:value-type="float">
            <text:p>4375018</text:p>
          </table:table-cell>
          <table:table-cell table:formula="of:=[.A321]/86400+25569" office:value-type="date" office:date-value="2019-06-05T09:28:10" calcext:value-type="date">
            <text:p>06/05/19 09:28 AM</text:p>
          </table:table-cell>
          <table:table-cell table:formula="of:=[.B321]/75" office:value-type="float" office:value="58333.5733333333" calcext:value-type="float">
            <text:p>58333.573</text:p>
          </table:table-cell>
          <table:table-cell table:style-name="ce3" table:formula="of:=[.D321]*1000*3600" office:value-type="float" office:value="210000864000" calcext:value-type="float">
            <text:p>210000864000</text:p>
          </table:table-cell>
          <table:table-cell table:style-name="ce3" table:formula="of:=[.E321]-[.E320]" office:value-type="float" office:value="48000" calcext:value-type="float">
            <text:p>48000</text:p>
          </table:table-cell>
          <table:table-cell table:style-name="ce3" table:formula="of:=[.A321]-[.A320]" office:value-type="float" office:value="40" calcext:value-type="float">
            <text:p>40</text:p>
          </table:table-cell>
          <table:table-cell table:style-name="ce3" table:formula="of:=[.F321]/[.G321]"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559726923" calcext:value-type="float">
            <text:p>1559726923</text:p>
          </table:table-cell>
          <table:table-cell office:value-type="float" office:value="4375019" calcext:value-type="float">
            <text:p>4375019</text:p>
          </table:table-cell>
          <table:table-cell table:formula="of:=[.A322]/86400+25569" office:value-type="date" office:date-value="2019-06-05T09:28:43" calcext:value-type="date">
            <text:p>06/05/19 09:28 AM</text:p>
          </table:table-cell>
          <table:table-cell table:formula="of:=[.B322]/75" office:value-type="float" office:value="58333.5866666667" calcext:value-type="float">
            <text:p>58333.587</text:p>
          </table:table-cell>
          <table:table-cell table:style-name="ce3" table:formula="of:=[.D322]*1000*3600" office:value-type="float" office:value="210000912000" calcext:value-type="float">
            <text:p>210000912000</text:p>
          </table:table-cell>
          <table:table-cell table:style-name="ce3" table:formula="of:=[.E322]-[.E321]" office:value-type="float" office:value="48000.0000305176" calcext:value-type="float">
            <text:p>48000</text:p>
          </table:table-cell>
          <table:table-cell table:style-name="ce3" table:formula="of:=[.A322]-[.A321]" office:value-type="float" office:value="33" calcext:value-type="float">
            <text:p>33</text:p>
          </table:table-cell>
          <table:table-cell table:style-name="ce3" table:formula="of:=[.F322]/[.G322]" office:value-type="float" office:value="1454.54545547023" calcext:value-type="float">
            <text:p>1455</text:p>
          </table:table-cell>
        </table:table-row>
        <table:table-row table:style-name="ro1">
          <table:table-cell office:value-type="float" office:value="1559726942" calcext:value-type="float">
            <text:p>1559726942</text:p>
          </table:table-cell>
          <table:table-cell office:value-type="float" office:value="4375020" calcext:value-type="float">
            <text:p>4375020</text:p>
          </table:table-cell>
          <table:table-cell table:formula="of:=[.A323]/86400+25569" office:value-type="date" office:date-value="2019-06-05T09:29:02" calcext:value-type="date">
            <text:p>06/05/19 09:29 AM</text:p>
          </table:table-cell>
          <table:table-cell table:formula="of:=[.B323]/75" office:value-type="float" office:value="58333.6" calcext:value-type="float">
            <text:p>58333.600</text:p>
          </table:table-cell>
          <table:table-cell table:style-name="ce3" table:formula="of:=[.D323]*1000*3600" office:value-type="float" office:value="210000960000" calcext:value-type="float">
            <text:p>210000960000</text:p>
          </table:table-cell>
          <table:table-cell table:style-name="ce3" table:formula="of:=[.E323]-[.E322]" office:value-type="float" office:value="47999.9999694824" calcext:value-type="float">
            <text:p>48000</text:p>
          </table:table-cell>
          <table:table-cell table:style-name="ce3" table:formula="of:=[.A323]-[.A322]" office:value-type="float" office:value="19" calcext:value-type="float">
            <text:p>19</text:p>
          </table:table-cell>
          <table:table-cell table:style-name="ce3" table:formula="of:=[.F323]/[.G323]" office:value-type="float" office:value="2526.3157878675" calcext:value-type="float">
            <text:p>2526</text:p>
          </table:table-cell>
        </table:table-row>
        <table:table-row table:style-name="ro1">
          <table:table-cell office:value-type="float" office:value="1559726961" calcext:value-type="float">
            <text:p>1559726961</text:p>
          </table:table-cell>
          <table:table-cell office:value-type="float" office:value="4375021" calcext:value-type="float">
            <text:p>4375021</text:p>
          </table:table-cell>
          <table:table-cell table:formula="of:=[.A324]/86400+25569" office:value-type="date" office:date-value="2019-06-05T09:29:21" calcext:value-type="date">
            <text:p>06/05/19 09:29 AM</text:p>
          </table:table-cell>
          <table:table-cell table:formula="of:=[.B324]/75" office:value-type="float" office:value="58333.6133333333" calcext:value-type="float">
            <text:p>58333.613</text:p>
          </table:table-cell>
          <table:table-cell table:style-name="ce3" table:formula="of:=[.D324]*1000*3600" office:value-type="float" office:value="210001008000" calcext:value-type="float">
            <text:p>210001008000</text:p>
          </table:table-cell>
          <table:table-cell table:style-name="ce3" table:formula="of:=[.E324]-[.E323]" office:value-type="float" office:value="48000" calcext:value-type="float">
            <text:p>48000</text:p>
          </table:table-cell>
          <table:table-cell table:style-name="ce3" table:formula="of:=[.A324]-[.A323]" office:value-type="float" office:value="19" calcext:value-type="float">
            <text:p>19</text:p>
          </table:table-cell>
          <table:table-cell table:style-name="ce3" table:formula="of:=[.F324]/[.G324]" office:value-type="float" office:value="2526.31578947368" calcext:value-type="float">
            <text:p>2526</text:p>
          </table:table-cell>
        </table:table-row>
        <table:table-row table:style-name="ro1">
          <table:table-cell office:value-type="float" office:value="1559726978" calcext:value-type="float">
            <text:p>1559726978</text:p>
          </table:table-cell>
          <table:table-cell office:value-type="float" office:value="4375022" calcext:value-type="float">
            <text:p>4375022</text:p>
          </table:table-cell>
          <table:table-cell table:formula="of:=[.A325]/86400+25569" office:value-type="date" office:date-value="2019-06-05T09:29:38" calcext:value-type="date">
            <text:p>06/05/19 09:29 AM</text:p>
          </table:table-cell>
          <table:table-cell table:formula="of:=[.B325]/75" office:value-type="float" office:value="58333.6266666667" calcext:value-type="float">
            <text:p>58333.627</text:p>
          </table:table-cell>
          <table:table-cell table:style-name="ce3" table:formula="of:=[.D325]*1000*3600" office:value-type="float" office:value="210001056000" calcext:value-type="float">
            <text:p>210001056000</text:p>
          </table:table-cell>
          <table:table-cell table:style-name="ce3" table:formula="of:=[.E325]-[.E324]" office:value-type="float" office:value="48000" calcext:value-type="float">
            <text:p>48000</text:p>
          </table:table-cell>
          <table:table-cell table:style-name="ce3" table:formula="of:=[.A325]-[.A324]" office:value-type="float" office:value="17" calcext:value-type="float">
            <text:p>17</text:p>
          </table:table-cell>
          <table:table-cell table:style-name="ce3" table:formula="of:=[.F325]/[.G325]" office:value-type="float" office:value="2823.52941176471" calcext:value-type="float">
            <text:p>2824</text:p>
          </table:table-cell>
        </table:table-row>
        <table:table-row table:style-name="ro1">
          <table:table-cell office:value-type="float" office:value="1559726997" calcext:value-type="float">
            <text:p>1559726997</text:p>
          </table:table-cell>
          <table:table-cell office:value-type="float" office:value="4375023" calcext:value-type="float">
            <text:p>4375023</text:p>
          </table:table-cell>
          <table:table-cell table:formula="of:=[.A326]/86400+25569" office:value-type="date" office:date-value="2019-06-05T09:29:57" calcext:value-type="date">
            <text:p>06/05/19 09:29 AM</text:p>
          </table:table-cell>
          <table:table-cell table:formula="of:=[.B326]/75" office:value-type="float" office:value="58333.64" calcext:value-type="float">
            <text:p>58333.640</text:p>
          </table:table-cell>
          <table:table-cell table:style-name="ce3" table:formula="of:=[.D326]*1000*3600" office:value-type="float" office:value="210001104000" calcext:value-type="float">
            <text:p>210001104000</text:p>
          </table:table-cell>
          <table:table-cell table:style-name="ce3" table:formula="of:=[.E326]-[.E325]" office:value-type="float" office:value="48000" calcext:value-type="float">
            <text:p>48000</text:p>
          </table:table-cell>
          <table:table-cell table:style-name="ce3" table:formula="of:=[.A326]-[.A325]" office:value-type="float" office:value="19" calcext:value-type="float">
            <text:p>19</text:p>
          </table:table-cell>
          <table:table-cell table:style-name="ce3" table:formula="of:=[.F326]/[.G326]" office:value-type="float" office:value="2526.31578947368" calcext:value-type="float">
            <text:p>2526</text:p>
          </table:table-cell>
        </table:table-row>
        <table:table-row table:style-name="ro1">
          <table:table-cell office:value-type="float" office:value="1559727012" calcext:value-type="float">
            <text:p>1559727012</text:p>
          </table:table-cell>
          <table:table-cell office:value-type="float" office:value="4375024" calcext:value-type="float">
            <text:p>4375024</text:p>
          </table:table-cell>
          <table:table-cell table:formula="of:=[.A327]/86400+25569" office:value-type="date" office:date-value="2019-06-05T09:30:12" calcext:value-type="date">
            <text:p>06/05/19 09:30 AM</text:p>
          </table:table-cell>
          <table:table-cell table:formula="of:=[.B327]/75" office:value-type="float" office:value="58333.6533333333" calcext:value-type="float">
            <text:p>58333.653</text:p>
          </table:table-cell>
          <table:table-cell table:style-name="ce3" table:formula="of:=[.D327]*1000*3600" office:value-type="float" office:value="210001152000" calcext:value-type="float">
            <text:p>210001152000</text:p>
          </table:table-cell>
          <table:table-cell table:style-name="ce3" table:formula="of:=[.E327]-[.E326]" office:value-type="float" office:value="48000" calcext:value-type="float">
            <text:p>48000</text:p>
          </table:table-cell>
          <table:table-cell table:style-name="ce3" table:formula="of:=[.A327]-[.A326]" office:value-type="float" office:value="15" calcext:value-type="float">
            <text:p>15</text:p>
          </table:table-cell>
          <table:table-cell table:style-name="ce3" table:formula="of:=[.F327]/[.G327]" office:value-type="float" office:value="3200" calcext:value-type="float">
            <text:p>3200</text:p>
          </table:table-cell>
        </table:table-row>
        <table:table-row table:style-name="ro1">
          <table:table-cell office:value-type="float" office:value="1559727030" calcext:value-type="float">
            <text:p>1559727030</text:p>
          </table:table-cell>
          <table:table-cell office:value-type="float" office:value="4375025" calcext:value-type="float">
            <text:p>4375025</text:p>
          </table:table-cell>
          <table:table-cell table:formula="of:=[.A328]/86400+25569" office:value-type="date" office:date-value="2019-06-05T09:30:30" calcext:value-type="date">
            <text:p>06/05/19 09:30 AM</text:p>
          </table:table-cell>
          <table:table-cell table:formula="of:=[.B328]/75" office:value-type="float" office:value="58333.6666666667" calcext:value-type="float">
            <text:p>58333.667</text:p>
          </table:table-cell>
          <table:table-cell table:style-name="ce3" table:formula="of:=[.D328]*1000*3600" office:value-type="float" office:value="210001200000" calcext:value-type="float">
            <text:p>210001200000</text:p>
          </table:table-cell>
          <table:table-cell table:style-name="ce3" table:formula="of:=[.E328]-[.E327]" office:value-type="float" office:value="48000" calcext:value-type="float">
            <text:p>48000</text:p>
          </table:table-cell>
          <table:table-cell table:style-name="ce3" table:formula="of:=[.A328]-[.A327]" office:value-type="float" office:value="18" calcext:value-type="float">
            <text:p>18</text:p>
          </table:table-cell>
          <table:table-cell table:style-name="ce3" table:formula="of:=[.F328]/[.G328]" office:value-type="float" office:value="2666.66666666667" calcext:value-type="float">
            <text:p>2667</text:p>
          </table:table-cell>
        </table:table-row>
        <table:table-row table:style-name="ro1">
          <table:table-cell office:value-type="float" office:value="1559727048" calcext:value-type="float">
            <text:p>1559727048</text:p>
          </table:table-cell>
          <table:table-cell office:value-type="float" office:value="4375026" calcext:value-type="float">
            <text:p>4375026</text:p>
          </table:table-cell>
          <table:table-cell table:formula="of:=[.A329]/86400+25569" office:value-type="date" office:date-value="2019-06-05T09:30:48" calcext:value-type="date">
            <text:p>06/05/19 09:30 AM</text:p>
          </table:table-cell>
          <table:table-cell table:formula="of:=[.B329]/75" office:value-type="float" office:value="58333.68" calcext:value-type="float">
            <text:p>58333.680</text:p>
          </table:table-cell>
          <table:table-cell table:style-name="ce3" table:formula="of:=[.D329]*1000*3600" office:value-type="float" office:value="210001248000" calcext:value-type="float">
            <text:p>210001248000</text:p>
          </table:table-cell>
          <table:table-cell table:style-name="ce3" table:formula="of:=[.E329]-[.E328]" office:value-type="float" office:value="48000" calcext:value-type="float">
            <text:p>48000</text:p>
          </table:table-cell>
          <table:table-cell table:style-name="ce3" table:formula="of:=[.A329]-[.A328]" office:value-type="float" office:value="18" calcext:value-type="float">
            <text:p>18</text:p>
          </table:table-cell>
          <table:table-cell table:style-name="ce3" table:formula="of:=[.F329]/[.G329]" office:value-type="float" office:value="2666.66666666667" calcext:value-type="float">
            <text:p>2667</text:p>
          </table:table-cell>
        </table:table-row>
        <table:table-row table:style-name="ro1">
          <table:table-cell office:value-type="float" office:value="1559727064" calcext:value-type="float">
            <text:p>1559727064</text:p>
          </table:table-cell>
          <table:table-cell office:value-type="float" office:value="4375027" calcext:value-type="float">
            <text:p>4375027</text:p>
          </table:table-cell>
          <table:table-cell table:formula="of:=[.A330]/86400+25569" office:value-type="date" office:date-value="2019-06-05T09:31:04" calcext:value-type="date">
            <text:p>06/05/19 09:31 AM</text:p>
          </table:table-cell>
          <table:table-cell table:formula="of:=[.B330]/75" office:value-type="float" office:value="58333.6933333333" calcext:value-type="float">
            <text:p>58333.693</text:p>
          </table:table-cell>
          <table:table-cell table:style-name="ce3" table:formula="of:=[.D330]*1000*3600" office:value-type="float" office:value="210001296000" calcext:value-type="float">
            <text:p>210001296000</text:p>
          </table:table-cell>
          <table:table-cell table:style-name="ce3" table:formula="of:=[.E330]-[.E329]" office:value-type="float" office:value="48000" calcext:value-type="float">
            <text:p>48000</text:p>
          </table:table-cell>
          <table:table-cell table:style-name="ce3" table:formula="of:=[.A330]-[.A329]" office:value-type="float" office:value="16" calcext:value-type="float">
            <text:p>16</text:p>
          </table:table-cell>
          <table:table-cell table:style-name="ce3" table:formula="of:=[.F330]/[.G330]"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1559727083" calcext:value-type="float">
            <text:p>1559727083</text:p>
          </table:table-cell>
          <table:table-cell office:value-type="float" office:value="4375028" calcext:value-type="float">
            <text:p>4375028</text:p>
          </table:table-cell>
          <table:table-cell table:formula="of:=[.A331]/86400+25569" office:value-type="date" office:date-value="2019-06-05T09:31:23" calcext:value-type="date">
            <text:p>06/05/19 09:31 AM</text:p>
          </table:table-cell>
          <table:table-cell table:formula="of:=[.B331]/75" office:value-type="float" office:value="58333.7066666667" calcext:value-type="float">
            <text:p>58333.707</text:p>
          </table:table-cell>
          <table:table-cell table:style-name="ce3" table:formula="of:=[.D331]*1000*3600" office:value-type="float" office:value="210001344000" calcext:value-type="float">
            <text:p>210001344000</text:p>
          </table:table-cell>
          <table:table-cell table:style-name="ce3" table:formula="of:=[.E331]-[.E330]" office:value-type="float" office:value="48000" calcext:value-type="float">
            <text:p>48000</text:p>
          </table:table-cell>
          <table:table-cell table:style-name="ce3" table:formula="of:=[.A331]-[.A330]" office:value-type="float" office:value="19" calcext:value-type="float">
            <text:p>19</text:p>
          </table:table-cell>
          <table:table-cell table:style-name="ce3" table:formula="of:=[.F331]/[.G331]" office:value-type="float" office:value="2526.31578947368" calcext:value-type="float">
            <text:p>2526</text:p>
          </table:table-cell>
        </table:table-row>
        <table:table-row table:style-name="ro1">
          <table:table-cell office:value-type="float" office:value="1559727099" calcext:value-type="float">
            <text:p>1559727099</text:p>
          </table:table-cell>
          <table:table-cell office:value-type="float" office:value="4375029" calcext:value-type="float">
            <text:p>4375029</text:p>
          </table:table-cell>
          <table:table-cell table:formula="of:=[.A332]/86400+25569" office:value-type="date" office:date-value="2019-06-05T09:31:39" calcext:value-type="date">
            <text:p>06/05/19 09:31 AM</text:p>
          </table:table-cell>
          <table:table-cell table:formula="of:=[.B332]/75" office:value-type="float" office:value="58333.72" calcext:value-type="float">
            <text:p>58333.720</text:p>
          </table:table-cell>
          <table:table-cell table:style-name="ce3" table:formula="of:=[.D332]*1000*3600" office:value-type="float" office:value="210001392000" calcext:value-type="float">
            <text:p>210001392000</text:p>
          </table:table-cell>
          <table:table-cell table:style-name="ce3" table:formula="of:=[.E332]-[.E331]" office:value-type="float" office:value="48000" calcext:value-type="float">
            <text:p>48000</text:p>
          </table:table-cell>
          <table:table-cell table:style-name="ce3" table:formula="of:=[.A332]-[.A331]" office:value-type="float" office:value="16" calcext:value-type="float">
            <text:p>16</text:p>
          </table:table-cell>
          <table:table-cell table:style-name="ce3" table:formula="of:=[.F332]/[.G332]"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1559727120" calcext:value-type="float">
            <text:p>1559727120</text:p>
          </table:table-cell>
          <table:table-cell office:value-type="float" office:value="4375030" calcext:value-type="float">
            <text:p>4375030</text:p>
          </table:table-cell>
          <table:table-cell table:formula="of:=[.A333]/86400+25569" office:value-type="date" office:date-value="2019-06-05T09:32:00" calcext:value-type="date">
            <text:p>06/05/19 09:32 AM</text:p>
          </table:table-cell>
          <table:table-cell table:formula="of:=[.B333]/75" office:value-type="float" office:value="58333.7333333333" calcext:value-type="float">
            <text:p>58333.733</text:p>
          </table:table-cell>
          <table:table-cell table:style-name="ce3" table:formula="of:=[.D333]*1000*3600" office:value-type="float" office:value="210001440000" calcext:value-type="float">
            <text:p>210001440000</text:p>
          </table:table-cell>
          <table:table-cell table:style-name="ce3" table:formula="of:=[.E333]-[.E332]" office:value-type="float" office:value="47999.9999694824" calcext:value-type="float">
            <text:p>48000</text:p>
          </table:table-cell>
          <table:table-cell table:style-name="ce3" table:formula="of:=[.A333]-[.A332]" office:value-type="float" office:value="21" calcext:value-type="float">
            <text:p>21</text:p>
          </table:table-cell>
          <table:table-cell table:style-name="ce3" table:formula="of:=[.F333]/[.G333]" office:value-type="float" office:value="2285.71428426107" calcext:value-type="float">
            <text:p>2286</text:p>
          </table:table-cell>
        </table:table-row>
        <table:table-row table:style-name="ro1">
          <table:table-cell office:value-type="float" office:value="1559727138" calcext:value-type="float">
            <text:p>1559727138</text:p>
          </table:table-cell>
          <table:table-cell office:value-type="float" office:value="4375031" calcext:value-type="float">
            <text:p>4375031</text:p>
          </table:table-cell>
          <table:table-cell table:formula="of:=[.A334]/86400+25569" office:value-type="date" office:date-value="2019-06-05T09:32:18" calcext:value-type="date">
            <text:p>06/05/19 09:32 AM</text:p>
          </table:table-cell>
          <table:table-cell table:formula="of:=[.B334]/75" office:value-type="float" office:value="58333.7466666667" calcext:value-type="float">
            <text:p>58333.747</text:p>
          </table:table-cell>
          <table:table-cell table:style-name="ce3" table:formula="of:=[.D334]*1000*3600" office:value-type="float" office:value="210001488000" calcext:value-type="float">
            <text:p>210001488000</text:p>
          </table:table-cell>
          <table:table-cell table:style-name="ce3" table:formula="of:=[.E334]-[.E333]" office:value-type="float" office:value="48000.0000305176" calcext:value-type="float">
            <text:p>48000</text:p>
          </table:table-cell>
          <table:table-cell table:style-name="ce3" table:formula="of:=[.A334]-[.A333]" office:value-type="float" office:value="18" calcext:value-type="float">
            <text:p>18</text:p>
          </table:table-cell>
          <table:table-cell table:style-name="ce3" table:formula="of:=[.F334]/[.G334]" office:value-type="float" office:value="2666.66666836209" calcext:value-type="float">
            <text:p>2667</text:p>
          </table:table-cell>
        </table:table-row>
        <table:table-row table:style-name="ro1">
          <table:table-cell office:value-type="float" office:value="1559727151" calcext:value-type="float">
            <text:p>1559727151</text:p>
          </table:table-cell>
          <table:table-cell office:value-type="float" office:value="4375032" calcext:value-type="float">
            <text:p>4375032</text:p>
          </table:table-cell>
          <table:table-cell table:formula="of:=[.A335]/86400+25569" office:value-type="date" office:date-value="2019-06-05T09:32:31" calcext:value-type="date">
            <text:p>06/05/19 09:32 AM</text:p>
          </table:table-cell>
          <table:table-cell table:formula="of:=[.B335]/75" office:value-type="float" office:value="58333.76" calcext:value-type="float">
            <text:p>58333.760</text:p>
          </table:table-cell>
          <table:table-cell table:style-name="ce3" table:formula="of:=[.D335]*1000*3600" office:value-type="float" office:value="210001536000" calcext:value-type="float">
            <text:p>210001536000</text:p>
          </table:table-cell>
          <table:table-cell table:style-name="ce3" table:formula="of:=[.E335]-[.E334]" office:value-type="float" office:value="48000" calcext:value-type="float">
            <text:p>48000</text:p>
          </table:table-cell>
          <table:table-cell table:style-name="ce3" table:formula="of:=[.A335]-[.A334]" office:value-type="float" office:value="13" calcext:value-type="float">
            <text:p>13</text:p>
          </table:table-cell>
          <table:table-cell table:style-name="ce3" table:formula="of:=[.F335]/[.G335]" office:value-type="float" office:value="3692.30769230769" calcext:value-type="float">
            <text:p>3692</text:p>
          </table:table-cell>
        </table:table-row>
        <table:table-row table:style-name="ro1">
          <table:table-cell office:value-type="float" office:value="1559727168" calcext:value-type="float">
            <text:p>1559727168</text:p>
          </table:table-cell>
          <table:table-cell office:value-type="float" office:value="4375033" calcext:value-type="float">
            <text:p>4375033</text:p>
          </table:table-cell>
          <table:table-cell table:formula="of:=[.A336]/86400+25569" office:value-type="date" office:date-value="2019-06-05T09:32:48" calcext:value-type="date">
            <text:p>06/05/19 09:32 AM</text:p>
          </table:table-cell>
          <table:table-cell table:formula="of:=[.B336]/75" office:value-type="float" office:value="58333.7733333333" calcext:value-type="float">
            <text:p>58333.773</text:p>
          </table:table-cell>
          <table:table-cell table:style-name="ce3" table:formula="of:=[.D336]*1000*3600" office:value-type="float" office:value="210001584000" calcext:value-type="float">
            <text:p>210001584000</text:p>
          </table:table-cell>
          <table:table-cell table:style-name="ce3" table:formula="of:=[.E336]-[.E335]" office:value-type="float" office:value="47999.9999694824" calcext:value-type="float">
            <text:p>48000</text:p>
          </table:table-cell>
          <table:table-cell table:style-name="ce3" table:formula="of:=[.A336]-[.A335]" office:value-type="float" office:value="17" calcext:value-type="float">
            <text:p>17</text:p>
          </table:table-cell>
          <table:table-cell table:style-name="ce3" table:formula="of:=[.F336]/[.G336]" office:value-type="float" office:value="2823.52940996955" calcext:value-type="float">
            <text:p>2824</text:p>
          </table:table-cell>
        </table:table-row>
        <table:table-row table:style-name="ro1">
          <table:table-cell office:value-type="float" office:value="1559727187" calcext:value-type="float">
            <text:p>1559727187</text:p>
          </table:table-cell>
          <table:table-cell office:value-type="float" office:value="4375034" calcext:value-type="float">
            <text:p>4375034</text:p>
          </table:table-cell>
          <table:table-cell table:formula="of:=[.A337]/86400+25569" office:value-type="date" office:date-value="2019-06-05T09:33:07" calcext:value-type="date">
            <text:p>06/05/19 09:33 AM</text:p>
          </table:table-cell>
          <table:table-cell table:formula="of:=[.B337]/75" office:value-type="float" office:value="58333.7866666667" calcext:value-type="float">
            <text:p>58333.787</text:p>
          </table:table-cell>
          <table:table-cell table:style-name="ce3" table:formula="of:=[.D337]*1000*3600" office:value-type="float" office:value="210001632000" calcext:value-type="float">
            <text:p>210001632000</text:p>
          </table:table-cell>
          <table:table-cell table:style-name="ce3" table:formula="of:=[.E337]-[.E336]" office:value-type="float" office:value="48000.0000305176" calcext:value-type="float">
            <text:p>48000</text:p>
          </table:table-cell>
          <table:table-cell table:style-name="ce3" table:formula="of:=[.A337]-[.A336]" office:value-type="float" office:value="19" calcext:value-type="float">
            <text:p>19</text:p>
          </table:table-cell>
          <table:table-cell table:style-name="ce3" table:formula="of:=[.F337]/[.G337]" office:value-type="float" office:value="2526.31579107987" calcext:value-type="float">
            <text:p>2526</text:p>
          </table:table-cell>
        </table:table-row>
        <table:table-row table:style-name="ro1">
          <table:table-cell office:value-type="float" office:value="1559727200" calcext:value-type="float">
            <text:p>1559727200</text:p>
          </table:table-cell>
          <table:table-cell office:value-type="float" office:value="4375035" calcext:value-type="float">
            <text:p>4375035</text:p>
          </table:table-cell>
          <table:table-cell table:formula="of:=[.A338]/86400+25569" office:value-type="date" office:date-value="2019-06-05T09:33:20" calcext:value-type="date">
            <text:p>06/05/19 09:33 AM</text:p>
          </table:table-cell>
          <table:table-cell table:formula="of:=[.B338]/75" office:value-type="float" office:value="58333.8" calcext:value-type="float">
            <text:p>58333.800</text:p>
          </table:table-cell>
          <table:table-cell table:style-name="ce3" table:formula="of:=[.D338]*1000*3600" office:value-type="float" office:value="210001680000" calcext:value-type="float">
            <text:p>210001680000</text:p>
          </table:table-cell>
          <table:table-cell table:style-name="ce3" table:formula="of:=[.E338]-[.E337]" office:value-type="float" office:value="48000" calcext:value-type="float">
            <text:p>48000</text:p>
          </table:table-cell>
          <table:table-cell table:style-name="ce3" table:formula="of:=[.A338]-[.A337]" office:value-type="float" office:value="13" calcext:value-type="float">
            <text:p>13</text:p>
          </table:table-cell>
          <table:table-cell table:style-name="ce3" table:formula="of:=[.F338]/[.G338]" office:value-type="float" office:value="3692.30769230769" calcext:value-type="float">
            <text:p>3692</text:p>
          </table:table-cell>
        </table:table-row>
        <table:table-row table:style-name="ro1">
          <table:table-cell office:value-type="float" office:value="1559727222" calcext:value-type="float">
            <text:p>1559727222</text:p>
          </table:table-cell>
          <table:table-cell office:value-type="float" office:value="4375036" calcext:value-type="float">
            <text:p>4375036</text:p>
          </table:table-cell>
          <table:table-cell table:formula="of:=[.A339]/86400+25569" office:value-type="date" office:date-value="2019-06-05T09:33:42" calcext:value-type="date">
            <text:p>06/05/19 09:33 AM</text:p>
          </table:table-cell>
          <table:table-cell table:formula="of:=[.B339]/75" office:value-type="float" office:value="58333.8133333333" calcext:value-type="float">
            <text:p>58333.813</text:p>
          </table:table-cell>
          <table:table-cell table:style-name="ce3" table:formula="of:=[.D339]*1000*3600" office:value-type="float" office:value="210001728000" calcext:value-type="float">
            <text:p>210001728000</text:p>
          </table:table-cell>
          <table:table-cell table:style-name="ce3" table:formula="of:=[.E339]-[.E338]" office:value-type="float" office:value="47999.9999694824" calcext:value-type="float">
            <text:p>48000</text:p>
          </table:table-cell>
          <table:table-cell table:style-name="ce3" table:formula="of:=[.A339]-[.A338]" office:value-type="float" office:value="22" calcext:value-type="float">
            <text:p>22</text:p>
          </table:table-cell>
          <table:table-cell table:style-name="ce3" table:formula="of:=[.F339]/[.G339]" office:value-type="float" office:value="2181.81818043102" calcext:value-type="float">
            <text:p>2182</text:p>
          </table:table-cell>
        </table:table-row>
        <table:table-row table:style-name="ro1">
          <table:table-cell office:value-type="float" office:value="1559727238" calcext:value-type="float">
            <text:p>1559727238</text:p>
          </table:table-cell>
          <table:table-cell office:value-type="float" office:value="4375037" calcext:value-type="float">
            <text:p>4375037</text:p>
          </table:table-cell>
          <table:table-cell table:formula="of:=[.A340]/86400+25569" office:value-type="date" office:date-value="2019-06-05T09:33:58" calcext:value-type="date">
            <text:p>06/05/19 09:33 AM</text:p>
          </table:table-cell>
          <table:table-cell table:formula="of:=[.B340]/75" office:value-type="float" office:value="58333.8266666667" calcext:value-type="float">
            <text:p>58333.827</text:p>
          </table:table-cell>
          <table:table-cell table:style-name="ce3" table:formula="of:=[.D340]*1000*3600" office:value-type="float" office:value="210001776000" calcext:value-type="float">
            <text:p>210001776000</text:p>
          </table:table-cell>
          <table:table-cell table:style-name="ce3" table:formula="of:=[.E340]-[.E339]" office:value-type="float" office:value="48000.0000305176" calcext:value-type="float">
            <text:p>48000</text:p>
          </table:table-cell>
          <table:table-cell table:style-name="ce3" table:formula="of:=[.A340]-[.A339]" office:value-type="float" office:value="16" calcext:value-type="float">
            <text:p>16</text:p>
          </table:table-cell>
          <table:table-cell table:style-name="ce3" table:formula="of:=[.F340]/[.G340]" office:value-type="float" office:value="3000.00000190735" calcext:value-type="float">
            <text:p>3000</text:p>
          </table:table-cell>
        </table:table-row>
        <table:table-row table:style-name="ro1">
          <table:table-cell office:value-type="float" office:value="1559727256" calcext:value-type="float">
            <text:p>1559727256</text:p>
          </table:table-cell>
          <table:table-cell office:value-type="float" office:value="4375038" calcext:value-type="float">
            <text:p>4375038</text:p>
          </table:table-cell>
          <table:table-cell table:formula="of:=[.A341]/86400+25569" office:value-type="date" office:date-value="2019-06-05T09:34:16" calcext:value-type="date">
            <text:p>06/05/19 09:34 AM</text:p>
          </table:table-cell>
          <table:table-cell table:formula="of:=[.B341]/75" office:value-type="float" office:value="58333.84" calcext:value-type="float">
            <text:p>58333.840</text:p>
          </table:table-cell>
          <table:table-cell table:style-name="ce3" table:formula="of:=[.D341]*1000*3600" office:value-type="float" office:value="210001824000" calcext:value-type="float">
            <text:p>210001824000</text:p>
          </table:table-cell>
          <table:table-cell table:style-name="ce3" table:formula="of:=[.E341]-[.E340]" office:value-type="float" office:value="48000" calcext:value-type="float">
            <text:p>48000</text:p>
          </table:table-cell>
          <table:table-cell table:style-name="ce3" table:formula="of:=[.A341]-[.A340]" office:value-type="float" office:value="18" calcext:value-type="float">
            <text:p>18</text:p>
          </table:table-cell>
          <table:table-cell table:style-name="ce3" table:formula="of:=[.F341]/[.G341]" office:value-type="float" office:value="2666.66666666667" calcext:value-type="float">
            <text:p>2667</text:p>
          </table:table-cell>
        </table:table-row>
        <table:table-row table:style-name="ro1">
          <table:table-cell office:value-type="float" office:value="1559727277" calcext:value-type="float">
            <text:p>1559727277</text:p>
          </table:table-cell>
          <table:table-cell office:value-type="float" office:value="4375039" calcext:value-type="float">
            <text:p>4375039</text:p>
          </table:table-cell>
          <table:table-cell table:formula="of:=[.A342]/86400+25569" office:value-type="date" office:date-value="2019-06-05T09:34:37" calcext:value-type="date">
            <text:p>06/05/19 09:34 AM</text:p>
          </table:table-cell>
          <table:table-cell table:formula="of:=[.B342]/75" office:value-type="float" office:value="58333.8533333333" calcext:value-type="float">
            <text:p>58333.853</text:p>
          </table:table-cell>
          <table:table-cell table:style-name="ce3" table:formula="of:=[.D342]*1000*3600" office:value-type="float" office:value="210001872000" calcext:value-type="float">
            <text:p>210001872000</text:p>
          </table:table-cell>
          <table:table-cell table:style-name="ce3" table:formula="of:=[.E342]-[.E341]" office:value-type="float" office:value="48000" calcext:value-type="float">
            <text:p>48000</text:p>
          </table:table-cell>
          <table:table-cell table:style-name="ce3" table:formula="of:=[.A342]-[.A341]" office:value-type="float" office:value="21" calcext:value-type="float">
            <text:p>21</text:p>
          </table:table-cell>
          <table:table-cell table:style-name="ce3" table:formula="of:=[.F342]/[.G342]" office:value-type="float" office:value="2285.71428571429" calcext:value-type="float">
            <text:p>2286</text:p>
          </table:table-cell>
        </table:table-row>
        <table:table-row table:style-name="ro1">
          <table:table-cell office:value-type="float" office:value="1559727291" calcext:value-type="float">
            <text:p>1559727291</text:p>
          </table:table-cell>
          <table:table-cell office:value-type="float" office:value="4375040" calcext:value-type="float">
            <text:p>4375040</text:p>
          </table:table-cell>
          <table:table-cell table:formula="of:=[.A343]/86400+25569" office:value-type="date" office:date-value="2019-06-05T09:34:51" calcext:value-type="date">
            <text:p>06/05/19 09:34 AM</text:p>
          </table:table-cell>
          <table:table-cell table:formula="of:=[.B343]/75" office:value-type="float" office:value="58333.8666666667" calcext:value-type="float">
            <text:p>58333.867</text:p>
          </table:table-cell>
          <table:table-cell table:style-name="ce3" table:formula="of:=[.D343]*1000*3600" office:value-type="float" office:value="210001920000" calcext:value-type="float">
            <text:p>210001920000</text:p>
          </table:table-cell>
          <table:table-cell table:style-name="ce3" table:formula="of:=[.E343]-[.E342]" office:value-type="float" office:value="48000.0000305176" calcext:value-type="float">
            <text:p>48000</text:p>
          </table:table-cell>
          <table:table-cell table:style-name="ce3" table:formula="of:=[.A343]-[.A342]" office:value-type="float" office:value="14" calcext:value-type="float">
            <text:p>14</text:p>
          </table:table-cell>
          <table:table-cell table:style-name="ce3" table:formula="of:=[.F343]/[.G343]" office:value-type="float" office:value="3428.57143075126" calcext:value-type="float">
            <text:p>3429</text:p>
          </table:table-cell>
        </table:table-row>
        <table:table-row table:style-name="ro1">
          <table:table-cell office:value-type="float" office:value="1559727316" calcext:value-type="float">
            <text:p>1559727316</text:p>
          </table:table-cell>
          <table:table-cell office:value-type="float" office:value="4375041" calcext:value-type="float">
            <text:p>4375041</text:p>
          </table:table-cell>
          <table:table-cell table:formula="of:=[.A344]/86400+25569" office:value-type="date" office:date-value="2019-06-05T09:35:16" calcext:value-type="date">
            <text:p>06/05/19 09:35 AM</text:p>
          </table:table-cell>
          <table:table-cell table:formula="of:=[.B344]/75" office:value-type="float" office:value="58333.88" calcext:value-type="float">
            <text:p>58333.880</text:p>
          </table:table-cell>
          <table:table-cell table:style-name="ce3" table:formula="of:=[.D344]*1000*3600" office:value-type="float" office:value="210001968000" calcext:value-type="float">
            <text:p>210001968000</text:p>
          </table:table-cell>
          <table:table-cell table:style-name="ce3" table:formula="of:=[.E344]-[.E343]" office:value-type="float" office:value="47999.9999694824" calcext:value-type="float">
            <text:p>48000</text:p>
          </table:table-cell>
          <table:table-cell table:style-name="ce3" table:formula="of:=[.A344]-[.A343]" office:value-type="float" office:value="25" calcext:value-type="float">
            <text:p>25</text:p>
          </table:table-cell>
          <table:table-cell table:style-name="ce3" table:formula="of:=[.F344]/[.G344]" office:value-type="float" office:value="1919.9999987793" calcext:value-type="float">
            <text:p>1920</text:p>
          </table:table-cell>
        </table:table-row>
        <table:table-row table:style-name="ro1">
          <table:table-cell office:value-type="float" office:value="1559727333" calcext:value-type="float">
            <text:p>1559727333</text:p>
          </table:table-cell>
          <table:table-cell office:value-type="float" office:value="4375042" calcext:value-type="float">
            <text:p>4375042</text:p>
          </table:table-cell>
          <table:table-cell table:formula="of:=[.A345]/86400+25569" office:value-type="date" office:date-value="2019-06-05T09:35:33" calcext:value-type="date">
            <text:p>06/05/19 09:35 AM</text:p>
          </table:table-cell>
          <table:table-cell table:formula="of:=[.B345]/75" office:value-type="float" office:value="58333.8933333333" calcext:value-type="float">
            <text:p>58333.893</text:p>
          </table:table-cell>
          <table:table-cell table:style-name="ce3" table:formula="of:=[.D345]*1000*3600" office:value-type="float" office:value="210002016000" calcext:value-type="float">
            <text:p>210002016000</text:p>
          </table:table-cell>
          <table:table-cell table:style-name="ce3" table:formula="of:=[.E345]-[.E344]" office:value-type="float" office:value="48000" calcext:value-type="float">
            <text:p>48000</text:p>
          </table:table-cell>
          <table:table-cell table:style-name="ce3" table:formula="of:=[.A345]-[.A344]" office:value-type="float" office:value="17" calcext:value-type="float">
            <text:p>17</text:p>
          </table:table-cell>
          <table:table-cell table:style-name="ce3" table:formula="of:=[.F345]/[.G345]" office:value-type="float" office:value="2823.52941176471" calcext:value-type="float">
            <text:p>2824</text:p>
          </table:table-cell>
        </table:table-row>
        <table:table-row table:style-name="ro1">
          <table:table-cell office:value-type="float" office:value="1559727361" calcext:value-type="float">
            <text:p>1559727361</text:p>
          </table:table-cell>
          <table:table-cell office:value-type="float" office:value="4375043" calcext:value-type="float">
            <text:p>4375043</text:p>
          </table:table-cell>
          <table:table-cell table:formula="of:=[.A346]/86400+25569" office:value-type="date" office:date-value="2019-06-05T09:36:01" calcext:value-type="date">
            <text:p>06/05/19 09:36 AM</text:p>
          </table:table-cell>
          <table:table-cell table:formula="of:=[.B346]/75" office:value-type="float" office:value="58333.9066666667" calcext:value-type="float">
            <text:p>58333.907</text:p>
          </table:table-cell>
          <table:table-cell table:style-name="ce3" table:formula="of:=[.D346]*1000*3600" office:value-type="float" office:value="210002064000" calcext:value-type="float">
            <text:p>210002064000</text:p>
          </table:table-cell>
          <table:table-cell table:style-name="ce3" table:formula="of:=[.E346]-[.E345]" office:value-type="float" office:value="48000.0000305176" calcext:value-type="float">
            <text:p>48000</text:p>
          </table:table-cell>
          <table:table-cell table:style-name="ce3" table:formula="of:=[.A346]-[.A345]" office:value-type="float" office:value="28" calcext:value-type="float">
            <text:p>28</text:p>
          </table:table-cell>
          <table:table-cell table:style-name="ce3" table:formula="of:=[.F346]/[.G346]" office:value-type="float" office:value="1714.28571537563" calcext:value-type="float">
            <text:p>1714</text:p>
          </table:table-cell>
        </table:table-row>
        <table:table-row table:style-name="ro1">
          <table:table-cell office:value-type="float" office:value="1559727416" calcext:value-type="float">
            <text:p>1559727416</text:p>
          </table:table-cell>
          <table:table-cell office:value-type="float" office:value="4375044" calcext:value-type="float">
            <text:p>4375044</text:p>
          </table:table-cell>
          <table:table-cell table:formula="of:=[.A347]/86400+25569" office:value-type="date" office:date-value="2019-06-05T09:36:56" calcext:value-type="date">
            <text:p>06/05/19 09:36 AM</text:p>
          </table:table-cell>
          <table:table-cell table:formula="of:=[.B347]/75" office:value-type="float" office:value="58333.92" calcext:value-type="float">
            <text:p>58333.920</text:p>
          </table:table-cell>
          <table:table-cell table:style-name="ce3" table:formula="of:=[.D347]*1000*3600" office:value-type="float" office:value="210002112000" calcext:value-type="float">
            <text:p>210002112000</text:p>
          </table:table-cell>
          <table:table-cell table:style-name="ce3" table:formula="of:=[.E347]-[.E346]" office:value-type="float" office:value="47999.9999694824" calcext:value-type="float">
            <text:p>48000</text:p>
          </table:table-cell>
          <table:table-cell table:style-name="ce3" table:formula="of:=[.A347]-[.A346]" office:value-type="float" office:value="55" calcext:value-type="float">
            <text:p>55</text:p>
          </table:table-cell>
          <table:table-cell table:style-name="ce3" table:formula="of:=[.F347]/[.G347]" office:value-type="float" office:value="872.727272172408" calcext:value-type="float">
            <text:p>873</text:p>
          </table:table-cell>
        </table:table-row>
        <table:table-row table:style-name="ro1">
          <table:table-cell office:value-type="float" office:value="1559727434" calcext:value-type="float">
            <text:p>1559727434</text:p>
          </table:table-cell>
          <table:table-cell office:value-type="float" office:value="4375045" calcext:value-type="float">
            <text:p>4375045</text:p>
          </table:table-cell>
          <table:table-cell table:formula="of:=[.A348]/86400+25569" office:value-type="date" office:date-value="2019-06-05T09:37:14" calcext:value-type="date">
            <text:p>06/05/19 09:37 AM</text:p>
          </table:table-cell>
          <table:table-cell table:formula="of:=[.B348]/75" office:value-type="float" office:value="58333.9333333333" calcext:value-type="float">
            <text:p>58333.933</text:p>
          </table:table-cell>
          <table:table-cell table:style-name="ce3" table:formula="of:=[.D348]*1000*3600" office:value-type="float" office:value="210002160000" calcext:value-type="float">
            <text:p>210002160000</text:p>
          </table:table-cell>
          <table:table-cell table:style-name="ce3" table:formula="of:=[.E348]-[.E347]" office:value-type="float" office:value="48000" calcext:value-type="float">
            <text:p>48000</text:p>
          </table:table-cell>
          <table:table-cell table:style-name="ce3" table:formula="of:=[.A348]-[.A347]" office:value-type="float" office:value="18" calcext:value-type="float">
            <text:p>18</text:p>
          </table:table-cell>
          <table:table-cell table:style-name="ce3" table:formula="of:=[.F348]/[.G348]" office:value-type="float" office:value="2666.66666666667" calcext:value-type="float">
            <text:p>2667</text:p>
          </table:table-cell>
        </table:table-row>
        <table:table-row table:style-name="ro1">
          <table:table-cell office:value-type="float" office:value="1559727452" calcext:value-type="float">
            <text:p>1559727452</text:p>
          </table:table-cell>
          <table:table-cell office:value-type="float" office:value="4375046" calcext:value-type="float">
            <text:p>4375046</text:p>
          </table:table-cell>
          <table:table-cell table:formula="of:=[.A349]/86400+25569" office:value-type="date" office:date-value="2019-06-05T09:37:32" calcext:value-type="date">
            <text:p>06/05/19 09:37 AM</text:p>
          </table:table-cell>
          <table:table-cell table:formula="of:=[.B349]/75" office:value-type="float" office:value="58333.9466666667" calcext:value-type="float">
            <text:p>58333.947</text:p>
          </table:table-cell>
          <table:table-cell table:style-name="ce3" table:formula="of:=[.D349]*1000*3600" office:value-type="float" office:value="210002208000" calcext:value-type="float">
            <text:p>210002208000</text:p>
          </table:table-cell>
          <table:table-cell table:style-name="ce3" table:formula="of:=[.E349]-[.E348]" office:value-type="float" office:value="48000" calcext:value-type="float">
            <text:p>48000</text:p>
          </table:table-cell>
          <table:table-cell table:style-name="ce3" table:formula="of:=[.A349]-[.A348]" office:value-type="float" office:value="18" calcext:value-type="float">
            <text:p>18</text:p>
          </table:table-cell>
          <table:table-cell table:style-name="ce3" table:formula="of:=[.F349]/[.G349]" office:value-type="float" office:value="2666.66666666667" calcext:value-type="float">
            <text:p>2667</text:p>
          </table:table-cell>
        </table:table-row>
        <table:table-row table:style-name="ro1">
          <table:table-cell office:value-type="float" office:value="1559727499" calcext:value-type="float">
            <text:p>1559727499</text:p>
          </table:table-cell>
          <table:table-cell office:value-type="float" office:value="4375047" calcext:value-type="float">
            <text:p>4375047</text:p>
          </table:table-cell>
          <table:table-cell table:formula="of:=[.A350]/86400+25569" office:value-type="date" office:date-value="2019-06-05T09:38:19" calcext:value-type="date">
            <text:p>06/05/19 09:38 AM</text:p>
          </table:table-cell>
          <table:table-cell table:formula="of:=[.B350]/75" office:value-type="float" office:value="58333.96" calcext:value-type="float">
            <text:p>58333.960</text:p>
          </table:table-cell>
          <table:table-cell table:style-name="ce3" table:formula="of:=[.D350]*1000*3600" office:value-type="float" office:value="210002256000" calcext:value-type="float">
            <text:p>210002256000</text:p>
          </table:table-cell>
          <table:table-cell table:style-name="ce3" table:formula="of:=[.E350]-[.E349]" office:value-type="float" office:value="48000" calcext:value-type="float">
            <text:p>48000</text:p>
          </table:table-cell>
          <table:table-cell table:style-name="ce3" table:formula="of:=[.A350]-[.A349]" office:value-type="float" office:value="47" calcext:value-type="float">
            <text:p>47</text:p>
          </table:table-cell>
          <table:table-cell table:style-name="ce3" table:formula="of:=[.F350]/[.G350]" office:value-type="float" office:value="1021.27659574468" calcext:value-type="float">
            <text:p>1021</text:p>
          </table:table-cell>
        </table:table-row>
        <table:table-row table:style-name="ro1">
          <table:table-cell office:value-type="float" office:value="1559727542" calcext:value-type="float">
            <text:p>1559727542</text:p>
          </table:table-cell>
          <table:table-cell office:value-type="float" office:value="4375048" calcext:value-type="float">
            <text:p>4375048</text:p>
          </table:table-cell>
          <table:table-cell table:formula="of:=[.A351]/86400+25569" office:value-type="date" office:date-value="2019-06-05T09:39:02" calcext:value-type="date">
            <text:p>06/05/19 09:39 AM</text:p>
          </table:table-cell>
          <table:table-cell table:formula="of:=[.B351]/75" office:value-type="float" office:value="58333.9733333333" calcext:value-type="float">
            <text:p>58333.973</text:p>
          </table:table-cell>
          <table:table-cell table:style-name="ce3" table:formula="of:=[.D351]*1000*3600" office:value-type="float" office:value="210002304000" calcext:value-type="float">
            <text:p>210002304000</text:p>
          </table:table-cell>
          <table:table-cell table:style-name="ce3" table:formula="of:=[.E351]-[.E350]" office:value-type="float" office:value="48000" calcext:value-type="float">
            <text:p>48000</text:p>
          </table:table-cell>
          <table:table-cell table:style-name="ce3" table:formula="of:=[.A351]-[.A350]" office:value-type="float" office:value="43" calcext:value-type="float">
            <text:p>43</text:p>
          </table:table-cell>
          <table:table-cell table:style-name="ce3" table:formula="of:=[.F351]/[.G351]" office:value-type="float" office:value="1116.27906976744" calcext:value-type="float">
            <text:p>1116</text:p>
          </table:table-cell>
        </table:table-row>
        <table:table-row table:style-name="ro1">
          <table:table-cell office:value-type="float" office:value="1559727586" calcext:value-type="float">
            <text:p>1559727586</text:p>
          </table:table-cell>
          <table:table-cell office:value-type="float" office:value="4375049" calcext:value-type="float">
            <text:p>4375049</text:p>
          </table:table-cell>
          <table:table-cell table:formula="of:=[.A352]/86400+25569" office:value-type="date" office:date-value="2019-06-05T09:39:46" calcext:value-type="date">
            <text:p>06/05/19 09:39 AM</text:p>
          </table:table-cell>
          <table:table-cell table:formula="of:=[.B352]/75" office:value-type="float" office:value="58333.9866666667" calcext:value-type="float">
            <text:p>58333.987</text:p>
          </table:table-cell>
          <table:table-cell table:style-name="ce3" table:formula="of:=[.D352]*1000*3600" office:value-type="float" office:value="210002352000" calcext:value-type="float">
            <text:p>210002352000</text:p>
          </table:table-cell>
          <table:table-cell table:style-name="ce3" table:formula="of:=[.E352]-[.E351]" office:value-type="float" office:value="48000" calcext:value-type="float">
            <text:p>48000</text:p>
          </table:table-cell>
          <table:table-cell table:style-name="ce3" table:formula="of:=[.A352]-[.A351]" office:value-type="float" office:value="44" calcext:value-type="float">
            <text:p>44</text:p>
          </table:table-cell>
          <table:table-cell table:style-name="ce3" table:formula="of:=[.F352]/[.G352]" office:value-type="float" office:value="1090.90909090909" calcext:value-type="float">
            <text:p>1091</text:p>
          </table:table-cell>
        </table:table-row>
        <table:table-row table:style-name="ro1">
          <table:table-cell office:value-type="float" office:value="1559727630" calcext:value-type="float">
            <text:p>1559727630</text:p>
          </table:table-cell>
          <table:table-cell office:value-type="float" office:value="4375050" calcext:value-type="float">
            <text:p>4375050</text:p>
          </table:table-cell>
          <table:table-cell table:formula="of:=[.A353]/86400+25569" office:value-type="date" office:date-value="2019-06-05T09:40:30" calcext:value-type="date">
            <text:p>06/05/19 09:40 AM</text:p>
          </table:table-cell>
          <table:table-cell table:formula="of:=[.B353]/75" office:value-type="float" office:value="58334" calcext:value-type="float">
            <text:p>58334.000</text:p>
          </table:table-cell>
          <table:table-cell table:style-name="ce3" table:formula="of:=[.D353]*1000*3600" office:value-type="float" office:value="210002400000" calcext:value-type="float">
            <text:p>210002400000</text:p>
          </table:table-cell>
          <table:table-cell table:style-name="ce3" table:formula="of:=[.E353]-[.E352]" office:value-type="float" office:value="48000" calcext:value-type="float">
            <text:p>48000</text:p>
          </table:table-cell>
          <table:table-cell table:style-name="ce3" table:formula="of:=[.A353]-[.A352]" office:value-type="float" office:value="44" calcext:value-type="float">
            <text:p>44</text:p>
          </table:table-cell>
          <table:table-cell table:style-name="ce3" table:formula="of:=[.F353]/[.G353]" office:value-type="float" office:value="1090.90909090909" calcext:value-type="float">
            <text:p>1091</text:p>
          </table:table-cell>
        </table:table-row>
        <table:table-row table:style-name="ro1">
          <table:table-cell office:value-type="float" office:value="1559727674" calcext:value-type="float">
            <text:p>1559727674</text:p>
          </table:table-cell>
          <table:table-cell office:value-type="float" office:value="4375051" calcext:value-type="float">
            <text:p>4375051</text:p>
          </table:table-cell>
          <table:table-cell table:formula="of:=[.A354]/86400+25569" office:value-type="date" office:date-value="2019-06-05T09:41:14" calcext:value-type="date">
            <text:p>06/05/19 09:41 AM</text:p>
          </table:table-cell>
          <table:table-cell table:formula="of:=[.B354]/75" office:value-type="float" office:value="58334.0133333333" calcext:value-type="float">
            <text:p>58334.013</text:p>
          </table:table-cell>
          <table:table-cell table:style-name="ce3" table:formula="of:=[.D354]*1000*3600" office:value-type="float" office:value="210002448000" calcext:value-type="float">
            <text:p>210002448000</text:p>
          </table:table-cell>
          <table:table-cell table:style-name="ce3" table:formula="of:=[.E354]-[.E353]" office:value-type="float" office:value="48000" calcext:value-type="float">
            <text:p>48000</text:p>
          </table:table-cell>
          <table:table-cell table:style-name="ce3" table:formula="of:=[.A354]-[.A353]" office:value-type="float" office:value="44" calcext:value-type="float">
            <text:p>44</text:p>
          </table:table-cell>
          <table:table-cell table:style-name="ce3" table:formula="of:=[.F354]/[.G354]" office:value-type="float" office:value="1090.90909090909" calcext:value-type="float">
            <text:p>1091</text:p>
          </table:table-cell>
        </table:table-row>
        <table:table-row table:style-name="ro1">
          <table:table-cell office:value-type="float" office:value="1559727717" calcext:value-type="float">
            <text:p>1559727717</text:p>
          </table:table-cell>
          <table:table-cell office:value-type="float" office:value="4375052" calcext:value-type="float">
            <text:p>4375052</text:p>
          </table:table-cell>
          <table:table-cell table:formula="of:=[.A355]/86400+25569" office:value-type="date" office:date-value="2019-06-05T09:41:57" calcext:value-type="date">
            <text:p>06/05/19 09:41 AM</text:p>
          </table:table-cell>
          <table:table-cell table:formula="of:=[.B355]/75" office:value-type="float" office:value="58334.0266666667" calcext:value-type="float">
            <text:p>58334.027</text:p>
          </table:table-cell>
          <table:table-cell table:style-name="ce3" table:formula="of:=[.D355]*1000*3600" office:value-type="float" office:value="210002496000" calcext:value-type="float">
            <text:p>210002496000</text:p>
          </table:table-cell>
          <table:table-cell table:style-name="ce3" table:formula="of:=[.E355]-[.E354]" office:value-type="float" office:value="48000" calcext:value-type="float">
            <text:p>48000</text:p>
          </table:table-cell>
          <table:table-cell table:style-name="ce3" table:formula="of:=[.A355]-[.A354]" office:value-type="float" office:value="43" calcext:value-type="float">
            <text:p>43</text:p>
          </table:table-cell>
          <table:table-cell table:style-name="ce3" table:formula="of:=[.F355]/[.G355]" office:value-type="float" office:value="1116.27906976744" calcext:value-type="float">
            <text:p>1116</text:p>
          </table:table-cell>
        </table:table-row>
        <table:table-row table:style-name="ro1">
          <table:table-cell office:value-type="float" office:value="1559727763" calcext:value-type="float">
            <text:p>1559727763</text:p>
          </table:table-cell>
          <table:table-cell office:value-type="float" office:value="4375053" calcext:value-type="float">
            <text:p>4375053</text:p>
          </table:table-cell>
          <table:table-cell table:formula="of:=[.A356]/86400+25569" office:value-type="date" office:date-value="2019-06-05T09:42:43" calcext:value-type="date">
            <text:p>06/05/19 09:42 AM</text:p>
          </table:table-cell>
          <table:table-cell table:formula="of:=[.B356]/75" office:value-type="float" office:value="58334.04" calcext:value-type="float">
            <text:p>58334.040</text:p>
          </table:table-cell>
          <table:table-cell table:style-name="ce3" table:formula="of:=[.D356]*1000*3600" office:value-type="float" office:value="210002544000" calcext:value-type="float">
            <text:p>210002544000</text:p>
          </table:table-cell>
          <table:table-cell table:style-name="ce3" table:formula="of:=[.E356]-[.E355]" office:value-type="float" office:value="48000" calcext:value-type="float">
            <text:p>48000</text:p>
          </table:table-cell>
          <table:table-cell table:style-name="ce3" table:formula="of:=[.A356]-[.A355]" office:value-type="float" office:value="46" calcext:value-type="float">
            <text:p>46</text:p>
          </table:table-cell>
          <table:table-cell table:style-name="ce3" table:formula="of:=[.F356]/[.G356]" office:value-type="float" office:value="1043.47826086957" calcext:value-type="float">
            <text:p>1043</text:p>
          </table:table-cell>
        </table:table-row>
        <table:table-row table:style-name="ro1">
          <table:table-cell office:value-type="float" office:value="1559727814" calcext:value-type="float">
            <text:p>1559727814</text:p>
          </table:table-cell>
          <table:table-cell office:value-type="float" office:value="4375054" calcext:value-type="float">
            <text:p>4375054</text:p>
          </table:table-cell>
          <table:table-cell table:formula="of:=[.A357]/86400+25569" office:value-type="date" office:date-value="2019-06-05T09:43:34" calcext:value-type="date">
            <text:p>06/05/19 09:43 AM</text:p>
          </table:table-cell>
          <table:table-cell table:formula="of:=[.B357]/75" office:value-type="float" office:value="58334.0533333333" calcext:value-type="float">
            <text:p>58334.053</text:p>
          </table:table-cell>
          <table:table-cell table:style-name="ce3" table:formula="of:=[.D357]*1000*3600" office:value-type="float" office:value="210002592000" calcext:value-type="float">
            <text:p>210002592000</text:p>
          </table:table-cell>
          <table:table-cell table:style-name="ce3" table:formula="of:=[.E357]-[.E356]" office:value-type="float" office:value="48000" calcext:value-type="float">
            <text:p>48000</text:p>
          </table:table-cell>
          <table:table-cell table:style-name="ce3" table:formula="of:=[.A357]-[.A356]" office:value-type="float" office:value="51" calcext:value-type="float">
            <text:p>51</text:p>
          </table:table-cell>
          <table:table-cell table:style-name="ce3" table:formula="of:=[.F357]/[.G357]" office:value-type="float" office:value="941.176470588235" calcext:value-type="float">
            <text:p>941</text:p>
          </table:table-cell>
        </table:table-row>
        <table:table-row table:style-name="ro1">
          <table:table-cell office:value-type="float" office:value="1559727896" calcext:value-type="float">
            <text:p>1559727896</text:p>
          </table:table-cell>
          <table:table-cell office:value-type="float" office:value="4375055" calcext:value-type="float">
            <text:p>4375055</text:p>
          </table:table-cell>
          <table:table-cell table:formula="of:=[.A358]/86400+25569" office:value-type="date" office:date-value="2019-06-05T09:44:56" calcext:value-type="date">
            <text:p>06/05/19 09:44 AM</text:p>
          </table:table-cell>
          <table:table-cell table:formula="of:=[.B358]/75" office:value-type="float" office:value="58334.0666666667" calcext:value-type="float">
            <text:p>58334.067</text:p>
          </table:table-cell>
          <table:table-cell table:style-name="ce3" table:formula="of:=[.D358]*1000*3600" office:value-type="float" office:value="210002640000" calcext:value-type="float">
            <text:p>210002640000</text:p>
          </table:table-cell>
          <table:table-cell table:style-name="ce3" table:formula="of:=[.E358]-[.E357]" office:value-type="float" office:value="48000" calcext:value-type="float">
            <text:p>48000</text:p>
          </table:table-cell>
          <table:table-cell table:style-name="ce3" table:formula="of:=[.A358]-[.A357]" office:value-type="float" office:value="82" calcext:value-type="float">
            <text:p>82</text:p>
          </table:table-cell>
          <table:table-cell table:style-name="ce3" table:formula="of:=[.F358]/[.G358]" office:value-type="float" office:value="585.365853658537" calcext:value-type="float">
            <text:p>585</text:p>
          </table:table-cell>
        </table:table-row>
        <table:table-row table:style-name="ro1">
          <table:table-cell office:value-type="float" office:value="1559727972" calcext:value-type="float">
            <text:p>1559727972</text:p>
          </table:table-cell>
          <table:table-cell office:value-type="float" office:value="4375056" calcext:value-type="float">
            <text:p>4375056</text:p>
          </table:table-cell>
          <table:table-cell table:formula="of:=[.A359]/86400+25569" office:value-type="date" office:date-value="2019-06-05T09:46:12" calcext:value-type="date">
            <text:p>06/05/19 09:46 AM</text:p>
          </table:table-cell>
          <table:table-cell table:formula="of:=[.B359]/75" office:value-type="float" office:value="58334.08" calcext:value-type="float">
            <text:p>58334.080</text:p>
          </table:table-cell>
          <table:table-cell table:style-name="ce3" table:formula="of:=[.D359]*1000*3600" office:value-type="float" office:value="210002688000" calcext:value-type="float">
            <text:p>210002688000</text:p>
          </table:table-cell>
          <table:table-cell table:style-name="ce3" table:formula="of:=[.E359]-[.E358]" office:value-type="float" office:value="48000" calcext:value-type="float">
            <text:p>48000</text:p>
          </table:table-cell>
          <table:table-cell table:style-name="ce3" table:formula="of:=[.A359]-[.A358]" office:value-type="float" office:value="76" calcext:value-type="float">
            <text:p>76</text:p>
          </table:table-cell>
          <table:table-cell table:style-name="ce3" table:formula="of:=[.F359]/[.G359]" office:value-type="float" office:value="631.578947368421" calcext:value-type="float">
            <text:p>632</text:p>
          </table:table-cell>
        </table:table-row>
        <table:table-row table:style-name="ro1">
          <table:table-cell office:value-type="float" office:value="1559728054" calcext:value-type="float">
            <text:p>1559728054</text:p>
          </table:table-cell>
          <table:table-cell office:value-type="float" office:value="4375057" calcext:value-type="float">
            <text:p>4375057</text:p>
          </table:table-cell>
          <table:table-cell table:formula="of:=[.A360]/86400+25569" office:value-type="date" office:date-value="2019-06-05T09:47:34" calcext:value-type="date">
            <text:p>06/05/19 09:47 AM</text:p>
          </table:table-cell>
          <table:table-cell table:formula="of:=[.B360]/75" office:value-type="float" office:value="58334.0933333333" calcext:value-type="float">
            <text:p>58334.093</text:p>
          </table:table-cell>
          <table:table-cell table:style-name="ce3" table:formula="of:=[.D360]*1000*3600" office:value-type="float" office:value="210002736000" calcext:value-type="float">
            <text:p>210002736000</text:p>
          </table:table-cell>
          <table:table-cell table:style-name="ce3" table:formula="of:=[.E360]-[.E359]" office:value-type="float" office:value="47999.9999694824" calcext:value-type="float">
            <text:p>48000</text:p>
          </table:table-cell>
          <table:table-cell table:style-name="ce3" table:formula="of:=[.A360]-[.A359]" office:value-type="float" office:value="82" calcext:value-type="float">
            <text:p>82</text:p>
          </table:table-cell>
          <table:table-cell table:style-name="ce3" table:formula="of:=[.F360]/[.G360]" office:value-type="float" office:value="585.365853286371" calcext:value-type="float">
            <text:p>585</text:p>
          </table:table-cell>
        </table:table-row>
        <table:table-row table:style-name="ro1">
          <table:table-cell office:value-type="float" office:value="1559728076" calcext:value-type="float">
            <text:p>1559728076</text:p>
          </table:table-cell>
          <table:table-cell office:value-type="float" office:value="4375058" calcext:value-type="float">
            <text:p>4375058</text:p>
          </table:table-cell>
          <table:table-cell table:formula="of:=[.A361]/86400+25569" office:value-type="date" office:date-value="2019-06-05T09:47:56" calcext:value-type="date">
            <text:p>06/05/19 09:47 AM</text:p>
          </table:table-cell>
          <table:table-cell table:formula="of:=[.B361]/75" office:value-type="float" office:value="58334.1066666667" calcext:value-type="float">
            <text:p>58334.107</text:p>
          </table:table-cell>
          <table:table-cell table:style-name="ce3" table:formula="of:=[.D361]*1000*3600" office:value-type="float" office:value="210002784000" calcext:value-type="float">
            <text:p>210002784000</text:p>
          </table:table-cell>
          <table:table-cell table:style-name="ce3" table:formula="of:=[.E361]-[.E360]" office:value-type="float" office:value="48000.0000305176" calcext:value-type="float">
            <text:p>48000</text:p>
          </table:table-cell>
          <table:table-cell table:style-name="ce3" table:formula="of:=[.A361]-[.A360]" office:value-type="float" office:value="22" calcext:value-type="float">
            <text:p>22</text:p>
          </table:table-cell>
          <table:table-cell table:style-name="ce3" table:formula="of:=[.F361]/[.G361]" office:value-type="float" office:value="2181.81818320534" calcext:value-type="float">
            <text:p>2182</text:p>
          </table:table-cell>
        </table:table-row>
        <table:table-row table:style-name="ro1">
          <table:table-cell office:value-type="float" office:value="1559728097" calcext:value-type="float">
            <text:p>1559728097</text:p>
          </table:table-cell>
          <table:table-cell office:value-type="float" office:value="4375059" calcext:value-type="float">
            <text:p>4375059</text:p>
          </table:table-cell>
          <table:table-cell table:formula="of:=[.A362]/86400+25569" office:value-type="date" office:date-value="2019-06-05T09:48:17" calcext:value-type="date">
            <text:p>06/05/19 09:48 AM</text:p>
          </table:table-cell>
          <table:table-cell table:formula="of:=[.B362]/75" office:value-type="float" office:value="58334.12" calcext:value-type="float">
            <text:p>58334.120</text:p>
          </table:table-cell>
          <table:table-cell table:style-name="ce3" table:formula="of:=[.D362]*1000*3600" office:value-type="float" office:value="210002832000" calcext:value-type="float">
            <text:p>210002832000</text:p>
          </table:table-cell>
          <table:table-cell table:style-name="ce3" table:formula="of:=[.E362]-[.E361]" office:value-type="float" office:value="48000" calcext:value-type="float">
            <text:p>48000</text:p>
          </table:table-cell>
          <table:table-cell table:style-name="ce3" table:formula="of:=[.A362]-[.A361]" office:value-type="float" office:value="21" calcext:value-type="float">
            <text:p>21</text:p>
          </table:table-cell>
          <table:table-cell table:style-name="ce3" table:formula="of:=[.F362]/[.G362]" office:value-type="float" office:value="2285.71428571429" calcext:value-type="float">
            <text:p>2286</text:p>
          </table:table-cell>
        </table:table-row>
        <table:table-row table:style-name="ro1">
          <table:table-cell office:value-type="float" office:value="1559728118" calcext:value-type="float">
            <text:p>1559728118</text:p>
          </table:table-cell>
          <table:table-cell office:value-type="float" office:value="4375060" calcext:value-type="float">
            <text:p>4375060</text:p>
          </table:table-cell>
          <table:table-cell table:formula="of:=[.A363]/86400+25569" office:value-type="date" office:date-value="2019-06-05T09:48:38" calcext:value-type="date">
            <text:p>06/05/19 09:48 AM</text:p>
          </table:table-cell>
          <table:table-cell table:formula="of:=[.B363]/75" office:value-type="float" office:value="58334.1333333333" calcext:value-type="float">
            <text:p>58334.133</text:p>
          </table:table-cell>
          <table:table-cell table:style-name="ce3" table:formula="of:=[.D363]*1000*3600" office:value-type="float" office:value="210002880000" calcext:value-type="float">
            <text:p>210002880000</text:p>
          </table:table-cell>
          <table:table-cell table:style-name="ce3" table:formula="of:=[.E363]-[.E362]" office:value-type="float" office:value="47999.9999694824" calcext:value-type="float">
            <text:p>48000</text:p>
          </table:table-cell>
          <table:table-cell table:style-name="ce3" table:formula="of:=[.A363]-[.A362]" office:value-type="float" office:value="21" calcext:value-type="float">
            <text:p>21</text:p>
          </table:table-cell>
          <table:table-cell table:style-name="ce3" table:formula="of:=[.F363]/[.G363]" office:value-type="float" office:value="2285.71428426107" calcext:value-type="float">
            <text:p>2286</text:p>
          </table:table-cell>
        </table:table-row>
        <table:table-row table:style-name="ro1">
          <table:table-cell office:value-type="float" office:value="1559728140" calcext:value-type="float">
            <text:p>1559728140</text:p>
          </table:table-cell>
          <table:table-cell office:value-type="float" office:value="4375061" calcext:value-type="float">
            <text:p>4375061</text:p>
          </table:table-cell>
          <table:table-cell table:formula="of:=[.A364]/86400+25569" office:value-type="date" office:date-value="2019-06-05T09:49:00" calcext:value-type="date">
            <text:p>06/05/19 09:49 AM</text:p>
          </table:table-cell>
          <table:table-cell table:formula="of:=[.B364]/75" office:value-type="float" office:value="58334.1466666667" calcext:value-type="float">
            <text:p>58334.147</text:p>
          </table:table-cell>
          <table:table-cell table:style-name="ce3" table:formula="of:=[.D364]*1000*3600" office:value-type="float" office:value="210002928000" calcext:value-type="float">
            <text:p>210002928000</text:p>
          </table:table-cell>
          <table:table-cell table:style-name="ce3" table:formula="of:=[.E364]-[.E363]" office:value-type="float" office:value="48000.0000305176" calcext:value-type="float">
            <text:p>48000</text:p>
          </table:table-cell>
          <table:table-cell table:style-name="ce3" table:formula="of:=[.A364]-[.A363]" office:value-type="float" office:value="22" calcext:value-type="float">
            <text:p>22</text:p>
          </table:table-cell>
          <table:table-cell table:style-name="ce3" table:formula="of:=[.F364]/[.G364]" office:value-type="float" office:value="2181.81818320534" calcext:value-type="float">
            <text:p>2182</text:p>
          </table:table-cell>
        </table:table-row>
        <table:table-row table:style-name="ro1">
          <table:table-cell office:value-type="float" office:value="1559728161" calcext:value-type="float">
            <text:p>1559728161</text:p>
          </table:table-cell>
          <table:table-cell office:value-type="float" office:value="4375062" calcext:value-type="float">
            <text:p>4375062</text:p>
          </table:table-cell>
          <table:table-cell table:formula="of:=[.A365]/86400+25569" office:value-type="date" office:date-value="2019-06-05T09:49:21" calcext:value-type="date">
            <text:p>06/05/19 09:49 AM</text:p>
          </table:table-cell>
          <table:table-cell table:formula="of:=[.B365]/75" office:value-type="float" office:value="58334.16" calcext:value-type="float">
            <text:p>58334.160</text:p>
          </table:table-cell>
          <table:table-cell table:style-name="ce3" table:formula="of:=[.D365]*1000*3600" office:value-type="float" office:value="210002976000" calcext:value-type="float">
            <text:p>210002976000</text:p>
          </table:table-cell>
          <table:table-cell table:style-name="ce3" table:formula="of:=[.E365]-[.E364]" office:value-type="float" office:value="48000" calcext:value-type="float">
            <text:p>48000</text:p>
          </table:table-cell>
          <table:table-cell table:style-name="ce3" table:formula="of:=[.A365]-[.A364]" office:value-type="float" office:value="21" calcext:value-type="float">
            <text:p>21</text:p>
          </table:table-cell>
          <table:table-cell table:style-name="ce3" table:formula="of:=[.F365]/[.G365]" office:value-type="float" office:value="2285.71428571429" calcext:value-type="float">
            <text:p>2286</text:p>
          </table:table-cell>
        </table:table-row>
        <table:table-row table:style-name="ro1">
          <table:table-cell office:value-type="float" office:value="1559728195" calcext:value-type="float">
            <text:p>1559728195</text:p>
          </table:table-cell>
          <table:table-cell office:value-type="float" office:value="4375063" calcext:value-type="float">
            <text:p>4375063</text:p>
          </table:table-cell>
          <table:table-cell table:formula="of:=[.A366]/86400+25569" office:value-type="date" office:date-value="2019-06-05T09:49:55" calcext:value-type="date">
            <text:p>06/05/19 09:49 AM</text:p>
          </table:table-cell>
          <table:table-cell table:formula="of:=[.B366]/75" office:value-type="float" office:value="58334.1733333333" calcext:value-type="float">
            <text:p>58334.173</text:p>
          </table:table-cell>
          <table:table-cell table:style-name="ce3" table:formula="of:=[.D366]*1000*3600" office:value-type="float" office:value="210003024000" calcext:value-type="float">
            <text:p>210003024000</text:p>
          </table:table-cell>
          <table:table-cell table:style-name="ce3" table:formula="of:=[.E366]-[.E365]" office:value-type="float" office:value="48000" calcext:value-type="float">
            <text:p>48000</text:p>
          </table:table-cell>
          <table:table-cell table:style-name="ce3" table:formula="of:=[.A366]-[.A365]" office:value-type="float" office:value="34" calcext:value-type="float">
            <text:p>34</text:p>
          </table:table-cell>
          <table:table-cell table:style-name="ce3" table:formula="of:=[.F366]/[.G366]" office:value-type="float" office:value="1411.76470588235" calcext:value-type="float">
            <text:p>1412</text:p>
          </table:table-cell>
        </table:table-row>
        <table:table-row table:style-name="ro1">
          <table:table-cell office:value-type="float" office:value="1559728222" calcext:value-type="float">
            <text:p>1559728222</text:p>
          </table:table-cell>
          <table:table-cell office:value-type="float" office:value="4375064" calcext:value-type="float">
            <text:p>4375064</text:p>
          </table:table-cell>
          <table:table-cell table:formula="of:=[.A367]/86400+25569" office:value-type="date" office:date-value="2019-06-05T09:50:22" calcext:value-type="date">
            <text:p>06/05/19 09:50 AM</text:p>
          </table:table-cell>
          <table:table-cell table:formula="of:=[.B367]/75" office:value-type="float" office:value="58334.1866666667" calcext:value-type="float">
            <text:p>58334.187</text:p>
          </table:table-cell>
          <table:table-cell table:style-name="ce3" table:formula="of:=[.D367]*1000*3600" office:value-type="float" office:value="210003072000" calcext:value-type="float">
            <text:p>210003072000</text:p>
          </table:table-cell>
          <table:table-cell table:style-name="ce3" table:formula="of:=[.E367]-[.E366]" office:value-type="float" office:value="48000.0000305176" calcext:value-type="float">
            <text:p>48000</text:p>
          </table:table-cell>
          <table:table-cell table:style-name="ce3" table:formula="of:=[.A367]-[.A366]" office:value-type="float" office:value="27" calcext:value-type="float">
            <text:p>27</text:p>
          </table:table-cell>
          <table:table-cell table:style-name="ce3" table:formula="of:=[.F367]/[.G367]" office:value-type="float" office:value="1777.77777890806" calcext:value-type="float">
            <text:p>1778</text:p>
          </table:table-cell>
        </table:table-row>
        <table:table-row table:style-name="ro1">
          <table:table-cell office:value-type="float" office:value="1559728248" calcext:value-type="float">
            <text:p>1559728248</text:p>
          </table:table-cell>
          <table:table-cell office:value-type="float" office:value="4375065" calcext:value-type="float">
            <text:p>4375065</text:p>
          </table:table-cell>
          <table:table-cell table:formula="of:=[.A368]/86400+25569" office:value-type="date" office:date-value="2019-06-05T09:50:48" calcext:value-type="date">
            <text:p>06/05/19 09:50 AM</text:p>
          </table:table-cell>
          <table:table-cell table:formula="of:=[.B368]/75" office:value-type="float" office:value="58334.2" calcext:value-type="float">
            <text:p>58334.200</text:p>
          </table:table-cell>
          <table:table-cell table:style-name="ce3" table:formula="of:=[.D368]*1000*3600" office:value-type="float" office:value="210003120000" calcext:value-type="float">
            <text:p>210003120000</text:p>
          </table:table-cell>
          <table:table-cell table:style-name="ce3" table:formula="of:=[.E368]-[.E367]" office:value-type="float" office:value="47999.9999694824" calcext:value-type="float">
            <text:p>48000</text:p>
          </table:table-cell>
          <table:table-cell table:style-name="ce3" table:formula="of:=[.A368]-[.A367]" office:value-type="float" office:value="26" calcext:value-type="float">
            <text:p>26</text:p>
          </table:table-cell>
          <table:table-cell table:style-name="ce3" table:formula="of:=[.F368]/[.G368]" office:value-type="float" office:value="1846.15384498009" calcext:value-type="float">
            <text:p>1846</text:p>
          </table:table-cell>
        </table:table-row>
        <table:table-row table:style-name="ro1">
          <table:table-cell office:value-type="float" office:value="1559728275" calcext:value-type="float">
            <text:p>1559728275</text:p>
          </table:table-cell>
          <table:table-cell office:value-type="float" office:value="4375066" calcext:value-type="float">
            <text:p>4375066</text:p>
          </table:table-cell>
          <table:table-cell table:formula="of:=[.A369]/86400+25569" office:value-type="date" office:date-value="2019-06-05T09:51:15" calcext:value-type="date">
            <text:p>06/05/19 09:51 AM</text:p>
          </table:table-cell>
          <table:table-cell table:formula="of:=[.B369]/75" office:value-type="float" office:value="58334.2133333333" calcext:value-type="float">
            <text:p>58334.213</text:p>
          </table:table-cell>
          <table:table-cell table:style-name="ce3" table:formula="of:=[.D369]*1000*3600" office:value-type="float" office:value="210003168000" calcext:value-type="float">
            <text:p>210003168000</text:p>
          </table:table-cell>
          <table:table-cell table:style-name="ce3" table:formula="of:=[.E369]-[.E368]" office:value-type="float" office:value="48000" calcext:value-type="float">
            <text:p>48000</text:p>
          </table:table-cell>
          <table:table-cell table:style-name="ce3" table:formula="of:=[.A369]-[.A368]" office:value-type="float" office:value="27" calcext:value-type="float">
            <text:p>27</text:p>
          </table:table-cell>
          <table:table-cell table:style-name="ce3" table:formula="of:=[.F369]/[.G369]" office:value-type="float" office:value="1777.77777777778" calcext:value-type="float">
            <text:p>1778</text:p>
          </table:table-cell>
        </table:table-row>
        <table:table-row table:style-name="ro1">
          <table:table-cell office:value-type="float" office:value="1559728302" calcext:value-type="float">
            <text:p>1559728302</text:p>
          </table:table-cell>
          <table:table-cell office:value-type="float" office:value="4375067" calcext:value-type="float">
            <text:p>4375067</text:p>
          </table:table-cell>
          <table:table-cell table:formula="of:=[.A370]/86400+25569" office:value-type="date" office:date-value="2019-06-05T09:51:42" calcext:value-type="date">
            <text:p>06/05/19 09:51 AM</text:p>
          </table:table-cell>
          <table:table-cell table:formula="of:=[.B370]/75" office:value-type="float" office:value="58334.2266666667" calcext:value-type="float">
            <text:p>58334.227</text:p>
          </table:table-cell>
          <table:table-cell table:style-name="ce3" table:formula="of:=[.D370]*1000*3600" office:value-type="float" office:value="210003216000" calcext:value-type="float">
            <text:p>210003216000</text:p>
          </table:table-cell>
          <table:table-cell table:style-name="ce3" table:formula="of:=[.E370]-[.E369]" office:value-type="float" office:value="48000.0000305176" calcext:value-type="float">
            <text:p>48000</text:p>
          </table:table-cell>
          <table:table-cell table:style-name="ce3" table:formula="of:=[.A370]-[.A369]" office:value-type="float" office:value="27" calcext:value-type="float">
            <text:p>27</text:p>
          </table:table-cell>
          <table:table-cell table:style-name="ce3" table:formula="of:=[.F370]/[.G370]" office:value-type="float" office:value="1777.77777890806" calcext:value-type="float">
            <text:p>1778</text:p>
          </table:table-cell>
        </table:table-row>
        <table:table-row table:style-name="ro1">
          <table:table-cell office:value-type="float" office:value="1559728347" calcext:value-type="float">
            <text:p>1559728347</text:p>
          </table:table-cell>
          <table:table-cell office:value-type="float" office:value="4375068" calcext:value-type="float">
            <text:p>4375068</text:p>
          </table:table-cell>
          <table:table-cell table:formula="of:=[.A371]/86400+25569" office:value-type="date" office:date-value="2019-06-05T09:52:27" calcext:value-type="date">
            <text:p>06/05/19 09:52 AM</text:p>
          </table:table-cell>
          <table:table-cell table:formula="of:=[.B371]/75" office:value-type="float" office:value="58334.24" calcext:value-type="float">
            <text:p>58334.240</text:p>
          </table:table-cell>
          <table:table-cell table:style-name="ce3" table:formula="of:=[.D371]*1000*3600" office:value-type="float" office:value="210003264000" calcext:value-type="float">
            <text:p>210003264000</text:p>
          </table:table-cell>
          <table:table-cell table:style-name="ce3" table:formula="of:=[.E371]-[.E370]" office:value-type="float" office:value="47999.9999694824" calcext:value-type="float">
            <text:p>48000</text:p>
          </table:table-cell>
          <table:table-cell table:style-name="ce3" table:formula="of:=[.A371]-[.A370]" office:value-type="float" office:value="45" calcext:value-type="float">
            <text:p>45</text:p>
          </table:table-cell>
          <table:table-cell table:style-name="ce3" table:formula="of:=[.F371]/[.G371]" office:value-type="float" office:value="1066.6666659885" calcext:value-type="float">
            <text:p>1067</text:p>
          </table:table-cell>
        </table:table-row>
        <table:table-row table:style-name="ro1">
          <table:table-cell office:value-type="float" office:value="1559728389" calcext:value-type="float">
            <text:p>1559728389</text:p>
          </table:table-cell>
          <table:table-cell office:value-type="float" office:value="4375069" calcext:value-type="float">
            <text:p>4375069</text:p>
          </table:table-cell>
          <table:table-cell table:formula="of:=[.A372]/86400+25569" office:value-type="date" office:date-value="2019-06-05T09:53:09" calcext:value-type="date">
            <text:p>06/05/19 09:53 AM</text:p>
          </table:table-cell>
          <table:table-cell table:formula="of:=[.B372]/75" office:value-type="float" office:value="58334.2533333333" calcext:value-type="float">
            <text:p>58334.253</text:p>
          </table:table-cell>
          <table:table-cell table:style-name="ce3" table:formula="of:=[.D372]*1000*3600" office:value-type="float" office:value="210003312000" calcext:value-type="float">
            <text:p>210003312000</text:p>
          </table:table-cell>
          <table:table-cell table:style-name="ce3" table:formula="of:=[.E372]-[.E371]" office:value-type="float" office:value="48000" calcext:value-type="float">
            <text:p>48000</text:p>
          </table:table-cell>
          <table:table-cell table:style-name="ce3" table:formula="of:=[.A372]-[.A371]" office:value-type="float" office:value="42" calcext:value-type="float">
            <text:p>42</text:p>
          </table:table-cell>
          <table:table-cell table:style-name="ce3" table:formula="of:=[.F372]/[.G372]" office:value-type="float" office:value="1142.85714285714" calcext:value-type="float">
            <text:p>1143</text:p>
          </table:table-cell>
        </table:table-row>
        <table:table-row table:style-name="ro1">
          <table:table-cell office:value-type="float" office:value="1559728415" calcext:value-type="float">
            <text:p>1559728415</text:p>
          </table:table-cell>
          <table:table-cell office:value-type="float" office:value="4375070" calcext:value-type="float">
            <text:p>4375070</text:p>
          </table:table-cell>
          <table:table-cell table:formula="of:=[.A373]/86400+25569" office:value-type="date" office:date-value="2019-06-05T09:53:35" calcext:value-type="date">
            <text:p>06/05/19 09:53 AM</text:p>
          </table:table-cell>
          <table:table-cell table:formula="of:=[.B373]/75" office:value-type="float" office:value="58334.2666666667" calcext:value-type="float">
            <text:p>58334.267</text:p>
          </table:table-cell>
          <table:table-cell table:style-name="ce3" table:formula="of:=[.D373]*1000*3600" office:value-type="float" office:value="210003360000" calcext:value-type="float">
            <text:p>210003360000</text:p>
          </table:table-cell>
          <table:table-cell table:style-name="ce3" table:formula="of:=[.E373]-[.E372]" office:value-type="float" office:value="48000.0000305176" calcext:value-type="float">
            <text:p>48000</text:p>
          </table:table-cell>
          <table:table-cell table:style-name="ce3" table:formula="of:=[.A373]-[.A372]" office:value-type="float" office:value="26" calcext:value-type="float">
            <text:p>26</text:p>
          </table:table-cell>
          <table:table-cell table:style-name="ce3" table:formula="of:=[.F373]/[.G373]" office:value-type="float" office:value="1846.1538473276" calcext:value-type="float">
            <text:p>1846</text:p>
          </table:table-cell>
        </table:table-row>
        <table:table-row table:style-name="ro1">
          <table:table-cell office:value-type="float" office:value="1559728457" calcext:value-type="float">
            <text:p>1559728457</text:p>
          </table:table-cell>
          <table:table-cell office:value-type="float" office:value="4375071" calcext:value-type="float">
            <text:p>4375071</text:p>
          </table:table-cell>
          <table:table-cell table:formula="of:=[.A374]/86400+25569" office:value-type="date" office:date-value="2019-06-05T09:54:17" calcext:value-type="date">
            <text:p>06/05/19 09:54 AM</text:p>
          </table:table-cell>
          <table:table-cell table:formula="of:=[.B374]/75" office:value-type="float" office:value="58334.28" calcext:value-type="float">
            <text:p>58334.280</text:p>
          </table:table-cell>
          <table:table-cell table:style-name="ce3" table:formula="of:=[.D374]*1000*3600" office:value-type="float" office:value="210003408000" calcext:value-type="float">
            <text:p>210003408000</text:p>
          </table:table-cell>
          <table:table-cell table:style-name="ce3" table:formula="of:=[.E374]-[.E373]" office:value-type="float" office:value="47999.9999694824" calcext:value-type="float">
            <text:p>48000</text:p>
          </table:table-cell>
          <table:table-cell table:style-name="ce3" table:formula="of:=[.A374]-[.A373]" office:value-type="float" office:value="42" calcext:value-type="float">
            <text:p>42</text:p>
          </table:table-cell>
          <table:table-cell table:style-name="ce3" table:formula="of:=[.F374]/[.G374]" office:value-type="float" office:value="1142.85714213053" calcext:value-type="float">
            <text:p>1143</text:p>
          </table:table-cell>
        </table:table-row>
        <table:table-row table:style-name="ro1">
          <table:table-cell office:value-type="float" office:value="1559728526" calcext:value-type="float">
            <text:p>1559728526</text:p>
          </table:table-cell>
          <table:table-cell office:value-type="float" office:value="4375072" calcext:value-type="float">
            <text:p>4375072</text:p>
          </table:table-cell>
          <table:table-cell table:formula="of:=[.A375]/86400+25569" office:value-type="date" office:date-value="2019-06-05T09:55:26" calcext:value-type="date">
            <text:p>06/05/19 09:55 AM</text:p>
          </table:table-cell>
          <table:table-cell table:formula="of:=[.B375]/75" office:value-type="float" office:value="58334.2933333333" calcext:value-type="float">
            <text:p>58334.293</text:p>
          </table:table-cell>
          <table:table-cell table:style-name="ce3" table:formula="of:=[.D375]*1000*3600" office:value-type="float" office:value="210003456000" calcext:value-type="float">
            <text:p>210003456000</text:p>
          </table:table-cell>
          <table:table-cell table:style-name="ce3" table:formula="of:=[.E375]-[.E374]" office:value-type="float" office:value="48000" calcext:value-type="float">
            <text:p>48000</text:p>
          </table:table-cell>
          <table:table-cell table:style-name="ce3" table:formula="of:=[.A375]-[.A374]" office:value-type="float" office:value="69" calcext:value-type="float">
            <text:p>69</text:p>
          </table:table-cell>
          <table:table-cell table:style-name="ce3" table:formula="of:=[.F375]/[.G375]" office:value-type="float" office:value="695.652173913043" calcext:value-type="float">
            <text:p>696</text:p>
          </table:table-cell>
        </table:table-row>
        <table:table-row table:style-name="ro1">
          <table:table-cell office:value-type="float" office:value="1559728602" calcext:value-type="float">
            <text:p>1559728602</text:p>
          </table:table-cell>
          <table:table-cell office:value-type="float" office:value="4375073" calcext:value-type="float">
            <text:p>4375073</text:p>
          </table:table-cell>
          <table:table-cell table:formula="of:=[.A376]/86400+25569" office:value-type="date" office:date-value="2019-06-05T09:56:42" calcext:value-type="date">
            <text:p>06/05/19 09:56 AM</text:p>
          </table:table-cell>
          <table:table-cell table:formula="of:=[.B376]/75" office:value-type="float" office:value="58334.3066666667" calcext:value-type="float">
            <text:p>58334.307</text:p>
          </table:table-cell>
          <table:table-cell table:style-name="ce3" table:formula="of:=[.D376]*1000*3600" office:value-type="float" office:value="210003504000" calcext:value-type="float">
            <text:p>210003504000</text:p>
          </table:table-cell>
          <table:table-cell table:style-name="ce3" table:formula="of:=[.E376]-[.E375]" office:value-type="float" office:value="48000" calcext:value-type="float">
            <text:p>48000</text:p>
          </table:table-cell>
          <table:table-cell table:style-name="ce3" table:formula="of:=[.A376]-[.A375]" office:value-type="float" office:value="76" calcext:value-type="float">
            <text:p>76</text:p>
          </table:table-cell>
          <table:table-cell table:style-name="ce3" table:formula="of:=[.F376]/[.G376]" office:value-type="float" office:value="631.578947368421" calcext:value-type="float">
            <text:p>632</text:p>
          </table:table-cell>
        </table:table-row>
        <table:table-row table:style-name="ro1">
          <table:table-cell office:value-type="float" office:value="1559728663" calcext:value-type="float">
            <text:p>1559728663</text:p>
          </table:table-cell>
          <table:table-cell office:value-type="float" office:value="4375074" calcext:value-type="float">
            <text:p>4375074</text:p>
          </table:table-cell>
          <table:table-cell table:formula="of:=[.A377]/86400+25569" office:value-type="date" office:date-value="2019-06-05T09:57:43" calcext:value-type="date">
            <text:p>06/05/19 09:57 AM</text:p>
          </table:table-cell>
          <table:table-cell table:formula="of:=[.B377]/75" office:value-type="float" office:value="58334.32" calcext:value-type="float">
            <text:p>58334.320</text:p>
          </table:table-cell>
          <table:table-cell table:style-name="ce3" table:formula="of:=[.D377]*1000*3600" office:value-type="float" office:value="210003552000" calcext:value-type="float">
            <text:p>210003552000</text:p>
          </table:table-cell>
          <table:table-cell table:style-name="ce3" table:formula="of:=[.E377]-[.E376]" office:value-type="float" office:value="48000" calcext:value-type="float">
            <text:p>48000</text:p>
          </table:table-cell>
          <table:table-cell table:style-name="ce3" table:formula="of:=[.A377]-[.A376]" office:value-type="float" office:value="61" calcext:value-type="float">
            <text:p>61</text:p>
          </table:table-cell>
          <table:table-cell table:style-name="ce3" table:formula="of:=[.F377]/[.G377]" office:value-type="float" office:value="786.885245901639" calcext:value-type="float">
            <text:p>787</text:p>
          </table:table-cell>
        </table:table-row>
        <table:table-row table:style-name="ro1">
          <table:table-cell office:value-type="float" office:value="1559728736" calcext:value-type="float">
            <text:p>1559728736</text:p>
          </table:table-cell>
          <table:table-cell office:value-type="float" office:value="4375075" calcext:value-type="float">
            <text:p>4375075</text:p>
          </table:table-cell>
          <table:table-cell table:formula="of:=[.A378]/86400+25569" office:value-type="date" office:date-value="2019-06-05T09:58:56" calcext:value-type="date">
            <text:p>06/05/19 09:58 AM</text:p>
          </table:table-cell>
          <table:table-cell table:formula="of:=[.B378]/75" office:value-type="float" office:value="58334.3333333333" calcext:value-type="float">
            <text:p>58334.333</text:p>
          </table:table-cell>
          <table:table-cell table:style-name="ce3" table:formula="of:=[.D378]*1000*3600" office:value-type="float" office:value="210003600000" calcext:value-type="float">
            <text:p>210003600000</text:p>
          </table:table-cell>
          <table:table-cell table:style-name="ce3" table:formula="of:=[.E378]-[.E377]" office:value-type="float" office:value="48000" calcext:value-type="float">
            <text:p>48000</text:p>
          </table:table-cell>
          <table:table-cell table:style-name="ce3" table:formula="of:=[.A378]-[.A377]" office:value-type="float" office:value="73" calcext:value-type="float">
            <text:p>73</text:p>
          </table:table-cell>
          <table:table-cell table:style-name="ce3" table:formula="of:=[.F378]/[.G378]" office:value-type="float" office:value="657.534246575342" calcext:value-type="float">
            <text:p>658</text:p>
          </table:table-cell>
        </table:table-row>
        <table:table-row table:style-name="ro1">
          <table:table-cell office:value-type="float" office:value="1559728816" calcext:value-type="float">
            <text:p>1559728816</text:p>
          </table:table-cell>
          <table:table-cell office:value-type="float" office:value="4375076" calcext:value-type="float">
            <text:p>4375076</text:p>
          </table:table-cell>
          <table:table-cell table:formula="of:=[.A379]/86400+25569" office:value-type="date" office:date-value="2019-06-05T10:00:16" calcext:value-type="date">
            <text:p>06/05/19 10:00 AM</text:p>
          </table:table-cell>
          <table:table-cell table:formula="of:=[.B379]/75" office:value-type="float" office:value="58334.3466666667" calcext:value-type="float">
            <text:p>58334.347</text:p>
          </table:table-cell>
          <table:table-cell table:style-name="ce3" table:formula="of:=[.D379]*1000*3600" office:value-type="float" office:value="210003648000" calcext:value-type="float">
            <text:p>210003648000</text:p>
          </table:table-cell>
          <table:table-cell table:style-name="ce3" table:formula="of:=[.E379]-[.E378]" office:value-type="float" office:value="48000" calcext:value-type="float">
            <text:p>48000</text:p>
          </table:table-cell>
          <table:table-cell table:style-name="ce3" table:formula="of:=[.A379]-[.A378]" office:value-type="float" office:value="80" calcext:value-type="float">
            <text:p>80</text:p>
          </table:table-cell>
          <table:table-cell table:style-name="ce3" table:formula="of:=[.F379]/[.G379]"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1559728868" calcext:value-type="float">
            <text:p>1559728868</text:p>
          </table:table-cell>
          <table:table-cell office:value-type="float" office:value="4375077" calcext:value-type="float">
            <text:p>4375077</text:p>
          </table:table-cell>
          <table:table-cell table:formula="of:=[.A380]/86400+25569" office:value-type="date" office:date-value="2019-06-05T10:01:08" calcext:value-type="date">
            <text:p>06/05/19 10:01 AM</text:p>
          </table:table-cell>
          <table:table-cell table:formula="of:=[.B380]/75" office:value-type="float" office:value="58334.36" calcext:value-type="float">
            <text:p>58334.360</text:p>
          </table:table-cell>
          <table:table-cell table:style-name="ce3" table:formula="of:=[.D380]*1000*3600" office:value-type="float" office:value="210003696000" calcext:value-type="float">
            <text:p>210003696000</text:p>
          </table:table-cell>
          <table:table-cell table:style-name="ce3" table:formula="of:=[.E380]-[.E379]" office:value-type="float" office:value="48000" calcext:value-type="float">
            <text:p>48000</text:p>
          </table:table-cell>
          <table:table-cell table:style-name="ce3" table:formula="of:=[.A380]-[.A379]" office:value-type="float" office:value="52" calcext:value-type="float">
            <text:p>52</text:p>
          </table:table-cell>
          <table:table-cell table:style-name="ce3" table:formula="of:=[.F380]/[.G380]" office:value-type="float" office:value="923.076923076923" calcext:value-type="float">
            <text:p>923</text:p>
          </table:table-cell>
        </table:table-row>
        <table:table-row table:style-name="ro1">
          <table:table-cell office:value-type="float" office:value="1559728929" calcext:value-type="float">
            <text:p>1559728929</text:p>
          </table:table-cell>
          <table:table-cell office:value-type="float" office:value="4375078" calcext:value-type="float">
            <text:p>4375078</text:p>
          </table:table-cell>
          <table:table-cell table:formula="of:=[.A381]/86400+25569" office:value-type="date" office:date-value="2019-06-05T10:02:09" calcext:value-type="date">
            <text:p>06/05/19 10:02 AM</text:p>
          </table:table-cell>
          <table:table-cell table:formula="of:=[.B381]/75" office:value-type="float" office:value="58334.3733333333" calcext:value-type="float">
            <text:p>58334.373</text:p>
          </table:table-cell>
          <table:table-cell table:style-name="ce3" table:formula="of:=[.D381]*1000*3600" office:value-type="float" office:value="210003744000" calcext:value-type="float">
            <text:p>210003744000</text:p>
          </table:table-cell>
          <table:table-cell table:style-name="ce3" table:formula="of:=[.E381]-[.E380]" office:value-type="float" office:value="48000" calcext:value-type="float">
            <text:p>48000</text:p>
          </table:table-cell>
          <table:table-cell table:style-name="ce3" table:formula="of:=[.A381]-[.A380]" office:value-type="float" office:value="61" calcext:value-type="float">
            <text:p>61</text:p>
          </table:table-cell>
          <table:table-cell table:style-name="ce3" table:formula="of:=[.F381]/[.G381]" office:value-type="float" office:value="786.885245901639" calcext:value-type="float">
            <text:p>787</text:p>
          </table:table-cell>
        </table:table-row>
        <table:table-row table:style-name="ro1">
          <table:table-cell office:value-type="float" office:value="1559728996" calcext:value-type="float">
            <text:p>1559728996</text:p>
          </table:table-cell>
          <table:table-cell office:value-type="float" office:value="4375079" calcext:value-type="float">
            <text:p>4375079</text:p>
          </table:table-cell>
          <table:table-cell table:formula="of:=[.A382]/86400+25569" office:value-type="date" office:date-value="2019-06-05T10:03:16" calcext:value-type="date">
            <text:p>06/05/19 10:03 AM</text:p>
          </table:table-cell>
          <table:table-cell table:formula="of:=[.B382]/75" office:value-type="float" office:value="58334.3866666667" calcext:value-type="float">
            <text:p>58334.387</text:p>
          </table:table-cell>
          <table:table-cell table:style-name="ce3" table:formula="of:=[.D382]*1000*3600" office:value-type="float" office:value="210003792000" calcext:value-type="float">
            <text:p>210003792000</text:p>
          </table:table-cell>
          <table:table-cell table:style-name="ce3" table:formula="of:=[.E382]-[.E381]" office:value-type="float" office:value="48000" calcext:value-type="float">
            <text:p>48000</text:p>
          </table:table-cell>
          <table:table-cell table:style-name="ce3" table:formula="of:=[.A382]-[.A381]" office:value-type="float" office:value="67" calcext:value-type="float">
            <text:p>67</text:p>
          </table:table-cell>
          <table:table-cell table:style-name="ce3" table:formula="of:=[.F382]/[.G382]" office:value-type="float" office:value="716.417910447761" calcext:value-type="float">
            <text:p>716</text:p>
          </table:table-cell>
        </table:table-row>
        <table:table-row table:style-name="ro1">
          <table:table-cell office:value-type="float" office:value="1559729047" calcext:value-type="float">
            <text:p>1559729047</text:p>
          </table:table-cell>
          <table:table-cell office:value-type="float" office:value="4375080" calcext:value-type="float">
            <text:p>4375080</text:p>
          </table:table-cell>
          <table:table-cell table:formula="of:=[.A383]/86400+25569" office:value-type="date" office:date-value="2019-06-05T10:04:07" calcext:value-type="date">
            <text:p>06/05/19 10:04 AM</text:p>
          </table:table-cell>
          <table:table-cell table:formula="of:=[.B383]/75" office:value-type="float" office:value="58334.4" calcext:value-type="float">
            <text:p>58334.400</text:p>
          </table:table-cell>
          <table:table-cell table:style-name="ce3" table:formula="of:=[.D383]*1000*3600" office:value-type="float" office:value="210003840000" calcext:value-type="float">
            <text:p>210003840000</text:p>
          </table:table-cell>
          <table:table-cell table:style-name="ce3" table:formula="of:=[.E383]-[.E382]" office:value-type="float" office:value="48000" calcext:value-type="float">
            <text:p>48000</text:p>
          </table:table-cell>
          <table:table-cell table:style-name="ce3" table:formula="of:=[.A383]-[.A382]" office:value-type="float" office:value="51" calcext:value-type="float">
            <text:p>51</text:p>
          </table:table-cell>
          <table:table-cell table:style-name="ce3" table:formula="of:=[.F383]/[.G383]" office:value-type="float" office:value="941.176470588235" calcext:value-type="float">
            <text:p>941</text:p>
          </table:table-cell>
        </table:table-row>
        <table:table-row table:style-name="ro1">
          <table:table-cell office:value-type="float" office:value="1559729119" calcext:value-type="float">
            <text:p>1559729119</text:p>
          </table:table-cell>
          <table:table-cell office:value-type="float" office:value="4375081" calcext:value-type="float">
            <text:p>4375081</text:p>
          </table:table-cell>
          <table:table-cell table:formula="of:=[.A384]/86400+25569" office:value-type="date" office:date-value="2019-06-05T10:05:19" calcext:value-type="date">
            <text:p>06/05/19 10:05 AM</text:p>
          </table:table-cell>
          <table:table-cell table:formula="of:=[.B384]/75" office:value-type="float" office:value="58334.4133333333" calcext:value-type="float">
            <text:p>58334.413</text:p>
          </table:table-cell>
          <table:table-cell table:style-name="ce3" table:formula="of:=[.D384]*1000*3600" office:value-type="float" office:value="210003888000" calcext:value-type="float">
            <text:p>210003888000</text:p>
          </table:table-cell>
          <table:table-cell table:style-name="ce3" table:formula="of:=[.E384]-[.E383]" office:value-type="float" office:value="47999.9999694824" calcext:value-type="float">
            <text:p>48000</text:p>
          </table:table-cell>
          <table:table-cell table:style-name="ce3" table:formula="of:=[.A384]-[.A383]" office:value-type="float" office:value="72" calcext:value-type="float">
            <text:p>72</text:p>
          </table:table-cell>
          <table:table-cell table:style-name="ce3" table:formula="of:=[.F384]/[.G384]" office:value-type="float" office:value="666.666666242811" calcext:value-type="float">
            <text:p>667</text:p>
          </table:table-cell>
        </table:table-row>
        <table:table-row table:style-name="ro1">
          <table:table-cell office:value-type="float" office:value="1559729175" calcext:value-type="float">
            <text:p>1559729175</text:p>
          </table:table-cell>
          <table:table-cell office:value-type="float" office:value="4375082" calcext:value-type="float">
            <text:p>4375082</text:p>
          </table:table-cell>
          <table:table-cell table:formula="of:=[.A385]/86400+25569" office:value-type="date" office:date-value="2019-06-05T10:06:15" calcext:value-type="date">
            <text:p>06/05/19 10:06 AM</text:p>
          </table:table-cell>
          <table:table-cell table:formula="of:=[.B385]/75" office:value-type="float" office:value="58334.4266666667" calcext:value-type="float">
            <text:p>58334.427</text:p>
          </table:table-cell>
          <table:table-cell table:style-name="ce3" table:formula="of:=[.D385]*1000*3600" office:value-type="float" office:value="210003936000" calcext:value-type="float">
            <text:p>210003936000</text:p>
          </table:table-cell>
          <table:table-cell table:style-name="ce3" table:formula="of:=[.E385]-[.E384]" office:value-type="float" office:value="48000.0000305176" calcext:value-type="float">
            <text:p>48000</text:p>
          </table:table-cell>
          <table:table-cell table:style-name="ce3" table:formula="of:=[.A385]-[.A384]" office:value-type="float" office:value="56" calcext:value-type="float">
            <text:p>56</text:p>
          </table:table-cell>
          <table:table-cell table:style-name="ce3" table:formula="of:=[.F385]/[.G385]" office:value-type="float" office:value="857.142857687814" calcext:value-type="float">
            <text:p>857</text:p>
          </table:table-cell>
        </table:table-row>
        <table:table-row table:style-name="ro1">
          <table:table-cell office:value-type="float" office:value="1559729232" calcext:value-type="float">
            <text:p>1559729232</text:p>
          </table:table-cell>
          <table:table-cell office:value-type="float" office:value="4375083" calcext:value-type="float">
            <text:p>4375083</text:p>
          </table:table-cell>
          <table:table-cell table:formula="of:=[.A386]/86400+25569" office:value-type="date" office:date-value="2019-06-05T10:07:12" calcext:value-type="date">
            <text:p>06/05/19 10:07 AM</text:p>
          </table:table-cell>
          <table:table-cell table:formula="of:=[.B386]/75" office:value-type="float" office:value="58334.44" calcext:value-type="float">
            <text:p>58334.440</text:p>
          </table:table-cell>
          <table:table-cell table:style-name="ce3" table:formula="of:=[.D386]*1000*3600" office:value-type="float" office:value="210003984000" calcext:value-type="float">
            <text:p>210003984000</text:p>
          </table:table-cell>
          <table:table-cell table:style-name="ce3" table:formula="of:=[.E386]-[.E385]" office:value-type="float" office:value="48000" calcext:value-type="float">
            <text:p>48000</text:p>
          </table:table-cell>
          <table:table-cell table:style-name="ce3" table:formula="of:=[.A386]-[.A385]" office:value-type="float" office:value="57" calcext:value-type="float">
            <text:p>57</text:p>
          </table:table-cell>
          <table:table-cell table:style-name="ce3" table:formula="of:=[.F386]/[.G386]" office:value-type="float" office:value="842.105263157895" calcext:value-type="float">
            <text:p>842</text:p>
          </table:table-cell>
        </table:table-row>
        <table:table-row table:style-name="ro1">
          <table:table-cell office:value-type="float" office:value="1559729306" calcext:value-type="float">
            <text:p>1559729306</text:p>
          </table:table-cell>
          <table:table-cell office:value-type="float" office:value="4375084" calcext:value-type="float">
            <text:p>4375084</text:p>
          </table:table-cell>
          <table:table-cell table:formula="of:=[.A387]/86400+25569" office:value-type="date" office:date-value="2019-06-05T10:08:26" calcext:value-type="date">
            <text:p>06/05/19 10:08 AM</text:p>
          </table:table-cell>
          <table:table-cell table:formula="of:=[.B387]/75" office:value-type="float" office:value="58334.4533333333" calcext:value-type="float">
            <text:p>58334.453</text:p>
          </table:table-cell>
          <table:table-cell table:style-name="ce3" table:formula="of:=[.D387]*1000*3600" office:value-type="float" office:value="210004032000" calcext:value-type="float">
            <text:p>210004032000</text:p>
          </table:table-cell>
          <table:table-cell table:style-name="ce3" table:formula="of:=[.E387]-[.E386]" office:value-type="float" office:value="47999.9999694824" calcext:value-type="float">
            <text:p>48000</text:p>
          </table:table-cell>
          <table:table-cell table:style-name="ce3" table:formula="of:=[.A387]-[.A386]" office:value-type="float" office:value="74" calcext:value-type="float">
            <text:p>74</text:p>
          </table:table-cell>
          <table:table-cell table:style-name="ce3" table:formula="of:=[.F387]/[.G387]" office:value-type="float" office:value="648.648648236249" calcext:value-type="float">
            <text:p>649</text:p>
          </table:table-cell>
        </table:table-row>
        <table:table-row table:style-name="ro1">
          <table:table-cell office:value-type="float" office:value="1559729372" calcext:value-type="float">
            <text:p>1559729372</text:p>
          </table:table-cell>
          <table:table-cell office:value-type="float" office:value="4375085" calcext:value-type="float">
            <text:p>4375085</text:p>
          </table:table-cell>
          <table:table-cell table:formula="of:=[.A388]/86400+25569" office:value-type="date" office:date-value="2019-06-05T10:09:32" calcext:value-type="date">
            <text:p>06/05/19 10:09 AM</text:p>
          </table:table-cell>
          <table:table-cell table:formula="of:=[.B388]/75" office:value-type="float" office:value="58334.4666666667" calcext:value-type="float">
            <text:p>58334.467</text:p>
          </table:table-cell>
          <table:table-cell table:style-name="ce3" table:formula="of:=[.D388]*1000*3600" office:value-type="float" office:value="210004080000" calcext:value-type="float">
            <text:p>210004080000</text:p>
          </table:table-cell>
          <table:table-cell table:style-name="ce3" table:formula="of:=[.E388]-[.E387]" office:value-type="float" office:value="48000.0000305176" calcext:value-type="float">
            <text:p>48000</text:p>
          </table:table-cell>
          <table:table-cell table:style-name="ce3" table:formula="of:=[.A388]-[.A387]" office:value-type="float" office:value="66" calcext:value-type="float">
            <text:p>66</text:p>
          </table:table-cell>
          <table:table-cell table:style-name="ce3" table:formula="of:=[.F388]/[.G388]" office:value-type="float" office:value="727.272727735115" calcext:value-type="float">
            <text:p>727</text:p>
          </table:table-cell>
        </table:table-row>
        <table:table-row table:style-name="ro1">
          <table:table-cell office:value-type="float" office:value="1559729441" calcext:value-type="float">
            <text:p>1559729441</text:p>
          </table:table-cell>
          <table:table-cell office:value-type="float" office:value="4375086" calcext:value-type="float">
            <text:p>4375086</text:p>
          </table:table-cell>
          <table:table-cell table:formula="of:=[.A389]/86400+25569" office:value-type="date" office:date-value="2019-06-05T10:10:41" calcext:value-type="date">
            <text:p>06/05/19 10:10 AM</text:p>
          </table:table-cell>
          <table:table-cell table:formula="of:=[.B389]/75" office:value-type="float" office:value="58334.48" calcext:value-type="float">
            <text:p>58334.480</text:p>
          </table:table-cell>
          <table:table-cell table:style-name="ce3" table:formula="of:=[.D389]*1000*3600" office:value-type="float" office:value="210004128000" calcext:value-type="float">
            <text:p>210004128000</text:p>
          </table:table-cell>
          <table:table-cell table:style-name="ce3" table:formula="of:=[.E389]-[.E388]" office:value-type="float" office:value="48000" calcext:value-type="float">
            <text:p>48000</text:p>
          </table:table-cell>
          <table:table-cell table:style-name="ce3" table:formula="of:=[.A389]-[.A388]" office:value-type="float" office:value="69" calcext:value-type="float">
            <text:p>69</text:p>
          </table:table-cell>
          <table:table-cell table:style-name="ce3" table:formula="of:=[.F389]/[.G389]" office:value-type="float" office:value="695.652173913043" calcext:value-type="float">
            <text:p>696</text:p>
          </table:table-cell>
        </table:table-row>
        <table:table-row table:style-name="ro1">
          <table:table-cell office:value-type="float" office:value="1559729522" calcext:value-type="float">
            <text:p>1559729522</text:p>
          </table:table-cell>
          <table:table-cell office:value-type="float" office:value="4375087" calcext:value-type="float">
            <text:p>4375087</text:p>
          </table:table-cell>
          <table:table-cell table:formula="of:=[.A390]/86400+25569" office:value-type="date" office:date-value="2019-06-05T10:12:02" calcext:value-type="date">
            <text:p>06/05/19 10:12 AM</text:p>
          </table:table-cell>
          <table:table-cell table:formula="of:=[.B390]/75" office:value-type="float" office:value="58334.4933333333" calcext:value-type="float">
            <text:p>58334.493</text:p>
          </table:table-cell>
          <table:table-cell table:style-name="ce3" table:formula="of:=[.D390]*1000*3600" office:value-type="float" office:value="210004176000" calcext:value-type="float">
            <text:p>210004176000</text:p>
          </table:table-cell>
          <table:table-cell table:style-name="ce3" table:formula="of:=[.E390]-[.E389]" office:value-type="float" office:value="47999.9999694824" calcext:value-type="float">
            <text:p>48000</text:p>
          </table:table-cell>
          <table:table-cell table:style-name="ce3" table:formula="of:=[.A390]-[.A389]" office:value-type="float" office:value="81" calcext:value-type="float">
            <text:p>81</text:p>
          </table:table-cell>
          <table:table-cell table:style-name="ce3" table:formula="of:=[.F390]/[.G390]" office:value-type="float" office:value="592.592592215832" calcext:value-type="float">
            <text:p>593</text:p>
          </table:table-cell>
        </table:table-row>
        <table:table-row table:style-name="ro1">
          <table:table-cell office:value-type="float" office:value="1559729566" calcext:value-type="float">
            <text:p>1559729566</text:p>
          </table:table-cell>
          <table:table-cell office:value-type="float" office:value="4375088" calcext:value-type="float">
            <text:p>4375088</text:p>
          </table:table-cell>
          <table:table-cell table:formula="of:=[.A391]/86400+25569" office:value-type="date" office:date-value="2019-06-05T10:12:46" calcext:value-type="date">
            <text:p>06/05/19 10:12 AM</text:p>
          </table:table-cell>
          <table:table-cell table:formula="of:=[.B391]/75" office:value-type="float" office:value="58334.5066666667" calcext:value-type="float">
            <text:p>58334.507</text:p>
          </table:table-cell>
          <table:table-cell table:style-name="ce3" table:formula="of:=[.D391]*1000*3600" office:value-type="float" office:value="210004224000" calcext:value-type="float">
            <text:p>210004224000</text:p>
          </table:table-cell>
          <table:table-cell table:style-name="ce3" table:formula="of:=[.E391]-[.E390]" office:value-type="float" office:value="48000.0000610352" calcext:value-type="float">
            <text:p>48000</text:p>
          </table:table-cell>
          <table:table-cell table:style-name="ce3" table:formula="of:=[.A391]-[.A390]" office:value-type="float" office:value="44" calcext:value-type="float">
            <text:p>44</text:p>
          </table:table-cell>
          <table:table-cell table:style-name="ce3" table:formula="of:=[.F391]/[.G391]" office:value-type="float" office:value="1090.90909229625" calcext:value-type="float">
            <text:p>1091</text:p>
          </table:table-cell>
        </table:table-row>
        <table:table-row table:style-name="ro1">
          <table:table-cell office:value-type="float" office:value="1559729576" calcext:value-type="float">
            <text:p>1559729576</text:p>
          </table:table-cell>
          <table:table-cell office:value-type="float" office:value="4375089" calcext:value-type="float">
            <text:p>4375089</text:p>
          </table:table-cell>
          <table:table-cell table:formula="of:=[.A392]/86400+25569" office:value-type="date" office:date-value="2019-06-05T10:12:56" calcext:value-type="date">
            <text:p>06/05/19 10:12 AM</text:p>
          </table:table-cell>
          <table:table-cell table:formula="of:=[.B392]/75" office:value-type="float" office:value="58334.52" calcext:value-type="float">
            <text:p>58334.520</text:p>
          </table:table-cell>
          <table:table-cell table:style-name="ce3" table:formula="of:=[.D392]*1000*3600" office:value-type="float" office:value="210004272000" calcext:value-type="float">
            <text:p>210004272000</text:p>
          </table:table-cell>
          <table:table-cell table:style-name="ce3" table:formula="of:=[.E392]-[.E391]" office:value-type="float" office:value="47999.9999694824" calcext:value-type="float">
            <text:p>48000</text:p>
          </table:table-cell>
          <table:table-cell table:style-name="ce3" table:formula="of:=[.A392]-[.A391]" office:value-type="float" office:value="10" calcext:value-type="float">
            <text:p>10</text:p>
          </table:table-cell>
          <table:table-cell table:style-name="ce3" table:formula="of:=[.F392]/[.G392]" office:value-type="float" office:value="4799.99999694824" calcext:value-type="float">
            <text:p>4800</text:p>
          </table:table-cell>
        </table:table-row>
        <table:table-row table:style-name="ro1">
          <table:table-cell office:value-type="float" office:value="1559729589" calcext:value-type="float">
            <text:p>1559729589</text:p>
          </table:table-cell>
          <table:table-cell office:value-type="float" office:value="4375090" calcext:value-type="float">
            <text:p>4375090</text:p>
          </table:table-cell>
          <table:table-cell table:formula="of:=[.A393]/86400+25569" office:value-type="date" office:date-value="2019-06-05T10:13:09" calcext:value-type="date">
            <text:p>06/05/19 10:13 AM</text:p>
          </table:table-cell>
          <table:table-cell table:formula="of:=[.B393]/75" office:value-type="float" office:value="58334.5333333333" calcext:value-type="float">
            <text:p>58334.533</text:p>
          </table:table-cell>
          <table:table-cell table:style-name="ce3" table:formula="of:=[.D393]*1000*3600" office:value-type="float" office:value="210004320000" calcext:value-type="float">
            <text:p>210004320000</text:p>
          </table:table-cell>
          <table:table-cell table:style-name="ce3" table:formula="of:=[.E393]-[.E392]" office:value-type="float" office:value="48000" calcext:value-type="float">
            <text:p>48000</text:p>
          </table:table-cell>
          <table:table-cell table:style-name="ce3" table:formula="of:=[.A393]-[.A392]" office:value-type="float" office:value="13" calcext:value-type="float">
            <text:p>13</text:p>
          </table:table-cell>
          <table:table-cell table:style-name="ce3" table:formula="of:=[.F393]/[.G393]" office:value-type="float" office:value="3692.30769230769" calcext:value-type="float">
            <text:p>3692</text:p>
          </table:table-cell>
        </table:table-row>
        <table:table-row table:style-name="ro1">
          <table:table-cell office:value-type="float" office:value="1559729603" calcext:value-type="float">
            <text:p>1559729603</text:p>
          </table:table-cell>
          <table:table-cell office:value-type="float" office:value="4375091" calcext:value-type="float">
            <text:p>4375091</text:p>
          </table:table-cell>
          <table:table-cell table:formula="of:=[.A394]/86400+25569" office:value-type="date" office:date-value="2019-06-05T10:13:23" calcext:value-type="date">
            <text:p>06/05/19 10:13 AM</text:p>
          </table:table-cell>
          <table:table-cell table:formula="of:=[.B394]/75" office:value-type="float" office:value="58334.5466666667" calcext:value-type="float">
            <text:p>58334.547</text:p>
          </table:table-cell>
          <table:table-cell table:style-name="ce3" table:formula="of:=[.D394]*1000*3600" office:value-type="float" office:value="210004368000" calcext:value-type="float">
            <text:p>210004368000</text:p>
          </table:table-cell>
          <table:table-cell table:style-name="ce3" table:formula="of:=[.E394]-[.E393]" office:value-type="float" office:value="48000.0000305176" calcext:value-type="float">
            <text:p>48000</text:p>
          </table:table-cell>
          <table:table-cell table:style-name="ce3" table:formula="of:=[.A394]-[.A393]" office:value-type="float" office:value="14" calcext:value-type="float">
            <text:p>14</text:p>
          </table:table-cell>
          <table:table-cell table:style-name="ce3" table:formula="of:=[.F394]/[.G394]" office:value-type="float" office:value="3428.57143075126" calcext:value-type="float">
            <text:p>3429</text:p>
          </table:table-cell>
        </table:table-row>
        <table:table-row table:style-name="ro1">
          <table:table-cell office:value-type="float" office:value="1559729614" calcext:value-type="float">
            <text:p>1559729614</text:p>
          </table:table-cell>
          <table:table-cell office:value-type="float" office:value="4375092" calcext:value-type="float">
            <text:p>4375092</text:p>
          </table:table-cell>
          <table:table-cell table:formula="of:=[.A395]/86400+25569" office:value-type="date" office:date-value="2019-06-05T10:13:34" calcext:value-type="date">
            <text:p>06/05/19 10:13 AM</text:p>
          </table:table-cell>
          <table:table-cell table:formula="of:=[.B395]/75" office:value-type="float" office:value="58334.56" calcext:value-type="float">
            <text:p>58334.560</text:p>
          </table:table-cell>
          <table:table-cell table:style-name="ce3" table:formula="of:=[.D395]*1000*3600" office:value-type="float" office:value="210004416000" calcext:value-type="float">
            <text:p>210004416000</text:p>
          </table:table-cell>
          <table:table-cell table:style-name="ce3" table:formula="of:=[.E395]-[.E394]" office:value-type="float" office:value="47999.9999694824" calcext:value-type="float">
            <text:p>48000</text:p>
          </table:table-cell>
          <table:table-cell table:style-name="ce3" table:formula="of:=[.A395]-[.A394]" office:value-type="float" office:value="11" calcext:value-type="float">
            <text:p>11</text:p>
          </table:table-cell>
          <table:table-cell table:style-name="ce3" table:formula="of:=[.F395]/[.G395]" office:value-type="float" office:value="4363.63636086204" calcext:value-type="float">
            <text:p>4364</text:p>
          </table:table-cell>
        </table:table-row>
        <table:table-row table:style-name="ro1">
          <table:table-cell office:value-type="float" office:value="1559729625" calcext:value-type="float">
            <text:p>1559729625</text:p>
          </table:table-cell>
          <table:table-cell office:value-type="float" office:value="4375093" calcext:value-type="float">
            <text:p>4375093</text:p>
          </table:table-cell>
          <table:table-cell table:formula="of:=[.A396]/86400+25569" office:value-type="date" office:date-value="2019-06-05T10:13:45" calcext:value-type="date">
            <text:p>06/05/19 10:13 AM</text:p>
          </table:table-cell>
          <table:table-cell table:formula="of:=[.B396]/75" office:value-type="float" office:value="58334.5733333333" calcext:value-type="float">
            <text:p>58334.573</text:p>
          </table:table-cell>
          <table:table-cell table:style-name="ce3" table:formula="of:=[.D396]*1000*3600" office:value-type="float" office:value="210004464000" calcext:value-type="float">
            <text:p>210004464000</text:p>
          </table:table-cell>
          <table:table-cell table:style-name="ce3" table:formula="of:=[.E396]-[.E395]" office:value-type="float" office:value="48000" calcext:value-type="float">
            <text:p>48000</text:p>
          </table:table-cell>
          <table:table-cell table:style-name="ce3" table:formula="of:=[.A396]-[.A395]" office:value-type="float" office:value="11" calcext:value-type="float">
            <text:p>11</text:p>
          </table:table-cell>
          <table:table-cell table:style-name="ce3" table:formula="of:=[.F396]/[.G396]" office:value-type="float" office:value="4363.63636363636" calcext:value-type="float">
            <text:p>4364</text:p>
          </table:table-cell>
        </table:table-row>
        <table:table-row table:style-name="ro1">
          <table:table-cell office:value-type="float" office:value="1559729639" calcext:value-type="float">
            <text:p>1559729639</text:p>
          </table:table-cell>
          <table:table-cell office:value-type="float" office:value="4375094" calcext:value-type="float">
            <text:p>4375094</text:p>
          </table:table-cell>
          <table:table-cell table:formula="of:=[.A397]/86400+25569" office:value-type="date" office:date-value="2019-06-05T10:13:59" calcext:value-type="date">
            <text:p>06/05/19 10:13 AM</text:p>
          </table:table-cell>
          <table:table-cell table:formula="of:=[.B397]/75" office:value-type="float" office:value="58334.5866666667" calcext:value-type="float">
            <text:p>58334.587</text:p>
          </table:table-cell>
          <table:table-cell table:style-name="ce3" table:formula="of:=[.D397]*1000*3600" office:value-type="float" office:value="210004512000" calcext:value-type="float">
            <text:p>210004512000</text:p>
          </table:table-cell>
          <table:table-cell table:style-name="ce3" table:formula="of:=[.E397]-[.E396]" office:value-type="float" office:value="48000.0000305176" calcext:value-type="float">
            <text:p>48000</text:p>
          </table:table-cell>
          <table:table-cell table:style-name="ce3" table:formula="of:=[.A397]-[.A396]" office:value-type="float" office:value="14" calcext:value-type="float">
            <text:p>14</text:p>
          </table:table-cell>
          <table:table-cell table:style-name="ce3" table:formula="of:=[.F397]/[.G397]" office:value-type="float" office:value="3428.57143075126" calcext:value-type="float">
            <text:p>3429</text:p>
          </table:table-cell>
        </table:table-row>
        <table:table-row table:style-name="ro1">
          <table:table-cell office:value-type="float" office:value="1559729662" calcext:value-type="float">
            <text:p>1559729662</text:p>
          </table:table-cell>
          <table:table-cell office:value-type="float" office:value="4375095" calcext:value-type="float">
            <text:p>4375095</text:p>
          </table:table-cell>
          <table:table-cell table:formula="of:=[.A398]/86400+25569" office:value-type="date" office:date-value="2019-06-05T10:14:22" calcext:value-type="date">
            <text:p>06/05/19 10:14 AM</text:p>
          </table:table-cell>
          <table:table-cell table:formula="of:=[.B398]/75" office:value-type="float" office:value="58334.6" calcext:value-type="float">
            <text:p>58334.600</text:p>
          </table:table-cell>
          <table:table-cell table:style-name="ce3" table:formula="of:=[.D398]*1000*3600" office:value-type="float" office:value="210004560000" calcext:value-type="float">
            <text:p>210004560000</text:p>
          </table:table-cell>
          <table:table-cell table:style-name="ce3" table:formula="of:=[.E398]-[.E397]" office:value-type="float" office:value="47999.9999694824" calcext:value-type="float">
            <text:p>48000</text:p>
          </table:table-cell>
          <table:table-cell table:style-name="ce3" table:formula="of:=[.A398]-[.A397]" office:value-type="float" office:value="23" calcext:value-type="float">
            <text:p>23</text:p>
          </table:table-cell>
          <table:table-cell table:style-name="ce3" table:formula="of:=[.F398]/[.G398]" office:value-type="float" office:value="2086.95652041228" calcext:value-type="float">
            <text:p>2087</text:p>
          </table:table-cell>
        </table:table-row>
        <table:table-row table:style-name="ro1">
          <table:table-cell office:value-type="float" office:value="1559729723" calcext:value-type="float">
            <text:p>1559729723</text:p>
          </table:table-cell>
          <table:table-cell office:value-type="float" office:value="4375096" calcext:value-type="float">
            <text:p>4375096</text:p>
          </table:table-cell>
          <table:table-cell table:formula="of:=[.A399]/86400+25569" office:value-type="date" office:date-value="2019-06-05T10:15:23" calcext:value-type="date">
            <text:p>06/05/19 10:15 AM</text:p>
          </table:table-cell>
          <table:table-cell table:formula="of:=[.B399]/75" office:value-type="float" office:value="58334.6133333333" calcext:value-type="float">
            <text:p>58334.613</text:p>
          </table:table-cell>
          <table:table-cell table:style-name="ce3" table:formula="of:=[.D399]*1000*3600" office:value-type="float" office:value="210004608000" calcext:value-type="float">
            <text:p>210004608000</text:p>
          </table:table-cell>
          <table:table-cell table:style-name="ce3" table:formula="of:=[.E399]-[.E398]" office:value-type="float" office:value="48000" calcext:value-type="float">
            <text:p>48000</text:p>
          </table:table-cell>
          <table:table-cell table:style-name="ce3" table:formula="of:=[.A399]-[.A398]" office:value-type="float" office:value="61" calcext:value-type="float">
            <text:p>61</text:p>
          </table:table-cell>
          <table:table-cell table:style-name="ce3" table:formula="of:=[.F399]/[.G399]" office:value-type="float" office:value="786.885245901639" calcext:value-type="float">
            <text:p>787</text:p>
          </table:table-cell>
        </table:table-row>
        <table:table-row table:style-name="ro1">
          <table:table-cell office:value-type="float" office:value="1559729793" calcext:value-type="float">
            <text:p>1559729793</text:p>
          </table:table-cell>
          <table:table-cell office:value-type="float" office:value="4375097" calcext:value-type="float">
            <text:p>4375097</text:p>
          </table:table-cell>
          <table:table-cell table:formula="of:=[.A400]/86400+25569" office:value-type="date" office:date-value="2019-06-05T10:16:33" calcext:value-type="date">
            <text:p>06/05/19 10:16 AM</text:p>
          </table:table-cell>
          <table:table-cell table:formula="of:=[.B400]/75" office:value-type="float" office:value="58334.6266666667" calcext:value-type="float">
            <text:p>58334.627</text:p>
          </table:table-cell>
          <table:table-cell table:style-name="ce3" table:formula="of:=[.D400]*1000*3600" office:value-type="float" office:value="210004656000" calcext:value-type="float">
            <text:p>210004656000</text:p>
          </table:table-cell>
          <table:table-cell table:style-name="ce3" table:formula="of:=[.E400]-[.E399]" office:value-type="float" office:value="48000" calcext:value-type="float">
            <text:p>48000</text:p>
          </table:table-cell>
          <table:table-cell table:style-name="ce3" table:formula="of:=[.A400]-[.A399]" office:value-type="float" office:value="70" calcext:value-type="float">
            <text:p>70</text:p>
          </table:table-cell>
          <table:table-cell table:style-name="ce3" table:formula="of:=[.F400]/[.G400]" office:value-type="float" office:value="685.714285714286" calcext:value-type="float">
            <text:p>686</text:p>
          </table:table-cell>
        </table:table-row>
        <table:table-row table:style-name="ro1">
          <table:table-cell office:value-type="float" office:value="1559729874" calcext:value-type="float">
            <text:p>1559729874</text:p>
          </table:table-cell>
          <table:table-cell office:value-type="float" office:value="4375098" calcext:value-type="float">
            <text:p>4375098</text:p>
          </table:table-cell>
          <table:table-cell table:formula="of:=[.A401]/86400+25569" office:value-type="date" office:date-value="2019-06-05T10:17:54" calcext:value-type="date">
            <text:p>06/05/19 10:17 AM</text:p>
          </table:table-cell>
          <table:table-cell table:formula="of:=[.B401]/75" office:value-type="float" office:value="58334.64" calcext:value-type="float">
            <text:p>58334.640</text:p>
          </table:table-cell>
          <table:table-cell table:style-name="ce3" table:formula="of:=[.D401]*1000*3600" office:value-type="float" office:value="210004704000" calcext:value-type="float">
            <text:p>210004704000</text:p>
          </table:table-cell>
          <table:table-cell table:style-name="ce3" table:formula="of:=[.E401]-[.E400]" office:value-type="float" office:value="48000" calcext:value-type="float">
            <text:p>48000</text:p>
          </table:table-cell>
          <table:table-cell table:style-name="ce3" table:formula="of:=[.A401]-[.A400]" office:value-type="float" office:value="81" calcext:value-type="float">
            <text:p>81</text:p>
          </table:table-cell>
          <table:table-cell table:style-name="ce3" table:formula="of:=[.F401]/[.G401]" office:value-type="float" office:value="592.592592592593" calcext:value-type="float">
            <text:p>593</text:p>
          </table:table-cell>
        </table:table-row>
        <table:table-row table:style-name="ro1">
          <table:table-cell office:value-type="float" office:value="1559729928" calcext:value-type="float">
            <text:p>1559729928</text:p>
          </table:table-cell>
          <table:table-cell office:value-type="float" office:value="4375099" calcext:value-type="float">
            <text:p>4375099</text:p>
          </table:table-cell>
          <table:table-cell table:formula="of:=[.A402]/86400+25569" office:value-type="date" office:date-value="2019-06-05T10:18:48" calcext:value-type="date">
            <text:p>06/05/19 10:18 AM</text:p>
          </table:table-cell>
          <table:table-cell table:formula="of:=[.B402]/75" office:value-type="float" office:value="58334.6533333333" calcext:value-type="float">
            <text:p>58334.653</text:p>
          </table:table-cell>
          <table:table-cell table:style-name="ce3" table:formula="of:=[.D402]*1000*3600" office:value-type="float" office:value="210004752000" calcext:value-type="float">
            <text:p>210004752000</text:p>
          </table:table-cell>
          <table:table-cell table:style-name="ce3" table:formula="of:=[.E402]-[.E401]" office:value-type="float" office:value="48000" calcext:value-type="float">
            <text:p>48000</text:p>
          </table:table-cell>
          <table:table-cell table:style-name="ce3" table:formula="of:=[.A402]-[.A401]" office:value-type="float" office:value="54" calcext:value-type="float">
            <text:p>54</text:p>
          </table:table-cell>
          <table:table-cell table:style-name="ce3" table:formula="of:=[.F402]/[.G402]" office:value-type="float" office:value="888.888888888889" calcext:value-type="float">
            <text:p>889</text:p>
          </table:table-cell>
        </table:table-row>
        <table:table-row table:style-name="ro1">
          <table:table-cell office:value-type="float" office:value="1559730143" calcext:value-type="float">
            <text:p>1559730143</text:p>
          </table:table-cell>
          <table:table-cell office:value-type="float" office:value="4375100" calcext:value-type="float">
            <text:p>4375100</text:p>
          </table:table-cell>
          <table:table-cell table:formula="of:=[.A403]/86400+25569" office:value-type="date" office:date-value="2019-06-05T10:22:23" calcext:value-type="date">
            <text:p>06/05/19 10:22 AM</text:p>
          </table:table-cell>
          <table:table-cell table:formula="of:=[.B403]/75" office:value-type="float" office:value="58334.6666666667" calcext:value-type="float">
            <text:p>58334.667</text:p>
          </table:table-cell>
          <table:table-cell table:style-name="ce3" table:formula="of:=[.D403]*1000*3600" office:value-type="float" office:value="210004800000" calcext:value-type="float">
            <text:p>210004800000</text:p>
          </table:table-cell>
          <table:table-cell table:style-name="ce3" table:formula="of:=[.E403]-[.E402]" office:value-type="float" office:value="48000" calcext:value-type="float">
            <text:p>48000</text:p>
          </table:table-cell>
          <table:table-cell table:style-name="ce3" table:formula="of:=[.A403]-[.A402]" office:value-type="float" office:value="215" calcext:value-type="float">
            <text:p>215</text:p>
          </table:table-cell>
          <table:table-cell table:style-name="ce3" table:formula="of:=[.F403]/[.G403]" office:value-type="float" office:value="223.255813953488" calcext:value-type="float">
            <text:p>223</text:p>
          </table:table-cell>
        </table:table-row>
        <table:table-row table:style-name="ro1">
          <table:table-cell office:value-type="float" office:value="1559730387" calcext:value-type="float">
            <text:p>1559730387</text:p>
          </table:table-cell>
          <table:table-cell office:value-type="float" office:value="4375101" calcext:value-type="float">
            <text:p>4375101</text:p>
          </table:table-cell>
          <table:table-cell table:formula="of:=[.A404]/86400+25569" office:value-type="date" office:date-value="2019-06-05T10:26:27" calcext:value-type="date">
            <text:p>06/05/19 10:26 AM</text:p>
          </table:table-cell>
          <table:table-cell table:formula="of:=[.B404]/75" office:value-type="float" office:value="58334.68" calcext:value-type="float">
            <text:p>58334.680</text:p>
          </table:table-cell>
          <table:table-cell table:style-name="ce3" table:formula="of:=[.D404]*1000*3600" office:value-type="float" office:value="210004848000" calcext:value-type="float">
            <text:p>210004848000</text:p>
          </table:table-cell>
          <table:table-cell table:style-name="ce3" table:formula="of:=[.E404]-[.E403]" office:value-type="float" office:value="48000" calcext:value-type="float">
            <text:p>48000</text:p>
          </table:table-cell>
          <table:table-cell table:style-name="ce3" table:formula="of:=[.A404]-[.A403]" office:value-type="float" office:value="244" calcext:value-type="float">
            <text:p>244</text:p>
          </table:table-cell>
          <table:table-cell table:style-name="ce3" table:formula="of:=[.F404]/[.G404]" office:value-type="float" office:value="196.72131147541" calcext:value-type="float">
            <text:p>197</text:p>
          </table:table-cell>
        </table:table-row>
        <table:table-row table:style-name="ro1">
          <table:table-cell office:value-type="float" office:value="1559730603" calcext:value-type="float">
            <text:p>1559730603</text:p>
          </table:table-cell>
          <table:table-cell office:value-type="float" office:value="4375102" calcext:value-type="float">
            <text:p>4375102</text:p>
          </table:table-cell>
          <table:table-cell table:formula="of:=[.A405]/86400+25569" office:value-type="date" office:date-value="2019-06-05T10:30:03" calcext:value-type="date">
            <text:p>06/05/19 10:30 AM</text:p>
          </table:table-cell>
          <table:table-cell table:formula="of:=[.B405]/75" office:value-type="float" office:value="58334.6933333333" calcext:value-type="float">
            <text:p>58334.693</text:p>
          </table:table-cell>
          <table:table-cell table:style-name="ce3" table:formula="of:=[.D405]*1000*3600" office:value-type="float" office:value="210004896000" calcext:value-type="float">
            <text:p>210004896000</text:p>
          </table:table-cell>
          <table:table-cell table:style-name="ce3" table:formula="of:=[.E405]-[.E404]" office:value-type="float" office:value="48000" calcext:value-type="float">
            <text:p>48000</text:p>
          </table:table-cell>
          <table:table-cell table:style-name="ce3" table:formula="of:=[.A405]-[.A404]" office:value-type="float" office:value="216" calcext:value-type="float">
            <text:p>216</text:p>
          </table:table-cell>
          <table:table-cell table:style-name="ce3" table:formula="of:=[.F405]/[.G405]" office:value-type="float" office:value="222.222222222222" calcext:value-type="float">
            <text:p>222</text:p>
          </table:table-cell>
        </table:table-row>
        <table:table-row table:style-name="ro1">
          <table:table-cell office:value-type="float" office:value="1559730852" calcext:value-type="float">
            <text:p>1559730852</text:p>
          </table:table-cell>
          <table:table-cell office:value-type="float" office:value="4375103" calcext:value-type="float">
            <text:p>4375103</text:p>
          </table:table-cell>
          <table:table-cell table:formula="of:=[.A406]/86400+25569" office:value-type="date" office:date-value="2019-06-05T10:34:12" calcext:value-type="date">
            <text:p>06/05/19 10:34 AM</text:p>
          </table:table-cell>
          <table:table-cell table:formula="of:=[.B406]/75" office:value-type="float" office:value="58334.7066666667" calcext:value-type="float">
            <text:p>58334.707</text:p>
          </table:table-cell>
          <table:table-cell table:style-name="ce3" table:formula="of:=[.D406]*1000*3600" office:value-type="float" office:value="210004944000" calcext:value-type="float">
            <text:p>210004944000</text:p>
          </table:table-cell>
          <table:table-cell table:style-name="ce3" table:formula="of:=[.E406]-[.E405]" office:value-type="float" office:value="48000" calcext:value-type="float">
            <text:p>48000</text:p>
          </table:table-cell>
          <table:table-cell table:style-name="ce3" table:formula="of:=[.A406]-[.A405]" office:value-type="float" office:value="249" calcext:value-type="float">
            <text:p>249</text:p>
          </table:table-cell>
          <table:table-cell table:style-name="ce3" table:formula="of:=[.F406]/[.G406]" office:value-type="float" office:value="192.771084337349" calcext:value-type="float">
            <text:p>193</text:p>
          </table:table-cell>
        </table:table-row>
        <table:table-row table:style-name="ro1">
          <table:table-cell office:value-type="float" office:value="1559731066" calcext:value-type="float">
            <text:p>1559731066</text:p>
          </table:table-cell>
          <table:table-cell office:value-type="float" office:value="4375104" calcext:value-type="float">
            <text:p>4375104</text:p>
          </table:table-cell>
          <table:table-cell table:formula="of:=[.A407]/86400+25569" office:value-type="date" office:date-value="2019-06-05T10:37:46" calcext:value-type="date">
            <text:p>06/05/19 10:37 AM</text:p>
          </table:table-cell>
          <table:table-cell table:formula="of:=[.B407]/75" office:value-type="float" office:value="58334.72" calcext:value-type="float">
            <text:p>58334.720</text:p>
          </table:table-cell>
          <table:table-cell table:style-name="ce3" table:formula="of:=[.D407]*1000*3600" office:value-type="float" office:value="210004992000" calcext:value-type="float">
            <text:p>210004992000</text:p>
          </table:table-cell>
          <table:table-cell table:style-name="ce3" table:formula="of:=[.E407]-[.E406]" office:value-type="float" office:value="48000" calcext:value-type="float">
            <text:p>48000</text:p>
          </table:table-cell>
          <table:table-cell table:style-name="ce3" table:formula="of:=[.A407]-[.A406]" office:value-type="float" office:value="214" calcext:value-type="float">
            <text:p>214</text:p>
          </table:table-cell>
          <table:table-cell table:style-name="ce3" table:formula="of:=[.F407]/[.G407]" office:value-type="float" office:value="224.299065420561" calcext:value-type="float">
            <text:p>224</text:p>
          </table:table-cell>
        </table:table-row>
        <table:table-row table:style-name="ro1">
          <table:table-cell office:value-type="float" office:value="1559731346" calcext:value-type="float">
            <text:p>1559731346</text:p>
          </table:table-cell>
          <table:table-cell office:value-type="float" office:value="4375105" calcext:value-type="float">
            <text:p>4375105</text:p>
          </table:table-cell>
          <table:table-cell table:formula="of:=[.A408]/86400+25569" office:value-type="date" office:date-value="2019-06-05T10:42:26" calcext:value-type="date">
            <text:p>06/05/19 10:42 AM</text:p>
          </table:table-cell>
          <table:table-cell table:formula="of:=[.B408]/75" office:value-type="float" office:value="58334.7333333333" calcext:value-type="float">
            <text:p>58334.733</text:p>
          </table:table-cell>
          <table:table-cell table:style-name="ce3" table:formula="of:=[.D408]*1000*3600" office:value-type="float" office:value="210005040000" calcext:value-type="float">
            <text:p>210005040000</text:p>
          </table:table-cell>
          <table:table-cell table:style-name="ce3" table:formula="of:=[.E408]-[.E407]" office:value-type="float" office:value="47999.9999694824" calcext:value-type="float">
            <text:p>48000</text:p>
          </table:table-cell>
          <table:table-cell table:style-name="ce3" table:formula="of:=[.A408]-[.A407]" office:value-type="float" office:value="280" calcext:value-type="float">
            <text:p>280</text:p>
          </table:table-cell>
          <table:table-cell table:style-name="ce3" table:formula="of:=[.F408]/[.G408]" office:value-type="float" office:value="171.42857131958" calcext:value-type="float">
            <text:p>171</text:p>
          </table:table-cell>
        </table:table-row>
        <table:table-row table:style-name="ro1">
          <table:table-cell office:value-type="float" office:value="1559731549" calcext:value-type="float">
            <text:p>1559731549</text:p>
          </table:table-cell>
          <table:table-cell office:value-type="float" office:value="4375106" calcext:value-type="float">
            <text:p>4375106</text:p>
          </table:table-cell>
          <table:table-cell table:formula="of:=[.A409]/86400+25569" office:value-type="date" office:date-value="2019-06-05T10:45:49" calcext:value-type="date">
            <text:p>06/05/19 10:45 AM</text:p>
          </table:table-cell>
          <table:table-cell table:formula="of:=[.B409]/75" office:value-type="float" office:value="58334.7466666667" calcext:value-type="float">
            <text:p>58334.747</text:p>
          </table:table-cell>
          <table:table-cell table:style-name="ce3" table:formula="of:=[.D409]*1000*3600" office:value-type="float" office:value="210005088000" calcext:value-type="float">
            <text:p>210005088000</text:p>
          </table:table-cell>
          <table:table-cell table:style-name="ce3" table:formula="of:=[.E409]-[.E408]" office:value-type="float" office:value="48000.0000305176" calcext:value-type="float">
            <text:p>48000</text:p>
          </table:table-cell>
          <table:table-cell table:style-name="ce3" table:formula="of:=[.A409]-[.A408]" office:value-type="float" office:value="203" calcext:value-type="float">
            <text:p>203</text:p>
          </table:table-cell>
          <table:table-cell table:style-name="ce3" table:formula="of:=[.F409]/[.G409]" office:value-type="float" office:value="236.453202120776" calcext:value-type="float">
            <text:p>236</text:p>
          </table:table-cell>
        </table:table-row>
        <table:table-row table:style-name="ro1">
          <table:table-cell office:value-type="float" office:value="1559731723" calcext:value-type="float">
            <text:p>1559731723</text:p>
          </table:table-cell>
          <table:table-cell office:value-type="float" office:value="4375107" calcext:value-type="float">
            <text:p>4375107</text:p>
          </table:table-cell>
          <table:table-cell table:formula="of:=[.A410]/86400+25569" office:value-type="date" office:date-value="2019-06-05T10:48:43" calcext:value-type="date">
            <text:p>06/05/19 10:48 AM</text:p>
          </table:table-cell>
          <table:table-cell table:formula="of:=[.B410]/75" office:value-type="float" office:value="58334.76" calcext:value-type="float">
            <text:p>58334.760</text:p>
          </table:table-cell>
          <table:table-cell table:style-name="ce3" table:formula="of:=[.D410]*1000*3600" office:value-type="float" office:value="210005136000" calcext:value-type="float">
            <text:p>210005136000</text:p>
          </table:table-cell>
          <table:table-cell table:style-name="ce3" table:formula="of:=[.E410]-[.E409]" office:value-type="float" office:value="48000" calcext:value-type="float">
            <text:p>48000</text:p>
          </table:table-cell>
          <table:table-cell table:style-name="ce3" table:formula="of:=[.A410]-[.A409]" office:value-type="float" office:value="174" calcext:value-type="float">
            <text:p>174</text:p>
          </table:table-cell>
          <table:table-cell table:style-name="ce3" table:formula="of:=[.F410]/[.G410]" office:value-type="float" office:value="275.862068965517" calcext:value-type="float">
            <text:p>276</text:p>
          </table:table-cell>
        </table:table-row>
        <table:table-row table:style-name="ro1">
          <table:table-cell office:value-type="float" office:value="1559731877" calcext:value-type="float">
            <text:p>1559731877</text:p>
          </table:table-cell>
          <table:table-cell office:value-type="float" office:value="4375108" calcext:value-type="float">
            <text:p>4375108</text:p>
          </table:table-cell>
          <table:table-cell table:formula="of:=[.A411]/86400+25569" office:value-type="date" office:date-value="2019-06-05T10:51:17" calcext:value-type="date">
            <text:p>06/05/19 10:51 AM</text:p>
          </table:table-cell>
          <table:table-cell table:formula="of:=[.B411]/75" office:value-type="float" office:value="58334.7733333333" calcext:value-type="float">
            <text:p>58334.773</text:p>
          </table:table-cell>
          <table:table-cell table:style-name="ce3" table:formula="of:=[.D411]*1000*3600" office:value-type="float" office:value="210005184000" calcext:value-type="float">
            <text:p>210005184000</text:p>
          </table:table-cell>
          <table:table-cell table:style-name="ce3" table:formula="of:=[.E411]-[.E410]" office:value-type="float" office:value="47999.9999694824" calcext:value-type="float">
            <text:p>48000</text:p>
          </table:table-cell>
          <table:table-cell table:style-name="ce3" table:formula="of:=[.A411]-[.A410]" office:value-type="float" office:value="154" calcext:value-type="float">
            <text:p>154</text:p>
          </table:table-cell>
          <table:table-cell table:style-name="ce3" table:formula="of:=[.F411]/[.G411]" office:value-type="float" office:value="311.688311490146" calcext:value-type="float">
            <text:p>312</text:p>
          </table:table-cell>
        </table:table-row>
        <table:table-row table:style-name="ro1">
          <table:table-cell office:value-type="float" office:value="1559732034" calcext:value-type="float">
            <text:p>1559732034</text:p>
          </table:table-cell>
          <table:table-cell office:value-type="float" office:value="4375109" calcext:value-type="float">
            <text:p>4375109</text:p>
          </table:table-cell>
          <table:table-cell table:formula="of:=[.A412]/86400+25569" office:value-type="date" office:date-value="2019-06-05T10:53:54" calcext:value-type="date">
            <text:p>06/05/19 10:53 AM</text:p>
          </table:table-cell>
          <table:table-cell table:formula="of:=[.B412]/75" office:value-type="float" office:value="58334.7866666667" calcext:value-type="float">
            <text:p>58334.787</text:p>
          </table:table-cell>
          <table:table-cell table:style-name="ce3" table:formula="of:=[.D412]*1000*3600" office:value-type="float" office:value="210005232000" calcext:value-type="float">
            <text:p>210005232000</text:p>
          </table:table-cell>
          <table:table-cell table:style-name="ce3" table:formula="of:=[.E412]-[.E411]" office:value-type="float" office:value="48000.0000305176" calcext:value-type="float">
            <text:p>48000</text:p>
          </table:table-cell>
          <table:table-cell table:style-name="ce3" table:formula="of:=[.A412]-[.A411]" office:value-type="float" office:value="157" calcext:value-type="float">
            <text:p>157</text:p>
          </table:table-cell>
          <table:table-cell table:style-name="ce3" table:formula="of:=[.F412]/[.G412]" office:value-type="float" office:value="305.732484270813" calcext:value-type="float">
            <text:p>306</text:p>
          </table:table-cell>
        </table:table-row>
        <table:table-row table:style-name="ro1">
          <table:table-cell office:value-type="float" office:value="1559732231" calcext:value-type="float">
            <text:p>1559732231</text:p>
          </table:table-cell>
          <table:table-cell office:value-type="float" office:value="4375110" calcext:value-type="float">
            <text:p>4375110</text:p>
          </table:table-cell>
          <table:table-cell table:formula="of:=[.A413]/86400+25569" office:value-type="date" office:date-value="2019-06-05T10:57:11" calcext:value-type="date">
            <text:p>06/05/19 10:57 AM</text:p>
          </table:table-cell>
          <table:table-cell table:formula="of:=[.B413]/75" office:value-type="float" office:value="58334.8" calcext:value-type="float">
            <text:p>58334.800</text:p>
          </table:table-cell>
          <table:table-cell table:style-name="ce3" table:formula="of:=[.D413]*1000*3600" office:value-type="float" office:value="210005280000" calcext:value-type="float">
            <text:p>210005280000</text:p>
          </table:table-cell>
          <table:table-cell table:style-name="ce3" table:formula="of:=[.E413]-[.E412]" office:value-type="float" office:value="48000" calcext:value-type="float">
            <text:p>48000</text:p>
          </table:table-cell>
          <table:table-cell table:style-name="ce3" table:formula="of:=[.A413]-[.A412]" office:value-type="float" office:value="197" calcext:value-type="float">
            <text:p>197</text:p>
          </table:table-cell>
          <table:table-cell table:style-name="ce3" table:formula="of:=[.F413]/[.G413]" office:value-type="float" office:value="243.654822335025" calcext:value-type="float">
            <text:p>244</text:p>
          </table:table-cell>
        </table:table-row>
        <table:table-row table:style-name="ro1">
          <table:table-cell office:value-type="float" office:value="1559732444" calcext:value-type="float">
            <text:p>1559732444</text:p>
          </table:table-cell>
          <table:table-cell office:value-type="float" office:value="4375111" calcext:value-type="float">
            <text:p>4375111</text:p>
          </table:table-cell>
          <table:table-cell table:formula="of:=[.A414]/86400+25569" office:value-type="date" office:date-value="2019-06-05T11:00:44" calcext:value-type="date">
            <text:p>06/05/19 11:00 AM</text:p>
          </table:table-cell>
          <table:table-cell table:formula="of:=[.B414]/75" office:value-type="float" office:value="58334.8133333333" calcext:value-type="float">
            <text:p>58334.813</text:p>
          </table:table-cell>
          <table:table-cell table:style-name="ce3" table:formula="of:=[.D414]*1000*3600" office:value-type="float" office:value="210005328000" calcext:value-type="float">
            <text:p>210005328000</text:p>
          </table:table-cell>
          <table:table-cell table:style-name="ce3" table:formula="of:=[.E414]-[.E413]" office:value-type="float" office:value="47999.9999694824" calcext:value-type="float">
            <text:p>48000</text:p>
          </table:table-cell>
          <table:table-cell table:style-name="ce3" table:formula="of:=[.A414]-[.A413]" office:value-type="float" office:value="213" calcext:value-type="float">
            <text:p>213</text:p>
          </table:table-cell>
          <table:table-cell table:style-name="ce3" table:formula="of:=[.F414]/[.G414]" office:value-type="float" office:value="225.352112532781" calcext:value-type="float">
            <text:p>225</text:p>
          </table:table-cell>
        </table:table-row>
        <table:table-row table:style-name="ro1">
          <table:table-cell office:value-type="float" office:value="1559732660" calcext:value-type="float">
            <text:p>1559732660</text:p>
          </table:table-cell>
          <table:table-cell office:value-type="float" office:value="4375112" calcext:value-type="float">
            <text:p>4375112</text:p>
          </table:table-cell>
          <table:table-cell table:formula="of:=[.A415]/86400+25569" office:value-type="date" office:date-value="2019-06-05T11:04:20" calcext:value-type="date">
            <text:p>06/05/19 11:04 AM</text:p>
          </table:table-cell>
          <table:table-cell table:formula="of:=[.B415]/75" office:value-type="float" office:value="58334.8266666667" calcext:value-type="float">
            <text:p>58334.827</text:p>
          </table:table-cell>
          <table:table-cell table:style-name="ce3" table:formula="of:=[.D415]*1000*3600" office:value-type="float" office:value="210005376000" calcext:value-type="float">
            <text:p>210005376000</text:p>
          </table:table-cell>
          <table:table-cell table:style-name="ce3" table:formula="of:=[.E415]-[.E414]" office:value-type="float" office:value="48000.0000305176" calcext:value-type="float">
            <text:p>48000</text:p>
          </table:table-cell>
          <table:table-cell table:style-name="ce3" table:formula="of:=[.A415]-[.A414]" office:value-type="float" office:value="216" calcext:value-type="float">
            <text:p>216</text:p>
          </table:table-cell>
          <table:table-cell table:style-name="ce3" table:formula="of:=[.F415]/[.G415]" office:value-type="float" office:value="222.222222363507" calcext:value-type="float">
            <text:p>222</text:p>
          </table:table-cell>
        </table:table-row>
        <table:table-row table:style-name="ro1">
          <table:table-cell office:value-type="float" office:value="1559732877" calcext:value-type="float">
            <text:p>1559732877</text:p>
          </table:table-cell>
          <table:table-cell office:value-type="float" office:value="4375113" calcext:value-type="float">
            <text:p>4375113</text:p>
          </table:table-cell>
          <table:table-cell table:formula="of:=[.A416]/86400+25569" office:value-type="date" office:date-value="2019-06-05T11:07:57" calcext:value-type="date">
            <text:p>06/05/19 11:07 AM</text:p>
          </table:table-cell>
          <table:table-cell table:formula="of:=[.B416]/75" office:value-type="float" office:value="58334.84" calcext:value-type="float">
            <text:p>58334.840</text:p>
          </table:table-cell>
          <table:table-cell table:style-name="ce3" table:formula="of:=[.D416]*1000*3600" office:value-type="float" office:value="210005424000" calcext:value-type="float">
            <text:p>210005424000</text:p>
          </table:table-cell>
          <table:table-cell table:style-name="ce3" table:formula="of:=[.E416]-[.E415]" office:value-type="float" office:value="48000" calcext:value-type="float">
            <text:p>48000</text:p>
          </table:table-cell>
          <table:table-cell table:style-name="ce3" table:formula="of:=[.A416]-[.A415]" office:value-type="float" office:value="217" calcext:value-type="float">
            <text:p>217</text:p>
          </table:table-cell>
          <table:table-cell table:style-name="ce3" table:formula="of:=[.F416]/[.G416]" office:value-type="float" office:value="221.198156682028" calcext:value-type="float">
            <text:p>221</text:p>
          </table:table-cell>
        </table:table-row>
        <table:table-row table:style-name="ro1">
          <table:table-cell office:value-type="float" office:value="1559733079" calcext:value-type="float">
            <text:p>1559733079</text:p>
          </table:table-cell>
          <table:table-cell office:value-type="float" office:value="4375114" calcext:value-type="float">
            <text:p>4375114</text:p>
          </table:table-cell>
          <table:table-cell table:formula="of:=[.A417]/86400+25569" office:value-type="date" office:date-value="2019-06-05T11:11:19" calcext:value-type="date">
            <text:p>06/05/19 11:11 AM</text:p>
          </table:table-cell>
          <table:table-cell table:formula="of:=[.B417]/75" office:value-type="float" office:value="58334.8533333333" calcext:value-type="float">
            <text:p>58334.853</text:p>
          </table:table-cell>
          <table:table-cell table:style-name="ce3" table:formula="of:=[.D417]*1000*3600" office:value-type="float" office:value="210005472000" calcext:value-type="float">
            <text:p>210005472000</text:p>
          </table:table-cell>
          <table:table-cell table:style-name="ce3" table:formula="of:=[.E417]-[.E416]" office:value-type="float" office:value="48000" calcext:value-type="float">
            <text:p>48000</text:p>
          </table:table-cell>
          <table:table-cell table:style-name="ce3" table:formula="of:=[.A417]-[.A416]" office:value-type="float" office:value="202" calcext:value-type="float">
            <text:p>202</text:p>
          </table:table-cell>
          <table:table-cell table:style-name="ce3" table:formula="of:=[.F417]/[.G417]" office:value-type="float" office:value="237.623762376238" calcext:value-type="float">
            <text:p>238</text:p>
          </table:table-cell>
        </table:table-row>
        <table:table-row table:style-name="ro1">
          <table:table-cell office:value-type="float" office:value="1559733238" calcext:value-type="float">
            <text:p>1559733238</text:p>
          </table:table-cell>
          <table:table-cell office:value-type="float" office:value="4375115" calcext:value-type="float">
            <text:p>4375115</text:p>
          </table:table-cell>
          <table:table-cell table:formula="of:=[.A418]/86400+25569" office:value-type="date" office:date-value="2019-06-05T11:13:58" calcext:value-type="date">
            <text:p>06/05/19 11:13 AM</text:p>
          </table:table-cell>
          <table:table-cell table:formula="of:=[.B418]/75" office:value-type="float" office:value="58334.8666666667" calcext:value-type="float">
            <text:p>58334.867</text:p>
          </table:table-cell>
          <table:table-cell table:style-name="ce3" table:formula="of:=[.D418]*1000*3600" office:value-type="float" office:value="210005520000" calcext:value-type="float">
            <text:p>210005520000</text:p>
          </table:table-cell>
          <table:table-cell table:style-name="ce3" table:formula="of:=[.E418]-[.E417]" office:value-type="float" office:value="48000.0000305176" calcext:value-type="float">
            <text:p>48000</text:p>
          </table:table-cell>
          <table:table-cell table:style-name="ce3" table:formula="of:=[.A418]-[.A417]" office:value-type="float" office:value="159" calcext:value-type="float">
            <text:p>159</text:p>
          </table:table-cell>
          <table:table-cell table:style-name="ce3" table:formula="of:=[.F418]/[.G418]" office:value-type="float" office:value="301.886792644765" calcext:value-type="float">
            <text:p>302</text:p>
          </table:table-cell>
        </table:table-row>
        <table:table-row table:style-name="ro1">
          <table:table-cell office:value-type="float" office:value="1559733400" calcext:value-type="float">
            <text:p>1559733400</text:p>
          </table:table-cell>
          <table:table-cell office:value-type="float" office:value="4375116" calcext:value-type="float">
            <text:p>4375116</text:p>
          </table:table-cell>
          <table:table-cell table:formula="of:=[.A419]/86400+25569" office:value-type="date" office:date-value="2019-06-05T11:16:40" calcext:value-type="date">
            <text:p>06/05/19 11:16 AM</text:p>
          </table:table-cell>
          <table:table-cell table:formula="of:=[.B419]/75" office:value-type="float" office:value="58334.88" calcext:value-type="float">
            <text:p>58334.880</text:p>
          </table:table-cell>
          <table:table-cell table:style-name="ce3" table:formula="of:=[.D419]*1000*3600" office:value-type="float" office:value="210005568000" calcext:value-type="float">
            <text:p>210005568000</text:p>
          </table:table-cell>
          <table:table-cell table:style-name="ce3" table:formula="of:=[.E419]-[.E418]" office:value-type="float" office:value="47999.9999694824" calcext:value-type="float">
            <text:p>48000</text:p>
          </table:table-cell>
          <table:table-cell table:style-name="ce3" table:formula="of:=[.A419]-[.A418]" office:value-type="float" office:value="162" calcext:value-type="float">
            <text:p>162</text:p>
          </table:table-cell>
          <table:table-cell table:style-name="ce3" table:formula="of:=[.F419]/[.G419]" office:value-type="float" office:value="296.296296107916" calcext:value-type="float">
            <text:p>296</text:p>
          </table:table-cell>
        </table:table-row>
        <table:table-row table:style-name="ro1">
          <table:table-cell office:value-type="float" office:value="1559733593" calcext:value-type="float">
            <text:p>1559733593</text:p>
          </table:table-cell>
          <table:table-cell office:value-type="float" office:value="4375117" calcext:value-type="float">
            <text:p>4375117</text:p>
          </table:table-cell>
          <table:table-cell table:formula="of:=[.A420]/86400+25569" office:value-type="date" office:date-value="2019-06-05T11:19:53" calcext:value-type="date">
            <text:p>06/05/19 11:19 AM</text:p>
          </table:table-cell>
          <table:table-cell table:formula="of:=[.B420]/75" office:value-type="float" office:value="58334.8933333333" calcext:value-type="float">
            <text:p>58334.893</text:p>
          </table:table-cell>
          <table:table-cell table:style-name="ce3" table:formula="of:=[.D420]*1000*3600" office:value-type="float" office:value="210005616000" calcext:value-type="float">
            <text:p>210005616000</text:p>
          </table:table-cell>
          <table:table-cell table:style-name="ce3" table:formula="of:=[.E420]-[.E419]" office:value-type="float" office:value="48000" calcext:value-type="float">
            <text:p>48000</text:p>
          </table:table-cell>
          <table:table-cell table:style-name="ce3" table:formula="of:=[.A420]-[.A419]" office:value-type="float" office:value="193" calcext:value-type="float">
            <text:p>193</text:p>
          </table:table-cell>
          <table:table-cell table:style-name="ce3" table:formula="of:=[.F420]/[.G420]" office:value-type="float" office:value="248.704663212435" calcext:value-type="float">
            <text:p>249</text:p>
          </table:table-cell>
        </table:table-row>
        <table:table-row table:style-name="ro1">
          <table:table-cell office:value-type="float" office:value="1559733775" calcext:value-type="float">
            <text:p>1559733775</text:p>
          </table:table-cell>
          <table:table-cell office:value-type="float" office:value="4375118" calcext:value-type="float">
            <text:p>4375118</text:p>
          </table:table-cell>
          <table:table-cell table:formula="of:=[.A421]/86400+25569" office:value-type="date" office:date-value="2019-06-05T11:22:55" calcext:value-type="date">
            <text:p>06/05/19 11:22 AM</text:p>
          </table:table-cell>
          <table:table-cell table:formula="of:=[.B421]/75" office:value-type="float" office:value="58334.9066666667" calcext:value-type="float">
            <text:p>58334.907</text:p>
          </table:table-cell>
          <table:table-cell table:style-name="ce3" table:formula="of:=[.D421]*1000*3600" office:value-type="float" office:value="210005664000" calcext:value-type="float">
            <text:p>210005664000</text:p>
          </table:table-cell>
          <table:table-cell table:style-name="ce3" table:formula="of:=[.E421]-[.E420]" office:value-type="float" office:value="48000.0000305176" calcext:value-type="float">
            <text:p>48000</text:p>
          </table:table-cell>
          <table:table-cell table:style-name="ce3" table:formula="of:=[.A421]-[.A420]" office:value-type="float" office:value="182" calcext:value-type="float">
            <text:p>182</text:p>
          </table:table-cell>
          <table:table-cell table:style-name="ce3" table:formula="of:=[.F421]/[.G421]" office:value-type="float" office:value="263.736263903943" calcext:value-type="float">
            <text:p>264</text:p>
          </table:table-cell>
        </table:table-row>
        <table:table-row table:style-name="ro1">
          <table:table-cell office:value-type="float" office:value="1559733797" calcext:value-type="float">
            <text:p>1559733797</text:p>
          </table:table-cell>
          <table:table-cell office:value-type="float" office:value="4375119" calcext:value-type="float">
            <text:p>4375119</text:p>
          </table:table-cell>
          <table:table-cell table:formula="of:=[.A422]/86400+25569" office:value-type="date" office:date-value="2019-06-05T11:23:17" calcext:value-type="date">
            <text:p>06/05/19 11:23 AM</text:p>
          </table:table-cell>
          <table:table-cell table:formula="of:=[.B422]/75" office:value-type="float" office:value="58334.92" calcext:value-type="float">
            <text:p>58334.920</text:p>
          </table:table-cell>
          <table:table-cell table:style-name="ce3" table:formula="of:=[.D422]*1000*3600" office:value-type="float" office:value="210005712000" calcext:value-type="float">
            <text:p>210005712000</text:p>
          </table:table-cell>
          <table:table-cell table:style-name="ce3" table:formula="of:=[.E422]-[.E421]" office:value-type="float" office:value="47999.9999694824" calcext:value-type="float">
            <text:p>48000</text:p>
          </table:table-cell>
          <table:table-cell table:style-name="ce3" table:formula="of:=[.A422]-[.A421]" office:value-type="float" office:value="22" calcext:value-type="float">
            <text:p>22</text:p>
          </table:table-cell>
          <table:table-cell table:style-name="ce3" table:formula="of:=[.F422]/[.G422]" office:value-type="float" office:value="2181.81818043102" calcext:value-type="float">
            <text:p>2182</text:p>
          </table:table-cell>
        </table:table-row>
        <table:table-row table:style-name="ro1">
          <table:table-cell office:value-type="float" office:value="1559733818" calcext:value-type="float">
            <text:p>1559733818</text:p>
          </table:table-cell>
          <table:table-cell office:value-type="float" office:value="4375120" calcext:value-type="float">
            <text:p>4375120</text:p>
          </table:table-cell>
          <table:table-cell table:formula="of:=[.A423]/86400+25569" office:value-type="date" office:date-value="2019-06-05T11:23:38" calcext:value-type="date">
            <text:p>06/05/19 11:23 AM</text:p>
          </table:table-cell>
          <table:table-cell table:formula="of:=[.B423]/75" office:value-type="float" office:value="58334.9333333333" calcext:value-type="float">
            <text:p>58334.933</text:p>
          </table:table-cell>
          <table:table-cell table:style-name="ce3" table:formula="of:=[.D423]*1000*3600" office:value-type="float" office:value="210005760000" calcext:value-type="float">
            <text:p>210005760000</text:p>
          </table:table-cell>
          <table:table-cell table:style-name="ce3" table:formula="of:=[.E423]-[.E422]" office:value-type="float" office:value="48000" calcext:value-type="float">
            <text:p>48000</text:p>
          </table:table-cell>
          <table:table-cell table:style-name="ce3" table:formula="of:=[.A423]-[.A422]" office:value-type="float" office:value="21" calcext:value-type="float">
            <text:p>21</text:p>
          </table:table-cell>
          <table:table-cell table:style-name="ce3" table:formula="of:=[.F423]/[.G423]" office:value-type="float" office:value="2285.71428571429" calcext:value-type="float">
            <text:p>2286</text:p>
          </table:table-cell>
        </table:table-row>
        <table:table-row table:style-name="ro1">
          <table:table-cell office:value-type="float" office:value="1559733840" calcext:value-type="float">
            <text:p>1559733840</text:p>
          </table:table-cell>
          <table:table-cell office:value-type="float" office:value="4375121" calcext:value-type="float">
            <text:p>4375121</text:p>
          </table:table-cell>
          <table:table-cell table:formula="of:=[.A424]/86400+25569" office:value-type="date" office:date-value="2019-06-05T11:24:00" calcext:value-type="date">
            <text:p>06/05/19 11:24 AM</text:p>
          </table:table-cell>
          <table:table-cell table:formula="of:=[.B424]/75" office:value-type="float" office:value="58334.9466666667" calcext:value-type="float">
            <text:p>58334.947</text:p>
          </table:table-cell>
          <table:table-cell table:style-name="ce3" table:formula="of:=[.D424]*1000*3600" office:value-type="float" office:value="210005808000" calcext:value-type="float">
            <text:p>210005808000</text:p>
          </table:table-cell>
          <table:table-cell table:style-name="ce3" table:formula="of:=[.E424]-[.E423]" office:value-type="float" office:value="48000" calcext:value-type="float">
            <text:p>48000</text:p>
          </table:table-cell>
          <table:table-cell table:style-name="ce3" table:formula="of:=[.A424]-[.A423]" office:value-type="float" office:value="22" calcext:value-type="float">
            <text:p>22</text:p>
          </table:table-cell>
          <table:table-cell table:style-name="ce3" table:formula="of:=[.F424]/[.G424]" office:value-type="float" office:value="2181.81818181818" calcext:value-type="float">
            <text:p>2182</text:p>
          </table:table-cell>
        </table:table-row>
        <table:table-row table:style-name="ro1">
          <table:table-cell office:value-type="float" office:value="1559733862" calcext:value-type="float">
            <text:p>1559733862</text:p>
          </table:table-cell>
          <table:table-cell office:value-type="float" office:value="4375122" calcext:value-type="float">
            <text:p>4375122</text:p>
          </table:table-cell>
          <table:table-cell table:formula="of:=[.A425]/86400+25569" office:value-type="date" office:date-value="2019-06-05T11:24:22" calcext:value-type="date">
            <text:p>06/05/19 11:24 AM</text:p>
          </table:table-cell>
          <table:table-cell table:formula="of:=[.B425]/75" office:value-type="float" office:value="58334.96" calcext:value-type="float">
            <text:p>58334.960</text:p>
          </table:table-cell>
          <table:table-cell table:style-name="ce3" table:formula="of:=[.D425]*1000*3600" office:value-type="float" office:value="210005856000" calcext:value-type="float">
            <text:p>210005856000</text:p>
          </table:table-cell>
          <table:table-cell table:style-name="ce3" table:formula="of:=[.E425]-[.E424]" office:value-type="float" office:value="48000" calcext:value-type="float">
            <text:p>48000</text:p>
          </table:table-cell>
          <table:table-cell table:style-name="ce3" table:formula="of:=[.A425]-[.A424]" office:value-type="float" office:value="22" calcext:value-type="float">
            <text:p>22</text:p>
          </table:table-cell>
          <table:table-cell table:style-name="ce3" table:formula="of:=[.F425]/[.G425]" office:value-type="float" office:value="2181.81818181818" calcext:value-type="float">
            <text:p>2182</text:p>
          </table:table-cell>
        </table:table-row>
        <table:table-row table:style-name="ro1">
          <table:table-cell office:value-type="float" office:value="1559733884" calcext:value-type="float">
            <text:p>1559733884</text:p>
          </table:table-cell>
          <table:table-cell office:value-type="float" office:value="4375123" calcext:value-type="float">
            <text:p>4375123</text:p>
          </table:table-cell>
          <table:table-cell table:formula="of:=[.A426]/86400+25569" office:value-type="date" office:date-value="2019-06-05T11:24:44" calcext:value-type="date">
            <text:p>06/05/19 11:24 AM</text:p>
          </table:table-cell>
          <table:table-cell table:formula="of:=[.B426]/75" office:value-type="float" office:value="58334.9733333333" calcext:value-type="float">
            <text:p>58334.973</text:p>
          </table:table-cell>
          <table:table-cell table:style-name="ce3" table:formula="of:=[.D426]*1000*3600" office:value-type="float" office:value="210005904000" calcext:value-type="float">
            <text:p>210005904000</text:p>
          </table:table-cell>
          <table:table-cell table:style-name="ce3" table:formula="of:=[.E426]-[.E425]" office:value-type="float" office:value="48000" calcext:value-type="float">
            <text:p>48000</text:p>
          </table:table-cell>
          <table:table-cell table:style-name="ce3" table:formula="of:=[.A426]-[.A425]" office:value-type="float" office:value="22" calcext:value-type="float">
            <text:p>22</text:p>
          </table:table-cell>
          <table:table-cell table:style-name="ce3" table:formula="of:=[.F426]/[.G426]" office:value-type="float" office:value="2181.81818181818" calcext:value-type="float">
            <text:p>2182</text:p>
          </table:table-cell>
        </table:table-row>
        <table:table-row table:style-name="ro1">
          <table:table-cell office:value-type="float" office:value="1559733905" calcext:value-type="float">
            <text:p>1559733905</text:p>
          </table:table-cell>
          <table:table-cell office:value-type="float" office:value="4375124" calcext:value-type="float">
            <text:p>4375124</text:p>
          </table:table-cell>
          <table:table-cell table:formula="of:=[.A427]/86400+25569" office:value-type="date" office:date-value="2019-06-05T11:25:05" calcext:value-type="date">
            <text:p>06/05/19 11:25 AM</text:p>
          </table:table-cell>
          <table:table-cell table:formula="of:=[.B427]/75" office:value-type="float" office:value="58334.9866666667" calcext:value-type="float">
            <text:p>58334.987</text:p>
          </table:table-cell>
          <table:table-cell table:style-name="ce3" table:formula="of:=[.D427]*1000*3600" office:value-type="float" office:value="210005952000" calcext:value-type="float">
            <text:p>210005952000</text:p>
          </table:table-cell>
          <table:table-cell table:style-name="ce3" table:formula="of:=[.E427]-[.E426]" office:value-type="float" office:value="48000" calcext:value-type="float">
            <text:p>48000</text:p>
          </table:table-cell>
          <table:table-cell table:style-name="ce3" table:formula="of:=[.A427]-[.A426]" office:value-type="float" office:value="21" calcext:value-type="float">
            <text:p>21</text:p>
          </table:table-cell>
          <table:table-cell table:style-name="ce3" table:formula="of:=[.F427]/[.G427]" office:value-type="float" office:value="2285.71428571429" calcext:value-type="float">
            <text:p>2286</text:p>
          </table:table-cell>
        </table:table-row>
        <table:table-row table:style-name="ro1">
          <table:table-cell office:value-type="float" office:value="1559734105" calcext:value-type="float">
            <text:p>1559734105</text:p>
          </table:table-cell>
          <table:table-cell office:value-type="float" office:value="4375125" calcext:value-type="float">
            <text:p>4375125</text:p>
          </table:table-cell>
          <table:table-cell table:formula="of:=[.A428]/86400+25569" office:value-type="date" office:date-value="2019-06-05T11:28:25" calcext:value-type="date">
            <text:p>06/05/19 11:28 AM</text:p>
          </table:table-cell>
          <table:table-cell table:formula="of:=[.B428]/75" office:value-type="float" office:value="58335" calcext:value-type="float">
            <text:p>58335.000</text:p>
          </table:table-cell>
          <table:table-cell table:style-name="ce3" table:formula="of:=[.D428]*1000*3600" office:value-type="float" office:value="210006000000" calcext:value-type="float">
            <text:p>210006000000</text:p>
          </table:table-cell>
          <table:table-cell table:style-name="ce3" table:formula="of:=[.E428]-[.E427]" office:value-type="float" office:value="48000" calcext:value-type="float">
            <text:p>48000</text:p>
          </table:table-cell>
          <table:table-cell table:style-name="ce3" table:formula="of:=[.A428]-[.A427]" office:value-type="float" office:value="200" calcext:value-type="float">
            <text:p>200</text:p>
          </table:table-cell>
          <table:table-cell table:style-name="ce3" table:formula="of:=[.F428]/[.G428]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559734326" calcext:value-type="float">
            <text:p>1559734326</text:p>
          </table:table-cell>
          <table:table-cell office:value-type="float" office:value="4375126" calcext:value-type="float">
            <text:p>4375126</text:p>
          </table:table-cell>
          <table:table-cell table:formula="of:=[.A429]/86400+25569" office:value-type="date" office:date-value="2019-06-05T11:32:06" calcext:value-type="date">
            <text:p>06/05/19 11:32 AM</text:p>
          </table:table-cell>
          <table:table-cell table:formula="of:=[.B429]/75" office:value-type="float" office:value="58335.0133333333" calcext:value-type="float">
            <text:p>58335.013</text:p>
          </table:table-cell>
          <table:table-cell table:style-name="ce3" table:formula="of:=[.D429]*1000*3600" office:value-type="float" office:value="210006048000" calcext:value-type="float">
            <text:p>210006048000</text:p>
          </table:table-cell>
          <table:table-cell table:style-name="ce3" table:formula="of:=[.E429]-[.E428]" office:value-type="float" office:value="48000" calcext:value-type="float">
            <text:p>48000</text:p>
          </table:table-cell>
          <table:table-cell table:style-name="ce3" table:formula="of:=[.A429]-[.A428]" office:value-type="float" office:value="221" calcext:value-type="float">
            <text:p>221</text:p>
          </table:table-cell>
          <table:table-cell table:style-name="ce3" table:formula="of:=[.F429]/[.G429]" office:value-type="float" office:value="217.194570135747" calcext:value-type="float">
            <text:p>217</text:p>
          </table:table-cell>
        </table:table-row>
        <table:table-row table:style-name="ro1">
          <table:table-cell office:value-type="float" office:value="1559734576" calcext:value-type="float">
            <text:p>1559734576</text:p>
          </table:table-cell>
          <table:table-cell office:value-type="float" office:value="4375127" calcext:value-type="float">
            <text:p>4375127</text:p>
          </table:table-cell>
          <table:table-cell table:formula="of:=[.A430]/86400+25569" office:value-type="date" office:date-value="2019-06-05T11:36:16" calcext:value-type="date">
            <text:p>06/05/19 11:36 AM</text:p>
          </table:table-cell>
          <table:table-cell table:formula="of:=[.B430]/75" office:value-type="float" office:value="58335.0266666667" calcext:value-type="float">
            <text:p>58335.027</text:p>
          </table:table-cell>
          <table:table-cell table:style-name="ce3" table:formula="of:=[.D430]*1000*3600" office:value-type="float" office:value="210006096000" calcext:value-type="float">
            <text:p>210006096000</text:p>
          </table:table-cell>
          <table:table-cell table:style-name="ce3" table:formula="of:=[.E430]-[.E429]" office:value-type="float" office:value="48000" calcext:value-type="float">
            <text:p>48000</text:p>
          </table:table-cell>
          <table:table-cell table:style-name="ce3" table:formula="of:=[.A430]-[.A429]" office:value-type="float" office:value="250" calcext:value-type="float">
            <text:p>250</text:p>
          </table:table-cell>
          <table:table-cell table:style-name="ce3" table:formula="of:=[.F430]/[.G430]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559734792" calcext:value-type="float">
            <text:p>1559734792</text:p>
          </table:table-cell>
          <table:table-cell office:value-type="float" office:value="4375128" calcext:value-type="float">
            <text:p>4375128</text:p>
          </table:table-cell>
          <table:table-cell table:formula="of:=[.A431]/86400+25569" office:value-type="date" office:date-value="2019-06-05T11:39:52" calcext:value-type="date">
            <text:p>06/05/19 11:39 AM</text:p>
          </table:table-cell>
          <table:table-cell table:formula="of:=[.B431]/75" office:value-type="float" office:value="58335.04" calcext:value-type="float">
            <text:p>58335.040</text:p>
          </table:table-cell>
          <table:table-cell table:style-name="ce3" table:formula="of:=[.D431]*1000*3600" office:value-type="float" office:value="210006144000" calcext:value-type="float">
            <text:p>210006144000</text:p>
          </table:table-cell>
          <table:table-cell table:style-name="ce3" table:formula="of:=[.E431]-[.E430]" office:value-type="float" office:value="48000" calcext:value-type="float">
            <text:p>48000</text:p>
          </table:table-cell>
          <table:table-cell table:style-name="ce3" table:formula="of:=[.A431]-[.A430]" office:value-type="float" office:value="216" calcext:value-type="float">
            <text:p>216</text:p>
          </table:table-cell>
          <table:table-cell table:style-name="ce3" table:formula="of:=[.F431]/[.G431]" office:value-type="float" office:value="222.222222222222" calcext:value-type="float">
            <text:p>222</text:p>
          </table:table-cell>
        </table:table-row>
        <table:table-row table:style-name="ro1">
          <table:table-cell office:value-type="float" office:value="1559735078" calcext:value-type="float">
            <text:p>1559735078</text:p>
          </table:table-cell>
          <table:table-cell office:value-type="float" office:value="4375129" calcext:value-type="float">
            <text:p>4375129</text:p>
          </table:table-cell>
          <table:table-cell table:formula="of:=[.A432]/86400+25569" office:value-type="date" office:date-value="2019-06-05T11:44:38" calcext:value-type="date">
            <text:p>06/05/19 11:44 AM</text:p>
          </table:table-cell>
          <table:table-cell table:formula="of:=[.B432]/75" office:value-type="float" office:value="58335.0533333333" calcext:value-type="float">
            <text:p>58335.053</text:p>
          </table:table-cell>
          <table:table-cell table:style-name="ce3" table:formula="of:=[.D432]*1000*3600" office:value-type="float" office:value="210006192000" calcext:value-type="float">
            <text:p>210006192000</text:p>
          </table:table-cell>
          <table:table-cell table:style-name="ce3" table:formula="of:=[.E432]-[.E431]" office:value-type="float" office:value="48000" calcext:value-type="float">
            <text:p>48000</text:p>
          </table:table-cell>
          <table:table-cell table:style-name="ce3" table:formula="of:=[.A432]-[.A431]" office:value-type="float" office:value="286" calcext:value-type="float">
            <text:p>286</text:p>
          </table:table-cell>
          <table:table-cell table:style-name="ce3" table:formula="of:=[.F432]/[.G432]" office:value-type="float" office:value="167.832167832168" calcext:value-type="float">
            <text:p>168</text:p>
          </table:table-cell>
        </table:table-row>
        <table:table-row table:style-name="ro1">
          <table:table-cell office:value-type="float" office:value="1559735410" calcext:value-type="float">
            <text:p>1559735410</text:p>
          </table:table-cell>
          <table:table-cell office:value-type="float" office:value="4375130" calcext:value-type="float">
            <text:p>4375130</text:p>
          </table:table-cell>
          <table:table-cell table:formula="of:=[.A433]/86400+25569" office:value-type="date" office:date-value="2019-06-05T11:50:10" calcext:value-type="date">
            <text:p>06/05/19 11:50 AM</text:p>
          </table:table-cell>
          <table:table-cell table:formula="of:=[.B433]/75" office:value-type="float" office:value="58335.0666666667" calcext:value-type="float">
            <text:p>58335.067</text:p>
          </table:table-cell>
          <table:table-cell table:style-name="ce3" table:formula="of:=[.D433]*1000*3600" office:value-type="float" office:value="210006240000" calcext:value-type="float">
            <text:p>210006240000</text:p>
          </table:table-cell>
          <table:table-cell table:style-name="ce3" table:formula="of:=[.E433]-[.E432]" office:value-type="float" office:value="48000" calcext:value-type="float">
            <text:p>48000</text:p>
          </table:table-cell>
          <table:table-cell table:style-name="ce3" table:formula="of:=[.A433]-[.A432]" office:value-type="float" office:value="332" calcext:value-type="float">
            <text:p>332</text:p>
          </table:table-cell>
          <table:table-cell table:style-name="ce3" table:formula="of:=[.F433]/[.G433]" office:value-type="float" office:value="144.578313253012" calcext:value-type="float">
            <text:p>145</text:p>
          </table:table-cell>
        </table:table-row>
        <table:table-row table:style-name="ro1">
          <table:table-cell office:value-type="float" office:value="1559735742" calcext:value-type="float">
            <text:p>1559735742</text:p>
          </table:table-cell>
          <table:table-cell office:value-type="float" office:value="4375131" calcext:value-type="float">
            <text:p>4375131</text:p>
          </table:table-cell>
          <table:table-cell table:formula="of:=[.A434]/86400+25569" office:value-type="date" office:date-value="2019-06-05T11:55:42" calcext:value-type="date">
            <text:p>06/05/19 11:55 AM</text:p>
          </table:table-cell>
          <table:table-cell table:formula="of:=[.B434]/75" office:value-type="float" office:value="58335.08" calcext:value-type="float">
            <text:p>58335.080</text:p>
          </table:table-cell>
          <table:table-cell table:style-name="ce3" table:formula="of:=[.D434]*1000*3600" office:value-type="float" office:value="210006288000" calcext:value-type="float">
            <text:p>210006288000</text:p>
          </table:table-cell>
          <table:table-cell table:style-name="ce3" table:formula="of:=[.E434]-[.E433]" office:value-type="float" office:value="48000" calcext:value-type="float">
            <text:p>48000</text:p>
          </table:table-cell>
          <table:table-cell table:style-name="ce3" table:formula="of:=[.A434]-[.A433]" office:value-type="float" office:value="332" calcext:value-type="float">
            <text:p>332</text:p>
          </table:table-cell>
          <table:table-cell table:style-name="ce3" table:formula="of:=[.F434]/[.G434]" office:value-type="float" office:value="144.578313253012" calcext:value-type="float">
            <text:p>145</text:p>
          </table:table-cell>
        </table:table-row>
        <table:table-row table:style-name="ro1">
          <table:table-cell office:value-type="float" office:value="1559735987" calcext:value-type="float">
            <text:p>1559735987</text:p>
          </table:table-cell>
          <table:table-cell office:value-type="float" office:value="4375132" calcext:value-type="float">
            <text:p>4375132</text:p>
          </table:table-cell>
          <table:table-cell table:formula="of:=[.A435]/86400+25569" office:value-type="date" office:date-value="2019-06-05T11:59:47" calcext:value-type="date">
            <text:p>06/05/19 11:59 AM</text:p>
          </table:table-cell>
          <table:table-cell table:formula="of:=[.B435]/75" office:value-type="float" office:value="58335.0933333333" calcext:value-type="float">
            <text:p>58335.093</text:p>
          </table:table-cell>
          <table:table-cell table:style-name="ce3" table:formula="of:=[.D435]*1000*3600" office:value-type="float" office:value="210006336000" calcext:value-type="float">
            <text:p>210006336000</text:p>
          </table:table-cell>
          <table:table-cell table:style-name="ce3" table:formula="of:=[.E435]-[.E434]" office:value-type="float" office:value="47999.9999694824" calcext:value-type="float">
            <text:p>48000</text:p>
          </table:table-cell>
          <table:table-cell table:style-name="ce3" table:formula="of:=[.A435]-[.A434]" office:value-type="float" office:value="245" calcext:value-type="float">
            <text:p>245</text:p>
          </table:table-cell>
          <table:table-cell table:style-name="ce3" table:formula="of:=[.F435]/[.G435]" office:value-type="float" office:value="195.918367222377" calcext:value-type="float">
            <text:p>196</text:p>
          </table:table-cell>
        </table:table-row>
        <table:table-row table:style-name="ro1">
          <table:table-cell office:value-type="float" office:value="1559736202" calcext:value-type="float">
            <text:p>1559736202</text:p>
          </table:table-cell>
          <table:table-cell office:value-type="float" office:value="4375133" calcext:value-type="float">
            <text:p>4375133</text:p>
          </table:table-cell>
          <table:table-cell table:formula="of:=[.A436]/86400+25569" office:value-type="date" office:date-value="2019-06-05T12:03:22" calcext:value-type="date">
            <text:p>06/05/19 12:03 PM</text:p>
          </table:table-cell>
          <table:table-cell table:formula="of:=[.B436]/75" office:value-type="float" office:value="58335.1066666667" calcext:value-type="float">
            <text:p>58335.107</text:p>
          </table:table-cell>
          <table:table-cell table:style-name="ce3" table:formula="of:=[.D436]*1000*3600" office:value-type="float" office:value="210006384000" calcext:value-type="float">
            <text:p>210006384000</text:p>
          </table:table-cell>
          <table:table-cell table:style-name="ce3" table:formula="of:=[.E436]-[.E435]" office:value-type="float" office:value="48000.0000305176" calcext:value-type="float">
            <text:p>48000</text:p>
          </table:table-cell>
          <table:table-cell table:style-name="ce3" table:formula="of:=[.A436]-[.A435]" office:value-type="float" office:value="215" calcext:value-type="float">
            <text:p>215</text:p>
          </table:table-cell>
          <table:table-cell table:style-name="ce3" table:formula="of:=[.F436]/[.G436]" office:value-type="float" office:value="223.255814095431" calcext:value-type="float">
            <text:p>223</text:p>
          </table:table-cell>
        </table:table-row>
        <table:table-row table:style-name="ro1">
          <table:table-cell office:value-type="float" office:value="1559736493" calcext:value-type="float">
            <text:p>1559736493</text:p>
          </table:table-cell>
          <table:table-cell office:value-type="float" office:value="4375134" calcext:value-type="float">
            <text:p>4375134</text:p>
          </table:table-cell>
          <table:table-cell table:formula="of:=[.A437]/86400+25569" office:value-type="date" office:date-value="2019-06-05T12:08:13" calcext:value-type="date">
            <text:p>06/05/19 12:08 PM</text:p>
          </table:table-cell>
          <table:table-cell table:formula="of:=[.B437]/75" office:value-type="float" office:value="58335.12" calcext:value-type="float">
            <text:p>58335.120</text:p>
          </table:table-cell>
          <table:table-cell table:style-name="ce3" table:formula="of:=[.D437]*1000*3600" office:value-type="float" office:value="210006432000" calcext:value-type="float">
            <text:p>210006432000</text:p>
          </table:table-cell>
          <table:table-cell table:style-name="ce3" table:formula="of:=[.E437]-[.E436]" office:value-type="float" office:value="48000" calcext:value-type="float">
            <text:p>48000</text:p>
          </table:table-cell>
          <table:table-cell table:style-name="ce3" table:formula="of:=[.A437]-[.A436]" office:value-type="float" office:value="291" calcext:value-type="float">
            <text:p>291</text:p>
          </table:table-cell>
          <table:table-cell table:style-name="ce3" table:formula="of:=[.F437]/[.G437]" office:value-type="float" office:value="164.948453608247" calcext:value-type="float">
            <text:p>165</text:p>
          </table:table-cell>
        </table:table-row>
        <table:table-row table:style-name="ro1">
          <table:table-cell office:value-type="float" office:value="1559736824" calcext:value-type="float">
            <text:p>1559736824</text:p>
          </table:table-cell>
          <table:table-cell office:value-type="float" office:value="4375135" calcext:value-type="float">
            <text:p>4375135</text:p>
          </table:table-cell>
          <table:table-cell table:formula="of:=[.A438]/86400+25569" office:value-type="date" office:date-value="2019-06-05T12:13:44" calcext:value-type="date">
            <text:p>06/05/19 12:13 PM</text:p>
          </table:table-cell>
          <table:table-cell table:formula="of:=[.B438]/75" office:value-type="float" office:value="58335.1333333333" calcext:value-type="float">
            <text:p>58335.133</text:p>
          </table:table-cell>
          <table:table-cell table:style-name="ce3" table:formula="of:=[.D438]*1000*3600" office:value-type="float" office:value="210006480000" calcext:value-type="float">
            <text:p>210006480000</text:p>
          </table:table-cell>
          <table:table-cell table:style-name="ce3" table:formula="of:=[.E438]-[.E437]" office:value-type="float" office:value="47999.9999694824" calcext:value-type="float">
            <text:p>48000</text:p>
          </table:table-cell>
          <table:table-cell table:style-name="ce3" table:formula="of:=[.A438]-[.A437]" office:value-type="float" office:value="331" calcext:value-type="float">
            <text:p>331</text:p>
          </table:table-cell>
          <table:table-cell table:style-name="ce3" table:formula="of:=[.F438]/[.G438]" office:value-type="float" office:value="145.015105647983" calcext:value-type="float">
            <text:p>145</text:p>
          </table:table-cell>
        </table:table-row>
        <table:table-row table:style-name="ro1">
          <table:table-cell office:value-type="float" office:value="1559737156" calcext:value-type="float">
            <text:p>1559737156</text:p>
          </table:table-cell>
          <table:table-cell office:value-type="float" office:value="4375136" calcext:value-type="float">
            <text:p>4375136</text:p>
          </table:table-cell>
          <table:table-cell table:formula="of:=[.A439]/86400+25569" office:value-type="date" office:date-value="2019-06-05T12:19:16" calcext:value-type="date">
            <text:p>06/05/19 12:19 PM</text:p>
          </table:table-cell>
          <table:table-cell table:formula="of:=[.B439]/75" office:value-type="float" office:value="58335.1466666667" calcext:value-type="float">
            <text:p>58335.147</text:p>
          </table:table-cell>
          <table:table-cell table:style-name="ce3" table:formula="of:=[.D439]*1000*3600" office:value-type="float" office:value="210006528000" calcext:value-type="float">
            <text:p>210006528000</text:p>
          </table:table-cell>
          <table:table-cell table:style-name="ce3" table:formula="of:=[.E439]-[.E438]" office:value-type="float" office:value="48000.0000305176" calcext:value-type="float">
            <text:p>48000</text:p>
          </table:table-cell>
          <table:table-cell table:style-name="ce3" table:formula="of:=[.A439]-[.A438]" office:value-type="float" office:value="332" calcext:value-type="float">
            <text:p>332</text:p>
          </table:table-cell>
          <table:table-cell table:style-name="ce3" table:formula="of:=[.F439]/[.G439]" office:value-type="float" office:value="144.578313344932" calcext:value-type="float">
            <text:p>145</text:p>
          </table:table-cell>
        </table:table-row>
        <table:table-row table:style-name="ro1">
          <table:table-cell office:value-type="float" office:value="1559737397" calcext:value-type="float">
            <text:p>1559737397</text:p>
          </table:table-cell>
          <table:table-cell office:value-type="float" office:value="4375137" calcext:value-type="float">
            <text:p>4375137</text:p>
          </table:table-cell>
          <table:table-cell table:formula="of:=[.A440]/86400+25569" office:value-type="date" office:date-value="2019-06-05T12:23:17" calcext:value-type="date">
            <text:p>06/05/19 12:23 PM</text:p>
          </table:table-cell>
          <table:table-cell table:formula="of:=[.B440]/75" office:value-type="float" office:value="58335.16" calcext:value-type="float">
            <text:p>58335.160</text:p>
          </table:table-cell>
          <table:table-cell table:style-name="ce3" table:formula="of:=[.D440]*1000*3600" office:value-type="float" office:value="210006576000" calcext:value-type="float">
            <text:p>210006576000</text:p>
          </table:table-cell>
          <table:table-cell table:style-name="ce3" table:formula="of:=[.E440]-[.E439]" office:value-type="float" office:value="48000" calcext:value-type="float">
            <text:p>48000</text:p>
          </table:table-cell>
          <table:table-cell table:style-name="ce3" table:formula="of:=[.A440]-[.A439]" office:value-type="float" office:value="241" calcext:value-type="float">
            <text:p>241</text:p>
          </table:table-cell>
          <table:table-cell table:style-name="ce3" table:formula="of:=[.F440]/[.G440]" office:value-type="float" office:value="199.170124481328" calcext:value-type="float">
            <text:p>199</text:p>
          </table:table-cell>
        </table:table-row>
        <table:table-row table:style-name="ro1">
          <table:table-cell office:value-type="float" office:value="1559737613" calcext:value-type="float">
            <text:p>1559737613</text:p>
          </table:table-cell>
          <table:table-cell office:value-type="float" office:value="4375138" calcext:value-type="float">
            <text:p>4375138</text:p>
          </table:table-cell>
          <table:table-cell table:formula="of:=[.A441]/86400+25569" office:value-type="date" office:date-value="2019-06-05T12:26:53" calcext:value-type="date">
            <text:p>06/05/19 12:26 PM</text:p>
          </table:table-cell>
          <table:table-cell table:formula="of:=[.B441]/75" office:value-type="float" office:value="58335.1733333333" calcext:value-type="float">
            <text:p>58335.173</text:p>
          </table:table-cell>
          <table:table-cell table:style-name="ce3" table:formula="of:=[.D441]*1000*3600" office:value-type="float" office:value="210006624000" calcext:value-type="float">
            <text:p>210006624000</text:p>
          </table:table-cell>
          <table:table-cell table:style-name="ce3" table:formula="of:=[.E441]-[.E440]" office:value-type="float" office:value="48000" calcext:value-type="float">
            <text:p>48000</text:p>
          </table:table-cell>
          <table:table-cell table:style-name="ce3" table:formula="of:=[.A441]-[.A440]" office:value-type="float" office:value="216" calcext:value-type="float">
            <text:p>216</text:p>
          </table:table-cell>
          <table:table-cell table:style-name="ce3" table:formula="of:=[.F441]/[.G441]" office:value-type="float" office:value="222.222222222222" calcext:value-type="float">
            <text:p>222</text:p>
          </table:table-cell>
        </table:table-row>
        <table:table-row table:style-name="ro1">
          <table:table-cell office:value-type="float" office:value="1559737871" calcext:value-type="float">
            <text:p>1559737871</text:p>
          </table:table-cell>
          <table:table-cell office:value-type="float" office:value="4375139" calcext:value-type="float">
            <text:p>4375139</text:p>
          </table:table-cell>
          <table:table-cell table:formula="of:=[.A442]/86400+25569" office:value-type="date" office:date-value="2019-06-05T12:31:11" calcext:value-type="date">
            <text:p>06/05/19 12:31 PM</text:p>
          </table:table-cell>
          <table:table-cell table:formula="of:=[.B442]/75" office:value-type="float" office:value="58335.1866666667" calcext:value-type="float">
            <text:p>58335.187</text:p>
          </table:table-cell>
          <table:table-cell table:style-name="ce3" table:formula="of:=[.D442]*1000*3600" office:value-type="float" office:value="210006672000" calcext:value-type="float">
            <text:p>210006672000</text:p>
          </table:table-cell>
          <table:table-cell table:style-name="ce3" table:formula="of:=[.E442]-[.E441]" office:value-type="float" office:value="48000.0000305176" calcext:value-type="float">
            <text:p>48000</text:p>
          </table:table-cell>
          <table:table-cell table:style-name="ce3" table:formula="of:=[.A442]-[.A441]" office:value-type="float" office:value="258" calcext:value-type="float">
            <text:p>258</text:p>
          </table:table-cell>
          <table:table-cell table:style-name="ce3" table:formula="of:=[.F442]/[.G442]" office:value-type="float" office:value="186.046511746192" calcext:value-type="float">
            <text:p>186</text:p>
          </table:table-cell>
        </table:table-row>
        <table:table-row table:style-name="ro1">
          <table:table-cell office:value-type="float" office:value="1559738074" calcext:value-type="float">
            <text:p>1559738074</text:p>
          </table:table-cell>
          <table:table-cell office:value-type="float" office:value="4375140" calcext:value-type="float">
            <text:p>4375140</text:p>
          </table:table-cell>
          <table:table-cell table:formula="of:=[.A443]/86400+25569" office:value-type="date" office:date-value="2019-06-05T12:34:34" calcext:value-type="date">
            <text:p>06/05/19 12:34 PM</text:p>
          </table:table-cell>
          <table:table-cell table:formula="of:=[.B443]/75" office:value-type="float" office:value="58335.2" calcext:value-type="float">
            <text:p>58335.200</text:p>
          </table:table-cell>
          <table:table-cell table:style-name="ce3" table:formula="of:=[.D443]*1000*3600" office:value-type="float" office:value="210006720000" calcext:value-type="float">
            <text:p>210006720000</text:p>
          </table:table-cell>
          <table:table-cell table:style-name="ce3" table:formula="of:=[.E443]-[.E442]" office:value-type="float" office:value="47999.9999694824" calcext:value-type="float">
            <text:p>48000</text:p>
          </table:table-cell>
          <table:table-cell table:style-name="ce3" table:formula="of:=[.A443]-[.A442]" office:value-type="float" office:value="203" calcext:value-type="float">
            <text:p>203</text:p>
          </table:table-cell>
          <table:table-cell table:style-name="ce3" table:formula="of:=[.F443]/[.G443]" office:value-type="float" office:value="236.45320182011" calcext:value-type="float">
            <text:p>236</text:p>
          </table:table-cell>
        </table:table-row>
        <table:table-row table:style-name="ro1">
          <table:table-cell office:value-type="float" office:value="1559738280" calcext:value-type="float">
            <text:p>1559738280</text:p>
          </table:table-cell>
          <table:table-cell office:value-type="float" office:value="4375141" calcext:value-type="float">
            <text:p>4375141</text:p>
          </table:table-cell>
          <table:table-cell table:formula="of:=[.A444]/86400+25569" office:value-type="date" office:date-value="2019-06-05T12:38:00" calcext:value-type="date">
            <text:p>06/05/19 12:38 PM</text:p>
          </table:table-cell>
          <table:table-cell table:formula="of:=[.B444]/75" office:value-type="float" office:value="58335.2133333333" calcext:value-type="float">
            <text:p>58335.213</text:p>
          </table:table-cell>
          <table:table-cell table:style-name="ce3" table:formula="of:=[.D444]*1000*3600" office:value-type="float" office:value="210006768000" calcext:value-type="float">
            <text:p>210006768000</text:p>
          </table:table-cell>
          <table:table-cell table:style-name="ce3" table:formula="of:=[.E444]-[.E443]" office:value-type="float" office:value="48000" calcext:value-type="float">
            <text:p>48000</text:p>
          </table:table-cell>
          <table:table-cell table:style-name="ce3" table:formula="of:=[.A444]-[.A443]" office:value-type="float" office:value="206" calcext:value-type="float">
            <text:p>206</text:p>
          </table:table-cell>
          <table:table-cell table:style-name="ce3" table:formula="of:=[.F444]/[.G444]" office:value-type="float" office:value="233.009708737864" calcext:value-type="float">
            <text:p>233</text:p>
          </table:table-cell>
        </table:table-row>
        <table:table-row table:style-name="ro1">
          <table:table-cell office:value-type="float" office:value="1559738451" calcext:value-type="float">
            <text:p>1559738451</text:p>
          </table:table-cell>
          <table:table-cell office:value-type="float" office:value="4375142" calcext:value-type="float">
            <text:p>4375142</text:p>
          </table:table-cell>
          <table:table-cell table:formula="of:=[.A445]/86400+25569" office:value-type="date" office:date-value="2019-06-05T12:40:51" calcext:value-type="date">
            <text:p>06/05/19 12:40 PM</text:p>
          </table:table-cell>
          <table:table-cell table:formula="of:=[.B445]/75" office:value-type="float" office:value="58335.2266666667" calcext:value-type="float">
            <text:p>58335.227</text:p>
          </table:table-cell>
          <table:table-cell table:style-name="ce3" table:formula="of:=[.D445]*1000*3600" office:value-type="float" office:value="210006816000" calcext:value-type="float">
            <text:p>210006816000</text:p>
          </table:table-cell>
          <table:table-cell table:style-name="ce3" table:formula="of:=[.E445]-[.E444]" office:value-type="float" office:value="48000.0000305176" calcext:value-type="float">
            <text:p>48000</text:p>
          </table:table-cell>
          <table:table-cell table:style-name="ce3" table:formula="of:=[.A445]-[.A444]" office:value-type="float" office:value="171" calcext:value-type="float">
            <text:p>171</text:p>
          </table:table-cell>
          <table:table-cell table:style-name="ce3" table:formula="of:=[.F445]/[.G445]" office:value-type="float" office:value="280.70175456443" calcext:value-type="float">
            <text:p>281</text:p>
          </table:table-cell>
        </table:table-row>
        <table:table-row table:style-name="ro1">
          <table:table-cell office:value-type="float" office:value="1559738472" calcext:value-type="float">
            <text:p>1559738472</text:p>
          </table:table-cell>
          <table:table-cell office:value-type="float" office:value="4375143" calcext:value-type="float">
            <text:p>4375143</text:p>
          </table:table-cell>
          <table:table-cell table:formula="of:=[.A446]/86400+25569" office:value-type="date" office:date-value="2019-06-05T12:41:12" calcext:value-type="date">
            <text:p>06/05/19 12:41 PM</text:p>
          </table:table-cell>
          <table:table-cell table:formula="of:=[.B446]/75" office:value-type="float" office:value="58335.24" calcext:value-type="float">
            <text:p>58335.240</text:p>
          </table:table-cell>
          <table:table-cell table:style-name="ce3" table:formula="of:=[.D446]*1000*3600" office:value-type="float" office:value="210006864000" calcext:value-type="float">
            <text:p>210006864000</text:p>
          </table:table-cell>
          <table:table-cell table:style-name="ce3" table:formula="of:=[.E446]-[.E445]" office:value-type="float" office:value="47999.9999694824" calcext:value-type="float">
            <text:p>48000</text:p>
          </table:table-cell>
          <table:table-cell table:style-name="ce3" table:formula="of:=[.A446]-[.A445]" office:value-type="float" office:value="21" calcext:value-type="float">
            <text:p>21</text:p>
          </table:table-cell>
          <table:table-cell table:style-name="ce3" table:formula="of:=[.F446]/[.G446]" office:value-type="float" office:value="2285.71428426107" calcext:value-type="float">
            <text:p>2286</text:p>
          </table:table-cell>
        </table:table-row>
        <table:table-row table:style-name="ro1">
          <table:table-cell office:value-type="float" office:value="1559738494" calcext:value-type="float">
            <text:p>1559738494</text:p>
          </table:table-cell>
          <table:table-cell office:value-type="float" office:value="4375144" calcext:value-type="float">
            <text:p>4375144</text:p>
          </table:table-cell>
          <table:table-cell table:formula="of:=[.A447]/86400+25569" office:value-type="date" office:date-value="2019-06-05T12:41:34" calcext:value-type="date">
            <text:p>06/05/19 12:41 PM</text:p>
          </table:table-cell>
          <table:table-cell table:formula="of:=[.B447]/75" office:value-type="float" office:value="58335.2533333333" calcext:value-type="float">
            <text:p>58335.253</text:p>
          </table:table-cell>
          <table:table-cell table:style-name="ce3" table:formula="of:=[.D447]*1000*3600" office:value-type="float" office:value="210006912000" calcext:value-type="float">
            <text:p>210006912000</text:p>
          </table:table-cell>
          <table:table-cell table:style-name="ce3" table:formula="of:=[.E447]-[.E446]" office:value-type="float" office:value="48000" calcext:value-type="float">
            <text:p>48000</text:p>
          </table:table-cell>
          <table:table-cell table:style-name="ce3" table:formula="of:=[.A447]-[.A446]" office:value-type="float" office:value="22" calcext:value-type="float">
            <text:p>22</text:p>
          </table:table-cell>
          <table:table-cell table:style-name="ce3" table:formula="of:=[.F447]/[.G447]" office:value-type="float" office:value="2181.81818181818" calcext:value-type="float">
            <text:p>2182</text:p>
          </table:table-cell>
        </table:table-row>
        <table:table-row table:style-name="ro1">
          <table:table-cell office:value-type="float" office:value="1559738639" calcext:value-type="float">
            <text:p>1559738639</text:p>
          </table:table-cell>
          <table:table-cell office:value-type="float" office:value="4375145" calcext:value-type="float">
            <text:p>4375145</text:p>
          </table:table-cell>
          <table:table-cell table:formula="of:=[.A448]/86400+25569" office:value-type="date" office:date-value="2019-06-05T12:43:59" calcext:value-type="date">
            <text:p>06/05/19 12:43 PM</text:p>
          </table:table-cell>
          <table:table-cell table:formula="of:=[.B448]/75" office:value-type="float" office:value="58335.2666666667" calcext:value-type="float">
            <text:p>58335.267</text:p>
          </table:table-cell>
          <table:table-cell table:style-name="ce3" table:formula="of:=[.D448]*1000*3600" office:value-type="float" office:value="210006960000" calcext:value-type="float">
            <text:p>210006960000</text:p>
          </table:table-cell>
          <table:table-cell table:style-name="ce3" table:formula="of:=[.E448]-[.E447]" office:value-type="float" office:value="48000.0000305176" calcext:value-type="float">
            <text:p>48000</text:p>
          </table:table-cell>
          <table:table-cell table:style-name="ce3" table:formula="of:=[.A448]-[.A447]" office:value-type="float" office:value="145" calcext:value-type="float">
            <text:p>145</text:p>
          </table:table-cell>
          <table:table-cell table:style-name="ce3" table:formula="of:=[.F448]/[.G448]" office:value-type="float" office:value="331.034482969087" calcext:value-type="float">
            <text:p>331</text:p>
          </table:table-cell>
        </table:table-row>
        <table:table-row table:style-name="ro1">
          <table:table-cell office:value-type="float" office:value="1559738793" calcext:value-type="float">
            <text:p>1559738793</text:p>
          </table:table-cell>
          <table:table-cell office:value-type="float" office:value="4375146" calcext:value-type="float">
            <text:p>4375146</text:p>
          </table:table-cell>
          <table:table-cell table:formula="of:=[.A449]/86400+25569" office:value-type="date" office:date-value="2019-06-05T12:46:33" calcext:value-type="date">
            <text:p>06/05/19 12:46 PM</text:p>
          </table:table-cell>
          <table:table-cell table:formula="of:=[.B449]/75" office:value-type="float" office:value="58335.28" calcext:value-type="float">
            <text:p>58335.280</text:p>
          </table:table-cell>
          <table:table-cell table:style-name="ce3" table:formula="of:=[.D449]*1000*3600" office:value-type="float" office:value="210007008000" calcext:value-type="float">
            <text:p>210007008000</text:p>
          </table:table-cell>
          <table:table-cell table:style-name="ce3" table:formula="of:=[.E449]-[.E448]" office:value-type="float" office:value="47999.9999694824" calcext:value-type="float">
            <text:p>48000</text:p>
          </table:table-cell>
          <table:table-cell table:style-name="ce3" table:formula="of:=[.A449]-[.A448]" office:value-type="float" office:value="154" calcext:value-type="float">
            <text:p>154</text:p>
          </table:table-cell>
          <table:table-cell table:style-name="ce3" table:formula="of:=[.F449]/[.G449]" office:value-type="float" office:value="311.688311490146" calcext:value-type="float">
            <text:p>312</text:p>
          </table:table-cell>
        </table:table-row>
        <table:table-row table:style-name="ro1">
          <table:table-cell office:value-type="float" office:value="1559738951" calcext:value-type="float">
            <text:p>1559738951</text:p>
          </table:table-cell>
          <table:table-cell office:value-type="float" office:value="4375147" calcext:value-type="float">
            <text:p>4375147</text:p>
          </table:table-cell>
          <table:table-cell table:formula="of:=[.A450]/86400+25569" office:value-type="date" office:date-value="2019-06-05T12:49:11" calcext:value-type="date">
            <text:p>06/05/19 12:49 PM</text:p>
          </table:table-cell>
          <table:table-cell table:formula="of:=[.B450]/75" office:value-type="float" office:value="58335.2933333333" calcext:value-type="float">
            <text:p>58335.293</text:p>
          </table:table-cell>
          <table:table-cell table:style-name="ce3" table:formula="of:=[.D450]*1000*3600" office:value-type="float" office:value="210007056000" calcext:value-type="float">
            <text:p>210007056000</text:p>
          </table:table-cell>
          <table:table-cell table:style-name="ce3" table:formula="of:=[.E450]-[.E449]" office:value-type="float" office:value="48000" calcext:value-type="float">
            <text:p>48000</text:p>
          </table:table-cell>
          <table:table-cell table:style-name="ce3" table:formula="of:=[.A450]-[.A449]" office:value-type="float" office:value="158" calcext:value-type="float">
            <text:p>158</text:p>
          </table:table-cell>
          <table:table-cell table:style-name="ce3" table:formula="of:=[.F450]/[.G450]" office:value-type="float" office:value="303.79746835443" calcext:value-type="float">
            <text:p>304</text:p>
          </table:table-cell>
        </table:table-row>
        <table:table-row table:style-name="ro1">
          <table:table-cell office:value-type="float" office:value="1559739120" calcext:value-type="float">
            <text:p>1559739120</text:p>
          </table:table-cell>
          <table:table-cell office:value-type="float" office:value="4375148" calcext:value-type="float">
            <text:p>4375148</text:p>
          </table:table-cell>
          <table:table-cell table:formula="of:=[.A451]/86400+25569" office:value-type="date" office:date-value="2019-06-05T12:52:00" calcext:value-type="date">
            <text:p>06/05/19 12:52 PM</text:p>
          </table:table-cell>
          <table:table-cell table:formula="of:=[.B451]/75" office:value-type="float" office:value="58335.3066666667" calcext:value-type="float">
            <text:p>58335.307</text:p>
          </table:table-cell>
          <table:table-cell table:style-name="ce3" table:formula="of:=[.D451]*1000*3600" office:value-type="float" office:value="210007104000" calcext:value-type="float">
            <text:p>210007104000</text:p>
          </table:table-cell>
          <table:table-cell table:style-name="ce3" table:formula="of:=[.E451]-[.E450]" office:value-type="float" office:value="48000" calcext:value-type="float">
            <text:p>48000</text:p>
          </table:table-cell>
          <table:table-cell table:style-name="ce3" table:formula="of:=[.A451]-[.A450]" office:value-type="float" office:value="169" calcext:value-type="float">
            <text:p>169</text:p>
          </table:table-cell>
          <table:table-cell table:style-name="ce3" table:formula="of:=[.F451]/[.G451]" office:value-type="float" office:value="284.023668639053" calcext:value-type="float">
            <text:p>284</text:p>
          </table:table-cell>
        </table:table-row>
        <table:table-row table:style-name="ro1">
          <table:table-cell office:value-type="float" office:value="1559739333" calcext:value-type="float">
            <text:p>1559739333</text:p>
          </table:table-cell>
          <table:table-cell office:value-type="float" office:value="4375149" calcext:value-type="float">
            <text:p>4375149</text:p>
          </table:table-cell>
          <table:table-cell table:formula="of:=[.A452]/86400+25569" office:value-type="date" office:date-value="2019-06-05T12:55:33" calcext:value-type="date">
            <text:p>06/05/19 12:55 PM</text:p>
          </table:table-cell>
          <table:table-cell table:formula="of:=[.B452]/75" office:value-type="float" office:value="58335.32" calcext:value-type="float">
            <text:p>58335.320</text:p>
          </table:table-cell>
          <table:table-cell table:style-name="ce3" table:formula="of:=[.D452]*1000*3600" office:value-type="float" office:value="210007152000" calcext:value-type="float">
            <text:p>210007152000</text:p>
          </table:table-cell>
          <table:table-cell table:style-name="ce3" table:formula="of:=[.E452]-[.E451]" office:value-type="float" office:value="48000" calcext:value-type="float">
            <text:p>48000</text:p>
          </table:table-cell>
          <table:table-cell table:style-name="ce3" table:formula="of:=[.A452]-[.A451]" office:value-type="float" office:value="213" calcext:value-type="float">
            <text:p>213</text:p>
          </table:table-cell>
          <table:table-cell table:style-name="ce3" table:formula="of:=[.F452]/[.G452]" office:value-type="float" office:value="225.352112676056" calcext:value-type="float">
            <text:p>225</text:p>
          </table:table-cell>
        </table:table-row>
        <table:table-row table:style-name="ro1">
          <table:table-cell office:value-type="float" office:value="1559739548" calcext:value-type="float">
            <text:p>1559739548</text:p>
          </table:table-cell>
          <table:table-cell office:value-type="float" office:value="4375150" calcext:value-type="float">
            <text:p>4375150</text:p>
          </table:table-cell>
          <table:table-cell table:formula="of:=[.A453]/86400+25569" office:value-type="date" office:date-value="2019-06-05T12:59:08" calcext:value-type="date">
            <text:p>06/05/19 12:59 PM</text:p>
          </table:table-cell>
          <table:table-cell table:formula="of:=[.B453]/75" office:value-type="float" office:value="58335.3333333333" calcext:value-type="float">
            <text:p>58335.333</text:p>
          </table:table-cell>
          <table:table-cell table:style-name="ce3" table:formula="of:=[.D453]*1000*3600" office:value-type="float" office:value="210007200000" calcext:value-type="float">
            <text:p>210007200000</text:p>
          </table:table-cell>
          <table:table-cell table:style-name="ce3" table:formula="of:=[.E453]-[.E452]" office:value-type="float" office:value="48000" calcext:value-type="float">
            <text:p>48000</text:p>
          </table:table-cell>
          <table:table-cell table:style-name="ce3" table:formula="of:=[.A453]-[.A452]" office:value-type="float" office:value="215" calcext:value-type="float">
            <text:p>215</text:p>
          </table:table-cell>
          <table:table-cell table:style-name="ce3" table:formula="of:=[.F453]/[.G453]" office:value-type="float" office:value="223.255813953488" calcext:value-type="float">
            <text:p>223</text:p>
          </table:table-cell>
        </table:table-row>
        <table:table-row table:style-name="ro1">
          <table:table-cell office:value-type="float" office:value="1559739762" calcext:value-type="float">
            <text:p>1559739762</text:p>
          </table:table-cell>
          <table:table-cell office:value-type="float" office:value="4375151" calcext:value-type="float">
            <text:p>4375151</text:p>
          </table:table-cell>
          <table:table-cell table:formula="of:=[.A454]/86400+25569" office:value-type="date" office:date-value="2019-06-05T13:02:42" calcext:value-type="date">
            <text:p>06/05/19 01:02 PM</text:p>
          </table:table-cell>
          <table:table-cell table:formula="of:=[.B454]/75" office:value-type="float" office:value="58335.3466666667" calcext:value-type="float">
            <text:p>58335.347</text:p>
          </table:table-cell>
          <table:table-cell table:style-name="ce3" table:formula="of:=[.D454]*1000*3600" office:value-type="float" office:value="210007248000" calcext:value-type="float">
            <text:p>210007248000</text:p>
          </table:table-cell>
          <table:table-cell table:style-name="ce3" table:formula="of:=[.E454]-[.E453]" office:value-type="float" office:value="48000" calcext:value-type="float">
            <text:p>48000</text:p>
          </table:table-cell>
          <table:table-cell table:style-name="ce3" table:formula="of:=[.A454]-[.A453]" office:value-type="float" office:value="214" calcext:value-type="float">
            <text:p>214</text:p>
          </table:table-cell>
          <table:table-cell table:style-name="ce3" table:formula="of:=[.F454]/[.G454]" office:value-type="float" office:value="224.299065420561" calcext:value-type="float">
            <text:p>224</text:p>
          </table:table-cell>
        </table:table-row>
        <table:table-row table:style-name="ro1">
          <table:table-cell office:value-type="float" office:value="1559739978" calcext:value-type="float">
            <text:p>1559739978</text:p>
          </table:table-cell>
          <table:table-cell office:value-type="float" office:value="4375152" calcext:value-type="float">
            <text:p>4375152</text:p>
          </table:table-cell>
          <table:table-cell table:formula="of:=[.A455]/86400+25569" office:value-type="date" office:date-value="2019-06-05T13:06:18" calcext:value-type="date">
            <text:p>06/05/19 01:06 PM</text:p>
          </table:table-cell>
          <table:table-cell table:formula="of:=[.B455]/75" office:value-type="float" office:value="58335.36" calcext:value-type="float">
            <text:p>58335.360</text:p>
          </table:table-cell>
          <table:table-cell table:style-name="ce3" table:formula="of:=[.D455]*1000*3600" office:value-type="float" office:value="210007296000" calcext:value-type="float">
            <text:p>210007296000</text:p>
          </table:table-cell>
          <table:table-cell table:style-name="ce3" table:formula="of:=[.E455]-[.E454]" office:value-type="float" office:value="48000" calcext:value-type="float">
            <text:p>48000</text:p>
          </table:table-cell>
          <table:table-cell table:style-name="ce3" table:formula="of:=[.A455]-[.A454]" office:value-type="float" office:value="216" calcext:value-type="float">
            <text:p>216</text:p>
          </table:table-cell>
          <table:table-cell table:style-name="ce3" table:formula="of:=[.F455]/[.G455]" office:value-type="float" office:value="222.222222222222" calcext:value-type="float">
            <text:p>222</text:p>
          </table:table-cell>
        </table:table-row>
        <table:table-row table:style-name="ro1">
          <table:table-cell office:value-type="float" office:value="1559740152" calcext:value-type="float">
            <text:p>1559740152</text:p>
          </table:table-cell>
          <table:table-cell office:value-type="float" office:value="4375153" calcext:value-type="float">
            <text:p>4375153</text:p>
          </table:table-cell>
          <table:table-cell table:formula="of:=[.A456]/86400+25569" office:value-type="date" office:date-value="2019-06-05T13:09:12" calcext:value-type="date">
            <text:p>06/05/19 01:09 PM</text:p>
          </table:table-cell>
          <table:table-cell table:formula="of:=[.B456]/75" office:value-type="float" office:value="58335.3733333333" calcext:value-type="float">
            <text:p>58335.373</text:p>
          </table:table-cell>
          <table:table-cell table:style-name="ce3" table:formula="of:=[.D456]*1000*3600" office:value-type="float" office:value="210007344000" calcext:value-type="float">
            <text:p>210007344000</text:p>
          </table:table-cell>
          <table:table-cell table:style-name="ce3" table:formula="of:=[.E456]-[.E455]" office:value-type="float" office:value="48000" calcext:value-type="float">
            <text:p>48000</text:p>
          </table:table-cell>
          <table:table-cell table:style-name="ce3" table:formula="of:=[.A456]-[.A455]" office:value-type="float" office:value="174" calcext:value-type="float">
            <text:p>174</text:p>
          </table:table-cell>
          <table:table-cell table:style-name="ce3" table:formula="of:=[.F456]/[.G456]" office:value-type="float" office:value="275.862068965517" calcext:value-type="float">
            <text:p>276</text:p>
          </table:table-cell>
        </table:table-row>
        <table:table-row table:style-name="ro1">
          <table:table-cell office:value-type="float" office:value="1559740313" calcext:value-type="float">
            <text:p>1559740313</text:p>
          </table:table-cell>
          <table:table-cell office:value-type="float" office:value="4375154" calcext:value-type="float">
            <text:p>4375154</text:p>
          </table:table-cell>
          <table:table-cell table:formula="of:=[.A457]/86400+25569" office:value-type="date" office:date-value="2019-06-05T13:11:53" calcext:value-type="date">
            <text:p>06/05/19 01:11 PM</text:p>
          </table:table-cell>
          <table:table-cell table:formula="of:=[.B457]/75" office:value-type="float" office:value="58335.3866666667" calcext:value-type="float">
            <text:p>58335.387</text:p>
          </table:table-cell>
          <table:table-cell table:style-name="ce3" table:formula="of:=[.D457]*1000*3600" office:value-type="float" office:value="210007392000" calcext:value-type="float">
            <text:p>210007392000</text:p>
          </table:table-cell>
          <table:table-cell table:style-name="ce3" table:formula="of:=[.E457]-[.E456]" office:value-type="float" office:value="48000" calcext:value-type="float">
            <text:p>48000</text:p>
          </table:table-cell>
          <table:table-cell table:style-name="ce3" table:formula="of:=[.A457]-[.A456]" office:value-type="float" office:value="161" calcext:value-type="float">
            <text:p>161</text:p>
          </table:table-cell>
          <table:table-cell table:style-name="ce3" table:formula="of:=[.F457]/[.G457]" office:value-type="float" office:value="298.136645962733" calcext:value-type="float">
            <text:p>298</text:p>
          </table:table-cell>
        </table:table-row>
        <table:table-row table:style-name="ro1">
          <table:table-cell office:value-type="float" office:value="1559740476" calcext:value-type="float">
            <text:p>1559740476</text:p>
          </table:table-cell>
          <table:table-cell office:value-type="float" office:value="4375155" calcext:value-type="float">
            <text:p>4375155</text:p>
          </table:table-cell>
          <table:table-cell table:formula="of:=[.A458]/86400+25569" office:value-type="date" office:date-value="2019-06-05T13:14:36" calcext:value-type="date">
            <text:p>06/05/19 01:14 PM</text:p>
          </table:table-cell>
          <table:table-cell table:formula="of:=[.B458]/75" office:value-type="float" office:value="58335.4" calcext:value-type="float">
            <text:p>58335.400</text:p>
          </table:table-cell>
          <table:table-cell table:style-name="ce3" table:formula="of:=[.D458]*1000*3600" office:value-type="float" office:value="210007440000" calcext:value-type="float">
            <text:p>210007440000</text:p>
          </table:table-cell>
          <table:table-cell table:style-name="ce3" table:formula="of:=[.E458]-[.E457]" office:value-type="float" office:value="48000" calcext:value-type="float">
            <text:p>48000</text:p>
          </table:table-cell>
          <table:table-cell table:style-name="ce3" table:formula="of:=[.A458]-[.A457]" office:value-type="float" office:value="163" calcext:value-type="float">
            <text:p>163</text:p>
          </table:table-cell>
          <table:table-cell table:style-name="ce3" table:formula="of:=[.F458]/[.G458]" office:value-type="float" office:value="294.478527607362" calcext:value-type="float">
            <text:p>294</text:p>
          </table:table-cell>
        </table:table-row>
        <table:table-row table:style-name="ro1">
          <table:table-cell office:value-type="float" office:value="1559740694" calcext:value-type="float">
            <text:p>1559740694</text:p>
          </table:table-cell>
          <table:table-cell office:value-type="float" office:value="4375156" calcext:value-type="float">
            <text:p>4375156</text:p>
          </table:table-cell>
          <table:table-cell table:formula="of:=[.A459]/86400+25569" office:value-type="date" office:date-value="2019-06-05T13:18:14" calcext:value-type="date">
            <text:p>06/05/19 01:18 PM</text:p>
          </table:table-cell>
          <table:table-cell table:formula="of:=[.B459]/75" office:value-type="float" office:value="58335.4133333333" calcext:value-type="float">
            <text:p>58335.413</text:p>
          </table:table-cell>
          <table:table-cell table:style-name="ce3" table:formula="of:=[.D459]*1000*3600" office:value-type="float" office:value="210007488000" calcext:value-type="float">
            <text:p>210007488000</text:p>
          </table:table-cell>
          <table:table-cell table:style-name="ce3" table:formula="of:=[.E459]-[.E458]" office:value-type="float" office:value="47999.9999694824" calcext:value-type="float">
            <text:p>48000</text:p>
          </table:table-cell>
          <table:table-cell table:style-name="ce3" table:formula="of:=[.A459]-[.A458]" office:value-type="float" office:value="218" calcext:value-type="float">
            <text:p>218</text:p>
          </table:table-cell>
          <table:table-cell table:style-name="ce3" table:formula="of:=[.F459]/[.G459]" office:value-type="float" office:value="220.183486098543" calcext:value-type="float">
            <text:p>220</text:p>
          </table:table-cell>
        </table:table-row>
        <table:table-row table:style-name="ro1">
          <table:table-cell office:value-type="float" office:value="1559740914" calcext:value-type="float">
            <text:p>1559740914</text:p>
          </table:table-cell>
          <table:table-cell office:value-type="float" office:value="4375157" calcext:value-type="float">
            <text:p>4375157</text:p>
          </table:table-cell>
          <table:table-cell table:formula="of:=[.A460]/86400+25569" office:value-type="date" office:date-value="2019-06-05T13:21:54" calcext:value-type="date">
            <text:p>06/05/19 01:21 PM</text:p>
          </table:table-cell>
          <table:table-cell table:formula="of:=[.B460]/75" office:value-type="float" office:value="58335.4266666667" calcext:value-type="float">
            <text:p>58335.427</text:p>
          </table:table-cell>
          <table:table-cell table:style-name="ce3" table:formula="of:=[.D460]*1000*3600" office:value-type="float" office:value="210007536000" calcext:value-type="float">
            <text:p>210007536000</text:p>
          </table:table-cell>
          <table:table-cell table:style-name="ce3" table:formula="of:=[.E460]-[.E459]" office:value-type="float" office:value="48000.0000305176" calcext:value-type="float">
            <text:p>48000</text:p>
          </table:table-cell>
          <table:table-cell table:style-name="ce3" table:formula="of:=[.A460]-[.A459]" office:value-type="float" office:value="220" calcext:value-type="float">
            <text:p>220</text:p>
          </table:table-cell>
          <table:table-cell table:style-name="ce3" table:formula="of:=[.F460]/[.G460]" office:value-type="float" office:value="218.181818320534" calcext:value-type="float">
            <text:p>218</text:p>
          </table:table-cell>
        </table:table-row>
        <table:table-row table:style-name="ro1">
          <table:table-cell office:value-type="float" office:value="1559741134" calcext:value-type="float">
            <text:p>1559741134</text:p>
          </table:table-cell>
          <table:table-cell office:value-type="float" office:value="4375158" calcext:value-type="float">
            <text:p>4375158</text:p>
          </table:table-cell>
          <table:table-cell table:formula="of:=[.A461]/86400+25569" office:value-type="date" office:date-value="2019-06-05T13:25:34" calcext:value-type="date">
            <text:p>06/05/19 01:25 PM</text:p>
          </table:table-cell>
          <table:table-cell table:formula="of:=[.B461]/75" office:value-type="float" office:value="58335.44" calcext:value-type="float">
            <text:p>58335.440</text:p>
          </table:table-cell>
          <table:table-cell table:style-name="ce3" table:formula="of:=[.D461]*1000*3600" office:value-type="float" office:value="210007584000" calcext:value-type="float">
            <text:p>210007584000</text:p>
          </table:table-cell>
          <table:table-cell table:style-name="ce3" table:formula="of:=[.E461]-[.E460]" office:value-type="float" office:value="48000" calcext:value-type="float">
            <text:p>48000</text:p>
          </table:table-cell>
          <table:table-cell table:style-name="ce3" table:formula="of:=[.A461]-[.A460]" office:value-type="float" office:value="220" calcext:value-type="float">
            <text:p>220</text:p>
          </table:table-cell>
          <table:table-cell table:style-name="ce3" table:formula="of:=[.F461]/[.G461]" office:value-type="float" office:value="218.181818181818" calcext:value-type="float">
            <text:p>218</text:p>
          </table:table-cell>
        </table:table-row>
        <table:table-row table:style-name="ro1">
          <table:table-cell office:value-type="float" office:value="1559741391" calcext:value-type="float">
            <text:p>1559741391</text:p>
          </table:table-cell>
          <table:table-cell office:value-type="float" office:value="4375159" calcext:value-type="float">
            <text:p>4375159</text:p>
          </table:table-cell>
          <table:table-cell table:formula="of:=[.A462]/86400+25569" office:value-type="date" office:date-value="2019-06-05T13:29:51" calcext:value-type="date">
            <text:p>06/05/19 01:29 PM</text:p>
          </table:table-cell>
          <table:table-cell table:formula="of:=[.B462]/75" office:value-type="float" office:value="58335.4533333333" calcext:value-type="float">
            <text:p>58335.453</text:p>
          </table:table-cell>
          <table:table-cell table:style-name="ce3" table:formula="of:=[.D462]*1000*3600" office:value-type="float" office:value="210007632000" calcext:value-type="float">
            <text:p>210007632000</text:p>
          </table:table-cell>
          <table:table-cell table:style-name="ce3" table:formula="of:=[.E462]-[.E461]" office:value-type="float" office:value="47999.9999694824" calcext:value-type="float">
            <text:p>48000</text:p>
          </table:table-cell>
          <table:table-cell table:style-name="ce3" table:formula="of:=[.A462]-[.A461]" office:value-type="float" office:value="257" calcext:value-type="float">
            <text:p>257</text:p>
          </table:table-cell>
          <table:table-cell table:style-name="ce3" table:formula="of:=[.F462]/[.G462]" office:value-type="float" office:value="186.770427896819" calcext:value-type="float">
            <text:p>187</text:p>
          </table:table-cell>
        </table:table-row>
        <table:table-row table:style-name="ro1">
          <table:table-cell office:value-type="float" office:value="1559741616" calcext:value-type="float">
            <text:p>1559741616</text:p>
          </table:table-cell>
          <table:table-cell office:value-type="float" office:value="4375160" calcext:value-type="float">
            <text:p>4375160</text:p>
          </table:table-cell>
          <table:table-cell table:formula="of:=[.A463]/86400+25569" office:value-type="date" office:date-value="2019-06-05T13:33:36" calcext:value-type="date">
            <text:p>06/05/19 01:33 PM</text:p>
          </table:table-cell>
          <table:table-cell table:formula="of:=[.B463]/75" office:value-type="float" office:value="58335.4666666667" calcext:value-type="float">
            <text:p>58335.467</text:p>
          </table:table-cell>
          <table:table-cell table:style-name="ce3" table:formula="of:=[.D463]*1000*3600" office:value-type="float" office:value="210007680000" calcext:value-type="float">
            <text:p>210007680000</text:p>
          </table:table-cell>
          <table:table-cell table:style-name="ce3" table:formula="of:=[.E463]-[.E462]" office:value-type="float" office:value="48000.0000305176" calcext:value-type="float">
            <text:p>48000</text:p>
          </table:table-cell>
          <table:table-cell table:style-name="ce3" table:formula="of:=[.A463]-[.A462]" office:value-type="float" office:value="225" calcext:value-type="float">
            <text:p>225</text:p>
          </table:table-cell>
          <table:table-cell table:style-name="ce3" table:formula="of:=[.F463]/[.G463]" office:value-type="float" office:value="213.333333468967" calcext:value-type="float">
            <text:p>213</text:p>
          </table:table-cell>
        </table:table-row>
        <table:table-row table:style-name="ro1">
          <table:table-cell office:value-type="float" office:value="1559741832" calcext:value-type="float">
            <text:p>1559741832</text:p>
          </table:table-cell>
          <table:table-cell office:value-type="float" office:value="4375161" calcext:value-type="float">
            <text:p>4375161</text:p>
          </table:table-cell>
          <table:table-cell table:formula="of:=[.A464]/86400+25569" office:value-type="date" office:date-value="2019-06-05T13:37:12" calcext:value-type="date">
            <text:p>06/05/19 01:37 PM</text:p>
          </table:table-cell>
          <table:table-cell table:formula="of:=[.B464]/75" office:value-type="float" office:value="58335.48" calcext:value-type="float">
            <text:p>58335.480</text:p>
          </table:table-cell>
          <table:table-cell table:style-name="ce3" table:formula="of:=[.D464]*1000*3600" office:value-type="float" office:value="210007728000" calcext:value-type="float">
            <text:p>210007728000</text:p>
          </table:table-cell>
          <table:table-cell table:style-name="ce3" table:formula="of:=[.E464]-[.E463]" office:value-type="float" office:value="48000" calcext:value-type="float">
            <text:p>48000</text:p>
          </table:table-cell>
          <table:table-cell table:style-name="ce3" table:formula="of:=[.A464]-[.A463]" office:value-type="float" office:value="216" calcext:value-type="float">
            <text:p>216</text:p>
          </table:table-cell>
          <table:table-cell table:style-name="ce3" table:formula="of:=[.F464]/[.G464]" office:value-type="float" office:value="222.222222222222" calcext:value-type="float">
            <text:p>222</text:p>
          </table:table-cell>
        </table:table-row>
        <table:table-row table:style-name="ro1">
          <table:table-cell office:value-type="float" office:value="1559741963" calcext:value-type="float">
            <text:p>1559741963</text:p>
          </table:table-cell>
          <table:table-cell office:value-type="float" office:value="4375162" calcext:value-type="float">
            <text:p>4375162</text:p>
          </table:table-cell>
          <table:table-cell table:formula="of:=[.A465]/86400+25569" office:value-type="date" office:date-value="2019-06-05T13:39:23" calcext:value-type="date">
            <text:p>06/05/19 01:39 PM</text:p>
          </table:table-cell>
          <table:table-cell table:formula="of:=[.B465]/75" office:value-type="float" office:value="58335.4933333333" calcext:value-type="float">
            <text:p>58335.493</text:p>
          </table:table-cell>
          <table:table-cell table:style-name="ce3" table:formula="of:=[.D465]*1000*3600" office:value-type="float" office:value="210007776000" calcext:value-type="float">
            <text:p>210007776000</text:p>
          </table:table-cell>
          <table:table-cell table:style-name="ce3" table:formula="of:=[.E465]-[.E464]" office:value-type="float" office:value="47999.9999694824" calcext:value-type="float">
            <text:p>48000</text:p>
          </table:table-cell>
          <table:table-cell table:style-name="ce3" table:formula="of:=[.A465]-[.A464]" office:value-type="float" office:value="131" calcext:value-type="float">
            <text:p>131</text:p>
          </table:table-cell>
          <table:table-cell table:style-name="ce3" table:formula="of:=[.F465]/[.G465]" office:value-type="float" office:value="366.412213507499" calcext:value-type="float">
            <text:p>366</text:p>
          </table:table-cell>
        </table:table-row>
        <table:table-row table:style-name="ro1">
          <table:table-cell office:value-type="float" office:value="1559742276" calcext:value-type="float">
            <text:p>1559742276</text:p>
          </table:table-cell>
          <table:table-cell office:value-type="float" office:value="4375163" calcext:value-type="float">
            <text:p>4375163</text:p>
          </table:table-cell>
          <table:table-cell table:formula="of:=[.A466]/86400+25569" office:value-type="date" office:date-value="2019-06-05T13:44:36" calcext:value-type="date">
            <text:p>06/05/19 01:44 PM</text:p>
          </table:table-cell>
          <table:table-cell table:formula="of:=[.B466]/75" office:value-type="float" office:value="58335.5066666667" calcext:value-type="float">
            <text:p>58335.507</text:p>
          </table:table-cell>
          <table:table-cell table:style-name="ce3" table:formula="of:=[.D466]*1000*3600" office:value-type="float" office:value="210007824000" calcext:value-type="float">
            <text:p>210007824000</text:p>
          </table:table-cell>
          <table:table-cell table:style-name="ce3" table:formula="of:=[.E466]-[.E465]" office:value-type="float" office:value="48000.0000610352" calcext:value-type="float">
            <text:p>48000</text:p>
          </table:table-cell>
          <table:table-cell table:style-name="ce3" table:formula="of:=[.A466]-[.A465]" office:value-type="float" office:value="313" calcext:value-type="float">
            <text:p>313</text:p>
          </table:table-cell>
          <table:table-cell table:style-name="ce3" table:formula="of:=[.F466]/[.G466]" office:value-type="float" office:value="153.35463278286" calcext:value-type="float">
            <text:p>153</text:p>
          </table:table-cell>
        </table:table-row>
        <table:table-row table:style-name="ro1">
          <table:table-cell office:value-type="float" office:value="1559742606" calcext:value-type="float">
            <text:p>1559742606</text:p>
          </table:table-cell>
          <table:table-cell office:value-type="float" office:value="4375164" calcext:value-type="float">
            <text:p>4375164</text:p>
          </table:table-cell>
          <table:table-cell table:formula="of:=[.A467]/86400+25569" office:value-type="date" office:date-value="2019-06-05T13:50:06" calcext:value-type="date">
            <text:p>06/05/19 01:50 PM</text:p>
          </table:table-cell>
          <table:table-cell table:formula="of:=[.B467]/75" office:value-type="float" office:value="58335.52" calcext:value-type="float">
            <text:p>58335.520</text:p>
          </table:table-cell>
          <table:table-cell table:style-name="ce3" table:formula="of:=[.D467]*1000*3600" office:value-type="float" office:value="210007872000" calcext:value-type="float">
            <text:p>210007872000</text:p>
          </table:table-cell>
          <table:table-cell table:style-name="ce3" table:formula="of:=[.E467]-[.E466]" office:value-type="float" office:value="47999.9999694824" calcext:value-type="float">
            <text:p>48000</text:p>
          </table:table-cell>
          <table:table-cell table:style-name="ce3" table:formula="of:=[.A467]-[.A466]" office:value-type="float" office:value="330" calcext:value-type="float">
            <text:p>330</text:p>
          </table:table-cell>
          <table:table-cell table:style-name="ce3" table:formula="of:=[.F467]/[.G467]" office:value-type="float" office:value="145.454545362068" calcext:value-type="float">
            <text:p>145</text:p>
          </table:table-cell>
        </table:table-row>
        <table:table-row table:style-name="ro1">
          <table:table-cell office:value-type="float" office:value="1559742900" calcext:value-type="float">
            <text:p>1559742900</text:p>
          </table:table-cell>
          <table:table-cell office:value-type="float" office:value="4375165" calcext:value-type="float">
            <text:p>4375165</text:p>
          </table:table-cell>
          <table:table-cell table:formula="of:=[.A468]/86400+25569" office:value-type="date" office:date-value="2019-06-05T13:55:00" calcext:value-type="date">
            <text:p>06/05/19 01:55 PM</text:p>
          </table:table-cell>
          <table:table-cell table:formula="of:=[.B468]/75" office:value-type="float" office:value="58335.5333333333" calcext:value-type="float">
            <text:p>58335.533</text:p>
          </table:table-cell>
          <table:table-cell table:style-name="ce3" table:formula="of:=[.D468]*1000*3600" office:value-type="float" office:value="210007920000" calcext:value-type="float">
            <text:p>210007920000</text:p>
          </table:table-cell>
          <table:table-cell table:style-name="ce3" table:formula="of:=[.E468]-[.E467]" office:value-type="float" office:value="48000" calcext:value-type="float">
            <text:p>48000</text:p>
          </table:table-cell>
          <table:table-cell table:style-name="ce3" table:formula="of:=[.A468]-[.A467]" office:value-type="float" office:value="294" calcext:value-type="float">
            <text:p>294</text:p>
          </table:table-cell>
          <table:table-cell table:style-name="ce3" table:formula="of:=[.F468]/[.G468]" office:value-type="float" office:value="163.265306122449" calcext:value-type="float">
            <text:p>163</text:p>
          </table:table-cell>
        </table:table-row>
        <table:table-row table:style-name="ro1">
          <table:table-cell office:value-type="float" office:value="1559743113" calcext:value-type="float">
            <text:p>1559743113</text:p>
          </table:table-cell>
          <table:table-cell office:value-type="float" office:value="4375166" calcext:value-type="float">
            <text:p>4375166</text:p>
          </table:table-cell>
          <table:table-cell table:formula="of:=[.A469]/86400+25569" office:value-type="date" office:date-value="2019-06-05T13:58:33" calcext:value-type="date">
            <text:p>06/05/19 01:58 PM</text:p>
          </table:table-cell>
          <table:table-cell table:formula="of:=[.B469]/75" office:value-type="float" office:value="58335.5466666667" calcext:value-type="float">
            <text:p>58335.547</text:p>
          </table:table-cell>
          <table:table-cell table:style-name="ce3" table:formula="of:=[.D469]*1000*3600" office:value-type="float" office:value="210007968000" calcext:value-type="float">
            <text:p>210007968000</text:p>
          </table:table-cell>
          <table:table-cell table:style-name="ce3" table:formula="of:=[.E469]-[.E468]" office:value-type="float" office:value="48000.0000305176" calcext:value-type="float">
            <text:p>48000</text:p>
          </table:table-cell>
          <table:table-cell table:style-name="ce3" table:formula="of:=[.A469]-[.A468]" office:value-type="float" office:value="213" calcext:value-type="float">
            <text:p>213</text:p>
          </table:table-cell>
          <table:table-cell table:style-name="ce3" table:formula="of:=[.F469]/[.G469]" office:value-type="float" office:value="225.352112819331" calcext:value-type="float">
            <text:p>225</text:p>
          </table:table-cell>
        </table:table-row>
        <table:table-row table:style-name="ro1">
          <table:table-cell office:value-type="float" office:value="1559743357" calcext:value-type="float">
            <text:p>1559743357</text:p>
          </table:table-cell>
          <table:table-cell office:value-type="float" office:value="4375167" calcext:value-type="float">
            <text:p>4375167</text:p>
          </table:table-cell>
          <table:table-cell table:formula="of:=[.A470]/86400+25569" office:value-type="date" office:date-value="2019-06-05T14:02:37" calcext:value-type="date">
            <text:p>06/05/19 02:02 PM</text:p>
          </table:table-cell>
          <table:table-cell table:formula="of:=[.B470]/75" office:value-type="float" office:value="58335.56" calcext:value-type="float">
            <text:p>58335.560</text:p>
          </table:table-cell>
          <table:table-cell table:style-name="ce3" table:formula="of:=[.D470]*1000*3600" office:value-type="float" office:value="210008016000" calcext:value-type="float">
            <text:p>210008016000</text:p>
          </table:table-cell>
          <table:table-cell table:style-name="ce3" table:formula="of:=[.E470]-[.E469]" office:value-type="float" office:value="47999.9999694824" calcext:value-type="float">
            <text:p>48000</text:p>
          </table:table-cell>
          <table:table-cell table:style-name="ce3" table:formula="of:=[.A470]-[.A469]" office:value-type="float" office:value="244" calcext:value-type="float">
            <text:p>244</text:p>
          </table:table-cell>
          <table:table-cell table:style-name="ce3" table:formula="of:=[.F470]/[.G470]" office:value-type="float" office:value="196.721311350338" calcext:value-type="float">
            <text:p>197</text:p>
          </table:table-cell>
        </table:table-row>
        <table:table-row table:style-name="ro1">
          <table:table-cell office:value-type="float" office:value="1559743558" calcext:value-type="float">
            <text:p>1559743558</text:p>
          </table:table-cell>
          <table:table-cell office:value-type="float" office:value="4375168" calcext:value-type="float">
            <text:p>4375168</text:p>
          </table:table-cell>
          <table:table-cell table:formula="of:=[.A471]/86400+25569" office:value-type="date" office:date-value="2019-06-05T14:05:58" calcext:value-type="date">
            <text:p>06/05/19 02:05 PM</text:p>
          </table:table-cell>
          <table:table-cell table:formula="of:=[.B471]/75" office:value-type="float" office:value="58335.5733333333" calcext:value-type="float">
            <text:p>58335.573</text:p>
          </table:table-cell>
          <table:table-cell table:style-name="ce3" table:formula="of:=[.D471]*1000*3600" office:value-type="float" office:value="210008064000" calcext:value-type="float">
            <text:p>210008064000</text:p>
          </table:table-cell>
          <table:table-cell table:style-name="ce3" table:formula="of:=[.E471]-[.E470]" office:value-type="float" office:value="48000" calcext:value-type="float">
            <text:p>48000</text:p>
          </table:table-cell>
          <table:table-cell table:style-name="ce3" table:formula="of:=[.A471]-[.A470]" office:value-type="float" office:value="201" calcext:value-type="float">
            <text:p>201</text:p>
          </table:table-cell>
          <table:table-cell table:style-name="ce3" table:formula="of:=[.F471]/[.G471]" office:value-type="float" office:value="238.805970149254" calcext:value-type="float">
            <text:p>239</text:p>
          </table:table-cell>
        </table:table-row>
        <table:table-row table:style-name="ro1">
          <table:table-cell office:value-type="float" office:value="1559743590" calcext:value-type="float">
            <text:p>1559743590</text:p>
          </table:table-cell>
          <table:table-cell office:value-type="float" office:value="4375169" calcext:value-type="float">
            <text:p>4375169</text:p>
          </table:table-cell>
          <table:table-cell table:formula="of:=[.A472]/86400+25569" office:value-type="date" office:date-value="2019-06-05T14:06:30" calcext:value-type="date">
            <text:p>06/05/19 02:06 PM</text:p>
          </table:table-cell>
          <table:table-cell table:formula="of:=[.B472]/75" office:value-type="float" office:value="58335.5866666667" calcext:value-type="float">
            <text:p>58335.587</text:p>
          </table:table-cell>
          <table:table-cell table:style-name="ce3" table:formula="of:=[.D472]*1000*3600" office:value-type="float" office:value="210008112000" calcext:value-type="float">
            <text:p>210008112000</text:p>
          </table:table-cell>
          <table:table-cell table:style-name="ce3" table:formula="of:=[.E472]-[.E471]" office:value-type="float" office:value="48000.0000305176" calcext:value-type="float">
            <text:p>48000</text:p>
          </table:table-cell>
          <table:table-cell table:style-name="ce3" table:formula="of:=[.A472]-[.A471]" office:value-type="float" office:value="32" calcext:value-type="float">
            <text:p>32</text:p>
          </table:table-cell>
          <table:table-cell table:style-name="ce3" table:formula="of:=[.F472]/[.G472]" office:value-type="float" office:value="1500.00000095367" calcext:value-type="float">
            <text:p>1500</text:p>
          </table:table-cell>
        </table:table-row>
        <table:table-row table:style-name="ro1">
          <table:table-cell office:value-type="float" office:value="1559743612" calcext:value-type="float">
            <text:p>1559743612</text:p>
          </table:table-cell>
          <table:table-cell office:value-type="float" office:value="4375170" calcext:value-type="float">
            <text:p>4375170</text:p>
          </table:table-cell>
          <table:table-cell table:formula="of:=[.A473]/86400+25569" office:value-type="date" office:date-value="2019-06-05T14:06:52" calcext:value-type="date">
            <text:p>06/05/19 02:06 PM</text:p>
          </table:table-cell>
          <table:table-cell table:formula="of:=[.B473]/75" office:value-type="float" office:value="58335.6" calcext:value-type="float">
            <text:p>58335.600</text:p>
          </table:table-cell>
          <table:table-cell table:style-name="ce3" table:formula="of:=[.D473]*1000*3600" office:value-type="float" office:value="210008160000" calcext:value-type="float">
            <text:p>210008160000</text:p>
          </table:table-cell>
          <table:table-cell table:style-name="ce3" table:formula="of:=[.E473]-[.E472]" office:value-type="float" office:value="47999.9999694824" calcext:value-type="float">
            <text:p>48000</text:p>
          </table:table-cell>
          <table:table-cell table:style-name="ce3" table:formula="of:=[.A473]-[.A472]" office:value-type="float" office:value="22" calcext:value-type="float">
            <text:p>22</text:p>
          </table:table-cell>
          <table:table-cell table:style-name="ce3" table:formula="of:=[.F473]/[.G473]" office:value-type="float" office:value="2181.81818043102" calcext:value-type="float">
            <text:p>2182</text:p>
          </table:table-cell>
        </table:table-row>
        <table:table-row table:style-name="ro1">
          <table:table-cell office:value-type="float" office:value="1559743634" calcext:value-type="float">
            <text:p>1559743634</text:p>
          </table:table-cell>
          <table:table-cell office:value-type="float" office:value="4375171" calcext:value-type="float">
            <text:p>4375171</text:p>
          </table:table-cell>
          <table:table-cell table:formula="of:=[.A474]/86400+25569" office:value-type="date" office:date-value="2019-06-05T14:07:14" calcext:value-type="date">
            <text:p>06/05/19 02:07 PM</text:p>
          </table:table-cell>
          <table:table-cell table:formula="of:=[.B474]/75" office:value-type="float" office:value="58335.6133333333" calcext:value-type="float">
            <text:p>58335.613</text:p>
          </table:table-cell>
          <table:table-cell table:style-name="ce3" table:formula="of:=[.D474]*1000*3600" office:value-type="float" office:value="210008208000" calcext:value-type="float">
            <text:p>210008208000</text:p>
          </table:table-cell>
          <table:table-cell table:style-name="ce3" table:formula="of:=[.E474]-[.E473]" office:value-type="float" office:value="48000" calcext:value-type="float">
            <text:p>48000</text:p>
          </table:table-cell>
          <table:table-cell table:style-name="ce3" table:formula="of:=[.A474]-[.A473]" office:value-type="float" office:value="22" calcext:value-type="float">
            <text:p>22</text:p>
          </table:table-cell>
          <table:table-cell table:style-name="ce3" table:formula="of:=[.F474]/[.G474]" office:value-type="float" office:value="2181.81818181818" calcext:value-type="float">
            <text:p>2182</text:p>
          </table:table-cell>
        </table:table-row>
        <table:table-row table:style-name="ro1">
          <table:table-cell office:value-type="float" office:value="1559743645" calcext:value-type="float">
            <text:p>1559743645</text:p>
          </table:table-cell>
          <table:table-cell office:value-type="float" office:value="4375172" calcext:value-type="float">
            <text:p>4375172</text:p>
          </table:table-cell>
          <table:table-cell table:formula="of:=[.A475]/86400+25569" office:value-type="date" office:date-value="2019-06-05T14:07:25" calcext:value-type="date">
            <text:p>06/05/19 02:07 PM</text:p>
          </table:table-cell>
          <table:table-cell table:formula="of:=[.B475]/75" office:value-type="float" office:value="58335.6266666667" calcext:value-type="float">
            <text:p>58335.627</text:p>
          </table:table-cell>
          <table:table-cell table:style-name="ce3" table:formula="of:=[.D475]*1000*3600" office:value-type="float" office:value="210008256000" calcext:value-type="float">
            <text:p>210008256000</text:p>
          </table:table-cell>
          <table:table-cell table:style-name="ce3" table:formula="of:=[.E475]-[.E474]" office:value-type="float" office:value="48000" calcext:value-type="float">
            <text:p>48000</text:p>
          </table:table-cell>
          <table:table-cell table:style-name="ce3" table:formula="of:=[.A475]-[.A474]" office:value-type="float" office:value="11" calcext:value-type="float">
            <text:p>11</text:p>
          </table:table-cell>
          <table:table-cell table:style-name="ce3" table:formula="of:=[.F475]/[.G475]" office:value-type="float" office:value="4363.63636363636" calcext:value-type="float">
            <text:p>4364</text:p>
          </table:table-cell>
        </table:table-row>
        <table:table-row table:style-name="ro1">
          <table:table-cell office:value-type="float" office:value="1559743657" calcext:value-type="float">
            <text:p>1559743657</text:p>
          </table:table-cell>
          <table:table-cell office:value-type="float" office:value="4375173" calcext:value-type="float">
            <text:p>4375173</text:p>
          </table:table-cell>
          <table:table-cell table:formula="of:=[.A476]/86400+25569" office:value-type="date" office:date-value="2019-06-05T14:07:37" calcext:value-type="date">
            <text:p>06/05/19 02:07 PM</text:p>
          </table:table-cell>
          <table:table-cell table:formula="of:=[.B476]/75" office:value-type="float" office:value="58335.64" calcext:value-type="float">
            <text:p>58335.640</text:p>
          </table:table-cell>
          <table:table-cell table:style-name="ce3" table:formula="of:=[.D476]*1000*3600" office:value-type="float" office:value="210008304000" calcext:value-type="float">
            <text:p>210008304000</text:p>
          </table:table-cell>
          <table:table-cell table:style-name="ce3" table:formula="of:=[.E476]-[.E475]" office:value-type="float" office:value="48000" calcext:value-type="float">
            <text:p>48000</text:p>
          </table:table-cell>
          <table:table-cell table:style-name="ce3" table:formula="of:=[.A476]-[.A475]" office:value-type="float" office:value="12" calcext:value-type="float">
            <text:p>12</text:p>
          </table:table-cell>
          <table:table-cell table:style-name="ce3" table:formula="of:=[.F476]/[.G476]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559743669" calcext:value-type="float">
            <text:p>1559743669</text:p>
          </table:table-cell>
          <table:table-cell office:value-type="float" office:value="4375174" calcext:value-type="float">
            <text:p>4375174</text:p>
          </table:table-cell>
          <table:table-cell table:formula="of:=[.A477]/86400+25569" office:value-type="date" office:date-value="2019-06-05T14:07:49" calcext:value-type="date">
            <text:p>06/05/19 02:07 PM</text:p>
          </table:table-cell>
          <table:table-cell table:formula="of:=[.B477]/75" office:value-type="float" office:value="58335.6533333333" calcext:value-type="float">
            <text:p>58335.653</text:p>
          </table:table-cell>
          <table:table-cell table:style-name="ce3" table:formula="of:=[.D477]*1000*3600" office:value-type="float" office:value="210008352000" calcext:value-type="float">
            <text:p>210008352000</text:p>
          </table:table-cell>
          <table:table-cell table:style-name="ce3" table:formula="of:=[.E477]-[.E476]" office:value-type="float" office:value="48000" calcext:value-type="float">
            <text:p>48000</text:p>
          </table:table-cell>
          <table:table-cell table:style-name="ce3" table:formula="of:=[.A477]-[.A476]" office:value-type="float" office:value="12" calcext:value-type="float">
            <text:p>12</text:p>
          </table:table-cell>
          <table:table-cell table:style-name="ce3" table:formula="of:=[.F477]/[.G477]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559743723" calcext:value-type="float">
            <text:p>1559743723</text:p>
          </table:table-cell>
          <table:table-cell office:value-type="float" office:value="4375175" calcext:value-type="float">
            <text:p>4375175</text:p>
          </table:table-cell>
          <table:table-cell table:formula="of:=[.A478]/86400+25569" office:value-type="date" office:date-value="2019-06-05T14:08:43" calcext:value-type="date">
            <text:p>06/05/19 02:08 PM</text:p>
          </table:table-cell>
          <table:table-cell table:formula="of:=[.B478]/75" office:value-type="float" office:value="58335.6666666667" calcext:value-type="float">
            <text:p>58335.667</text:p>
          </table:table-cell>
          <table:table-cell table:style-name="ce3" table:formula="of:=[.D478]*1000*3600" office:value-type="float" office:value="210008400000" calcext:value-type="float">
            <text:p>210008400000</text:p>
          </table:table-cell>
          <table:table-cell table:style-name="ce3" table:formula="of:=[.E478]-[.E477]" office:value-type="float" office:value="48000" calcext:value-type="float">
            <text:p>48000</text:p>
          </table:table-cell>
          <table:table-cell table:style-name="ce3" table:formula="of:=[.A478]-[.A477]" office:value-type="float" office:value="54" calcext:value-type="float">
            <text:p>54</text:p>
          </table:table-cell>
          <table:table-cell table:style-name="ce3" table:formula="of:=[.F478]/[.G478]" office:value-type="float" office:value="888.888888888889" calcext:value-type="float">
            <text:p>889</text:p>
          </table:table-cell>
        </table:table-row>
        <table:table-row table:style-name="ro1">
          <table:table-cell office:value-type="float" office:value="1559744054" calcext:value-type="float">
            <text:p>1559744054</text:p>
          </table:table-cell>
          <table:table-cell office:value-type="float" office:value="4375176" calcext:value-type="float">
            <text:p>4375176</text:p>
          </table:table-cell>
          <table:table-cell table:formula="of:=[.A479]/86400+25569" office:value-type="date" office:date-value="2019-06-05T14:14:14" calcext:value-type="date">
            <text:p>06/05/19 02:14 PM</text:p>
          </table:table-cell>
          <table:table-cell table:formula="of:=[.B479]/75" office:value-type="float" office:value="58335.68" calcext:value-type="float">
            <text:p>58335.680</text:p>
          </table:table-cell>
          <table:table-cell table:style-name="ce3" table:formula="of:=[.D479]*1000*3600" office:value-type="float" office:value="210008448000" calcext:value-type="float">
            <text:p>210008448000</text:p>
          </table:table-cell>
          <table:table-cell table:style-name="ce3" table:formula="of:=[.E479]-[.E478]" office:value-type="float" office:value="48000" calcext:value-type="float">
            <text:p>48000</text:p>
          </table:table-cell>
          <table:table-cell table:style-name="ce3" table:formula="of:=[.A479]-[.A478]" office:value-type="float" office:value="331" calcext:value-type="float">
            <text:p>331</text:p>
          </table:table-cell>
          <table:table-cell table:style-name="ce3" table:formula="of:=[.F479]/[.G479]" office:value-type="float" office:value="145.015105740181" calcext:value-type="float">
            <text:p>145</text:p>
          </table:table-cell>
        </table:table-row>
        <table:table-row table:style-name="ro1">
          <table:table-cell office:value-type="float" office:value="1559744330" calcext:value-type="float">
            <text:p>1559744330</text:p>
          </table:table-cell>
          <table:table-cell office:value-type="float" office:value="4375177" calcext:value-type="float">
            <text:p>4375177</text:p>
          </table:table-cell>
          <table:table-cell table:formula="of:=[.A480]/86400+25569" office:value-type="date" office:date-value="2019-06-05T14:18:50" calcext:value-type="date">
            <text:p>06/05/19 02:18 PM</text:p>
          </table:table-cell>
          <table:table-cell table:formula="of:=[.B480]/75" office:value-type="float" office:value="58335.6933333333" calcext:value-type="float">
            <text:p>58335.693</text:p>
          </table:table-cell>
          <table:table-cell table:style-name="ce3" table:formula="of:=[.D480]*1000*3600" office:value-type="float" office:value="210008496000" calcext:value-type="float">
            <text:p>210008496000</text:p>
          </table:table-cell>
          <table:table-cell table:style-name="ce3" table:formula="of:=[.E480]-[.E479]" office:value-type="float" office:value="48000" calcext:value-type="float">
            <text:p>48000</text:p>
          </table:table-cell>
          <table:table-cell table:style-name="ce3" table:formula="of:=[.A480]-[.A479]" office:value-type="float" office:value="276" calcext:value-type="float">
            <text:p>276</text:p>
          </table:table-cell>
          <table:table-cell table:style-name="ce3" table:formula="of:=[.F480]/[.G480]" office:value-type="float" office:value="173.913043478261" calcext:value-type="float">
            <text:p>174</text:p>
          </table:table-cell>
        </table:table-row>
        <table:table-row table:style-name="ro1">
          <table:table-cell office:value-type="float" office:value="1559744546" calcext:value-type="float">
            <text:p>1559744546</text:p>
          </table:table-cell>
          <table:table-cell office:value-type="float" office:value="4375178" calcext:value-type="float">
            <text:p>4375178</text:p>
          </table:table-cell>
          <table:table-cell table:formula="of:=[.A481]/86400+25569" office:value-type="date" office:date-value="2019-06-05T14:22:26" calcext:value-type="date">
            <text:p>06/05/19 02:22 PM</text:p>
          </table:table-cell>
          <table:table-cell table:formula="of:=[.B481]/75" office:value-type="float" office:value="58335.7066666667" calcext:value-type="float">
            <text:p>58335.707</text:p>
          </table:table-cell>
          <table:table-cell table:style-name="ce3" table:formula="of:=[.D481]*1000*3600" office:value-type="float" office:value="210008544000" calcext:value-type="float">
            <text:p>210008544000</text:p>
          </table:table-cell>
          <table:table-cell table:style-name="ce3" table:formula="of:=[.E481]-[.E480]" office:value-type="float" office:value="48000" calcext:value-type="float">
            <text:p>48000</text:p>
          </table:table-cell>
          <table:table-cell table:style-name="ce3" table:formula="of:=[.A481]-[.A480]" office:value-type="float" office:value="216" calcext:value-type="float">
            <text:p>216</text:p>
          </table:table-cell>
          <table:table-cell table:style-name="ce3" table:formula="of:=[.F481]/[.G481]" office:value-type="float" office:value="222.222222222222" calcext:value-type="float">
            <text:p>222</text:p>
          </table:table-cell>
        </table:table-row>
        <table:table-row table:style-name="ro1">
          <table:table-cell office:value-type="float" office:value="1559744809" calcext:value-type="float">
            <text:p>1559744809</text:p>
          </table:table-cell>
          <table:table-cell office:value-type="float" office:value="4375179" calcext:value-type="float">
            <text:p>4375179</text:p>
          </table:table-cell>
          <table:table-cell table:formula="of:=[.A482]/86400+25569" office:value-type="date" office:date-value="2019-06-05T14:26:49" calcext:value-type="date">
            <text:p>06/05/19 02:26 PM</text:p>
          </table:table-cell>
          <table:table-cell table:formula="of:=[.B482]/75" office:value-type="float" office:value="58335.72" calcext:value-type="float">
            <text:p>58335.720</text:p>
          </table:table-cell>
          <table:table-cell table:style-name="ce3" table:formula="of:=[.D482]*1000*3600" office:value-type="float" office:value="210008592000" calcext:value-type="float">
            <text:p>210008592000</text:p>
          </table:table-cell>
          <table:table-cell table:style-name="ce3" table:formula="of:=[.E482]-[.E481]" office:value-type="float" office:value="48000" calcext:value-type="float">
            <text:p>48000</text:p>
          </table:table-cell>
          <table:table-cell table:style-name="ce3" table:formula="of:=[.A482]-[.A481]" office:value-type="float" office:value="263" calcext:value-type="float">
            <text:p>263</text:p>
          </table:table-cell>
          <table:table-cell table:style-name="ce3" table:formula="of:=[.F482]/[.G482]" office:value-type="float" office:value="182.509505703422" calcext:value-type="float">
            <text:p>183</text:p>
          </table:table-cell>
        </table:table-row>
        <table:table-row table:style-name="ro1">
          <table:table-cell office:value-type="float" office:value="1559745106" calcext:value-type="float">
            <text:p>1559745106</text:p>
          </table:table-cell>
          <table:table-cell office:value-type="float" office:value="4375180" calcext:value-type="float">
            <text:p>4375180</text:p>
          </table:table-cell>
          <table:table-cell table:formula="of:=[.A483]/86400+25569" office:value-type="date" office:date-value="2019-06-05T14:31:46" calcext:value-type="date">
            <text:p>06/05/19 02:31 PM</text:p>
          </table:table-cell>
          <table:table-cell table:formula="of:=[.B483]/75" office:value-type="float" office:value="58335.7333333333" calcext:value-type="float">
            <text:p>58335.733</text:p>
          </table:table-cell>
          <table:table-cell table:style-name="ce3" table:formula="of:=[.D483]*1000*3600" office:value-type="float" office:value="210008640000" calcext:value-type="float">
            <text:p>210008640000</text:p>
          </table:table-cell>
          <table:table-cell table:style-name="ce3" table:formula="of:=[.E483]-[.E482]" office:value-type="float" office:value="47999.9999694824" calcext:value-type="float">
            <text:p>48000</text:p>
          </table:table-cell>
          <table:table-cell table:style-name="ce3" table:formula="of:=[.A483]-[.A482]" office:value-type="float" office:value="297" calcext:value-type="float">
            <text:p>297</text:p>
          </table:table-cell>
          <table:table-cell table:style-name="ce3" table:formula="of:=[.F483]/[.G483]" office:value-type="float" office:value="161.616161513409" calcext:value-type="float">
            <text:p>162</text:p>
          </table:table-cell>
        </table:table-row>
        <table:table-row table:style-name="ro1">
          <table:table-cell office:value-type="float" office:value="1559745297" calcext:value-type="float">
            <text:p>1559745297</text:p>
          </table:table-cell>
          <table:table-cell office:value-type="float" office:value="4375181" calcext:value-type="float">
            <text:p>4375181</text:p>
          </table:table-cell>
          <table:table-cell table:formula="of:=[.A484]/86400+25569" office:value-type="date" office:date-value="2019-06-05T14:34:57" calcext:value-type="date">
            <text:p>06/05/19 02:34 PM</text:p>
          </table:table-cell>
          <table:table-cell table:formula="of:=[.B484]/75" office:value-type="float" office:value="58335.7466666667" calcext:value-type="float">
            <text:p>58335.747</text:p>
          </table:table-cell>
          <table:table-cell table:style-name="ce3" table:formula="of:=[.D484]*1000*3600" office:value-type="float" office:value="210008688000" calcext:value-type="float">
            <text:p>210008688000</text:p>
          </table:table-cell>
          <table:table-cell table:style-name="ce3" table:formula="of:=[.E484]-[.E483]" office:value-type="float" office:value="48000.0000305176" calcext:value-type="float">
            <text:p>48000</text:p>
          </table:table-cell>
          <table:table-cell table:style-name="ce3" table:formula="of:=[.A484]-[.A483]" office:value-type="float" office:value="191" calcext:value-type="float">
            <text:p>191</text:p>
          </table:table-cell>
          <table:table-cell table:style-name="ce3" table:formula="of:=[.F484]/[.G484]" office:value-type="float" office:value="251.308900683338" calcext:value-type="float">
            <text:p>251</text:p>
          </table:table-cell>
        </table:table-row>
        <table:table-row table:style-name="ro1">
          <table:table-cell office:value-type="float" office:value="1559745490" calcext:value-type="float">
            <text:p>1559745490</text:p>
          </table:table-cell>
          <table:table-cell office:value-type="float" office:value="4375182" calcext:value-type="float">
            <text:p>4375182</text:p>
          </table:table-cell>
          <table:table-cell table:formula="of:=[.A485]/86400+25569" office:value-type="date" office:date-value="2019-06-05T14:38:10" calcext:value-type="date">
            <text:p>06/05/19 02:38 PM</text:p>
          </table:table-cell>
          <table:table-cell table:formula="of:=[.B485]/75" office:value-type="float" office:value="58335.76" calcext:value-type="float">
            <text:p>58335.760</text:p>
          </table:table-cell>
          <table:table-cell table:style-name="ce3" table:formula="of:=[.D485]*1000*3600" office:value-type="float" office:value="210008736000" calcext:value-type="float">
            <text:p>210008736000</text:p>
          </table:table-cell>
          <table:table-cell table:style-name="ce3" table:formula="of:=[.E485]-[.E484]" office:value-type="float" office:value="48000" calcext:value-type="float">
            <text:p>48000</text:p>
          </table:table-cell>
          <table:table-cell table:style-name="ce3" table:formula="of:=[.A485]-[.A484]" office:value-type="float" office:value="193" calcext:value-type="float">
            <text:p>193</text:p>
          </table:table-cell>
          <table:table-cell table:style-name="ce3" table:formula="of:=[.F485]/[.G485]" office:value-type="float" office:value="248.704663212435" calcext:value-type="float">
            <text:p>249</text:p>
          </table:table-cell>
        </table:table-row>
        <table:table-row table:style-name="ro1">
          <table:table-cell office:value-type="float" office:value="1559745671" calcext:value-type="float">
            <text:p>1559745671</text:p>
          </table:table-cell>
          <table:table-cell office:value-type="float" office:value="4375183" calcext:value-type="float">
            <text:p>4375183</text:p>
          </table:table-cell>
          <table:table-cell table:formula="of:=[.A486]/86400+25569" office:value-type="date" office:date-value="2019-06-05T14:41:11" calcext:value-type="date">
            <text:p>06/05/19 02:41 PM</text:p>
          </table:table-cell>
          <table:table-cell table:formula="of:=[.B486]/75" office:value-type="float" office:value="58335.7733333333" calcext:value-type="float">
            <text:p>58335.773</text:p>
          </table:table-cell>
          <table:table-cell table:style-name="ce3" table:formula="of:=[.D486]*1000*3600" office:value-type="float" office:value="210008784000" calcext:value-type="float">
            <text:p>210008784000</text:p>
          </table:table-cell>
          <table:table-cell table:style-name="ce3" table:formula="of:=[.E486]-[.E485]" office:value-type="float" office:value="47999.9999694824" calcext:value-type="float">
            <text:p>48000</text:p>
          </table:table-cell>
          <table:table-cell table:style-name="ce3" table:formula="of:=[.A486]-[.A485]" office:value-type="float" office:value="181" calcext:value-type="float">
            <text:p>181</text:p>
          </table:table-cell>
          <table:table-cell table:style-name="ce3" table:formula="of:=[.F486]/[.G486]" office:value-type="float" office:value="265.19336999714" calcext:value-type="float">
            <text:p>265</text:p>
          </table:table-cell>
        </table:table-row>
        <table:table-row table:style-name="ro1">
          <table:table-cell office:value-type="float" office:value="1559745818" calcext:value-type="float">
            <text:p>1559745818</text:p>
          </table:table-cell>
          <table:table-cell office:value-type="float" office:value="4375184" calcext:value-type="float">
            <text:p>4375184</text:p>
          </table:table-cell>
          <table:table-cell table:formula="of:=[.A487]/86400+25569" office:value-type="date" office:date-value="2019-06-05T14:43:38" calcext:value-type="date">
            <text:p>06/05/19 02:43 PM</text:p>
          </table:table-cell>
          <table:table-cell table:formula="of:=[.B487]/75" office:value-type="float" office:value="58335.7866666667" calcext:value-type="float">
            <text:p>58335.787</text:p>
          </table:table-cell>
          <table:table-cell table:style-name="ce3" table:formula="of:=[.D487]*1000*3600" office:value-type="float" office:value="210008832000" calcext:value-type="float">
            <text:p>210008832000</text:p>
          </table:table-cell>
          <table:table-cell table:style-name="ce3" table:formula="of:=[.E487]-[.E486]" office:value-type="float" office:value="48000.0000305176" calcext:value-type="float">
            <text:p>48000</text:p>
          </table:table-cell>
          <table:table-cell table:style-name="ce3" table:formula="of:=[.A487]-[.A486]" office:value-type="float" office:value="147" calcext:value-type="float">
            <text:p>147</text:p>
          </table:table-cell>
          <table:table-cell table:style-name="ce3" table:formula="of:=[.F487]/[.G487]" office:value-type="float" office:value="326.530612452501" calcext:value-type="float">
            <text:p>327</text:p>
          </table:table-cell>
        </table:table-row>
        <table:table-row table:style-name="ro1">
          <table:table-cell office:value-type="float" office:value="1559745967" calcext:value-type="float">
            <text:p>1559745967</text:p>
          </table:table-cell>
          <table:table-cell office:value-type="float" office:value="4375185" calcext:value-type="float">
            <text:p>4375185</text:p>
          </table:table-cell>
          <table:table-cell table:formula="of:=[.A488]/86400+25569" office:value-type="date" office:date-value="2019-06-05T14:46:07" calcext:value-type="date">
            <text:p>06/05/19 02:46 PM</text:p>
          </table:table-cell>
          <table:table-cell table:formula="of:=[.B488]/75" office:value-type="float" office:value="58335.8" calcext:value-type="float">
            <text:p>58335.800</text:p>
          </table:table-cell>
          <table:table-cell table:style-name="ce3" table:formula="of:=[.D488]*1000*3600" office:value-type="float" office:value="210008880000" calcext:value-type="float">
            <text:p>210008880000</text:p>
          </table:table-cell>
          <table:table-cell table:style-name="ce3" table:formula="of:=[.E488]-[.E487]" office:value-type="float" office:value="48000" calcext:value-type="float">
            <text:p>48000</text:p>
          </table:table-cell>
          <table:table-cell table:style-name="ce3" table:formula="of:=[.A488]-[.A487]" office:value-type="float" office:value="149" calcext:value-type="float">
            <text:p>149</text:p>
          </table:table-cell>
          <table:table-cell table:style-name="ce3" table:formula="of:=[.F488]/[.G488]" office:value-type="float" office:value="322.147651006711" calcext:value-type="float">
            <text:p>322</text:p>
          </table:table-cell>
        </table:table-row>
        <table:table-row table:style-name="ro1">
          <table:table-cell office:value-type="float" office:value="1559746098" calcext:value-type="float">
            <text:p>1559746098</text:p>
          </table:table-cell>
          <table:table-cell office:value-type="float" office:value="4375186" calcext:value-type="float">
            <text:p>4375186</text:p>
          </table:table-cell>
          <table:table-cell table:formula="of:=[.A489]/86400+25569" office:value-type="date" office:date-value="2019-06-05T14:48:18" calcext:value-type="date">
            <text:p>06/05/19 02:48 PM</text:p>
          </table:table-cell>
          <table:table-cell table:formula="of:=[.B489]/75" office:value-type="float" office:value="58335.8133333333" calcext:value-type="float">
            <text:p>58335.813</text:p>
          </table:table-cell>
          <table:table-cell table:style-name="ce3" table:formula="of:=[.D489]*1000*3600" office:value-type="float" office:value="210008928000" calcext:value-type="float">
            <text:p>210008928000</text:p>
          </table:table-cell>
          <table:table-cell table:style-name="ce3" table:formula="of:=[.E489]-[.E488]" office:value-type="float" office:value="47999.9999694824" calcext:value-type="float">
            <text:p>48000</text:p>
          </table:table-cell>
          <table:table-cell table:style-name="ce3" table:formula="of:=[.A489]-[.A488]" office:value-type="float" office:value="131" calcext:value-type="float">
            <text:p>131</text:p>
          </table:table-cell>
          <table:table-cell table:style-name="ce3" table:formula="of:=[.F489]/[.G489]" office:value-type="float" office:value="366.412213507499" calcext:value-type="float">
            <text:p>366</text:p>
          </table:table-cell>
        </table:table-row>
        <table:table-row table:style-name="ro1">
          <table:table-cell office:value-type="float" office:value="1559746238" calcext:value-type="float">
            <text:p>1559746238</text:p>
          </table:table-cell>
          <table:table-cell office:value-type="float" office:value="4375187" calcext:value-type="float">
            <text:p>4375187</text:p>
          </table:table-cell>
          <table:table-cell table:formula="of:=[.A490]/86400+25569" office:value-type="date" office:date-value="2019-06-05T14:50:38" calcext:value-type="date">
            <text:p>06/05/19 02:50 PM</text:p>
          </table:table-cell>
          <table:table-cell table:formula="of:=[.B490]/75" office:value-type="float" office:value="58335.8266666667" calcext:value-type="float">
            <text:p>58335.827</text:p>
          </table:table-cell>
          <table:table-cell table:style-name="ce3" table:formula="of:=[.D490]*1000*3600" office:value-type="float" office:value="210008976000" calcext:value-type="float">
            <text:p>210008976000</text:p>
          </table:table-cell>
          <table:table-cell table:style-name="ce3" table:formula="of:=[.E490]-[.E489]" office:value-type="float" office:value="48000.0000305176" calcext:value-type="float">
            <text:p>48000</text:p>
          </table:table-cell>
          <table:table-cell table:style-name="ce3" table:formula="of:=[.A490]-[.A489]" office:value-type="float" office:value="140" calcext:value-type="float">
            <text:p>140</text:p>
          </table:table-cell>
          <table:table-cell table:style-name="ce3" table:formula="of:=[.F490]/[.G490]" office:value-type="float" office:value="342.857143075126" calcext:value-type="float">
            <text:p>343</text:p>
          </table:table-cell>
        </table:table-row>
        <table:table-row table:style-name="ro1">
          <table:table-cell office:value-type="float" office:value="1559746382" calcext:value-type="float">
            <text:p>1559746382</text:p>
          </table:table-cell>
          <table:table-cell office:value-type="float" office:value="4375188" calcext:value-type="float">
            <text:p>4375188</text:p>
          </table:table-cell>
          <table:table-cell table:formula="of:=[.A491]/86400+25569" office:value-type="date" office:date-value="2019-06-05T14:53:02" calcext:value-type="date">
            <text:p>06/05/19 02:53 PM</text:p>
          </table:table-cell>
          <table:table-cell table:formula="of:=[.B491]/75" office:value-type="float" office:value="58335.84" calcext:value-type="float">
            <text:p>58335.840</text:p>
          </table:table-cell>
          <table:table-cell table:style-name="ce3" table:formula="of:=[.D491]*1000*3600" office:value-type="float" office:value="210009024000" calcext:value-type="float">
            <text:p>210009024000</text:p>
          </table:table-cell>
          <table:table-cell table:style-name="ce3" table:formula="of:=[.E491]-[.E490]" office:value-type="float" office:value="48000" calcext:value-type="float">
            <text:p>48000</text:p>
          </table:table-cell>
          <table:table-cell table:style-name="ce3" table:formula="of:=[.A491]-[.A490]" office:value-type="float" office:value="144" calcext:value-type="float">
            <text:p>144</text:p>
          </table:table-cell>
          <table:table-cell table:style-name="ce3" table:formula="of:=[.F491]/[.G491]" office:value-type="float" office:value="333.333333333333" calcext:value-type="float">
            <text:p>333</text:p>
          </table:table-cell>
        </table:table-row>
        <table:table-row table:style-name="ro1">
          <table:table-cell office:value-type="float" office:value="1559746526" calcext:value-type="float">
            <text:p>1559746526</text:p>
          </table:table-cell>
          <table:table-cell office:value-type="float" office:value="4375189" calcext:value-type="float">
            <text:p>4375189</text:p>
          </table:table-cell>
          <table:table-cell table:formula="of:=[.A492]/86400+25569" office:value-type="date" office:date-value="2019-06-05T14:55:26" calcext:value-type="date">
            <text:p>06/05/19 02:55 PM</text:p>
          </table:table-cell>
          <table:table-cell table:formula="of:=[.B492]/75" office:value-type="float" office:value="58335.8533333333" calcext:value-type="float">
            <text:p>58335.853</text:p>
          </table:table-cell>
          <table:table-cell table:style-name="ce3" table:formula="of:=[.D492]*1000*3600" office:value-type="float" office:value="210009072000" calcext:value-type="float">
            <text:p>210009072000</text:p>
          </table:table-cell>
          <table:table-cell table:style-name="ce3" table:formula="of:=[.E492]-[.E491]" office:value-type="float" office:value="48000" calcext:value-type="float">
            <text:p>48000</text:p>
          </table:table-cell>
          <table:table-cell table:style-name="ce3" table:formula="of:=[.A492]-[.A491]" office:value-type="float" office:value="144" calcext:value-type="float">
            <text:p>144</text:p>
          </table:table-cell>
          <table:table-cell table:style-name="ce3" table:formula="of:=[.F492]/[.G492]" office:value-type="float" office:value="333.333333333333" calcext:value-type="float">
            <text:p>333</text:p>
          </table:table-cell>
        </table:table-row>
        <table:table-row table:style-name="ro1">
          <table:table-cell office:value-type="float" office:value="1559746678" calcext:value-type="float">
            <text:p>1559746678</text:p>
          </table:table-cell>
          <table:table-cell office:value-type="float" office:value="4375190" calcext:value-type="float">
            <text:p>4375190</text:p>
          </table:table-cell>
          <table:table-cell table:formula="of:=[.A493]/86400+25569" office:value-type="date" office:date-value="2019-06-05T14:57:58" calcext:value-type="date">
            <text:p>06/05/19 02:57 PM</text:p>
          </table:table-cell>
          <table:table-cell table:formula="of:=[.B493]/75" office:value-type="float" office:value="58335.8666666667" calcext:value-type="float">
            <text:p>58335.867</text:p>
          </table:table-cell>
          <table:table-cell table:style-name="ce3" table:formula="of:=[.D493]*1000*3600" office:value-type="float" office:value="210009120000" calcext:value-type="float">
            <text:p>210009120000</text:p>
          </table:table-cell>
          <table:table-cell table:style-name="ce3" table:formula="of:=[.E493]-[.E492]" office:value-type="float" office:value="48000.0000305176" calcext:value-type="float">
            <text:p>48000</text:p>
          </table:table-cell>
          <table:table-cell table:style-name="ce3" table:formula="of:=[.A493]-[.A492]" office:value-type="float" office:value="152" calcext:value-type="float">
            <text:p>152</text:p>
          </table:table-cell>
          <table:table-cell table:style-name="ce3" table:formula="of:=[.F493]/[.G493]" office:value-type="float" office:value="315.789473884984" calcext:value-type="float">
            <text:p>316</text:p>
          </table:table-cell>
        </table:table-row>
        <table:table-row table:style-name="ro1">
          <table:table-cell office:value-type="float" office:value="1559746843" calcext:value-type="float">
            <text:p>1559746843</text:p>
          </table:table-cell>
          <table:table-cell office:value-type="float" office:value="4375191" calcext:value-type="float">
            <text:p>4375191</text:p>
          </table:table-cell>
          <table:table-cell table:formula="of:=[.A494]/86400+25569" office:value-type="date" office:date-value="2019-06-05T15:00:43" calcext:value-type="date">
            <text:p>06/05/19 03:00 PM</text:p>
          </table:table-cell>
          <table:table-cell table:formula="of:=[.B494]/75" office:value-type="float" office:value="58335.88" calcext:value-type="float">
            <text:p>58335.880</text:p>
          </table:table-cell>
          <table:table-cell table:style-name="ce3" table:formula="of:=[.D494]*1000*3600" office:value-type="float" office:value="210009168000" calcext:value-type="float">
            <text:p>210009168000</text:p>
          </table:table-cell>
          <table:table-cell table:style-name="ce3" table:formula="of:=[.E494]-[.E493]" office:value-type="float" office:value="47999.9999694824" calcext:value-type="float">
            <text:p>48000</text:p>
          </table:table-cell>
          <table:table-cell table:style-name="ce3" table:formula="of:=[.A494]-[.A493]" office:value-type="float" office:value="165" calcext:value-type="float">
            <text:p>165</text:p>
          </table:table-cell>
          <table:table-cell table:style-name="ce3" table:formula="of:=[.F494]/[.G494]" office:value-type="float" office:value="290.909090724136" calcext:value-type="float">
            <text:p>291</text:p>
          </table:table-cell>
        </table:table-row>
        <table:table-row table:style-name="ro1">
          <table:table-cell office:value-type="float" office:value="1559747004" calcext:value-type="float">
            <text:p>1559747004</text:p>
          </table:table-cell>
          <table:table-cell office:value-type="float" office:value="4375192" calcext:value-type="float">
            <text:p>4375192</text:p>
          </table:table-cell>
          <table:table-cell table:formula="of:=[.A495]/86400+25569" office:value-type="date" office:date-value="2019-06-05T15:03:24" calcext:value-type="date">
            <text:p>06/05/19 03:03 PM</text:p>
          </table:table-cell>
          <table:table-cell table:formula="of:=[.B495]/75" office:value-type="float" office:value="58335.8933333333" calcext:value-type="float">
            <text:p>58335.893</text:p>
          </table:table-cell>
          <table:table-cell table:style-name="ce3" table:formula="of:=[.D495]*1000*3600" office:value-type="float" office:value="210009216000" calcext:value-type="float">
            <text:p>210009216000</text:p>
          </table:table-cell>
          <table:table-cell table:style-name="ce3" table:formula="of:=[.E495]-[.E494]" office:value-type="float" office:value="48000" calcext:value-type="float">
            <text:p>48000</text:p>
          </table:table-cell>
          <table:table-cell table:style-name="ce3" table:formula="of:=[.A495]-[.A494]" office:value-type="float" office:value="161" calcext:value-type="float">
            <text:p>161</text:p>
          </table:table-cell>
          <table:table-cell table:style-name="ce3" table:formula="of:=[.F495]/[.G495]" office:value-type="float" office:value="298.136645962733" calcext:value-type="float">
            <text:p>298</text:p>
          </table:table-cell>
        </table:table-row>
        <table:table-row table:style-name="ro1">
          <table:table-cell office:value-type="float" office:value="1559747139" calcext:value-type="float">
            <text:p>1559747139</text:p>
          </table:table-cell>
          <table:table-cell office:value-type="float" office:value="4375193" calcext:value-type="float">
            <text:p>4375193</text:p>
          </table:table-cell>
          <table:table-cell table:formula="of:=[.A496]/86400+25569" office:value-type="date" office:date-value="2019-06-05T15:05:39" calcext:value-type="date">
            <text:p>06/05/19 03:05 PM</text:p>
          </table:table-cell>
          <table:table-cell table:formula="of:=[.B496]/75" office:value-type="float" office:value="58335.9066666667" calcext:value-type="float">
            <text:p>58335.907</text:p>
          </table:table-cell>
          <table:table-cell table:style-name="ce3" table:formula="of:=[.D496]*1000*3600" office:value-type="float" office:value="210009264000" calcext:value-type="float">
            <text:p>210009264000</text:p>
          </table:table-cell>
          <table:table-cell table:style-name="ce3" table:formula="of:=[.E496]-[.E495]" office:value-type="float" office:value="48000.0000305176" calcext:value-type="float">
            <text:p>48000</text:p>
          </table:table-cell>
          <table:table-cell table:style-name="ce3" table:formula="of:=[.A496]-[.A495]" office:value-type="float" office:value="135" calcext:value-type="float">
            <text:p>135</text:p>
          </table:table-cell>
          <table:table-cell table:style-name="ce3" table:formula="of:=[.F496]/[.G496]" office:value-type="float" office:value="355.555555781612" calcext:value-type="float">
            <text:p>356</text:p>
          </table:table-cell>
        </table:table-row>
        <table:table-row table:style-name="ro1">
          <table:table-cell office:value-type="float" office:value="1559747267" calcext:value-type="float">
            <text:p>1559747267</text:p>
          </table:table-cell>
          <table:table-cell office:value-type="float" office:value="4375194" calcext:value-type="float">
            <text:p>4375194</text:p>
          </table:table-cell>
          <table:table-cell table:formula="of:=[.A497]/86400+25569" office:value-type="date" office:date-value="2019-06-05T15:07:47" calcext:value-type="date">
            <text:p>06/05/19 03:07 PM</text:p>
          </table:table-cell>
          <table:table-cell table:formula="of:=[.B497]/75" office:value-type="float" office:value="58335.92" calcext:value-type="float">
            <text:p>58335.920</text:p>
          </table:table-cell>
          <table:table-cell table:style-name="ce3" table:formula="of:=[.D497]*1000*3600" office:value-type="float" office:value="210009312000" calcext:value-type="float">
            <text:p>210009312000</text:p>
          </table:table-cell>
          <table:table-cell table:style-name="ce3" table:formula="of:=[.E497]-[.E496]" office:value-type="float" office:value="47999.9999694824" calcext:value-type="float">
            <text:p>48000</text:p>
          </table:table-cell>
          <table:table-cell table:style-name="ce3" table:formula="of:=[.A497]-[.A496]" office:value-type="float" office:value="128" calcext:value-type="float">
            <text:p>128</text:p>
          </table:table-cell>
          <table:table-cell table:style-name="ce3" table:formula="of:=[.F497]/[.G497]" office:value-type="float" office:value="374.999999761581" calcext:value-type="float">
            <text:p>375</text:p>
          </table:table-cell>
        </table:table-row>
        <table:table-row table:style-name="ro1">
          <table:table-cell office:value-type="float" office:value="1559747397" calcext:value-type="float">
            <text:p>1559747397</text:p>
          </table:table-cell>
          <table:table-cell office:value-type="float" office:value="4375195" calcext:value-type="float">
            <text:p>4375195</text:p>
          </table:table-cell>
          <table:table-cell table:formula="of:=[.A498]/86400+25569" office:value-type="date" office:date-value="2019-06-05T15:09:57" calcext:value-type="date">
            <text:p>06/05/19 03:09 PM</text:p>
          </table:table-cell>
          <table:table-cell table:formula="of:=[.B498]/75" office:value-type="float" office:value="58335.9333333333" calcext:value-type="float">
            <text:p>58335.933</text:p>
          </table:table-cell>
          <table:table-cell table:style-name="ce3" table:formula="of:=[.D498]*1000*3600" office:value-type="float" office:value="210009360000" calcext:value-type="float">
            <text:p>210009360000</text:p>
          </table:table-cell>
          <table:table-cell table:style-name="ce3" table:formula="of:=[.E498]-[.E497]" office:value-type="float" office:value="48000" calcext:value-type="float">
            <text:p>48000</text:p>
          </table:table-cell>
          <table:table-cell table:style-name="ce3" table:formula="of:=[.A498]-[.A497]" office:value-type="float" office:value="130" calcext:value-type="float">
            <text:p>130</text:p>
          </table:table-cell>
          <table:table-cell table:style-name="ce3" table:formula="of:=[.F498]/[.G498]" office:value-type="float" office:value="369.230769230769" calcext:value-type="float">
            <text:p>369</text:p>
          </table:table-cell>
        </table:table-row>
        <table:table-row table:style-name="ro1">
          <table:table-cell office:value-type="float" office:value="1559747540" calcext:value-type="float">
            <text:p>1559747540</text:p>
          </table:table-cell>
          <table:table-cell office:value-type="float" office:value="4375196" calcext:value-type="float">
            <text:p>4375196</text:p>
          </table:table-cell>
          <table:table-cell table:formula="of:=[.A499]/86400+25569" office:value-type="date" office:date-value="2019-06-05T15:12:20" calcext:value-type="date">
            <text:p>06/05/19 03:12 PM</text:p>
          </table:table-cell>
          <table:table-cell table:formula="of:=[.B499]/75" office:value-type="float" office:value="58335.9466666667" calcext:value-type="float">
            <text:p>58335.947</text:p>
          </table:table-cell>
          <table:table-cell table:style-name="ce3" table:formula="of:=[.D499]*1000*3600" office:value-type="float" office:value="210009408000" calcext:value-type="float">
            <text:p>210009408000</text:p>
          </table:table-cell>
          <table:table-cell table:style-name="ce3" table:formula="of:=[.E499]-[.E498]" office:value-type="float" office:value="48000" calcext:value-type="float">
            <text:p>48000</text:p>
          </table:table-cell>
          <table:table-cell table:style-name="ce3" table:formula="of:=[.A499]-[.A498]" office:value-type="float" office:value="143" calcext:value-type="float">
            <text:p>143</text:p>
          </table:table-cell>
          <table:table-cell table:style-name="ce3" table:formula="of:=[.F499]/[.G499]" office:value-type="float" office:value="335.664335664336" calcext:value-type="float">
            <text:p>336</text:p>
          </table:table-cell>
        </table:table-row>
        <table:table-row table:style-name="ro1">
          <table:table-cell office:value-type="float" office:value="1559747704" calcext:value-type="float">
            <text:p>1559747704</text:p>
          </table:table-cell>
          <table:table-cell office:value-type="float" office:value="4375197" calcext:value-type="float">
            <text:p>4375197</text:p>
          </table:table-cell>
          <table:table-cell table:formula="of:=[.A500]/86400+25569" office:value-type="date" office:date-value="2019-06-05T15:15:04" calcext:value-type="date">
            <text:p>06/05/19 03:15 PM</text:p>
          </table:table-cell>
          <table:table-cell table:formula="of:=[.B500]/75" office:value-type="float" office:value="58335.96" calcext:value-type="float">
            <text:p>58335.960</text:p>
          </table:table-cell>
          <table:table-cell table:style-name="ce3" table:formula="of:=[.D500]*1000*3600" office:value-type="float" office:value="210009456000" calcext:value-type="float">
            <text:p>210009456000</text:p>
          </table:table-cell>
          <table:table-cell table:style-name="ce3" table:formula="of:=[.E500]-[.E499]" office:value-type="float" office:value="48000" calcext:value-type="float">
            <text:p>48000</text:p>
          </table:table-cell>
          <table:table-cell table:style-name="ce3" table:formula="of:=[.A500]-[.A499]" office:value-type="float" office:value="164" calcext:value-type="float">
            <text:p>164</text:p>
          </table:table-cell>
          <table:table-cell table:style-name="ce3" table:formula="of:=[.F500]/[.G500]" office:value-type="float" office:value="292.682926829268" calcext:value-type="float">
            <text:p>293</text:p>
          </table:table-cell>
        </table:table-row>
        <table:table-row table:style-name="ro1">
          <table:table-cell office:value-type="float" office:value="1559747773" calcext:value-type="float">
            <text:p>1559747773</text:p>
          </table:table-cell>
          <table:table-cell office:value-type="float" office:value="4375198" calcext:value-type="float">
            <text:p>4375198</text:p>
          </table:table-cell>
          <table:table-cell table:formula="of:=[.A501]/86400+25569" office:value-type="date" office:date-value="2019-06-05T15:16:13" calcext:value-type="date">
            <text:p>06/05/19 03:16 PM</text:p>
          </table:table-cell>
          <table:table-cell table:formula="of:=[.B501]/75" office:value-type="float" office:value="58335.9733333333" calcext:value-type="float">
            <text:p>58335.973</text:p>
          </table:table-cell>
          <table:table-cell table:style-name="ce3" table:formula="of:=[.D501]*1000*3600" office:value-type="float" office:value="210009504000" calcext:value-type="float">
            <text:p>210009504000</text:p>
          </table:table-cell>
          <table:table-cell table:style-name="ce3" table:formula="of:=[.E501]-[.E500]" office:value-type="float" office:value="48000" calcext:value-type="float">
            <text:p>48000</text:p>
          </table:table-cell>
          <table:table-cell table:style-name="ce3" table:formula="of:=[.A501]-[.A500]" office:value-type="float" office:value="69" calcext:value-type="float">
            <text:p>69</text:p>
          </table:table-cell>
          <table:table-cell table:style-name="ce3" table:formula="of:=[.F501]/[.G501]" office:value-type="float" office:value="695.652173913043" calcext:value-type="float">
            <text:p>696</text:p>
          </table:table-cell>
        </table:table-row>
        <table:table-row table:style-name="ro1">
          <table:table-cell office:value-type="float" office:value="1559747794" calcext:value-type="float">
            <text:p>1559747794</text:p>
          </table:table-cell>
          <table:table-cell office:value-type="float" office:value="4375199" calcext:value-type="float">
            <text:p>4375199</text:p>
          </table:table-cell>
          <table:table-cell table:formula="of:=[.A502]/86400+25569" office:value-type="date" office:date-value="2019-06-05T15:16:34" calcext:value-type="date">
            <text:p>06/05/19 03:16 PM</text:p>
          </table:table-cell>
          <table:table-cell table:formula="of:=[.B502]/75" office:value-type="float" office:value="58335.9866666667" calcext:value-type="float">
            <text:p>58335.987</text:p>
          </table:table-cell>
          <table:table-cell table:style-name="ce3" table:formula="of:=[.D502]*1000*3600" office:value-type="float" office:value="210009552000" calcext:value-type="float">
            <text:p>210009552000</text:p>
          </table:table-cell>
          <table:table-cell table:style-name="ce3" table:formula="of:=[.E502]-[.E501]" office:value-type="float" office:value="48000" calcext:value-type="float">
            <text:p>48000</text:p>
          </table:table-cell>
          <table:table-cell table:style-name="ce3" table:formula="of:=[.A502]-[.A501]" office:value-type="float" office:value="21" calcext:value-type="float">
            <text:p>21</text:p>
          </table:table-cell>
          <table:table-cell table:style-name="ce3" table:formula="of:=[.F502]/[.G502]" office:value-type="float" office:value="2285.71428571429" calcext:value-type="float">
            <text:p>2286</text:p>
          </table:table-cell>
        </table:table-row>
        <table:table-row table:style-name="ro1">
          <table:table-cell office:value-type="float" office:value="1559747815" calcext:value-type="float">
            <text:p>1559747815</text:p>
          </table:table-cell>
          <table:table-cell office:value-type="float" office:value="4375200" calcext:value-type="float">
            <text:p>4375200</text:p>
          </table:table-cell>
          <table:table-cell table:formula="of:=[.A503]/86400+25569" office:value-type="date" office:date-value="2019-06-05T15:16:55" calcext:value-type="date">
            <text:p>06/05/19 03:16 PM</text:p>
          </table:table-cell>
          <table:table-cell table:formula="of:=[.B503]/75" office:value-type="float" office:value="58336" calcext:value-type="float">
            <text:p>58336.000</text:p>
          </table:table-cell>
          <table:table-cell table:style-name="ce3" table:formula="of:=[.D503]*1000*3600" office:value-type="float" office:value="210009600000" calcext:value-type="float">
            <text:p>210009600000</text:p>
          </table:table-cell>
          <table:table-cell table:style-name="ce3" table:formula="of:=[.E503]-[.E502]" office:value-type="float" office:value="48000" calcext:value-type="float">
            <text:p>48000</text:p>
          </table:table-cell>
          <table:table-cell table:style-name="ce3" table:formula="of:=[.A503]-[.A502]" office:value-type="float" office:value="21" calcext:value-type="float">
            <text:p>21</text:p>
          </table:table-cell>
          <table:table-cell table:style-name="ce3" table:formula="of:=[.F503]/[.G503]" office:value-type="float" office:value="2285.71428571429" calcext:value-type="float">
            <text:p>2286</text:p>
          </table:table-cell>
        </table:table-row>
        <table:table-row table:style-name="ro1">
          <table:table-cell office:value-type="float" office:value="1559747962" calcext:value-type="float">
            <text:p>1559747962</text:p>
          </table:table-cell>
          <table:table-cell office:value-type="float" office:value="4375201" calcext:value-type="float">
            <text:p>4375201</text:p>
          </table:table-cell>
          <table:table-cell table:formula="of:=[.A504]/86400+25569" office:value-type="date" office:date-value="2019-06-05T15:19:22" calcext:value-type="date">
            <text:p>06/05/19 03:19 PM</text:p>
          </table:table-cell>
          <table:table-cell table:formula="of:=[.B504]/75" office:value-type="float" office:value="58336.0133333333" calcext:value-type="float">
            <text:p>58336.013</text:p>
          </table:table-cell>
          <table:table-cell table:style-name="ce3" table:formula="of:=[.D504]*1000*3600" office:value-type="float" office:value="210009648000" calcext:value-type="float">
            <text:p>210009648000</text:p>
          </table:table-cell>
          <table:table-cell table:style-name="ce3" table:formula="of:=[.E504]-[.E503]" office:value-type="float" office:value="48000" calcext:value-type="float">
            <text:p>48000</text:p>
          </table:table-cell>
          <table:table-cell table:style-name="ce3" table:formula="of:=[.A504]-[.A503]" office:value-type="float" office:value="147" calcext:value-type="float">
            <text:p>147</text:p>
          </table:table-cell>
          <table:table-cell table:style-name="ce3" table:formula="of:=[.F504]/[.G504]" office:value-type="float" office:value="326.530612244898" calcext:value-type="float">
            <text:p>327</text:p>
          </table:table-cell>
        </table:table-row>
        <table:table-row table:style-name="ro1">
          <table:table-cell office:value-type="float" office:value="1559748128" calcext:value-type="float">
            <text:p>1559748128</text:p>
          </table:table-cell>
          <table:table-cell office:value-type="float" office:value="4375202" calcext:value-type="float">
            <text:p>4375202</text:p>
          </table:table-cell>
          <table:table-cell table:formula="of:=[.A505]/86400+25569" office:value-type="date" office:date-value="2019-06-05T15:22:08" calcext:value-type="date">
            <text:p>06/05/19 03:22 PM</text:p>
          </table:table-cell>
          <table:table-cell table:formula="of:=[.B505]/75" office:value-type="float" office:value="58336.0266666667" calcext:value-type="float">
            <text:p>58336.027</text:p>
          </table:table-cell>
          <table:table-cell table:style-name="ce3" table:formula="of:=[.D505]*1000*3600" office:value-type="float" office:value="210009696000" calcext:value-type="float">
            <text:p>210009696000</text:p>
          </table:table-cell>
          <table:table-cell table:style-name="ce3" table:formula="of:=[.E505]-[.E504]" office:value-type="float" office:value="48000" calcext:value-type="float">
            <text:p>48000</text:p>
          </table:table-cell>
          <table:table-cell table:style-name="ce3" table:formula="of:=[.A505]-[.A504]" office:value-type="float" office:value="166" calcext:value-type="float">
            <text:p>166</text:p>
          </table:table-cell>
          <table:table-cell table:style-name="ce3" table:formula="of:=[.F505]/[.G505]" office:value-type="float" office:value="289.156626506024" calcext:value-type="float">
            <text:p>289</text:p>
          </table:table-cell>
        </table:table-row>
        <table:table-row table:style-name="ro1">
          <table:table-cell office:value-type="float" office:value="1559748296" calcext:value-type="float">
            <text:p>1559748296</text:p>
          </table:table-cell>
          <table:table-cell office:value-type="float" office:value="4375203" calcext:value-type="float">
            <text:p>4375203</text:p>
          </table:table-cell>
          <table:table-cell table:formula="of:=[.A506]/86400+25569" office:value-type="date" office:date-value="2019-06-05T15:24:56" calcext:value-type="date">
            <text:p>06/05/19 03:24 PM</text:p>
          </table:table-cell>
          <table:table-cell table:formula="of:=[.B506]/75" office:value-type="float" office:value="58336.04" calcext:value-type="float">
            <text:p>58336.040</text:p>
          </table:table-cell>
          <table:table-cell table:style-name="ce3" table:formula="of:=[.D506]*1000*3600" office:value-type="float" office:value="210009744000" calcext:value-type="float">
            <text:p>210009744000</text:p>
          </table:table-cell>
          <table:table-cell table:style-name="ce3" table:formula="of:=[.E506]-[.E505]" office:value-type="float" office:value="48000" calcext:value-type="float">
            <text:p>48000</text:p>
          </table:table-cell>
          <table:table-cell table:style-name="ce3" table:formula="of:=[.A506]-[.A505]" office:value-type="float" office:value="168" calcext:value-type="float">
            <text:p>168</text:p>
          </table:table-cell>
          <table:table-cell table:style-name="ce3" table:formula="of:=[.F506]/[.G506]" office:value-type="float" office:value="285.714285714286" calcext:value-type="float">
            <text:p>286</text:p>
          </table:table-cell>
        </table:table-row>
        <table:table-row table:style-name="ro1">
          <table:table-cell office:value-type="float" office:value="1559748455" calcext:value-type="float">
            <text:p>1559748455</text:p>
          </table:table-cell>
          <table:table-cell office:value-type="float" office:value="4375204" calcext:value-type="float">
            <text:p>4375204</text:p>
          </table:table-cell>
          <table:table-cell table:formula="of:=[.A507]/86400+25569" office:value-type="date" office:date-value="2019-06-05T15:27:35" calcext:value-type="date">
            <text:p>06/05/19 03:27 PM</text:p>
          </table:table-cell>
          <table:table-cell table:formula="of:=[.B507]/75" office:value-type="float" office:value="58336.0533333333" calcext:value-type="float">
            <text:p>58336.053</text:p>
          </table:table-cell>
          <table:table-cell table:style-name="ce3" table:formula="of:=[.D507]*1000*3600" office:value-type="float" office:value="210009792000" calcext:value-type="float">
            <text:p>210009792000</text:p>
          </table:table-cell>
          <table:table-cell table:style-name="ce3" table:formula="of:=[.E507]-[.E506]" office:value-type="float" office:value="48000" calcext:value-type="float">
            <text:p>48000</text:p>
          </table:table-cell>
          <table:table-cell table:style-name="ce3" table:formula="of:=[.A507]-[.A506]" office:value-type="float" office:value="159" calcext:value-type="float">
            <text:p>159</text:p>
          </table:table-cell>
          <table:table-cell table:style-name="ce3" table:formula="of:=[.F507]/[.G507]" office:value-type="float" office:value="301.88679245283" calcext:value-type="float">
            <text:p>302</text:p>
          </table:table-cell>
        </table:table-row>
        <table:table-row table:style-name="ro1">
          <table:table-cell office:value-type="float" office:value="1559748586" calcext:value-type="float">
            <text:p>1559748586</text:p>
          </table:table-cell>
          <table:table-cell office:value-type="float" office:value="4375205" calcext:value-type="float">
            <text:p>4375205</text:p>
          </table:table-cell>
          <table:table-cell table:formula="of:=[.A508]/86400+25569" office:value-type="date" office:date-value="2019-06-05T15:29:46" calcext:value-type="date">
            <text:p>06/05/19 03:29 PM</text:p>
          </table:table-cell>
          <table:table-cell table:formula="of:=[.B508]/75" office:value-type="float" office:value="58336.0666666667" calcext:value-type="float">
            <text:p>58336.067</text:p>
          </table:table-cell>
          <table:table-cell table:style-name="ce3" table:formula="of:=[.D508]*1000*3600" office:value-type="float" office:value="210009840000" calcext:value-type="float">
            <text:p>210009840000</text:p>
          </table:table-cell>
          <table:table-cell table:style-name="ce3" table:formula="of:=[.E508]-[.E507]" office:value-type="float" office:value="48000" calcext:value-type="float">
            <text:p>48000</text:p>
          </table:table-cell>
          <table:table-cell table:style-name="ce3" table:formula="of:=[.A508]-[.A507]" office:value-type="float" office:value="131" calcext:value-type="float">
            <text:p>131</text:p>
          </table:table-cell>
          <table:table-cell table:style-name="ce3" table:formula="of:=[.F508]/[.G508]" office:value-type="float" office:value="366.412213740458" calcext:value-type="float">
            <text:p>366</text:p>
          </table:table-cell>
        </table:table-row>
        <table:table-row table:style-name="ro1">
          <table:table-cell office:value-type="float" office:value="1559748716" calcext:value-type="float">
            <text:p>1559748716</text:p>
          </table:table-cell>
          <table:table-cell office:value-type="float" office:value="4375206" calcext:value-type="float">
            <text:p>4375206</text:p>
          </table:table-cell>
          <table:table-cell table:formula="of:=[.A509]/86400+25569" office:value-type="date" office:date-value="2019-06-05T15:31:56" calcext:value-type="date">
            <text:p>06/05/19 03:31 PM</text:p>
          </table:table-cell>
          <table:table-cell table:formula="of:=[.B509]/75" office:value-type="float" office:value="58336.08" calcext:value-type="float">
            <text:p>58336.080</text:p>
          </table:table-cell>
          <table:table-cell table:style-name="ce3" table:formula="of:=[.D509]*1000*3600" office:value-type="float" office:value="210009888000" calcext:value-type="float">
            <text:p>210009888000</text:p>
          </table:table-cell>
          <table:table-cell table:style-name="ce3" table:formula="of:=[.E509]-[.E508]" office:value-type="float" office:value="48000" calcext:value-type="float">
            <text:p>48000</text:p>
          </table:table-cell>
          <table:table-cell table:style-name="ce3" table:formula="of:=[.A509]-[.A508]" office:value-type="float" office:value="130" calcext:value-type="float">
            <text:p>130</text:p>
          </table:table-cell>
          <table:table-cell table:style-name="ce3" table:formula="of:=[.F509]/[.G509]" office:value-type="float" office:value="369.230769230769" calcext:value-type="float">
            <text:p>369</text:p>
          </table:table-cell>
        </table:table-row>
        <table:table-row table:style-name="ro1">
          <table:table-cell office:value-type="float" office:value="1559748846" calcext:value-type="float">
            <text:p>1559748846</text:p>
          </table:table-cell>
          <table:table-cell office:value-type="float" office:value="4375207" calcext:value-type="float">
            <text:p>4375207</text:p>
          </table:table-cell>
          <table:table-cell table:formula="of:=[.A510]/86400+25569" office:value-type="date" office:date-value="2019-06-05T15:34:06" calcext:value-type="date">
            <text:p>06/05/19 03:34 PM</text:p>
          </table:table-cell>
          <table:table-cell table:formula="of:=[.B510]/75" office:value-type="float" office:value="58336.0933333333" calcext:value-type="float">
            <text:p>58336.093</text:p>
          </table:table-cell>
          <table:table-cell table:style-name="ce3" table:formula="of:=[.D510]*1000*3600" office:value-type="float" office:value="210009936000" calcext:value-type="float">
            <text:p>210009936000</text:p>
          </table:table-cell>
          <table:table-cell table:style-name="ce3" table:formula="of:=[.E510]-[.E509]" office:value-type="float" office:value="47999.9999694824" calcext:value-type="float">
            <text:p>48000</text:p>
          </table:table-cell>
          <table:table-cell table:style-name="ce3" table:formula="of:=[.A510]-[.A509]" office:value-type="float" office:value="130" calcext:value-type="float">
            <text:p>130</text:p>
          </table:table-cell>
          <table:table-cell table:style-name="ce3" table:formula="of:=[.F510]/[.G510]" office:value-type="float" office:value="369.230768996019" calcext:value-type="float">
            <text:p>369</text:p>
          </table:table-cell>
        </table:table-row>
        <table:table-row table:style-name="ro1">
          <table:table-cell office:value-type="float" office:value="1559749005" calcext:value-type="float">
            <text:p>1559749005</text:p>
          </table:table-cell>
          <table:table-cell office:value-type="float" office:value="4375208" calcext:value-type="float">
            <text:p>4375208</text:p>
          </table:table-cell>
          <table:table-cell table:formula="of:=[.A511]/86400+25569" office:value-type="date" office:date-value="2019-06-05T15:36:45" calcext:value-type="date">
            <text:p>06/05/19 03:36 PM</text:p>
          </table:table-cell>
          <table:table-cell table:formula="of:=[.B511]/75" office:value-type="float" office:value="58336.1066666667" calcext:value-type="float">
            <text:p>58336.107</text:p>
          </table:table-cell>
          <table:table-cell table:style-name="ce3" table:formula="of:=[.D511]*1000*3600" office:value-type="float" office:value="210009984000" calcext:value-type="float">
            <text:p>210009984000</text:p>
          </table:table-cell>
          <table:table-cell table:style-name="ce3" table:formula="of:=[.E511]-[.E510]" office:value-type="float" office:value="48000.0000305176" calcext:value-type="float">
            <text:p>48000</text:p>
          </table:table-cell>
          <table:table-cell table:style-name="ce3" table:formula="of:=[.A511]-[.A510]" office:value-type="float" office:value="159" calcext:value-type="float">
            <text:p>159</text:p>
          </table:table-cell>
          <table:table-cell table:style-name="ce3" table:formula="of:=[.F511]/[.G511]" office:value-type="float" office:value="301.886792644765" calcext:value-type="float">
            <text:p>302</text:p>
          </table:table-cell>
        </table:table-row>
        <table:table-row table:style-name="ro1">
          <table:table-cell office:value-type="float" office:value="1559749062" calcext:value-type="float">
            <text:p>1559749062</text:p>
          </table:table-cell>
          <table:table-cell office:value-type="float" office:value="4375209" calcext:value-type="float">
            <text:p>4375209</text:p>
          </table:table-cell>
          <table:table-cell table:formula="of:=[.A512]/86400+25569" office:value-type="date" office:date-value="2019-06-05T15:37:42" calcext:value-type="date">
            <text:p>06/05/19 03:37 PM</text:p>
          </table:table-cell>
          <table:table-cell table:formula="of:=[.B512]/75" office:value-type="float" office:value="58336.12" calcext:value-type="float">
            <text:p>58336.120</text:p>
          </table:table-cell>
          <table:table-cell table:style-name="ce3" table:formula="of:=[.D512]*1000*3600" office:value-type="float" office:value="210010032000" calcext:value-type="float">
            <text:p>210010032000</text:p>
          </table:table-cell>
          <table:table-cell table:style-name="ce3" table:formula="of:=[.E512]-[.E511]" office:value-type="float" office:value="48000" calcext:value-type="float">
            <text:p>48000</text:p>
          </table:table-cell>
          <table:table-cell table:style-name="ce3" table:formula="of:=[.A512]-[.A511]" office:value-type="float" office:value="57" calcext:value-type="float">
            <text:p>57</text:p>
          </table:table-cell>
          <table:table-cell table:style-name="ce3" table:formula="of:=[.F512]/[.G512]" office:value-type="float" office:value="842.105263157895" calcext:value-type="float">
            <text:p>842</text:p>
          </table:table-cell>
        </table:table-row>
        <table:table-row table:style-name="ro1">
          <table:table-cell office:value-type="float" office:value="1559749084" calcext:value-type="float">
            <text:p>1559749084</text:p>
          </table:table-cell>
          <table:table-cell office:value-type="float" office:value="4375210" calcext:value-type="float">
            <text:p>4375210</text:p>
          </table:table-cell>
          <table:table-cell table:formula="of:=[.A513]/86400+25569" office:value-type="date" office:date-value="2019-06-05T15:38:04" calcext:value-type="date">
            <text:p>06/05/19 03:38 PM</text:p>
          </table:table-cell>
          <table:table-cell table:formula="of:=[.B513]/75" office:value-type="float" office:value="58336.1333333333" calcext:value-type="float">
            <text:p>58336.133</text:p>
          </table:table-cell>
          <table:table-cell table:style-name="ce3" table:formula="of:=[.D513]*1000*3600" office:value-type="float" office:value="210010080000" calcext:value-type="float">
            <text:p>210010080000</text:p>
          </table:table-cell>
          <table:table-cell table:style-name="ce3" table:formula="of:=[.E513]-[.E512]" office:value-type="float" office:value="47999.9999694824" calcext:value-type="float">
            <text:p>48000</text:p>
          </table:table-cell>
          <table:table-cell table:style-name="ce3" table:formula="of:=[.A513]-[.A512]" office:value-type="float" office:value="22" calcext:value-type="float">
            <text:p>22</text:p>
          </table:table-cell>
          <table:table-cell table:style-name="ce3" table:formula="of:=[.F513]/[.G513]" office:value-type="float" office:value="2181.81818043102" calcext:value-type="float">
            <text:p>2182</text:p>
          </table:table-cell>
        </table:table-row>
        <table:table-row table:style-name="ro1">
          <table:table-cell office:value-type="float" office:value="1559749105" calcext:value-type="float">
            <text:p>1559749105</text:p>
          </table:table-cell>
          <table:table-cell office:value-type="float" office:value="4375211" calcext:value-type="float">
            <text:p>4375211</text:p>
          </table:table-cell>
          <table:table-cell table:formula="of:=[.A514]/86400+25569" office:value-type="date" office:date-value="2019-06-05T15:38:25" calcext:value-type="date">
            <text:p>06/05/19 03:38 PM</text:p>
          </table:table-cell>
          <table:table-cell table:formula="of:=[.B514]/75" office:value-type="float" office:value="58336.1466666667" calcext:value-type="float">
            <text:p>58336.147</text:p>
          </table:table-cell>
          <table:table-cell table:style-name="ce3" table:formula="of:=[.D514]*1000*3600" office:value-type="float" office:value="210010128000" calcext:value-type="float">
            <text:p>210010128000</text:p>
          </table:table-cell>
          <table:table-cell table:style-name="ce3" table:formula="of:=[.E514]-[.E513]" office:value-type="float" office:value="48000.0000305176" calcext:value-type="float">
            <text:p>48000</text:p>
          </table:table-cell>
          <table:table-cell table:style-name="ce3" table:formula="of:=[.A514]-[.A513]" office:value-type="float" office:value="21" calcext:value-type="float">
            <text:p>21</text:p>
          </table:table-cell>
          <table:table-cell table:style-name="ce3" table:formula="of:=[.F514]/[.G514]" office:value-type="float" office:value="2285.7142871675" calcext:value-type="float">
            <text:p>2286</text:p>
          </table:table-cell>
        </table:table-row>
        <table:table-row table:style-name="ro1">
          <table:table-cell office:value-type="float" office:value="1559749126" calcext:value-type="float">
            <text:p>1559749126</text:p>
          </table:table-cell>
          <table:table-cell office:value-type="float" office:value="4375212" calcext:value-type="float">
            <text:p>4375212</text:p>
          </table:table-cell>
          <table:table-cell table:formula="of:=[.A515]/86400+25569" office:value-type="date" office:date-value="2019-06-05T15:38:46" calcext:value-type="date">
            <text:p>06/05/19 03:38 PM</text:p>
          </table:table-cell>
          <table:table-cell table:formula="of:=[.B515]/75" office:value-type="float" office:value="58336.16" calcext:value-type="float">
            <text:p>58336.160</text:p>
          </table:table-cell>
          <table:table-cell table:style-name="ce3" table:formula="of:=[.D515]*1000*3600" office:value-type="float" office:value="210010176000" calcext:value-type="float">
            <text:p>210010176000</text:p>
          </table:table-cell>
          <table:table-cell table:style-name="ce3" table:formula="of:=[.E515]-[.E514]" office:value-type="float" office:value="48000" calcext:value-type="float">
            <text:p>48000</text:p>
          </table:table-cell>
          <table:table-cell table:style-name="ce3" table:formula="of:=[.A515]-[.A514]" office:value-type="float" office:value="21" calcext:value-type="float">
            <text:p>21</text:p>
          </table:table-cell>
          <table:table-cell table:style-name="ce3" table:formula="of:=[.F515]/[.G515]" office:value-type="float" office:value="2285.71428571429" calcext:value-type="float">
            <text:p>2286</text:p>
          </table:table-cell>
        </table:table-row>
        <table:table-row table:style-name="ro1">
          <table:table-cell office:value-type="float" office:value="1559749147" calcext:value-type="float">
            <text:p>1559749147</text:p>
          </table:table-cell>
          <table:table-cell office:value-type="float" office:value="4375213" calcext:value-type="float">
            <text:p>4375213</text:p>
          </table:table-cell>
          <table:table-cell table:formula="of:=[.A516]/86400+25569" office:value-type="date" office:date-value="2019-06-05T15:39:07" calcext:value-type="date">
            <text:p>06/05/19 03:39 PM</text:p>
          </table:table-cell>
          <table:table-cell table:formula="of:=[.B516]/75" office:value-type="float" office:value="58336.1733333333" calcext:value-type="float">
            <text:p>58336.173</text:p>
          </table:table-cell>
          <table:table-cell table:style-name="ce3" table:formula="of:=[.D516]*1000*3600" office:value-type="float" office:value="210010224000" calcext:value-type="float">
            <text:p>210010224000</text:p>
          </table:table-cell>
          <table:table-cell table:style-name="ce3" table:formula="of:=[.E516]-[.E515]" office:value-type="float" office:value="48000" calcext:value-type="float">
            <text:p>48000</text:p>
          </table:table-cell>
          <table:table-cell table:style-name="ce3" table:formula="of:=[.A516]-[.A515]" office:value-type="float" office:value="21" calcext:value-type="float">
            <text:p>21</text:p>
          </table:table-cell>
          <table:table-cell table:style-name="ce3" table:formula="of:=[.F516]/[.G516]" office:value-type="float" office:value="2285.71428571429" calcext:value-type="float">
            <text:p>2286</text:p>
          </table:table-cell>
        </table:table-row>
        <table:table-row table:style-name="ro1">
          <table:table-cell office:value-type="float" office:value="1559749168" calcext:value-type="float">
            <text:p>1559749168</text:p>
          </table:table-cell>
          <table:table-cell office:value-type="float" office:value="4375214" calcext:value-type="float">
            <text:p>4375214</text:p>
          </table:table-cell>
          <table:table-cell table:formula="of:=[.A517]/86400+25569" office:value-type="date" office:date-value="2019-06-05T15:39:28" calcext:value-type="date">
            <text:p>06/05/19 03:39 PM</text:p>
          </table:table-cell>
          <table:table-cell table:formula="of:=[.B517]/75" office:value-type="float" office:value="58336.1866666667" calcext:value-type="float">
            <text:p>58336.187</text:p>
          </table:table-cell>
          <table:table-cell table:style-name="ce3" table:formula="of:=[.D517]*1000*3600" office:value-type="float" office:value="210010272000" calcext:value-type="float">
            <text:p>210010272000</text:p>
          </table:table-cell>
          <table:table-cell table:style-name="ce3" table:formula="of:=[.E517]-[.E516]" office:value-type="float" office:value="48000.0000305176" calcext:value-type="float">
            <text:p>48000</text:p>
          </table:table-cell>
          <table:table-cell table:style-name="ce3" table:formula="of:=[.A517]-[.A516]" office:value-type="float" office:value="21" calcext:value-type="float">
            <text:p>21</text:p>
          </table:table-cell>
          <table:table-cell table:style-name="ce3" table:formula="of:=[.F517]/[.G517]" office:value-type="float" office:value="2285.7142871675" calcext:value-type="float">
            <text:p>2286</text:p>
          </table:table-cell>
        </table:table-row>
        <table:table-row table:style-name="ro1">
          <table:table-cell office:value-type="float" office:value="1559749189" calcext:value-type="float">
            <text:p>1559749189</text:p>
          </table:table-cell>
          <table:table-cell office:value-type="float" office:value="4375215" calcext:value-type="float">
            <text:p>4375215</text:p>
          </table:table-cell>
          <table:table-cell table:formula="of:=[.A518]/86400+25569" office:value-type="date" office:date-value="2019-06-05T15:39:49" calcext:value-type="date">
            <text:p>06/05/19 03:39 PM</text:p>
          </table:table-cell>
          <table:table-cell table:formula="of:=[.B518]/75" office:value-type="float" office:value="58336.2" calcext:value-type="float">
            <text:p>58336.200</text:p>
          </table:table-cell>
          <table:table-cell table:style-name="ce3" table:formula="of:=[.D518]*1000*3600" office:value-type="float" office:value="210010320000" calcext:value-type="float">
            <text:p>210010320000</text:p>
          </table:table-cell>
          <table:table-cell table:style-name="ce3" table:formula="of:=[.E518]-[.E517]" office:value-type="float" office:value="47999.9999694824" calcext:value-type="float">
            <text:p>48000</text:p>
          </table:table-cell>
          <table:table-cell table:style-name="ce3" table:formula="of:=[.A518]-[.A517]" office:value-type="float" office:value="21" calcext:value-type="float">
            <text:p>21</text:p>
          </table:table-cell>
          <table:table-cell table:style-name="ce3" table:formula="of:=[.F518]/[.G518]" office:value-type="float" office:value="2285.71428426107" calcext:value-type="float">
            <text:p>2286</text:p>
          </table:table-cell>
        </table:table-row>
        <table:table-row table:style-name="ro1">
          <table:table-cell office:value-type="float" office:value="1559749211" calcext:value-type="float">
            <text:p>1559749211</text:p>
          </table:table-cell>
          <table:table-cell office:value-type="float" office:value="4375216" calcext:value-type="float">
            <text:p>4375216</text:p>
          </table:table-cell>
          <table:table-cell table:formula="of:=[.A519]/86400+25569" office:value-type="date" office:date-value="2019-06-05T15:40:11" calcext:value-type="date">
            <text:p>06/05/19 03:40 PM</text:p>
          </table:table-cell>
          <table:table-cell table:formula="of:=[.B519]/75" office:value-type="float" office:value="58336.2133333333" calcext:value-type="float">
            <text:p>58336.213</text:p>
          </table:table-cell>
          <table:table-cell table:style-name="ce3" table:formula="of:=[.D519]*1000*3600" office:value-type="float" office:value="210010368000" calcext:value-type="float">
            <text:p>210010368000</text:p>
          </table:table-cell>
          <table:table-cell table:style-name="ce3" table:formula="of:=[.E519]-[.E518]" office:value-type="float" office:value="48000" calcext:value-type="float">
            <text:p>48000</text:p>
          </table:table-cell>
          <table:table-cell table:style-name="ce3" table:formula="of:=[.A519]-[.A518]" office:value-type="float" office:value="22" calcext:value-type="float">
            <text:p>22</text:p>
          </table:table-cell>
          <table:table-cell table:style-name="ce3" table:formula="of:=[.F519]/[.G519]" office:value-type="float" office:value="2181.81818181818" calcext:value-type="float">
            <text:p>2182</text:p>
          </table:table-cell>
        </table:table-row>
        <table:table-row table:style-name="ro1">
          <table:table-cell office:value-type="float" office:value="1559749346" calcext:value-type="float">
            <text:p>1559749346</text:p>
          </table:table-cell>
          <table:table-cell office:value-type="float" office:value="4375217" calcext:value-type="float">
            <text:p>4375217</text:p>
          </table:table-cell>
          <table:table-cell table:formula="of:=[.A520]/86400+25569" office:value-type="date" office:date-value="2019-06-05T15:42:26" calcext:value-type="date">
            <text:p>06/05/19 03:42 PM</text:p>
          </table:table-cell>
          <table:table-cell table:formula="of:=[.B520]/75" office:value-type="float" office:value="58336.2266666667" calcext:value-type="float">
            <text:p>58336.227</text:p>
          </table:table-cell>
          <table:table-cell table:style-name="ce3" table:formula="of:=[.D520]*1000*3600" office:value-type="float" office:value="210010416000" calcext:value-type="float">
            <text:p>210010416000</text:p>
          </table:table-cell>
          <table:table-cell table:style-name="ce3" table:formula="of:=[.E520]-[.E519]" office:value-type="float" office:value="48000.0000305176" calcext:value-type="float">
            <text:p>48000</text:p>
          </table:table-cell>
          <table:table-cell table:style-name="ce3" table:formula="of:=[.A520]-[.A519]" office:value-type="float" office:value="135" calcext:value-type="float">
            <text:p>135</text:p>
          </table:table-cell>
          <table:table-cell table:style-name="ce3" table:formula="of:=[.F520]/[.G520]" office:value-type="float" office:value="355.555555781612" calcext:value-type="float">
            <text:p>356</text:p>
          </table:table-cell>
        </table:table-row>
        <table:table-row table:style-name="ro1">
          <table:table-cell office:value-type="float" office:value="1559749516" calcext:value-type="float">
            <text:p>1559749516</text:p>
          </table:table-cell>
          <table:table-cell office:value-type="float" office:value="4375218" calcext:value-type="float">
            <text:p>4375218</text:p>
          </table:table-cell>
          <table:table-cell table:formula="of:=[.A521]/86400+25569" office:value-type="date" office:date-value="2019-06-05T15:45:16" calcext:value-type="date">
            <text:p>06/05/19 03:45 PM</text:p>
          </table:table-cell>
          <table:table-cell table:formula="of:=[.B521]/75" office:value-type="float" office:value="58336.24" calcext:value-type="float">
            <text:p>58336.240</text:p>
          </table:table-cell>
          <table:table-cell table:style-name="ce3" table:formula="of:=[.D521]*1000*3600" office:value-type="float" office:value="210010464000" calcext:value-type="float">
            <text:p>210010464000</text:p>
          </table:table-cell>
          <table:table-cell table:style-name="ce3" table:formula="of:=[.E521]-[.E520]" office:value-type="float" office:value="47999.9999694824" calcext:value-type="float">
            <text:p>48000</text:p>
          </table:table-cell>
          <table:table-cell table:style-name="ce3" table:formula="of:=[.A521]-[.A520]" office:value-type="float" office:value="170" calcext:value-type="float">
            <text:p>170</text:p>
          </table:table-cell>
          <table:table-cell table:style-name="ce3" table:formula="of:=[.F521]/[.G521]" office:value-type="float" office:value="282.352940996955" calcext:value-type="float">
            <text:p>282</text:p>
          </table:table-cell>
        </table:table-row>
        <table:table-row table:style-name="ro1">
          <table:table-cell office:value-type="float" office:value="1559749736" calcext:value-type="float">
            <text:p>1559749736</text:p>
          </table:table-cell>
          <table:table-cell office:value-type="float" office:value="4375219" calcext:value-type="float">
            <text:p>4375219</text:p>
          </table:table-cell>
          <table:table-cell table:formula="of:=[.A522]/86400+25569" office:value-type="date" office:date-value="2019-06-05T15:48:56" calcext:value-type="date">
            <text:p>06/05/19 03:48 PM</text:p>
          </table:table-cell>
          <table:table-cell table:formula="of:=[.B522]/75" office:value-type="float" office:value="58336.2533333333" calcext:value-type="float">
            <text:p>58336.253</text:p>
          </table:table-cell>
          <table:table-cell table:style-name="ce3" table:formula="of:=[.D522]*1000*3600" office:value-type="float" office:value="210010512000" calcext:value-type="float">
            <text:p>210010512000</text:p>
          </table:table-cell>
          <table:table-cell table:style-name="ce3" table:formula="of:=[.E522]-[.E521]" office:value-type="float" office:value="48000" calcext:value-type="float">
            <text:p>48000</text:p>
          </table:table-cell>
          <table:table-cell table:style-name="ce3" table:formula="of:=[.A522]-[.A521]" office:value-type="float" office:value="220" calcext:value-type="float">
            <text:p>220</text:p>
          </table:table-cell>
          <table:table-cell table:style-name="ce3" table:formula="of:=[.F522]/[.G522]" office:value-type="float" office:value="218.181818181818" calcext:value-type="float">
            <text:p>218</text:p>
          </table:table-cell>
        </table:table-row>
        <table:table-row table:style-name="ro1">
          <table:table-cell office:value-type="float" office:value="1559749914" calcext:value-type="float">
            <text:p>1559749914</text:p>
          </table:table-cell>
          <table:table-cell office:value-type="float" office:value="4375220" calcext:value-type="float">
            <text:p>4375220</text:p>
          </table:table-cell>
          <table:table-cell table:formula="of:=[.A523]/86400+25569" office:value-type="date" office:date-value="2019-06-05T15:51:54" calcext:value-type="date">
            <text:p>06/05/19 03:51 PM</text:p>
          </table:table-cell>
          <table:table-cell table:formula="of:=[.B523]/75" office:value-type="float" office:value="58336.2666666667" calcext:value-type="float">
            <text:p>58336.267</text:p>
          </table:table-cell>
          <table:table-cell table:style-name="ce3" table:formula="of:=[.D523]*1000*3600" office:value-type="float" office:value="210010560000" calcext:value-type="float">
            <text:p>210010560000</text:p>
          </table:table-cell>
          <table:table-cell table:style-name="ce3" table:formula="of:=[.E523]-[.E522]" office:value-type="float" office:value="48000.0000305176" calcext:value-type="float">
            <text:p>48000</text:p>
          </table:table-cell>
          <table:table-cell table:style-name="ce3" table:formula="of:=[.A523]-[.A522]" office:value-type="float" office:value="178" calcext:value-type="float">
            <text:p>178</text:p>
          </table:table-cell>
          <table:table-cell table:style-name="ce3" table:formula="of:=[.F523]/[.G523]" office:value-type="float" office:value="269.662921519762" calcext:value-type="float">
            <text:p>270</text:p>
          </table:table-cell>
        </table:table-row>
        <table:table-row table:style-name="ro1">
          <table:table-cell office:value-type="float" office:value="1559750075" calcext:value-type="float">
            <text:p>1559750075</text:p>
          </table:table-cell>
          <table:table-cell office:value-type="float" office:value="4375221" calcext:value-type="float">
            <text:p>4375221</text:p>
          </table:table-cell>
          <table:table-cell table:formula="of:=[.A524]/86400+25569" office:value-type="date" office:date-value="2019-06-05T15:54:35" calcext:value-type="date">
            <text:p>06/05/19 03:54 PM</text:p>
          </table:table-cell>
          <table:table-cell table:formula="of:=[.B524]/75" office:value-type="float" office:value="58336.28" calcext:value-type="float">
            <text:p>58336.280</text:p>
          </table:table-cell>
          <table:table-cell table:style-name="ce3" table:formula="of:=[.D524]*1000*3600" office:value-type="float" office:value="210010608000" calcext:value-type="float">
            <text:p>210010608000</text:p>
          </table:table-cell>
          <table:table-cell table:style-name="ce3" table:formula="of:=[.E524]-[.E523]" office:value-type="float" office:value="47999.9999694824" calcext:value-type="float">
            <text:p>48000</text:p>
          </table:table-cell>
          <table:table-cell table:style-name="ce3" table:formula="of:=[.A524]-[.A523]" office:value-type="float" office:value="161" calcext:value-type="float">
            <text:p>161</text:p>
          </table:table-cell>
          <table:table-cell table:style-name="ce3" table:formula="of:=[.F524]/[.G524]" office:value-type="float" office:value="298.136645773183" calcext:value-type="float">
            <text:p>298</text:p>
          </table:table-cell>
        </table:table-row>
        <table:table-row table:style-name="ro1">
          <table:table-cell office:value-type="float" office:value="1559750242" calcext:value-type="float">
            <text:p>1559750242</text:p>
          </table:table-cell>
          <table:table-cell office:value-type="float" office:value="4375222" calcext:value-type="float">
            <text:p>4375222</text:p>
          </table:table-cell>
          <table:table-cell table:formula="of:=[.A525]/86400+25569" office:value-type="date" office:date-value="2019-06-05T15:57:22" calcext:value-type="date">
            <text:p>06/05/19 03:57 PM</text:p>
          </table:table-cell>
          <table:table-cell table:formula="of:=[.B525]/75" office:value-type="float" office:value="58336.2933333333" calcext:value-type="float">
            <text:p>58336.293</text:p>
          </table:table-cell>
          <table:table-cell table:style-name="ce3" table:formula="of:=[.D525]*1000*3600" office:value-type="float" office:value="210010656000" calcext:value-type="float">
            <text:p>210010656000</text:p>
          </table:table-cell>
          <table:table-cell table:style-name="ce3" table:formula="of:=[.E525]-[.E524]" office:value-type="float" office:value="48000" calcext:value-type="float">
            <text:p>48000</text:p>
          </table:table-cell>
          <table:table-cell table:style-name="ce3" table:formula="of:=[.A525]-[.A524]" office:value-type="float" office:value="167" calcext:value-type="float">
            <text:p>167</text:p>
          </table:table-cell>
          <table:table-cell table:style-name="ce3" table:formula="of:=[.F525]/[.G525]" office:value-type="float" office:value="287.425149700599" calcext:value-type="float">
            <text:p>287</text:p>
          </table:table-cell>
        </table:table-row>
        <table:table-row table:style-name="ro1" table:number-rows-repeated="104805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WenQuanYi Zen He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1" loext:min-decimal-places="1" number:min-integer-digits="1"/>
    </number:number-style>
    <number:number-style style:name="N122" number:title="User-defined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05T18:49:56.926397378</dc:date>
    <meta:editing-duration>PT19M55S</meta:editing-duration>
    <meta:editing-cycles>4</meta:editing-cycles>
    <meta:generator>LibreOffice/6.2.3.2$Linux_X86_64 LibreOffice_project/20$Build-2</meta:generator>
    <meta:document-statistic meta:table-count="1" meta:cell-count="4197" meta:object-count="0"/>
  </office:meta>
</office:document-meta>
</file>